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05900000023269946717577524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Verdana" svg:font-family="Verdana"/>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61mm"/>
    </style:style>
    <style:style style:name="co2" style:family="table-column">
      <style:table-column-properties fo:break-before="auto" style:column-width="14.53mm"/>
    </style:style>
    <style:style style:name="co3" style:family="table-column">
      <style:table-column-properties fo:break-before="auto" style:column-width="245.85mm"/>
    </style:style>
    <style:style style:name="co4" style:family="table-column">
      <style:table-column-properties fo:break-before="auto" style:column-width="6.7mm"/>
    </style:style>
    <style:style style:name="co5" style:family="table-column">
      <style:table-column-properties fo:break-before="auto" style:column-width="16.77mm"/>
    </style:style>
    <style:style style:name="co6" style:family="table-column">
      <style:table-column-properties fo:break-before="auto" style:column-width="29.37mm"/>
    </style:style>
    <style:style style:name="co7" style:family="table-column">
      <style:table-column-properties fo:break-before="auto" style:column-width="22.65mm"/>
    </style:style>
    <style:style style:name="co8" style:family="table-column">
      <style:table-column-properties fo:break-before="auto" style:column-width="7.55mm"/>
    </style:style>
    <style:style style:name="co9" style:family="table-column">
      <style:table-column-properties fo:break-before="auto" style:column-width="8.94mm"/>
    </style:style>
    <style:style style:name="co10" style:family="table-column">
      <style:table-column-properties fo:break-before="auto" style:column-width="7.25mm"/>
    </style:style>
    <style:style style:name="co11" style:family="table-column">
      <style:table-column-properties fo:break-before="auto" style:column-width="7.83mm"/>
    </style:style>
    <style:style style:name="co12" style:family="table-column">
      <style:table-column-properties fo:break-before="auto" style:column-width="62.92mm"/>
    </style:style>
    <style:style style:name="co13" style:family="table-column">
      <style:table-column-properties fo:break-before="auto" style:column-width="4.74mm"/>
    </style:style>
    <style:style style:name="co14" style:family="table-column">
      <style:table-column-properties fo:break-before="auto" style:column-width="38.31mm"/>
    </style:style>
    <style:style style:name="co15" style:family="table-column">
      <style:table-column-properties fo:break-before="auto" style:column-width="17.89mm"/>
    </style:style>
    <style:style style:name="co16" style:family="table-column">
      <style:table-column-properties fo:break-before="auto" style:column-width="35.24mm"/>
    </style:style>
    <style:style style:name="co17" style:family="table-column">
      <style:table-column-properties fo:break-before="auto" style:column-width="26.56mm"/>
    </style:style>
    <style:style style:name="co18" style:family="table-column">
      <style:table-column-properties fo:break-before="auto" style:column-width="20.96mm"/>
    </style:style>
    <style:style style:name="co19" style:family="table-column">
      <style:table-column-properties fo:break-before="auto" style:column-width="242.5mm"/>
    </style:style>
    <style:style style:name="co20" style:family="table-column">
      <style:table-column-properties fo:break-before="auto" style:column-width="24.32mm"/>
    </style:style>
    <style:style style:name="co21" style:family="table-column">
      <style:table-column-properties fo:break-before="auto" style:column-width="34.96mm"/>
    </style:style>
    <style:style style:name="co22" style:family="table-column">
      <style:table-column-properties fo:break-before="auto" style:column-width="33.55mm"/>
    </style:style>
    <style:style style:name="co23" style:family="table-column">
      <style:table-column-properties fo:break-before="auto" style:column-width="23.76mm"/>
    </style:style>
    <style:style style:name="co24" style:family="table-column">
      <style:table-column-properties fo:break-before="auto" style:column-width="3.07mm"/>
    </style:style>
    <style:style style:name="co25" style:family="table-column">
      <style:table-column-properties fo:break-before="auto" style:column-width="79.43mm"/>
    </style:style>
    <style:style style:name="co26" style:family="table-column">
      <style:table-column-properties fo:break-before="auto" style:column-width="23.21mm"/>
    </style:style>
    <style:style style:name="co27" style:family="table-column">
      <style:table-column-properties fo:break-before="auto" style:column-width="40.53mm"/>
    </style:style>
    <style:style style:name="co28" style:family="table-column">
      <style:table-column-properties fo:break-before="auto" style:column-width="21.54mm"/>
    </style:style>
    <style:style style:name="co29" style:family="table-column">
      <style:table-column-properties fo:break-before="auto" style:column-width="22.37mm"/>
    </style:style>
    <style:style style:name="co30" style:family="table-column">
      <style:table-column-properties fo:break-before="auto" style:column-width="16.49mm"/>
    </style:style>
    <style:style style:name="ro1" style:family="table-row">
      <style:table-row-properties style:row-height="6.16mm" fo:break-before="auto" style:use-optimal-row-height="false"/>
    </style:style>
    <style:style style:name="ro2" style:family="table-row">
      <style:table-row-properties style:row-height="4.62mm" fo:break-before="auto" style:use-optimal-row-height="false"/>
    </style:style>
    <style:style style:name="ro3" style:family="table-row">
      <style:table-row-properties style:row-height="5.38mm" fo:break-before="auto" style:use-optimal-row-height="false"/>
    </style:style>
    <style:style style:name="ro4" style:family="table-row">
      <style:table-row-properties style:row-height="4.36mm" fo:break-before="auto" style:use-optimal-row-height="false"/>
    </style:style>
    <style:style style:name="ro5" style:family="table-row">
      <style:table-row-properties style:row-height="4.62mm" fo:break-before="auto" style:use-optimal-row-height="false"/>
    </style:style>
    <style:style style:name="ro6" style:family="table-row">
      <style:table-row-properties style:row-height="4.76mm" fo:break-before="auto" style:use-optimal-row-height="false"/>
    </style:style>
    <style:style style:name="ro7" style:family="table-row">
      <style:table-row-properties style:row-height="5.64mm" fo:break-before="auto" style:use-optimal-row-height="false"/>
    </style:style>
    <style:style style:name="ro8" style:family="table-row">
      <style:table-row-properties style:row-height="17.43mm" fo:break-before="auto" style:use-optimal-row-height="false"/>
    </style:style>
    <style:style style:name="ro9" style:family="table-row">
      <style:table-row-properties style:row-height="21.47mm" fo:break-before="auto" style:use-optimal-row-height="false"/>
    </style:style>
    <style:style style:name="ro10" style:family="table-row">
      <style:table-row-properties style:row-height="45.74mm" fo:break-before="auto" style:use-optimal-row-height="false"/>
    </style:style>
    <style:style style:name="ro11" style:family="table-row">
      <style:table-row-properties style:row-height="13.37mm" fo:break-before="auto" style:use-optimal-row-height="false"/>
    </style:style>
    <style:style style:name="ro12" style:family="table-row">
      <style:table-row-properties style:row-height="17.43mm" fo:break-before="page" style:use-optimal-row-height="false"/>
    </style:style>
    <style:style style:name="ro13" style:family="table-row">
      <style:table-row-properties style:row-height="126.66mm" fo:break-before="auto" style:use-optimal-row-height="false"/>
    </style:style>
    <style:style style:name="ro14" style:family="table-row">
      <style:table-row-properties style:row-height="78.14mm" fo:break-before="auto" style:use-optimal-row-height="false"/>
    </style:style>
    <style:style style:name="ro15" style:family="table-row">
      <style:table-row-properties style:row-height="21.15mm" fo:break-before="auto" style:use-optimal-row-height="false"/>
    </style:style>
    <style:style style:name="ro16" style:family="table-row">
      <style:table-row-properties style:row-height="44.1mm" fo:break-before="auto" style:use-optimal-row-height="false"/>
    </style:style>
    <style:style style:name="ro17" style:family="table-row">
      <style:table-row-properties style:row-height="41.5mm" fo:break-before="auto" style:use-optimal-row-height="false"/>
    </style:style>
    <style:style style:name="ro18" style:family="table-row">
      <style:table-row-properties style:row-height="37.43mm" fo:break-before="page" style:use-optimal-row-height="false"/>
    </style:style>
    <style:style style:name="ro19" style:family="table-row">
      <style:table-row-properties style:row-height="33.37mm" fo:break-before="auto" style:use-optimal-row-height="false"/>
    </style:style>
    <style:style style:name="ro20" style:family="table-row">
      <style:table-row-properties style:row-height="74.07mm" fo:break-before="auto" style:use-optimal-row-height="false"/>
    </style:style>
    <style:style style:name="ro21" style:family="table-row">
      <style:table-row-properties style:row-height="57.79mm" fo:break-before="auto" style:use-optimal-row-height="false"/>
    </style:style>
    <style:style style:name="ro22" style:family="table-row">
      <style:table-row-properties style:row-height="37.43mm" fo:break-before="auto" style:use-optimal-row-height="false"/>
    </style:style>
    <style:style style:name="ro23" style:family="table-row">
      <style:table-row-properties style:row-height="70.01mm" fo:break-before="auto" style:use-optimal-row-height="false"/>
    </style:style>
    <style:style style:name="ro24" style:family="table-row">
      <style:table-row-properties style:row-height="45.58mm" fo:break-before="auto" style:use-optimal-row-height="false"/>
    </style:style>
    <style:style style:name="ro25" style:family="table-row">
      <style:table-row-properties style:row-height="143.26mm" fo:break-before="auto" style:use-optimal-row-height="false"/>
    </style:style>
    <style:style style:name="ro26" style:family="table-row">
      <style:table-row-properties style:row-height="53.73mm" fo:break-before="auto" style:use-optimal-row-height="false"/>
    </style:style>
    <style:style style:name="ro27" style:family="table-row">
      <style:table-row-properties style:row-height="65.93mm" fo:break-before="auto" style:use-optimal-row-height="false"/>
    </style:style>
    <style:style style:name="ro28" style:family="table-row">
      <style:table-row-properties style:row-height="102.57mm" fo:break-before="auto" style:use-optimal-row-height="false"/>
    </style:style>
    <style:style style:name="ro29" style:family="table-row">
      <style:table-row-properties style:row-height="25.22mm" fo:break-before="auto" style:use-optimal-row-height="false"/>
    </style:style>
    <style:style style:name="ro30" style:family="table-row">
      <style:table-row-properties style:row-height="17.09mm" fo:break-before="auto" style:use-optimal-row-height="false"/>
    </style:style>
    <style:style style:name="ro31" style:family="table-row">
      <style:table-row-properties style:row-height="29.3mm" fo:break-before="auto" style:use-optimal-row-height="false"/>
    </style:style>
    <style:style style:name="ro32" style:family="table-row">
      <style:table-row-properties style:row-height="13.02mm" fo:break-before="auto" style:use-optimal-row-height="false"/>
    </style:style>
    <style:style style:name="ro33" style:family="table-row">
      <style:table-row-properties style:row-height="4.36mm" fo:break-before="auto" style:use-optimal-row-height="false"/>
    </style:style>
    <style:style style:name="ro34" style:family="table-row">
      <style:table-row-properties style:row-height="20.78mm" fo:break-before="auto" style:use-optimal-row-height="false"/>
    </style:style>
    <style:style style:name="ro35" style:family="table-row">
      <style:table-row-properties style:row-height="24.62mm" fo:break-before="auto" style:use-optimal-row-height="false"/>
    </style:style>
    <style:style style:name="ro36" style:family="table-row">
      <style:table-row-properties style:row-height="17.2mm" fo:break-before="auto" style:use-optimal-row-height="false"/>
    </style:style>
    <style:style style:name="ro37" style:family="table-row">
      <style:table-row-properties style:row-height="5.56mm" fo:break-before="auto" style:use-optimal-row-height="false"/>
    </style:style>
    <style:style style:name="ro38" style:family="table-row">
      <style:table-row-properties style:row-height="4.76mm" fo:break-before="page" style:use-optimal-row-height="false"/>
    </style:style>
    <style:style style:name="ro39" style:family="table-row">
      <style:table-row-properties style:row-height="5.38mm" fo:break-before="auto" style:use-optimal-row-height="false"/>
    </style:style>
    <style:style style:name="ro40" style:family="table-row">
      <style:table-row-properties style:row-height="16.67mm" fo:break-before="auto" style:use-optimal-row-height="false"/>
    </style:style>
    <style:style style:name="ro41" style:family="table-row">
      <style:table-row-properties style:row-height="74.67mm" fo:break-before="auto" style:use-optimal-row-height="false"/>
    </style:style>
    <style:style style:name="ro42" style:family="table-row">
      <style:table-row-properties style:row-height="4.36mm" fo:break-before="page" style:use-optimal-row-height="false"/>
    </style:style>
    <style:style style:name="ro43" style:family="table-row">
      <style:table-row-properties style:row-height="4.5mm" fo:break-before="auto" style:use-optimal-row-height="false"/>
    </style:style>
    <style:style style:name="ro44" style:family="table-row">
      <style:table-row-properties style:row-height="2.65mm" fo:break-before="auto" style:use-optimal-row-height="false"/>
    </style:style>
    <style:style style:name="ro45" style:family="table-row">
      <style:table-row-properties style:row-height="8.2mm" fo:break-before="auto" style:use-optimal-row-height="false"/>
    </style:style>
    <style:style style:name="ro46" style:family="table-row">
      <style:table-row-properties style:row-height="5.03mm" fo:break-before="auto" style:use-optimal-row-height="false"/>
    </style:style>
    <style:style style:name="ro47" style:family="table-row">
      <style:table-row-properties style:row-height="9.79mm" fo:break-before="auto" style:use-optimal-row-height="false"/>
    </style:style>
    <style:style style:name="ro48" style:family="table-row">
      <style:table-row-properties style:row-height="4.6mm" fo:break-before="auto" style:use-optimal-row-height="false"/>
    </style:style>
    <style:style style:name="ta1" style:family="table" style:master-page-name="PageStyle_5f_Check-List">
      <style:table-properties table:display="true" style:writing-mode="lr-tb"/>
    </style:style>
    <style:style style:name="ta2" style:family="table" style:master-page-name="PageStyle_5f_Consolidado_5f_Auditoria">
      <style:table-properties table:display="true" style:writing-mode="lr-tb"/>
    </style:style>
    <style:style style:name="ta3" style:family="table" style:master-page-name="PageStyle_5f_Consolidado_5f_Graficos">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glyph-orientation-vertical="0" fo:background-color="#666699" style:diagonal-bl-tr="none" style:diagonal-tl-br="none" style:text-align-source="fix" style:repeat-content="false" fo:wrap-option="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style>
    <style:style style:name="ce2" style:family="table-cell" style:parent-style-name="Default">
      <style:table-cell-properties style:glyph-orientation-vertical="0" fo:background-color="#ffffff"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3" style:family="table-cell" style:parent-style-name="Default">
      <style:table-cell-properties style:glyph-orientation-vertical="0" fo:background-color="#666699" style:diagonal-bl-tr="none" style:diagonal-tl-br="none" style:text-align-source="fix" style:repeat-content="false" fo:wrap-option="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4" style:family="table-cell" style:parent-style-name="Default">
      <style:table-cell-properties style:glyph-orientation-vertical="0" fo:border-bottom="0.74pt solid #3c3c3c" fo:background-color="#ffffff" style:diagonal-bl-tr="none" style:diagonal-tl-br="none" style:text-align-source="fix" style:repeat-content="false" fo:wrap-option="wrap" fo:border-left="1.76pt solid #3c3c3c"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5" style:family="table-cell" style:parent-style-name="Default">
      <style:table-cell-properties style:glyph-orientation-vertical="0" fo:border-bottom="0.74pt solid #3c3c3c" fo:background-color="#ffffff" style:diagonal-bl-tr="none" style:diagonal-tl-br="none" style:text-align-source="fix" style:repeat-content="false" fo:wrap-option="wrap" fo:border-left="1.76pt solid #3c3c3c" style:direction="ltr" fo:padding="0.71mm" fo:border-right="none" style:rotation-angle="0" style:rotation-align="none" style:shrink-to-fit="false" fo:border-top="0.74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6" style:family="table-cell" style:parent-style-name="Default">
      <style:table-cell-properties style:glyph-orientation-vertical="0" fo:border-bottom="1.76pt solid #3c3c3c" fo:background-color="#ffffff" style:diagonal-bl-tr="none" style:diagonal-tl-br="none" style:text-align-source="fix" style:repeat-content="false" fo:wrap-option="wrap" fo:border-left="1.76pt solid #3c3c3c" style:direction="ltr" fo:padding="0.71mm" fo:border-right="none" style:rotation-angle="0" style:rotation-align="none" style:shrink-to-fit="false" fo:border-top="0.74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7" style:family="table-cell" style:parent-style-name="Default">
      <style:table-cell-properties style:glyph-orientation-vertical="0" fo:border-bottom="1.76pt solid #3c3c3c" fo:background-color="#666699" style:diagonal-bl-tr="none" style:diagonal-tl-br="none" style:text-align-source="fix" style:repeat-content="false" fo:wrap-option="wrap" fo:border-left="1.76pt solid #3c3c3c" style:direction="ltr" fo:padding="0.71mm" fo:border-right="0.74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8" style:family="table-cell" style:parent-style-name="Default">
      <style:table-cell-properties style:glyph-orientation-vertical="0" fo:border-bottom="0.74pt solid #3c3c3c" fo:background-color="#ffffff" style:diagonal-bl-tr="none" style:diagonal-tl-br="none" style:text-align-source="fix" style:repeat-content="false" fo:wrap-option="wrap" fo:border-left="0.74pt solid #3c3c3c" style:direction="ltr" fo:padding="0.71mm" fo:border-right="0.74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9" style:family="table-cell" style:parent-style-name="Default">
      <style:table-cell-properties style:glyph-orientation-vertical="0" fo:background-color="#ffffff"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0" style:family="table-cell" style:parent-style-name="Default">
      <style:table-cell-properties style:glyph-orientation-vertical="0" fo:border-bottom="none" fo:background-color="#ffffff" style:diagonal-bl-tr="none" style:diagonal-tl-br="none" style:text-align-source="fix" style:repeat-content="false" fo:wrap-option="wrap" fo:border-left="0.74pt solid #3c3c3c" style:direction="ltr" fo:padding="0.71mm" fo:border-right="0.74pt solid #3c3c3c" style:rotation-angle="0" style:rotation-align="none" style:shrink-to-fit="false" fo:border-top="0.74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1" style:family="table-cell" style:parent-style-name="Default">
      <style:table-cell-properties style:glyph-orientation-vertical="0" fo:background-color="#666699" style:diagonal-bl-tr="none" style:diagonal-tl-br="none" style:text-align-source="fix" style:repeat-content="false" fo:wrap-option="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12" style:family="table-cell" style:parent-style-name="Default">
      <style:table-cell-properties style:glyph-orientation-vertical="0" fo:border-bottom="0.74pt solid #3c3c3c" fo:background-color="#ffffff" style:diagonal-bl-tr="none" style:diagonal-tl-br="none" style:text-align-source="fix" style:repeat-content="false" fo:wrap-option="wrap" fo:border-left="1.76pt solid #3c3c3c" style:direction="ltr" fo:padding="0.71mm" fo:border-right="0.74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3" style:family="table-cell" style:parent-style-name="Default">
      <style:table-cell-properties style:glyph-orientation-vertical="0" fo:border-bottom="0.74pt solid #3c3c3c" fo:background-color="#ffffff" style:diagonal-bl-tr="none" style:diagonal-tl-br="none" style:text-align-source="fix" style:repeat-content="false" fo:wrap-option="wrap" fo:border-left="1.76pt solid #3c3c3c" style:direction="ltr" fo:padding="0.71mm" fo:border-right="0.74pt solid #3c3c3c" style:rotation-angle="0" style:rotation-align="none" style:shrink-to-fit="false" fo:border-top="0.74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4" style:family="table-cell" style:parent-style-name="Default">
      <style:table-cell-properties style:glyph-orientation-vertical="0" fo:border-bottom="none" fo:background-color="#ffffff" style:diagonal-bl-tr="none" style:diagonal-tl-br="none" style:text-align-source="fix" style:repeat-content="false" fo:wrap-option="wrap" fo:border-left="1.76pt solid #3c3c3c" style:direction="ltr" fo:padding="0.71mm" fo:border-right="0.74pt solid #3c3c3c" style:rotation-angle="0" style:rotation-align="none" style:shrink-to-fit="false" fo:border-top="0.74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5" style:family="table-cell" style:parent-style-name="Default">
      <style:table-cell-properties style:glyph-orientation-vertical="0" fo:background-color="#ffffff"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16" style:family="table-cell" style:parent-style-name="Default">
      <style:table-cell-properties style:glyph-orientation-vertical="0" fo:border-bottom="1.76pt solid #3c3c3c" fo:background-color="#666699" style:diagonal-bl-tr="none" style:diagonal-tl-br="none" style:text-align-source="fix" style:repeat-content="false" fo:wrap-option="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style>
    <style:style style:name="ce17"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8" style:family="table-cell" style:parent-style-name="Default">
      <style:table-cell-properties style:glyph-orientation-vertical="0" fo:border-bottom="1.76pt solid #3c3c3c" fo:background-color="#666699" style:diagonal-bl-tr="none" style:diagonal-tl-br="none" style:text-align-source="fix" style:repeat-content="false" fo:wrap-option="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9" style:family="table-cell" style:parent-style-name="Default">
      <style:table-cell-properties style:glyph-orientation-vertical="0" fo:border-bottom="0.74pt solid #3c3c3c" fo:background-color="#ffffff" style:diagonal-bl-tr="none" style:diagonal-tl-br="none" style:text-align-source="fix" style:repeat-content="false" fo:wrap-option="wrap" fo:border-left="0.74pt solid #3c3c3c"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20" style:family="table-cell" style:parent-style-name="Default">
      <style:table-cell-properties style:glyph-orientation-vertical="0" fo:border-bottom="0.74pt solid #3c3c3c" fo:background-color="#ffffff" style:diagonal-bl-tr="none" style:diagonal-tl-br="none" style:text-align-source="fix" style:repeat-content="false" fo:wrap-option="wrap" fo:border-left="0.74pt solid #3c3c3c" style:direction="ltr" fo:padding="0.71mm" fo:border-right="1.76pt solid #3c3c3c" style:rotation-angle="0" style:rotation-align="none" style:shrink-to-fit="false" fo:border-top="0.74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21" style:family="table-cell" style:parent-style-name="Default">
      <style:table-cell-properties style:glyph-orientation-vertical="0" fo:border-bottom="1.76pt solid #3c3c3c" fo:background-color="#ffffff" style:diagonal-bl-tr="none" style:diagonal-tl-br="none" style:text-align-source="fix" style:repeat-content="false" fo:wrap-option="wrap" fo:border-left="0.74pt solid #3c3c3c" style:direction="ltr" fo:padding="0.71mm" fo:border-right="1.76pt solid #3c3c3c" style:rotation-angle="0" style:rotation-align="none" style:shrink-to-fit="false" fo:border-top="0.74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22"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23" style:family="table-cell" style:parent-style-name="Default">
      <style:table-cell-properties style:glyph-orientation-vertical="0" fo:border-bottom="1.76pt solid #3c3c3c" fo:background-color="#666699" style:diagonal-bl-tr="none" style:diagonal-tl-br="none" style:text-align-source="fix" style:repeat-content="false" fo:wrap-option="wrap" fo:border-left="0.74pt solid #3c3c3c" style:direction="ltr" fo:padding="0.71mm" fo:border-right="0.74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24" style:family="table-cell" style:parent-style-name="Normal_20_2">
      <style:table-cell-properties style:glyph-orientation-vertical="0" fo:border-bottom="0.74pt solid #3c3c3c" style:diagonal-bl-tr="none" style:diagonal-tl-br="none" style:text-align-source="fix" style:repeat-content="false" fo:background-color="transparent" fo:wrap-option="wrap" fo:border-left="0.74pt solid #3c3c3c" style:direction="ltr" fo:padding="0.71mm" fo:border-right="0.74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5" style:family="table-cell" style:parent-style-name="Normal_20_2">
      <style:table-cell-properties style:glyph-orientation-vertical="0"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6" style:family="table-cell" style:parent-style-name="Normal_20_2">
      <style:table-cell-properties style:glyph-orientation-vertical="0" fo:border-bottom="none" style:diagonal-bl-tr="none" style:diagonal-tl-br="none" style:text-align-source="fix" style:repeat-content="false" fo:background-color="transparent" fo:wrap-option="wrap" fo:border-left="0.74pt solid #3c3c3c" style:direction="ltr" fo:padding="0.71mm" fo:border-right="0.74pt solid #3c3c3c" style:rotation-angle="0" style:rotation-align="none" style:shrink-to-fit="false" fo:border-top="0.74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7" style:family="table-cell" style:parent-style-name="Default">
      <style:table-cell-properties style:glyph-orientation-vertical="0" fo:border-bottom="1.76pt solid #3c3c3c" fo:background-color="#666699" style:diagonal-bl-tr="none" style:diagonal-tl-br="none" style:text-align-source="fix" style:repeat-content="false" fo:wrap-option="wrap" fo:border-left="0.74pt solid #3c3c3c" style:direction="ltr" fo:padding="0.71mm" fo:border-right="0.74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28"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style:glyph-orientation-vertical="0" fo:border-bottom="1.76pt solid #3c3c3c" fo:background-color="#666699" style:diagonal-bl-tr="none" style:diagonal-tl-br="none" style:text-align-source="fix" style:repeat-content="false" fo:wrap-option="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style>
    <style:style style:name="ce30"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31" style:family="table-cell" style:parent-style-name="Default">
      <style:table-cell-properties style:glyph-orientation-vertical="0" fo:border-bottom="1.76pt solid #3c3c3c" fo:background-color="#666699" style:diagonal-bl-tr="none" style:diagonal-tl-br="none" style:text-align-source="fix" style:repeat-content="false" fo:wrap-option="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32"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33" style:family="table-cell" style:parent-style-name="Normal_20_2">
      <style:table-cell-properties style:glyph-orientation-vertical="0" fo:border-bottom="0.74pt solid #3c3c3c" fo:background-color="#66ffff" style:diagonal-bl-tr="none" style:diagonal-tl-br="none" style:text-align-source="value-type" style:repeat-content="false" fo:wrap-option="wrap" fo:border-left="0.74pt solid #3c3c3c" style:direction="ltr" fo:padding="0.71mm" fo:border-right="0.74pt solid #3c3c3c"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34" style:family="table-cell" style:parent-style-name="Normal_20_2">
      <style:table-cell-properties style:glyph-orientation-vertical="0" fo:background-color="#66ffff" style:diagonal-bl-tr="none" style:diagonal-tl-br="none" style:text-align-source="value-type" style:repeat-content="false" fo:wrap-option="wrap" fo:border="0.74pt solid #3c3c3c"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35" style:family="table-cell" style:parent-style-name="Normal_20_2">
      <style:table-cell-properties style:glyph-orientation-vertical="0" fo:background-color="#99ff66" style:diagonal-bl-tr="none" style:diagonal-tl-br="none" style:text-align-source="value-type" style:repeat-content="false" fo:wrap-option="wrap" fo:border="0.74pt solid #3c3c3c"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36" style:family="table-cell" style:parent-style-name="Normal_20_2">
      <style:table-cell-properties style:glyph-orientation-vertical="0" fo:background-color="#99ff66" style:diagonal-bl-tr="none" style:diagonal-tl-br="none" style:text-align-source="value-type" style:repeat-content="false" fo:wrap-option="wrap" fo:border="0.74pt solid #3c3c3c"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7" style:family="table-cell" style:parent-style-name="Normal_20_2">
      <style:table-cell-properties style:glyph-orientation-vertical="0" fo:background-color="#ffff66" style:diagonal-bl-tr="none" style:diagonal-tl-br="none" style:text-align-source="value-type" style:repeat-content="false" fo:wrap-option="wrap" fo:border="0.74pt solid #3c3c3c"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38" style:family="table-cell" style:parent-style-name="Normal_20_2">
      <style:table-cell-properties style:glyph-orientation-vertical="0" fo:border-bottom="none" fo:background-color="#66ffff" style:diagonal-bl-tr="none" style:diagonal-tl-br="none" style:text-align-source="value-type" style:repeat-content="false" fo:wrap-option="wrap" fo:border-left="0.74pt solid #3c3c3c" style:direction="ltr" fo:padding="0.71mm" fo:border-right="0.74pt solid #3c3c3c" style:rotation-angle="0" style:rotation-align="none" style:shrink-to-fit="false" fo:border-top="0.74pt solid #3c3c3c" style:vertical-align="middle" loext:vertical-justify="auto"/>
      <style:paragraph-properties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39" style:family="table-cell" style:parent-style-name="Normal_20_2">
      <style:table-cell-properties style:glyph-orientation-vertical="0" fo:border-bottom="0.74pt solid #3c3c3c" fo:background-color="#ffffff" style:diagonal-bl-tr="none" style:diagonal-tl-br="none" style:text-align-source="value-type" style:repeat-content="false" fo:wrap-option="wrap" fo:border-left="0.74pt solid #3c3c3c" style:direction="ltr" fo:padding="0.71mm" fo:border-right="0.74pt solid #3c3c3c"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40" style:family="table-cell" style:parent-style-name="Normal_20_2">
      <style:table-cell-properties style:glyph-orientation-vertical="0" fo:background-color="#ffffff" style:diagonal-bl-tr="none" style:diagonal-tl-br="none" style:text-align-source="value-type" style:repeat-content="false" fo:wrap-option="wrap" fo:border="0.74pt solid #3c3c3c"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41" style:family="table-cell" style:parent-style-name="Normal_20_2">
      <style:table-cell-properties style:glyph-orientation-vertical="0" fo:background-color="#ffffff"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42" style:family="table-cell" style:parent-style-name="Normal_20_2">
      <style:table-cell-properties style:glyph-orientation-vertical="0" fo:background-color="#ffffff" style:diagonal-bl-tr="none" style:diagonal-tl-br="none" style:text-align-source="value-type" style:repeat-content="false" fo:wrap-option="wrap" fo:border="0.74pt solid #3c3c3c"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3" style:family="table-cell" style:parent-style-name="Normal_20_2">
      <style:table-cell-properties style:glyph-orientation-vertical="0" fo:border-bottom="0.74pt solid #3c3c3c" fo:background-color="#ffffff" style:diagonal-bl-tr="none" style:diagonal-tl-br="none" style:text-align-source="value-type" style:repeat-content="false" fo:wrap-option="wrap" fo:border-left="0.74pt solid #3c3c3c" style:direction="ltr" fo:padding="0.71mm" fo:border-right="none" style:rotation-angle="0" style:rotation-align="none" style:shrink-to-fit="false" fo:border-top="0.74pt solid #3c3c3c" style:vertical-align="middle" loext:vertical-justify="auto"/>
      <style:paragraph-properties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44"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3c3c3c" style:direction="ltr" fo:padding="0.71mm" fo:border-right="0.74pt solid #3c3c3c" style:rotation-angle="0" style:rotation-align="none" style:shrink-to-fit="false" fo:border-top="0.74pt solid #3c3c3c"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45" style:family="table-cell" style:parent-style-name="Normal_20_2">
      <style:table-cell-properties style:glyph-orientation-vertical="0" fo:border-bottom="0.74pt solid #3c3c3c" fo:background-color="#ffffff" style:diagonal-bl-tr="none" style:diagonal-tl-br="none" style:text-align-source="value-type" style:repeat-content="false" fo:wrap-option="wrap" fo:border-left="0.74pt solid #3c3c3c"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46" style:family="table-cell" style:parent-style-name="Normal_20_2">
      <style:table-cell-properties style:glyph-orientation-vertical="0" fo:border-bottom="none" fo:background-color="#ffffff" style:diagonal-bl-tr="none" style:diagonal-tl-br="none" style:text-align-source="value-type" style:repeat-content="false" fo:wrap-option="wrap" fo:border-left="0.74pt solid #3c3c3c" style:direction="ltr" fo:padding="0.71mm" fo:border-right="none" style:rotation-angle="0" style:rotation-align="none" style:shrink-to-fit="false" fo:border-top="0.74pt solid #3c3c3c" style:vertical-align="middle" loext:vertical-justify="auto"/>
      <style:paragraph-properties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4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style>
    <style:style style:name="ce48"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50" style:family="table-cell" style:parent-style-name="Default">
      <style:table-cell-properties style:glyph-orientation-vertical="0" fo:border-bottom="1.76pt solid #3c3c3c" fo:background-color="#666699" style:diagonal-bl-tr="none" style:diagonal-tl-br="none" style:text-align-source="fix" style:repeat-content="false" fo:wrap-option="wrap" fo:border-left="0.74pt solid #3c3c3c" style:direction="ltr" fo:padding="0.71mm" fo:border-right="0.74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51" style:family="table-cell" style:parent-style-name="Normal_20_2">
      <style:table-cell-properties style:glyph-orientation-vertical="0" fo:border-bottom="0.74pt solid #3c3c3c" fo:background-color="#ffffff" style:diagonal-bl-tr="none" style:diagonal-tl-br="none" style:text-align-source="fix" style:repeat-content="false" fo:wrap-option="wrap" fo:border-left="0.74pt solid #3c3c3c" style:direction="ltr" fo:padding="0.71mm" fo:border-right="0.74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52" style:family="table-cell" style:parent-style-name="Normal_20_2">
      <style:table-cell-properties style:glyph-orientation-vertical="0" fo:background-color="#ffffff"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53" style:family="table-cell" style:parent-style-name="Normal_20_2">
      <style:table-cell-properties style:glyph-orientation-vertical="0" fo:border-bottom="none" fo:background-color="#ffffff" style:diagonal-bl-tr="none" style:diagonal-tl-br="none" style:text-align-source="fix" style:repeat-content="false" fo:wrap-option="wrap" fo:border-left="0.74pt solid #3c3c3c" style:direction="ltr" fo:padding="0.71mm" fo:border-right="0.74pt solid #3c3c3c" style:rotation-angle="0" style:rotation-align="none" style:shrink-to-fit="false" fo:border-top="0.74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54"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5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map style:condition="cell-content()=1" style:apply-style-name="Excel_5f_CondFormat_5f_1_5f_2_5f_1" style:base-cell-address="'Check-List'.E85"/>
    </style:style>
    <style:style style:name="ce5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map style:condition="cell-content()=1" style:apply-style-name="Excel_5f_CondFormat_5f_1_5f_2_5f_1" style:base-cell-address="'Check-List'.E85"/>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map style:condition="cell-content()=1" style:apply-style-name="Excel_5f_CondFormat_5f_1_5f_2_5f_1" style:base-cell-address="'Check-List'.E85"/>
    </style:style>
    <style:style style:name="ce58" style:family="table-cell" style:parent-style-name="Normal_20_2">
      <style:table-cell-properties style:glyph-orientation-vertical="0" fo:background-color="#ff0000"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59" style:family="table-cell" style:parent-style-name="Normal_20_2">
      <style:table-cell-properties style:glyph-orientation-vertical="0" fo:border-bottom="none" fo:background-color="#ff0000" style:diagonal-bl-tr="none" style:diagonal-tl-br="none" style:text-align-source="fix" style:repeat-content="false" fo:wrap-option="wrap" fo:border-left="0.74pt solid #3c3c3c" style:direction="ltr" fo:padding="0.71mm" fo:border-right="0.74pt solid #3c3c3c" style:rotation-angle="0" style:rotation-align="none" style:shrink-to-fit="false" fo:border-top="0.74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60" style:family="table-cell" style:parent-style-name="Normal_20_2">
      <style:table-cell-properties style:glyph-orientation-vertical="0" fo:border-bottom="0.74pt solid #3c3c3c" fo:background-color="#ff0000" style:diagonal-bl-tr="none" style:diagonal-tl-br="none" style:text-align-source="fix" style:repeat-content="false" fo:wrap-option="wrap" fo:border-left="0.74pt solid #3c3c3c" style:direction="ltr" fo:padding="0.71mm" fo:border-right="0.74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61" style:family="table-cell" style:parent-style-name="Normal_20_2">
      <style:table-cell-properties style:glyph-orientation-vertical="0" fo:border-bottom="0.74pt solid #3c3c3c" fo:background-color="#ff0000" style:diagonal-bl-tr="none" style:diagonal-tl-br="none" style:text-align-source="fix" style:repeat-content="false" fo:wrap-option="wrap" fo:border-left="0.74pt solid #3c3c3c" style:direction="ltr" fo:padding="0.71mm" fo:border-right="0.74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1" style:apply-style-name="Excel_5f_CondFormat_5f_1_5f_2_5f_1" style:base-cell-address="'Check-List'.E85"/>
    </style:style>
    <style:style style:name="ce62" style:family="table-cell" style:parent-style-name="Normal_20_2">
      <style:table-cell-properties style:glyph-orientation-vertical="0" fo:background-color="#ff0000"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1" style:apply-style-name="Excel_5f_CondFormat_5f_1_5f_2_5f_1" style:base-cell-address="'Check-List'.E85"/>
    </style:style>
    <style:style style:name="ce63" style:family="table-cell" style:parent-style-name="Normal_20_2">
      <style:table-cell-properties style:glyph-orientation-vertical="0" fo:border-bottom="none" fo:background-color="#ff0000" style:diagonal-bl-tr="none" style:diagonal-tl-br="none" style:text-align-source="fix" style:repeat-content="false" fo:wrap-option="wrap" fo:border-left="0.74pt solid #3c3c3c" style:direction="ltr" fo:padding="0.71mm" fo:border-right="0.74pt solid #3c3c3c" style:rotation-angle="0" style:rotation-align="none" style:shrink-to-fit="false" fo:border-top="0.74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1" style:apply-style-name="Excel_5f_CondFormat_5f_1_5f_2_5f_1" style:base-cell-address="'Check-List'.E85"/>
    </style:style>
    <style:style style:name="ce64" style:family="table-cell" style:parent-style-name="Normal_20_2">
      <style:table-cell-properties style:glyph-orientation-vertical="0" fo:background-color="#ff0000"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1" style:apply-style-name="Excel_5f_CondFormat_5f_1_5f_3_5f_1" style:base-cell-address="'Check-List'.E81"/>
    </style:style>
    <style:style style:name="ce65"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map style:condition="cell-content()=1" style:apply-style-name="Excel_5f_CondFormat_5f_1_5f_2_5f_1" style:base-cell-address="'Check-List'.E85"/>
    </style:style>
    <style:style style:name="ce66"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style>
    <style:style style:name="ce68"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69" style:family="table-cell" style:parent-style-name="Default">
      <style:table-cell-properties style:glyph-orientation-vertical="0" fo:border-bottom="0.74pt solid #3c3c3c" fo:background-color="#ffffff" style:diagonal-bl-tr="none" style:diagonal-tl-br="none" style:text-align-source="fix" style:repeat-content="false" fo:wrap-option="wrap" fo:border-left="0.74pt solid #3c3c3c" style:direction="ltr" fo:padding="0.71mm" fo:border-right="0.74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map style:condition="cell-content()=&quot;Não Conforme&quot;" style:apply-style-name="Excel_5f_CondFormat_5f_1_5f_1_5f_1" style:base-cell-address="'Check-List'.F85"/>
    </style:style>
    <style:style style:name="ce70" style:family="table-cell" style:parent-style-name="Default">
      <style:table-cell-properties style:glyph-orientation-vertical="0" fo:background-color="#ffffff"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map style:condition="cell-content()=&quot;Não Conforme&quot;" style:apply-style-name="Excel_5f_CondFormat_5f_1_5f_1_5f_1" style:base-cell-address="'Check-List'.F85"/>
    </style:style>
    <style:style style:name="ce71" style:family="table-cell" style:parent-style-name="Default">
      <style:table-cell-properties style:glyph-orientation-vertical="0" fo:border-bottom="none" fo:background-color="#ffffff" style:diagonal-bl-tr="none" style:diagonal-tl-br="none" style:text-align-source="fix" style:repeat-content="false" fo:wrap-option="wrap" fo:border-left="0.74pt solid #3c3c3c" style:direction="ltr" fo:padding="0.71mm" fo:border-right="0.74pt solid #3c3c3c" style:rotation-angle="0" style:rotation-align="none" style:shrink-to-fit="false" fo:border-top="0.74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map style:condition="cell-content()=&quot;Não Conforme&quot;" style:apply-style-name="Excel_5f_CondFormat_5f_1_5f_1_5f_1" style:base-cell-address="'Check-List'.F85"/>
    </style:style>
    <style:style style:name="ce72"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74" style:family="table-cell" style:parent-style-name="Default">
      <style:table-cell-properties style:glyph-orientation-vertical="0" fo:border-bottom="0.74pt solid #3c3c3c" fo:background-color="#ffffff" style:diagonal-bl-tr="none" style:diagonal-tl-br="none" style:text-align-source="fix" style:repeat-content="false" fo:wrap-option="wrap" fo:border-left="0.74pt solid #3c3c3c" style:direction="ltr" fo:padding="0.71mm" fo:border-right="0.74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map style:condition="cell-content()=&quot;Não Conforme&quot;" style:apply-style-name="Excel_5f_CondFormat_5f_1_5f_1_5f_1" style:base-cell-address="'Check-List'.F85"/>
    </style:style>
    <style:style style:name="ce75"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76" style:family="table-cell" style:parent-style-name="Default">
      <style:table-cell-properties style:glyph-orientation-vertical="0" fo:border-bottom="none" fo:background-color="#666699" style:diagonal-bl-tr="none" style:diagonal-tl-br="none" style:text-align-source="fix" style:repeat-content="false" fo:wrap-option="wrap" fo:border-left="1.76pt solid #3c3c3c"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77" style:family="table-cell" style:parent-style-name="Default">
      <style:table-cell-properties style:glyph-orientation-vertical="0" fo:background-color="#ffffff"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map style:condition="cell-content()=&quot;Não Conforme&quot;" style:apply-style-name="Excel_5f_CondFormat_5f_1_5f_1_5f_1" style:base-cell-address="'Check-List'.F85"/>
    </style:style>
    <style:style style:name="ce78" style:family="table-cell" style:parent-style-name="Default">
      <style:table-cell-properties style:glyph-orientation-vertical="0" fo:border-bottom="none" fo:background-color="#ffffff" style:diagonal-bl-tr="none" style:diagonal-tl-br="none" style:text-align-source="fix" style:repeat-content="false" fo:wrap-option="wrap" fo:border-left="0.74pt solid #3c3c3c" style:direction="ltr" fo:padding="0.71mm" fo:border-right="0.74pt solid #3c3c3c" style:rotation-angle="0" style:rotation-align="none" style:shrink-to-fit="false" fo:border-top="0.74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map style:condition="cell-content()=&quot;Não Conforme&quot;" style:apply-style-name="Excel_5f_CondFormat_5f_1_5f_1_5f_1" style:base-cell-address="'Check-List'.F85"/>
    </style:style>
    <style:style style:name="ce79" style:family="table-cell" style:parent-style-name="Default">
      <style:table-cell-properties style:glyph-orientation-vertical="0" fo:border-bottom="0.74pt solid #3c3c3c" fo:background-color="#ffffff" style:diagonal-bl-tr="none" style:diagonal-tl-br="none" style:text-align-source="fix" style:repeat-content="false" fo:wrap-option="wrap" fo:border-left="0.74pt solid #3c3c3c" style:direction="ltr" fo:padding="0.71mm" fo:border-right="1.76pt solid #3c3c3c" style:rotation-angle="0" style:rotation-align="none" style:shrink-to-fit="false" fo:border-top="0.74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map style:condition="cell-content()=&quot;Não Conforme&quot;" style:apply-style-name="Excel_5f_CondFormat_5f_1_5f_1_5f_1" style:base-cell-address="'Check-List'.F85"/>
    </style:style>
    <style:style style:name="ce80" style:family="table-cell" style:parent-style-name="Default">
      <style:table-cell-properties style:glyph-orientation-vertical="0" fo:border-bottom="none" fo:background-color="#ffffff" style:diagonal-bl-tr="none" style:diagonal-tl-br="none" style:text-align-source="fix" style:repeat-content="false" fo:wrap-option="wrap" fo:border-left="0.74pt solid #3c3c3c" style:direction="ltr" fo:padding="0.71mm" fo:border-right="1.76pt solid #3c3c3c" style:rotation-angle="0" style:rotation-align="none" style:shrink-to-fit="false" fo:border-top="0.74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map style:condition="cell-content()=&quot;Não Conforme&quot;" style:apply-style-name="Excel_5f_CondFormat_5f_1_5f_1_5f_1" style:base-cell-address="'Check-List'.F85"/>
    </style:style>
    <style:style style:name="ce81" style:family="table-cell" style:parent-style-name="Default">
      <style:table-cell-properties style:glyph-orientation-vertical="0" fo:border-bottom="0.74pt solid #3c3c3c" fo:background-color="#ffffff" style:diagonal-bl-tr="none" style:diagonal-tl-br="none" style:text-align-source="fix" style:repeat-content="false" fo:wrap-option="wrap" fo:border-left="0.74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map style:condition="cell-content()=&quot;Não Conforme&quot;" style:apply-style-name="Excel_5f_CondFormat_5f_1_5f_1_5f_1" style:base-cell-address="'Check-List'.F85"/>
    </style:style>
    <style:style style:name="ce82"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3" style:family="table-cell" style:parent-style-name="Default">
      <style:table-cell-properties style:glyph-orientation-vertical="0" fo:border-bottom="1.76pt solid #3c3c3c" fo:background-color="#666699" style:diagonal-bl-tr="none" style:diagonal-tl-br="none" style:text-align-source="fix" style:repeat-content="false" fo:wrap-option="wrap" fo:border-left="0.74pt solid #3c3c3c"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84" style:family="table-cell" style:parent-style-name="Default">
      <style:table-cell-properties style:glyph-orientation-vertical="0" fo:border-bottom="0.74pt solid #3c3c3c" fo:background-color="#ffffff" style:diagonal-bl-tr="none" style:diagonal-tl-br="none" style:text-align-source="value-type" style:repeat-content="false" fo:wrap-option="wrap" fo:border-left="0.74pt solid #3c3c3c" style:direction="ltr" fo:padding="0.71mm" fo:border-right="0.74pt solid #3c3c3c"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5" style:family="table-cell" style:parent-style-name="Default">
      <style:table-cell-properties style:glyph-orientation-vertical="0" fo:background-color="#ffffff" style:diagonal-bl-tr="none" style:diagonal-tl-br="none" style:text-align-source="value-type" style:repeat-content="false" fo:wrap-option="wrap" fo:border="0.74pt solid #3c3c3c"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6" style:family="table-cell" style:parent-style-name="Default">
      <style:table-cell-properties style:glyph-orientation-vertical="0" fo:border-bottom="none" fo:background-color="#ffffff" style:diagonal-bl-tr="none" style:diagonal-tl-br="none" style:text-align-source="value-type" style:repeat-content="false" fo:wrap-option="wrap" fo:border-left="0.74pt solid #3c3c3c" style:direction="ltr" fo:padding="0.71mm" fo:border-right="0.74pt solid #3c3c3c" style:rotation-angle="0" style:rotation-align="none" style:shrink-to-fit="false" fo:border-top="0.74pt solid #3c3c3c" style:vertical-align="middle" loext:vertical-justify="auto"/>
      <style:paragraph-properties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7" style:family="table-cell" style:parent-style-name="Default">
      <style:table-cell-properties style:glyph-orientation-vertical="0" fo:border-bottom="1.76pt solid #3c3c3c" fo:background-color="#666699" style:diagonal-bl-tr="none" style:diagonal-tl-br="none" style:text-align-source="fix" style:repeat-content="false" fo:wrap-option="wrap" fo:border-left="0.74pt solid #3c3c3c"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88" style:family="table-cell" style:parent-style-name="Default">
      <style:table-cell-properties style:glyph-orientation-vertical="0" fo:border-bottom="0.74pt solid #3c3c3c" fo:background-color="#ffffff" style:diagonal-bl-tr="none" style:diagonal-tl-br="none" style:text-align-source="fix" style:repeat-content="false" fo:wrap-option="wrap" fo:border-left="0.74pt solid #3c3c3c" style:direction="ltr" fo:padding="0.71mm" fo:border-right="0.74pt solid #3c3c3c"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map style:condition="cell-content()=&quot;Não Conforme&quot;" style:apply-style-name="Excel_5f_CondFormat_5f_1_5f_1_5f_1" style:base-cell-address="'Check-List'.F85"/>
    </style:style>
    <style:style style:name="ce89" style:family="table-cell" style:parent-style-name="Default">
      <style:table-cell-properties style:glyph-orientation-vertical="0" fo:background-color="#ffffff"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map style:condition="cell-content()=&quot;Não Conforme&quot;" style:apply-style-name="Excel_5f_CondFormat_5f_1_5f_1_5f_1" style:base-cell-address="'Check-List'.F85"/>
    </style:style>
    <style:style style:name="ce90" style:family="table-cell" style:parent-style-name="Default">
      <style:table-cell-properties style:glyph-orientation-vertical="0" fo:border-bottom="0.74pt solid #3c3c3c" fo:background-color="#ffffff" style:diagonal-bl-tr="none" style:diagonal-tl-br="none" style:text-align-source="fix" style:repeat-content="false" fo:wrap-option="wrap" fo:border-left="none" style:direction="ltr" fo:padding="0.71mm" fo:border-right="1.76pt solid #3c3c3c" style:rotation-angle="0" style:rotation-align="none" style:shrink-to-fit="false" fo:border-top="0.74pt solid #3c3c3c"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map style:condition="cell-content()=&quot;Não Conforme&quot;" style:apply-style-name="Excel_5f_CondFormat_5f_1_5f_1_5f_1" style:base-cell-address="'Check-List'.F85"/>
    </style:style>
    <style:style style:name="ce91"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padding="0.71mm" fo:border-right="1.76pt solid #3c3c3c" style:rotation-angle="0" style:rotation-align="none" style:shrink-to-fit="false" fo:border-top="0.74pt solid #3c3c3c"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map style:condition="cell-content()=&quot;Não Conforme&quot;" style:apply-style-name="Excel_5f_CondFormat_5f_1_5f_1_5f_1" style:base-cell-address="'Check-List'.F85"/>
    </style:style>
    <style:style style:name="ce92" style:family="table-cell" style:parent-style-name="Default">
      <style:table-cell-properties style:glyph-orientation-vertical="0" fo:border-bottom="0.74pt solid #3c3c3c" fo:background-color="#ffffff" style:diagonal-bl-tr="none" style:diagonal-tl-br="none" style:text-align-source="fix" style:repeat-content="false" fo:wrap-option="wrap" fo:border-left="none" style:direction="ltr" fo:padding="0.71mm" fo:border-right="1.76pt solid #3c3c3c"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map style:condition="cell-content()=&quot;Não Conforme&quot;" style:apply-style-name="Excel_5f_CondFormat_5f_1_5f_1_5f_1" style:base-cell-address="'Check-List'.F85"/>
    </style:style>
    <style:style style:name="ce93"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94"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name-complex="Verdana" style:font-size-complex="14pt" style:font-style-complex="normal" style:font-weight-complex="bold"/>
    </style:style>
    <style:style style:name="ce95"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96"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97"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style>
    <style:style style:name="ce98"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style>
    <style:style style:name="ce99"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style:glyph-orientation-vertical="0" fo:background-color="#ffffff"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style>
    <style:style style:name="ce105"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8" style:family="table-cell" style:parent-style-name="Default">
      <style:table-cell-properties style:glyph-orientation-vertical="0" fo:background-color="#ffffff"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Default">
      <style:table-cell-properties style:glyph-orientation-vertical="0" fo:background-color="#ffffff" style:diagonal-bl-tr="none" style:diagonal-tl-br="none" style:text-align-source="value-type" style:repeat-content="false" fo:wrap-option="wrap" fo:border="0.74pt solid #3c3c3c" style:direction="ltr" fo:padding="0.71mm" style:rotation-angle="0" style:rotation-align="none" style:shrink-to-fit="false" style:vertical-align="automatic" loext:vertical-justify="auto"/>
      <style:paragraph-properties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11" style:family="table-cell" style:parent-style-name="Default">
      <style:table-cell-properties style:glyph-orientation-vertical="0" fo:border-bottom="0.74pt solid #3c3c3c" fo:background-color="#ffffff" style:diagonal-bl-tr="none" style:diagonal-tl-br="none" style:text-align-source="fix" style:repeat-content="false" fo:wrap-option="wrap" fo:border-left="1.76pt solid #3c3c3c" style:direction="ltr" fo:padding="0.71mm" fo:border-right="0.74pt solid #3c3c3c" style:rotation-angle="0" style:rotation-align="none" style:shrink-to-fit="false" fo:border-top="0.74pt solid #3c3c3c"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12" style:family="table-cell" style:parent-style-name="Default">
      <style:table-cell-properties style:glyph-orientation-vertical="0" fo:background-color="#ffffff" style:diagonal-bl-tr="none" style:diagonal-tl-br="none" style:text-align-source="fix" style:repeat-content="false" fo:wrap-option="wrap" fo:border="0.74pt solid #3c3c3c"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13" style:family="table-cell" style:parent-style-name="Default">
      <style:table-cell-properties style:glyph-orientation-vertical="0" fo:border-bottom="0.74pt solid #3c3c3c" fo:background-color="#ffffff" style:diagonal-bl-tr="none" style:diagonal-tl-br="none" style:text-align-source="fix" style:repeat-content="false" fo:wrap-option="wrap" fo:border-left="1.76pt solid #3c3c3c" style:direction="ltr" fo:padding="0.71mm" fo:border-right="0.74pt solid #3c3c3c" style:rotation-angle="0" style:rotation-align="none" style:shrink-to-fit="false" fo:border-top="0.74pt solid #3c3c3c"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14" style:family="table-cell" style:parent-style-name="Default">
      <style:table-cell-properties style:glyph-orientation-vertical="0" fo:border-bottom="0.74pt solid #3c3c3c" fo:background-color="#ffffff" style:diagonal-bl-tr="none" style:diagonal-tl-br="none" style:text-align-source="fix" style:repeat-content="false" fo:wrap-option="no-wrap" fo:border-left="1.76pt solid #3c3c3c" style:direction="ltr" fo:padding="0.71mm" fo:border-right="0.74pt solid #3c3c3c" style:rotation-angle="0" style:rotation-align="none" style:shrink-to-fit="false" fo:border-top="0.74pt solid #3c3c3c"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15"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1.76pt solid #3c3c3c" style:direction="ltr" fo:padding="0.71mm" fo:border-right="0.74pt solid #3c3c3c" style:rotation-angle="0" style:rotation-align="none" style:shrink-to-fit="false" fo:border-top="0.74pt solid #3c3c3c"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16" style:family="table-cell" style:parent-style-name="Default">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117"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18" style:family="table-cell" style:parent-style-name="Normal_20_2">
      <style:table-cell-properties style:glyph-orientation-vertical="0" fo:background-color="#ffffff" style:diagonal-bl-tr="none" style:diagonal-tl-br="none" style:text-align-source="fix" style:repeat-content="false" fo:wrap-option="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19" style:family="table-cell" style:parent-style-name="Normal_20_2">
      <style:table-cell-properties style:glyph-orientation-vertical="0"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20" style:family="table-cell" style:parent-style-name="Normal_20_2">
      <style:table-cell-properties style:glyph-orientation-vertical="0" style:diagonal-bl-tr="none" style:diagonal-tl-br="none" style:text-align-source="fix" style:repeat-content="false" fo:background-color="transparent"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21" style:family="table-cell" style:parent-style-name="Normal_20_2">
      <style:table-cell-properties style:glyph-orientation-vertical="0" style:diagonal-bl-tr="none" style:diagonal-tl-br="none" style:text-align-source="fix" style:repeat-content="false" fo:background-color="transparent" fo:wrap-option="no-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22" style:family="table-cell" style:parent-style-name="Normal_20_2">
      <style:table-cell-properties style:glyph-orientation-vertical="0" fo:border-bottom="1.76pt solid #3c3c3c" style:diagonal-bl-tr="none" style:diagonal-tl-br="none" style:text-align-source="fix" style:repeat-content="false" fo:background-color="transparent" fo:wrap-option="no-wrap" fo:border-left="0.74pt solid #3c3c3c" style:direction="ltr" fo:padding="0.71mm" fo:border-right="0.74pt solid #3c3c3c" style:rotation-angle="0" style:rotation-align="none" style:shrink-to-fit="false" fo:border-top="0.74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2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4" style:family="table-cell" style:parent-style-name="Normal_20_2">
      <style:table-cell-properties style:glyph-orientation-vertical="0" fo:border-bottom="0.74pt solid #3c3c3c" fo:background-color="#ffffff" style:diagonal-bl-tr="none" style:diagonal-tl-br="none" style:text-align-source="value-type" style:repeat-content="false" fo:wrap-option="wrap" fo:border-left="0.74pt solid #3c3c3c" style:direction="ltr" fo:padding="0.71mm" fo:border-right="none" style:rotation-angle="0" style:rotation-align="none" style:shrink-to-fit="false" fo:border-top="0.74pt solid #3c3c3c" style:vertical-align="middle" loext:vertical-justify="auto"/>
      <style:paragraph-properties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25" style:family="table-cell" style:parent-style-name="Normal_20_2">
      <style:table-cell-properties style:glyph-orientation-vertical="0" fo:border-bottom="0.74pt solid #3c3c3c" fo:background-color="#ffffff" style:diagonal-bl-tr="none" style:diagonal-tl-br="none" style:text-align-source="value-type" style:repeat-content="false" fo:wrap-option="no-wrap" fo:border-left="0.74pt solid #3c3c3c" style:direction="ltr" fo:padding="0.71mm" fo:border-right="none" style:rotation-angle="0" style:rotation-align="none" style:shrink-to-fit="false" fo:border-top="0.74pt solid #3c3c3c" style:vertical-align="middle" loext:vertical-justify="auto"/>
      <style:paragraph-properties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26" style:family="table-cell" style:parent-style-name="Normal_20_2">
      <style:table-cell-properties style:glyph-orientation-vertical="0" fo:border-bottom="1.76pt solid #3c3c3c" fo:background-color="#ffffff" style:diagonal-bl-tr="none" style:diagonal-tl-br="none" style:text-align-source="value-type" style:repeat-content="false" fo:wrap-option="no-wrap" fo:border-left="0.74pt solid #3c3c3c" style:direction="ltr" fo:padding="0.71mm" fo:border-right="none" style:rotation-angle="0" style:rotation-align="none" style:shrink-to-fit="false" fo:border-top="0.74pt solid #3c3c3c" style:vertical-align="middle" loext:vertical-justify="auto"/>
      <style:paragraph-properties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2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128" style:family="table-cell" style:parent-style-name="Default">
      <style:table-cell-properties style:glyph-orientation-vertical="0" fo:background-color="#ffffff" style:diagonal-bl-tr="none" style:diagonal-tl-br="none" style:text-align-source="fix" style:repeat-content="false" fo:wrap-option="no-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29"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0.74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30" style:family="table-cell" style:parent-style-name="Default">
      <style:table-cell-properties style:glyph-orientation-vertical="0" fo:border-bottom="0.74pt solid #3c3c3c" fo:background-color="#ffffff" style:diagonal-bl-tr="none" style:diagonal-tl-br="none" style:text-align-source="fix" style:repeat-content="false" fo:wrap-option="wrap" fo:border-left="0.74pt solid #3c3c3c"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31" style:family="table-cell" style:parent-style-name="Default">
      <style:table-cell-properties style:glyph-orientation-vertical="0" fo:border-bottom="0.74pt solid #3c3c3c" fo:background-color="#ffffff" style:diagonal-bl-tr="none" style:diagonal-tl-br="none" style:text-align-source="fix" style:repeat-content="false" fo:wrap-option="wrap" fo:border-left="0.74pt solid #3c3c3c" style:direction="ltr" fo:padding="0.71mm" fo:border-right="1.76pt solid #3c3c3c" style:rotation-angle="0" style:rotation-align="none" style:shrink-to-fit="false" fo:border-top="0.74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32" style:family="table-cell" style:parent-style-name="Default">
      <style:table-cell-properties style:glyph-orientation-vertical="0" fo:border-bottom="0.74pt solid #3c3c3c" fo:background-color="#ffffff"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33"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34"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35"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36"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style>
    <style:style style:name="ce137" style:family="table-cell" style:parent-style-name="Default">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Normal_20_2">
      <style:table-cell-properties fo:background-color="#ffffff"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Default">
      <style:table-cell-properties style:glyph-orientation-vertical="0" fo:background-color="#ccffff"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40" style:family="table-cell" style:parent-style-name="Normal_20_2">
      <style:table-cell-properties fo:border-bottom="0.74pt solid #3c3c3c" fo:background-color="#ffffff" style:diagonal-bl-tr="0.74pt solid #3c3c3c" style:diagonal-tl-br="none" fo:border-left="none" fo:padding="0.71mm" fo:border-right="0.74pt solid #3c3c3c"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Normal_20_2">
      <style:table-cell-properties style:glyph-orientation-vertical="0" fo:background-color="#ffffff" style:diagonal-bl-tr="none" style:diagonal-tl-br="none" style:text-align-source="value-type" style:repeat-content="false" fo:wrap-option="no-wrap" fo:border="0.74pt solid #3c3c3c"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42" style:family="table-cell" style:parent-style-name="Default">
      <style:table-cell-properties style:glyph-orientation-vertical="0" fo:background-color="#ccffff" style:diagonal-bl-tr="none" style:diagonal-tl-br="none" style:text-align-source="fix" style:repeat-content="false" fo:wrap-option="no-wrap" fo:border="0.74pt solid #3c3c3c"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43" style:family="table-cell" style:parent-style-name="Default">
      <style:table-cell-properties style:glyph-orientation-vertical="0" fo:border-bottom="1.76pt solid #3c3c3c" fo:background-color="#ccffff"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44" style:family="table-cell" style:parent-style-name="Normal_20_2">
      <style:table-cell-properties style:glyph-orientation-vertical="0" fo:background-color="#333300"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45" style:family="table-cell" style:parent-style-name="Normal_20_2">
      <style:table-cell-properties fo:background-color="#ccffff" style:diagonal-bl-tr="none" style:diagonal-tl-br="none" fo:border="0.74pt solid #3c3c3c"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6" style:family="table-cell" style:parent-style-name="Normal_20_2" style:data-style-name="N4">
      <style:table-cell-properties fo:background-color="#ffffff"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7" style:family="table-cell" style:parent-style-name="Normal_20_2" style:data-style-name="N4">
      <style:table-cell-properties style:glyph-orientation-vertical="0" fo:background-color="#333300"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48" style:family="table-cell" style:parent-style-name="Normal_20_2" style:data-style-name="N4">
      <style:table-cell-properties style:glyph-orientation-vertical="0" fo:background-color="#ffffff" style:diagonal-bl-tr="none" style:diagonal-tl-br="none" style:text-align-source="value-type" style:repeat-content="false" fo:wrap-option="no-wrap" fo:border="0.74pt solid #3c3c3c"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49" style:family="table-cell" style:parent-style-name="Normal_20_2" style:data-style-name="N4">
      <style:table-cell-properties style:glyph-orientation-vertical="0" fo:background-color="#ccffff" style:diagonal-bl-tr="none" style:diagonal-tl-br="none" style:text-align-source="value-type" style:repeat-content="false" fo:wrap-option="no-wrap" fo:border="0.74pt solid #3c3c3c"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150" style:family="table-cell" style:parent-style-name="Normal_20_2">
      <style:table-cell-properties style:glyph-orientation-vertical="0" fo:background-color="#003366"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51" style:family="table-cell" style:parent-style-name="Normal_20_2" style:data-style-name="N4">
      <style:table-cell-properties style:glyph-orientation-vertical="0" fo:background-color="#003366"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52" style:family="table-cell" style:parent-style-name="Normal_20_2">
      <style:table-cell-properties style:glyph-orientation-vertical="0" fo:background-color="#c0c0c0"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53" style:family="table-cell" style:parent-style-name="Normal_20_2" style:data-style-name="N4">
      <style:table-cell-properties style:glyph-orientation-vertical="0" fo:background-color="#c0c0c0"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54" style:family="table-cell" style:parent-style-name="Normal_20_2" style:data-style-name="N129">
      <style:table-cell-properties fo:background-color="#ffffff"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5" style:family="table-cell" style:parent-style-name="Normal_20_2">
      <style:table-cell-properties style:glyph-orientation-vertical="0" fo:background-color="#333333"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56" style:family="table-cell" style:parent-style-name="Normal_20_2">
      <style:table-cell-properties fo:background-color="#969696" style:diagonal-bl-tr="none" style:diagonal-tl-br="none" fo:border="0.74pt solid #3c3c3c" fo:padding="0.71m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7" style:family="table-cell" style:parent-style-name="Normal_20_2">
      <style:table-cell-properties style:glyph-orientation-vertical="0" fo:background-color="#993366"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58" style:family="table-cell" style:parent-style-name="Default">
      <style:table-cell-properties style:glyph-orientation-vertical="0" fo:border-bottom="1.76pt solid #3c3c3c" fo:background-color="#cc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59" style:family="table-cell" style:parent-style-name="Normal_20_2" style:data-style-name="N4">
      <style:table-cell-properties style:glyph-orientation-vertical="0" fo:background-color="#993366" style:diagonal-bl-tr="none" style:diagonal-tl-br="none" style:text-align-source="fix" style:repeat-content="false" fo:wrap-option="wrap" fo:border="0.74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gr1"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gr2" style:family="graphic">
      <style:graphic-properties draw:stroke="solid" svg:stroke-width="0.26mm" svg:stroke-color="#000000" draw:marker-start="Arrowhead_20_1" draw:marker-start-width="2mm" draw:marker-start-center="false" draw:stroke-linejoin="miter" svg:stroke-linecap="square" draw:fill="solid" draw:fill-color="#ffffc0" draw:textarea-horizontal-align="justify" draw:textarea-vertical-align="top" draw:auto-grow-height="false" draw:auto-grow-width="false" fo:min-height="51.76mm" fo:min-width="23.99mm" fo:padding-top="1.3mm" fo:padding-bottom="1.3mm" fo:padding-left="2.5mm" fo:padding-right="2.5mm" fo:wrap-option="wrap" draw:shadow="hidden" draw:shadow-offset-x="1mm" draw:shadow-offset-y="1mm" draw:shadow-color="#000000" draw:caption-escape-direction="auto"/>
    </style:style>
    <style:style style:name="gr3" style:family="graphic">
      <style:graphic-properties draw:stroke="solid" svg:stroke-width="0.26mm" svg:stroke-color="#000000" draw:marker-start="Arrowhead_20_1" draw:marker-start-width="2mm" draw:marker-start-center="false" draw:stroke-linejoin="miter" svg:stroke-linecap="square" draw:fill="solid" draw:fill-color="#ffffc0" draw:textarea-horizontal-align="justify" draw:textarea-vertical-align="top" draw:auto-grow-height="false" draw:auto-grow-width="false" fo:min-height="45.1mm" fo:min-width="23.99mm" fo:padding-top="1.3mm" fo:padding-bottom="1.3mm" fo:padding-left="2.5mm" fo:padding-right="2.5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_20_1" draw:marker-start-width="2mm" draw:marker-start-center="false" draw:stroke-linejoin="miter" svg:stroke-linecap="square" draw:fill="solid" draw:fill-color="#ffffc0" draw:textarea-horizontal-align="justify" draw:textarea-vertical-align="top" draw:auto-grow-height="false" draw:auto-grow-width="false" fo:min-height="16.95mm" fo:min-width="23.99mm" fo:padding-top="1.3mm" fo:padding-bottom="1.3mm" fo:padding-left="2.5mm" fo:padding-right="2.5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_20_1" draw:marker-start-width="2mm" draw:marker-start-center="false" draw:stroke-linejoin="miter" svg:stroke-linecap="square" draw:fill="solid" draw:fill-color="#ffffc0" draw:textarea-horizontal-align="justify" draw:textarea-vertical-align="top" draw:auto-grow-height="false" draw:auto-grow-width="false" fo:min-height="17.12mm" fo:min-width="23.99mm" fo:padding-top="1.3mm" fo:padding-bottom="1.3mm" fo:padding-left="2.5mm" fo:padding-right="2.5mm" fo:wrap-option="wrap" draw:shadow="hidden" draw:shadow-offset-x="1mm" draw:shadow-offset-y="1mm" draw:shadow-color="#000000" draw:caption-escape-direction="auto"/>
    </style:style>
    <style:style style:name="gr6" style:family="graphic">
      <style:graphic-properties draw:stroke="solid" svg:stroke-width="0.26mm" svg:stroke-color="#000000" draw:marker-start="Arrowhead_20_1" draw:marker-start-width="2mm" draw:marker-start-center="false" draw:stroke-linejoin="miter" svg:stroke-linecap="square" draw:fill="solid" draw:fill-color="#ffffc0" draw:textarea-horizontal-align="justify" draw:textarea-vertical-align="top" draw:auto-grow-height="false" draw:auto-grow-width="false" fo:min-height="16.96mm" fo:min-width="23.99mm" fo:padding-top="1.3mm" fo:padding-bottom="1.3mm" fo:padding-left="2.5mm" fo:padding-right="2.5mm" fo:wrap-option="wrap" draw:shadow="hidden" draw:shadow-offset-x="1mm" draw:shadow-offset-y="1mm" draw:shadow-color="#000000" draw:caption-escape-direction="auto"/>
    </style:style>
    <style:style style:name="gr7" style:family="graphic">
      <style:graphic-properties draw:textarea-horizontal-align="justify" draw:textarea-vertical-align="middle" draw:ole-draw-aspect="1"/>
    </style:style>
    <style:style style:name="P1" style:family="paragraph">
      <loext:graphic-properties draw:fill="none" draw:fill-color="#ffffff"/>
      <style:paragraph-properties fo:text-align="center" style:writing-mode="lr-tb"/>
    </style:style>
    <style:style style:name="P2" style:family="paragraph">
      <style:paragraph-properties fo:text-align="start" style:text-autospace="none" style:line-break="normal" style:writing-mode="lr-tb"/>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fo:text-align="center"/>
    </style:style>
    <style:style style:name="T1" style:family="text">
      <style:text-properties style:use-window-font-color="true" style:text-outline="false" style:text-line-through-style="none" style:text-line-through-typ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2" style:family="text">
      <style:text-properties style:font-name="Verdana" fo:font-size="10pt" fo:font-weight="bold" style:text-underline-style="none" style:text-underline-color="font-color" style:text-line-through-type="none" fo:font-style="normal" style:text-outline="false" fo:text-shadow="none" style:text-position="0%" style:font-name-complex="Verdana" style:font-size-asian="10pt" style:font-size-complex="10pt" style:font-weight-asian="bold" style:font-weight-complex="bold" style:font-style-asian="normal" style:font-style-complex="normal"/>
    </style:style>
    <style:style style:name="T3" style:family="text">
      <style:text-properties style:font-name="Verdana" fo:font-size="10pt" fo:font-weight="normal" style:text-underline-style="none" style:text-underline-color="font-color" style:text-line-through-type="none" fo:font-style="normal" style:text-outline="false" fo:text-shadow="none" style:text-position="0%" style:font-name-complex="Verdana" style:font-size-asian="10pt" style:font-size-complex="10pt" style:font-weight-asian="normal" style:font-weight-complex="normal" style:font-style-asian="normal" style:font-style-complex="normal"/>
    </style:style>
    <style:style style:name="T4" style:family="text">
      <style:text-properties style:text-position="0%" style:font-name="Verdana" fo:font-size="10pt" fo:font-weight="normal" style:text-underline-style="none" style:text-underline-color="font-color" style:text-line-through-type="none" fo:font-style="normal" style:text-outline="false" fo:text-shadow="none" style:font-name-complex="Verdana" style:font-size-asian="10pt" style:font-size-complex="10pt" style:font-weight-asian="normal" style:font-weight-complex="normal" style:font-style-asian="normal" style:font-style-complex="normal"/>
    </style:style>
    <style:style style:name="T5" style:family="text">
      <style:text-properties style:text-position="0%"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font-name="宋体" style:font-name-complex="宋体"/>
    </style:style>
    <style:style style:name="T6" style:family="text">
      <style:text-properties style:text-position="0%"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font-name="Verdana" style:font-name-complex="Verdana"/>
    </style:style>
    <style:style style:name="T7" style:family="text">
      <style:text-properties style:font-style-complex="normal" style:text-position="0%" fo:font-size="10pt" fo:font-weight="normal" style:text-underline-style="none" style:text-underline-color="font-color" style:text-line-through-type="none" fo:font-style="normal" style:text-outline="false" fo:text-shadow="none" style:font-name-complex="Verdana" style:font-size-asian="10pt" style:font-size-complex="10pt" style:font-weight-asian="normal" style:font-weight-complex="normal" style:font-style-asian="normal" style:font-name="Verdana"/>
    </style:style>
    <style:style style:name="T8" style:family="text">
      <style:text-properties style:font-style-complex="normal" style:text-position="0%"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name="宋体" style:font-name-complex="宋体"/>
    </style:style>
    <style:style style:name="T9" style:family="text">
      <style:text-properties style:font-style-complex="normal" style:text-position="0%"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name="Verdana" style:font-name-complex="Verdana"/>
    </style:style>
    <style:style style:name="T10" style:family="text">
      <style:text-properties style:text-position="0%" style:font-name="Verdana" fo:font-size="10pt" fo:font-weight="bold" style:text-underline-style="none" style:text-underline-color="font-color" style:text-line-through-type="none" fo:font-style="normal" style:text-outline="false" fo:text-shadow="none" style:font-name-complex="Verdana" style:font-size-asian="10pt" style:font-size-complex="10pt" style:font-weight-asian="bold" style:font-weight-complex="bold" style:font-style-asian="normal" style:font-style-complex="normal"/>
    </style:style>
    <style:style style:name="T11" style:family="text">
      <style:text-properties style:text-position="0%" fo:font-size="10pt" fo:font-weight="bold" style:text-underline-style="none" style:text-underline-color="font-color" style:text-line-through-type="none" fo:font-style="normal" style:text-outline="false" fo:text-shadow="none" style:font-size-asian="10pt" style:font-size-complex="10pt" style:font-weight-asian="bold" style:font-weight-complex="bold" style:font-style-asian="normal" style:font-style-complex="normal" style:font-name="宋体" style:font-name-complex="宋体"/>
    </style:style>
    <style:style style:name="T12" style:family="text">
      <style:text-properties style:text-position="0%" fo:font-size="10pt" fo:font-weight="bold" style:text-underline-style="none" style:text-underline-color="font-color" style:text-line-through-type="none" fo:font-style="normal" style:text-outline="false" fo:text-shadow="none" style:font-size-asian="10pt" style:font-size-complex="10pt" style:font-weight-asian="bold" style:font-weight-complex="bold" style:font-style-asian="normal" style:font-style-complex="normal" style:font-name="Verdana" style:font-name-complex="Verdana"/>
    </style:style>
    <style:style style:name="T13" style:family="text">
      <style:text-properties fo:font-size="10pt" style:font-style-asian="normal" fo:font-weight="normal" style:text-underline-style="none" style:text-underline-color="font-color" style:text-line-through-type="none" fo:font-style="normal" style:text-outline="false" style:text-position="0%" style:font-name="Verdana" fo:text-shadow="none" style:font-name-complex="Verdana" style:font-size-asian="10pt" style:font-size-complex="10pt" style:font-weight-asian="normal" style:font-weight-complex="normal" style:font-style-complex="normal"/>
    </style:style>
    <style:style style:name="T14" style:family="text">
      <style:text-properties fo:font-size="10pt" style:font-style-asian="normal" fo:font-weight="normal" style:text-underline-style="none" style:text-underline-color="font-color" style:text-line-through-type="none" fo:font-style="normal" style:text-outline="false" style:text-position="0%" fo:text-shadow="none" style:font-size-asian="10pt" style:font-size-complex="10pt" style:font-weight-asian="normal" style:font-weight-complex="normal" style:font-style-complex="normal" style:font-name-complex="宋体" style:font-name="宋体"/>
    </style:style>
    <style:style style:name="T15" style:family="text">
      <style:text-properties fo:font-size="10pt" style:font-style-asian="normal" fo:font-weight="normal" style:text-underline-style="none" style:text-underline-color="font-color" style:text-line-through-type="none" fo:font-style="normal" style:text-outline="false" style:text-position="0%" fo:text-shadow="none" style:font-size-asian="10pt" style:font-size-complex="10pt" style:font-weight-asian="normal" style:font-weight-complex="normal" style:font-style-complex="normal" style:font-name="Verdana" style:font-name-complex="Verdana"/>
    </style:style>
    <style:style style:name="T16" style:family="text">
      <style:text-properties fo:font-size="10pt" style:font-style-asian="normal" fo:font-weight="normal" style:text-underline-style="none" style:text-underline-color="font-color" style:text-line-through-type="none" fo:font-style="normal" style:text-outline="false" style:text-position="0%" fo:text-shadow="none" style:font-size-asian="10pt" style:font-size-complex="10pt" style:font-weight-asian="normal" style:font-weight-complex="normal" style:font-style-complex="normal" style:font-name="宋体" style:font-name-complex="宋体"/>
    </style:style>
    <style:style style:name="T17" style:family="text">
      <style:text-properties style:font-style-complex="normal" style:text-position="0%" fo:font-size="10pt" fo:font-weight="bold" style:text-underline-style="none" style:text-underline-color="font-color" style:text-line-through-type="none" fo:font-style="normal" style:text-outline="false" fo:text-shadow="none" style:font-name-complex="Verdana" style:font-size-asian="10pt" style:font-size-complex="10pt" style:font-weight-asian="bold" style:font-weight-complex="bold" style:font-style-asian="normal" style:font-name="Verdana"/>
    </style:style>
    <style:style style:name="T18" style:family="text">
      <style:text-properties style:font-style-complex="normal" style:text-position="0%" fo:font-size="10pt" fo:font-weight="bold" style:text-underline-style="none" style:text-underline-color="font-color" style:text-line-through-type="none" fo:font-style="normal" style:text-outline="false" fo:text-shadow="none" style:font-size-asian="10pt" style:font-size-complex="10pt" style:font-weight-asian="bold" style:font-weight-complex="bold" style:font-style-asian="normal" style:font-name="宋体" style:font-name-complex="宋体"/>
    </style:style>
    <style:style style:name="T19" style:family="text">
      <style:text-properties style:font-style-complex="normal" style:text-position="0%" fo:font-size="10pt" fo:font-weight="bold" style:text-underline-style="none" style:text-underline-color="font-color" style:text-line-through-type="none" fo:font-style="normal" style:text-outline="false" fo:text-shadow="none" style:font-size-asian="10pt" style:font-size-complex="10pt" style:font-weight-asian="bold" style:font-weight-complex="bold" style:font-style-asian="normal" style:font-name="Verdana" style:font-name-complex="Verdana"/>
    </style:style>
    <style:style style:name="T20" style:family="text">
      <style:text-properties fo:font-size="10pt" style:font-style-asian="normal" fo:font-weight="normal" style:text-underline-style="none" style:text-underline-color="font-color" style:text-line-through-type="none" fo:font-style="normal" style:text-outline="false" style:text-position="0%" fo:text-shadow="none" style:font-size-asian="10pt" style:font-size-complex="10pt" style:font-weight-asian="normal" style:font-weight-complex="normal" style:font-style-complex="normal" style:font-name-complex="Verdana" style:font-name="Verdana"/>
    </style:style>
    <style:style style:name="T21" style:family="text">
      <style:text-properties style:font-style-complex="normal" style:font-name="Verdana" style:font-style-asian="normal" style:font-weight-complex="bold" style:font-weight-asian="bold" style:font-size-complex="10pt" style:font-size-asian="10pt" style:font-name-complex="Verdana" style:text-position="0%" style:text-outline="false" fo:font-style="normal" style:text-line-through-type="none" style:text-underline-style="none" style:text-underline-color="font-color" fo:font-weight="bold" fo:font-size="10pt" fo:text-shadow="none"/>
    </style:style>
    <style:style style:name="T22" style:family="text">
      <style:text-properties style:font-style-complex="normal" style:font-name="Verdana" style:font-style-asian="normal" style:font-weight-complex="bold" style:font-weight-asian="bold" style:font-size-complex="10pt" style:font-size-asian="10pt" style:font-name-complex="Verdana" style:text-position="0%" style:text-outline="false" fo:font-style="normal" style:text-line-through-type="none" style:text-underline-style="none" style:text-underline-color="font-color" fo:font-weight="bold" fo:font-size="10pt" fo:text-shadow="none" fo:color="#ff0000"/>
    </style:style>
    <style:style style:name="T23" style:family="text">
      <style:text-properties fo:color="#ff0000" style:font-name="Verdana" fo:font-size="10pt" fo:font-weight="bold" style:text-underline-style="none" style:text-underline-color="font-color" style:text-line-through-type="none" fo:font-style="normal" style:text-outline="false" fo:text-shadow="none" style:text-position="0%" style:font-name-complex="Verdana" style:font-size-asian="10pt" style:font-size-complex="10pt" style:font-weight-asian="bold" style:font-weight-complex="bold" style:font-style-asian="normal" style:font-style-complex="normal"/>
    </style:style>
    <style:style style:name="T24" style:family="text">
      <style:text-properties style:font-name="宋体" style:font-style-complex="normal" style:font-style-asian="normal" style:font-weight-complex="normal" style:font-weight-asian="normal" style:font-size-complex="10pt" style:font-size-asian="10pt" style:font-name-complex="宋体" fo:text-shadow="none" style:text-outline="false" fo:font-style="normal" style:text-line-through-type="none" style:text-underline-style="none" style:text-underline-color="font-color" fo:font-weight="normal" fo:font-size="10pt" style:text-position="0%"/>
    </style:style>
    <style:style style:name="T25" style:family="text">
      <style:text-properties style:font-style-complex="normal" style:font-style-asian="normal" style:font-weight-complex="normal" style:font-weight-asian="normal" style:font-size-complex="10pt" style:font-size-asian="10pt" fo:text-shadow="none" style:text-outline="false" fo:font-style="normal" style:text-line-through-type="none" style:text-underline-style="none" style:text-underline-color="font-color" fo:font-weight="normal" fo:font-size="10pt" style:text-position="0%" style:font-name="Verdana" style:font-name-complex="Verdana"/>
    </style:style>
    <style:style style:name="T26" style:family="text">
      <style:text-properties style:font-style-complex="normal" style:font-style-asian="normal" style:font-weight-complex="normal" style:font-weight-asian="normal" style:font-size-complex="10pt" style:font-size-asian="10pt" fo:text-shadow="none" style:text-outline="false" fo:font-style="normal" style:text-line-through-type="none" style:text-underline-style="none" style:text-underline-color="font-color" fo:font-weight="normal" fo:font-size="10pt" style:text-position="0%" style:font-name="宋体" style:font-name-complex="宋体"/>
    </style:style>
  </office:automatic-styles>
  <office:body>
    <office:spreadsheet>
      <table:calculation-settings table:case-sensitive="false" table:automatic-find-labels="false" table:use-regular-expressions="false"/>
      <table:content-validations>
        <table:content-validation table:name="val1" table:condition="of:cell-content-is-in-list(['Check-List'.$AA$1:'Check-List'.$AA$3])" table:allow-empty-cell="true" table:display-list="unsorted" table:base-cell-address="'Check-List'.F10">
          <table:error-message table:message-type="stop" table:title="Dados Inválidos" table:display="true">
            <text:p>Selecione umas das opções abaixo:</text:p>
            <text:p>- Conforme;</text:p>
            <text:p>- Não Conforme;</text:p>
            <text:p>- Não se Aplica</text:p>
          </table:error-message>
        </table:content-validation>
      </table:content-validations>
      <table:table table:name="Check-List" table:style-name="ta1" table:protected="true" table:protection-key="nPZ7wgn3UlTf4OuzQcVxmDvKUDI=" table:protection-key-digest-algorithm="http://docs.oasis-open.org/office/ns/table/legacy-hash-excel" loext:protection-key-digest-algorithm-2="http://www.w3.org/2000/09/xmldsig#sha1">
        <loext:table-protection loext:select-protected-cells="true" loext:select-unprotected-cells="true"/>
        <office:forms form:automatic-focus="false" form:apply-design-mode="false"/>
        <table:table-column table:style-name="co1" table:default-cell-style-name="ce15"/>
        <table:table-column table:style-name="co2" table:default-cell-style-name="ce28"/>
        <table:table-column table:style-name="co3" table:default-cell-style-name="ce30"/>
        <table:table-column table:style-name="co4" table:visibility="collapse" table:default-cell-style-name="ce54"/>
        <table:table-column table:style-name="co5" table:visibility="collapse" table:default-cell-style-name="ce66"/>
        <table:table-column table:style-name="co6" table:default-cell-style-name="ce72"/>
        <table:table-column table:style-name="co7" table:default-cell-style-name="ce72"/>
        <table:table-column table:style-name="co8" table:visibility="collapse" table:default-cell-style-name="ce30"/>
        <table:table-column table:style-name="co9" table:visibility="collapse" table:default-cell-style-name="ce30"/>
        <table:table-column table:style-name="co10" table:visibility="collapse" table:default-cell-style-name="ce30"/>
        <table:table-column table:style-name="co11" table:visibility="collapse" table:default-cell-style-name="ce30"/>
        <table:table-column table:style-name="co12" table:default-cell-style-name="ce93"/>
        <table:table-column table:style-name="co13" table:default-cell-style-name="ce96"/>
        <table:table-column table:style-name="co14" table:default-cell-style-name="ce96"/>
        <table:table-column table:style-name="co15" table:number-columns-repeated="2" table:default-cell-style-name="ce96"/>
        <table:table-column table:style-name="co16" table:default-cell-style-name="ce96"/>
        <table:table-column table:style-name="co15" table:number-columns-repeated="9" table:default-cell-style-name="ce96"/>
        <table:table-column table:style-name="co17" table:visibility="collapse" table:default-cell-style-name="ce96"/>
        <table:table-column table:style-name="co15" table:number-columns-repeated="230" table:default-cell-style-name="ce96"/>
        <table:table-column table:style-name="co15" table:number-columns-repeated="767" table:default-cell-style-name="Default"/>
        <table:table-header-rows>
          <table:table-row table:style-name="ro1">
            <table:table-cell table:style-name="ce1" office:value-type="string" calcext:value-type="string" table:number-columns-spanned="3" table:number-rows-spanned="1">
              <text:p><text:s text:c="2"/>Check-List de Auditoria</text:p>
            </table:table-cell>
            <table:covered-table-cell table:style-name="ce16"/>
            <table:covered-table-cell table:style-name="ce29"/>
            <table:table-cell table:style-name="ce47"/>
            <table:table-cell table:style-name="ce55"/>
            <table:table-cell table:style-name="ce67" table:number-columns-spanned="5" table:number-rows-spanned="1"/>
            <table:covered-table-cell table:style-name="ce67">
              <draw:frame table:end-cell-address="'Check-List'.L3" table:end-x="14.26mm" table:end-y="4.67mm" draw:z-index="0" draw:name="Imagem 2" draw:style-name="gr1" draw:text-style-name="P1" svg:width="36.29mm" svg:height="13.42mm" svg:x="0.62mm" svg:y="2.02mm">
                <draw:image xlink:href="Pictures/100002010000005900000023269946717577524F.png" xlink:type="simple" xlink:show="embed" xlink:actuate="onLoad">
                  <text:p/>
                </draw:image>
                <svg:desc>minilogo-algar.png</svg:desc>
              </draw:frame>
            </table:covered-table-cell>
            <table:covered-table-cell table:number-columns-repeated="3" table:style-name="ce67"/>
            <table:table-cell table:style-name="ce67" table:number-columns-spanned="2" table:number-rows-spanned="1"/>
            <table:covered-table-cell table:style-name="ce67"/>
            <table:table-cell table:style-name="ce94"/>
            <table:table-cell table:style-name="ce97"/>
            <table:table-cell table:number-columns-repeated="12"/>
            <table:table-cell table:style-name="ce109" office:value-type="string" calcext:value-type="string">
              <text:p>Conforme</text:p>
            </table:table-cell>
            <table:table-cell table:number-columns-repeated="997"/>
          </table:table-row>
          <table:table-row table:style-name="ro2">
            <table:table-cell table:style-name="ce2"/>
            <table:table-cell table:style-name="ce17"/>
            <table:table-cell/>
            <table:table-cell table:style-name="ce48"/>
            <table:table-cell table:style-name="ce56"/>
            <table:table-cell table:style-name="ce17" table:number-columns-repeated="2"/>
            <table:table-cell table:style-name="ce75" table:number-columns-repeated="4"/>
            <table:table-cell table:style-name="ce82"/>
            <table:table-cell table:style-name="ce48"/>
            <table:table-cell table:style-name="ce97"/>
            <table:table-cell table:number-columns-repeated="12"/>
            <table:table-cell table:style-name="ce109" office:value-type="string" calcext:value-type="string">
              <text:p>Não Conforme</text:p>
            </table:table-cell>
            <table:table-cell table:number-columns-repeated="997"/>
          </table:table-row>
          <table:table-row table:style-name="ro3">
            <table:table-cell table:style-name="ce3" office:value-type="string" calcext:value-type="string" table:number-columns-spanned="3" table:number-rows-spanned="1">
              <text:p>CABEÇALHO</text:p>
            </table:table-cell>
            <table:covered-table-cell table:style-name="ce18"/>
            <table:covered-table-cell table:style-name="ce31"/>
            <table:table-cell table:style-name="ce49"/>
            <table:table-cell table:style-name="ce57"/>
            <table:table-cell table:style-name="ce68" table:number-columns-spanned="7" table:number-rows-spanned="1"/>
            <table:covered-table-cell table:number-columns-repeated="6" table:style-name="ce68"/>
            <table:table-cell table:style-name="ce17"/>
            <table:table-cell table:style-name="ce98"/>
            <table:table-cell table:style-name="ce104" table:number-columns-repeated="12"/>
            <table:table-cell table:style-name="ce109" office:value-type="string" calcext:value-type="string">
              <text:p>Não se Aplica</text:p>
            </table:table-cell>
            <table:table-cell table:style-name="ce104" table:number-columns-repeated="997"/>
          </table:table-row>
          <table:table-row table:style-name="ro4">
            <table:table-cell table:style-name="ce4" office:value-type="string" calcext:value-type="string">
              <text:p>Ambiente:</text:p>
            </table:table-cell>
            <table:table-cell table:style-name="ce19" table:number-columns-spanned="2" table:number-rows-spanned="1"/>
            <table:covered-table-cell table:style-name="ce19"/>
            <table:table-cell table:style-name="ce22"/>
            <table:table-cell table:style-name="ce57" office:value-type="string" calcext:value-type="string">
              <text:p>Linux</text:p>
            </table:table-cell>
            <table:table-cell table:style-name="ce22"/>
            <table:table-cell table:style-name="ce73" office:value-type="string" calcext:value-type="string" table:number-columns-spanned="6" table:number-rows-spanned="1">
              <text:p>Linux</text:p>
            </table:table-cell>
            <table:covered-table-cell table:number-columns-repeated="5" table:style-name="ce73"/>
            <table:table-cell table:style-name="ce22"/>
            <table:table-cell table:style-name="ce99"/>
            <table:table-cell table:style-name="ce105" table:number-columns-repeated="1010"/>
          </table:table-row>
          <table:table-row table:style-name="ro4">
            <table:table-cell table:style-name="ce5" office:value-type="string" calcext:value-type="string">
              <text:p>Analista:</text:p>
            </table:table-cell>
            <table:table-cell table:style-name="ce20" table:number-columns-spanned="2" table:number-rows-spanned="1"/>
            <table:covered-table-cell table:style-name="ce20"/>
            <table:table-cell table:style-name="ce22"/>
            <table:table-cell table:style-name="ce57"/>
            <table:table-cell table:style-name="ce22"/>
            <table:table-cell table:style-name="ce73" table:number-columns-spanned="6" table:number-rows-spanned="1"/>
            <table:covered-table-cell table:number-columns-repeated="5" table:style-name="ce73"/>
            <table:table-cell table:style-name="ce17"/>
            <table:table-cell table:style-name="ce97"/>
            <table:table-cell table:number-columns-repeated="1010"/>
          </table:table-row>
          <table:table-row table:style-name="ro4">
            <table:table-cell table:style-name="ce5" office:value-type="string" calcext:value-type="string">
              <text:p>Data da Realização:</text:p>
            </table:table-cell>
            <table:table-cell table:style-name="ce20" table:number-columns-spanned="2" table:number-rows-spanned="1"/>
            <table:covered-table-cell table:style-name="ce20"/>
            <table:table-cell table:style-name="ce22"/>
            <table:table-cell table:style-name="ce57"/>
            <table:table-cell table:style-name="ce22"/>
            <table:table-cell table:style-name="ce73" table:number-columns-spanned="6" table:number-rows-spanned="1"/>
            <table:covered-table-cell table:number-columns-repeated="5" table:style-name="ce73"/>
            <table:table-cell table:style-name="ce17"/>
            <table:table-cell table:style-name="ce97"/>
            <table:table-cell table:number-columns-repeated="2"/>
            <table:table-cell table:style-name="ce106"/>
            <table:table-cell table:number-columns-repeated="1007"/>
          </table:table-row>
          <table:table-row table:style-name="ro5">
            <table:table-cell table:style-name="ce6" office:value-type="string" calcext:value-type="string">
              <text:p>Sistema Operacional:</text:p>
            </table:table-cell>
            <table:table-cell table:style-name="ce21" table:number-columns-spanned="2" table:number-rows-spanned="1"/>
            <table:covered-table-cell table:style-name="ce21"/>
            <table:table-cell table:style-name="ce22"/>
            <table:table-cell table:style-name="ce57"/>
            <table:table-cell table:style-name="ce22" table:number-columns-repeated="6"/>
            <table:table-cell table:style-name="ce73"/>
            <table:table-cell table:style-name="ce22"/>
            <table:table-cell table:style-name="ce99"/>
            <table:table-cell table:style-name="ce105" table:number-columns-repeated="2"/>
            <table:table-cell table:style-name="ce107"/>
            <table:table-cell table:style-name="ce105" table:number-columns-repeated="1007"/>
          </table:table-row>
          <table:table-row table:style-name="ro6">
            <table:table-cell table:style-name="ce2"/>
            <table:table-cell table:style-name="ce22"/>
            <table:table-cell table:style-name="ce32"/>
            <table:table-cell table:style-name="ce22"/>
            <table:table-cell table:style-name="ce57"/>
            <table:table-cell table:style-name="ce22" table:number-columns-repeated="2"/>
            <table:table-cell table:style-name="ce76" office:value-type="string" calcext:value-type="string">
              <text:p>CO</text:p>
            </table:table-cell>
            <table:table-cell table:style-name="ce76" office:value-type="string" calcext:value-type="string">
              <text:p>NC</text:p>
            </table:table-cell>
            <table:table-cell table:style-name="ce76" office:value-type="string" calcext:value-type="string">
              <text:p>NA</text:p>
            </table:table-cell>
            <table:table-cell table:style-name="ce76" office:value-type="string" calcext:value-type="string">
              <text:p>CR</text:p>
            </table:table-cell>
            <table:table-cell table:style-name="ce73"/>
            <table:table-cell table:style-name="ce22"/>
            <table:table-cell table:style-name="ce99"/>
            <table:table-cell table:style-name="ce105" table:number-columns-repeated="2"/>
            <table:table-cell table:style-name="ce107"/>
            <table:table-cell table:style-name="ce105" table:number-columns-repeated="1007"/>
          </table:table-row>
        </table:table-header-rows>
        <table:table-row table:style-name="ro7">
          <table:table-cell table:style-name="ce7" office:value-type="string" calcext:value-type="string">
            <text:p>Categorias</text:p>
          </table:table-cell>
          <table:table-cell table:style-name="ce23" office:value-type="string" calcext:value-type="string">
            <text:p>Cód.</text:p>
          </table:table-cell>
          <table:table-cell table:style-name="ce23" office:value-type="string" calcext:value-type="string">
            <text:p>Itens</text:p>
          </table:table-cell>
          <table:table-cell table:style-name="ce50" office:value-type="string" calcext:value-type="string">
            <office:annotation draw:style-name="gr2" draw:text-style-name="P3" svg:width="28.99mm" svg:height="54.36mm" svg:x="325mm" svg:y="36.1mm" draw:caption-point-x="-0.11mm" draw:caption-point-y="2.61mm">
              <dc:date>2017-04-06T00:00:00</dc:date>
              <text:p text:style-name="P2"><text:span text:style-name="T1">ALGAR TECNOLOGIA:</text:span></text:p>
              <text:p text:style-name="P2"><text:span text:style-name="T1">D= Desejável </text:span></text:p>
              <text:p text:style-name="P2"><text:span text:style-name="T1">O= Obrigatório</text:span></text:p>
              <text:p text:style-name="P2"><text:span text:style-name="T1"/></text:p>
              <text:p text:style-name="P2"><text:span text:style-name="T1"/></text:p>
            </office:annotation>
            <text:p>T</text:p>
          </table:table-cell>
          <table:table-cell table:style-name="ce50" office:value-type="string" calcext:value-type="string">
            <text:p>OC</text:p>
          </table:table-cell>
          <table:table-cell table:style-name="ce23" office:value-type="string" calcext:value-type="string">
            <text:p>Auditoria</text:p>
          </table:table-cell>
          <table:table-cell table:style-name="ce23" office:value-type="string" calcext:value-type="string">
            <text:p>Critico</text:p>
          </table:table-cell>
          <table:table-cell table:style-name="ce23" table:formula="of:=SUM([.H10:.H59])" office:value-type="float" office:value="37" calcext:value-type="float">
            <text:p>37</text:p>
          </table:table-cell>
          <table:table-cell table:style-name="ce23" table:formula="of:=SUM([.I10:.I59])" office:value-type="float" office:value="0" calcext:value-type="float">
            <text:p>0</text:p>
          </table:table-cell>
          <table:table-cell table:style-name="ce23" table:formula="of:=SUM([.J10:.J59])" office:value-type="float" office:value="9" calcext:value-type="float">
            <text:p>9</text:p>
          </table:table-cell>
          <table:table-cell table:style-name="ce23" table:formula="of:=SUM([.K10:.K59])" office:value-type="float" office:value="0" calcext:value-type="float">
            <text:p>0</text:p>
          </table:table-cell>
          <table:table-cell table:style-name="ce83" office:value-type="string" calcext:value-type="string">
            <text:p>Observação</text:p>
          </table:table-cell>
          <table:table-cell table:style-name="ce95"/>
          <table:table-cell table:style-name="ce100" table:number-columns-repeated="3"/>
          <table:table-cell table:style-name="ce108"/>
          <table:table-cell table:style-name="ce100" table:number-columns-repeated="1007"/>
        </table:table-row>
        <table:table-row table:style-name="ro8">
          <table:table-cell table:style-name="ce8" office:value-type="string" calcext:value-type="string">
            <text:p>SEGURANÇA</text:p>
          </table:table-cell>
          <table:table-cell table:style-name="ce24" office:value-type="string" calcext:value-type="string">
            <text:p>1.1</text:p>
          </table:table-cell>
          <table:table-cell table:style-name="ce33" office:value-type="string" calcext:value-type="string">
            <text:p><text:span text:style-name="T2">1.1 Definir o propósito do sistema operacional para a instalação mínima de pacotes.</text:span></text:p>
            <text:p><text:span text:style-name="T3"/></text:p>
            <text:p><text:span text:style-name="T3">Antes da instalação, deve-se ter em mente qual serviço será executado pelo sistema operacional para que a instalação seja feita com o mínimo de pacotes e recursos possíveis, garantindo que não existirão arquivos e recursos desnecessários instalados</text:span></text:p>
          </table:table-cell>
          <table:table-cell table:style-name="ce51" office:value-type="string" calcext:value-type="string">
            <text:p>O</text:p>
          </table:table-cell>
          <table:table-cell table:style-name="ce51" office:value-type="float" office:value="0" calcext:value-type="float">
            <text:p>0</text:p>
          </table:table-cell>
          <table:table-cell table:style-name="ce69" table:content-validation-name="val1" office:value-type="string" calcext:value-type="string">
            <text:p>Conforme</text:p>
          </table:table-cell>
          <table:table-cell table:style-name="ce8" table:formula="of:=IF(([.F10]=[.$AA$2])*AND([.E10]=1);&quot;Impeditivo&quot;;&quot;&quot;)">
            <text:p/>
          </table:table-cell>
          <table:table-cell table:style-name="ce8" table:formula="of:=IF([.F10]=[.$AA$1];1;&quot;&quot;)" office:value-type="float" office:value="1" calcext:value-type="float">
            <text:p>1</text:p>
          </table:table-cell>
          <table:table-cell table:style-name="ce8" table:formula="of:=IF([.F10]=[.$AA$2];1;&quot;&quot;)">
            <text:p/>
          </table:table-cell>
          <table:table-cell table:style-name="ce8" table:formula="of:=IF([.F10]=[.$AA$3];1;&quot;&quot;)">
            <text:p/>
          </table:table-cell>
          <table:table-cell table:style-name="ce8" table:formula="of:=IF([.G10]=&quot;Impeditivo&quot;;1;&quot;&quot;)">
            <text:p/>
          </table:table-cell>
          <table:table-cell table:style-name="ce84"/>
          <table:table-cell table:style-name="ce17"/>
          <table:table-cell table:style-name="ce101" table:number-columns-repeated="1011"/>
        </table:table-row>
        <table:table-row table:style-name="ro9">
          <table:table-cell table:style-name="ce9" office:value-type="string" calcext:value-type="string">
            <text:p>SEGURANÇA</text:p>
          </table:table-cell>
          <table:table-cell table:style-name="ce25" office:value-type="string" calcext:value-type="string">
            <text:p>1.2</text:p>
          </table:table-cell>
          <table:table-cell table:style-name="ce34" office:value-type="string" calcext:value-type="string">
            <text:p><text:span text:style-name="T2">1.2 Definir o particionamento do disco do sistema operacional.</text:span></text:p>
            <text:p><text:span text:style-name="T2"/></text:p>
            <text:p><text:span text:style-name="T3">É recomendando a utilização de partições com filesystem tipo LVM e que as partições de alocação de dados (exemplo: /var e /home), partição de boot (/boot) e outras padrões do sistema operacional sejam criadas separados (/), desta forma, caso aconteça ocupação de 100% de uma partição que não seja a principal, o sistema operacional continuará funcional.</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Conforme</text:p>
          </table:table-cell>
          <table:table-cell table:style-name="ce8" table:formula="of:=IF(([.F11]=[.$AA$2])*AND([.E11]=1);&quot;Impeditivo&quot;;&quot;&quot;)">
            <text:p/>
          </table:table-cell>
          <table:table-cell table:style-name="ce9" table:formula="of:=IF([.F11]=[.$AA$1];1;&quot;&quot;)" office:value-type="float" office:value="1" calcext:value-type="float">
            <text:p>1</text:p>
          </table:table-cell>
          <table:table-cell table:style-name="ce9" table:formula="of:=IF([.F11]=[.$AA$2];1;&quot;&quot;)">
            <text:p/>
          </table:table-cell>
          <table:table-cell table:style-name="ce9" table:formula="of:=IF([.F11]=[.$AA$3];1;&quot;&quot;)">
            <text:p/>
          </table:table-cell>
          <table:table-cell table:style-name="ce9" table:formula="of:=IF([.G11]=&quot;Impeditivo&quot;;1;&quot;&quot;)">
            <text:p/>
          </table:table-cell>
          <table:table-cell table:style-name="ce85"/>
          <table:table-cell table:style-name="ce17"/>
          <table:table-cell table:style-name="ce101" table:number-columns-repeated="1011"/>
        </table:table-row>
        <table:table-row table:style-name="ro8">
          <table:table-cell table:style-name="ce9" office:value-type="string" calcext:value-type="string">
            <text:p>SEGURANÇA</text:p>
          </table:table-cell>
          <table:table-cell table:style-name="ce25" office:value-type="string" calcext:value-type="string">
            <text:p>1.3</text:p>
          </table:table-cell>
          <table:table-cell table:style-name="ce35" office:value-type="string" calcext:value-type="string">
            <text:p><text:span text:style-name="T2">1.3 Instalar o sistema operacional com o timezone adequado.</text:span></text:p>
            <text:p><text:span text:style-name="T2"/></text:p>
            <text:p><text:span text:style-name="T3">O timezone deve ser configurado adequadamente pois esta configuração é essencial para a tratativa de incidentes de segurança e para análise de falha. </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Conforme</text:p>
          </table:table-cell>
          <table:table-cell table:style-name="ce8" table:formula="of:=IF(([.F12]=[.$AA$2])*AND([.E12]=1);&quot;Impeditivo&quot;;&quot;&quot;)">
            <text:p/>
          </table:table-cell>
          <table:table-cell table:style-name="ce9" table:formula="of:=IF([.F12]=[.$AA$1];1;&quot;&quot;)" office:value-type="float" office:value="1" calcext:value-type="float">
            <text:p>1</text:p>
          </table:table-cell>
          <table:table-cell table:style-name="ce9" table:formula="of:=IF([.F12]=[.$AA$2];1;&quot;&quot;)">
            <text:p/>
          </table:table-cell>
          <table:table-cell table:style-name="ce9" table:formula="of:=IF([.F12]=[.$AA$3];1;&quot;&quot;)">
            <text:p/>
          </table:table-cell>
          <table:table-cell table:style-name="ce9" table:formula="of:=IF([.G12]=&quot;Impeditivo&quot;;1;&quot;&quot;)">
            <text:p/>
          </table:table-cell>
          <table:table-cell table:style-name="ce85"/>
          <table:table-cell table:style-name="ce17"/>
          <table:table-cell table:style-name="ce101" table:number-columns-repeated="1011"/>
        </table:table-row>
        <table:table-row table:style-name="ro9">
          <table:table-cell table:style-name="ce9" office:value-type="string" calcext:value-type="string">
            <text:p>SEGURANÇA</text:p>
          </table:table-cell>
          <table:table-cell table:style-name="ce25" office:value-type="string" calcext:value-type="string">
            <text:p>1.4</text:p>
          </table:table-cell>
          <table:table-cell table:style-name="ce35" office:value-type="string" calcext:value-type="string">
            <text:p><text:span text:style-name="T2">1.4 Habilitar SELinux ( Security-Enhanced Linux ).</text:span></text:p>
            <text:p><text:span text:style-name="T2"/></text:p>
            <text:p><text:span text:style-name="T3">O SELinux implementa vários níveis de segurança adicionais ao kernel do sistema operacional e deve ser habilitado. O modo que deve ser habilitado é o "enforcing", habilita ou na instalação ou atráves do arquivo /etc/selinux/config através da opção: SELINUX = enforcing</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Não se Aplica</text:p>
          </table:table-cell>
          <table:table-cell table:style-name="ce8" table:formula="of:=IF(([.F13]=[.$AA$2])*AND([.E13]=1);&quot;Impeditivo&quot;;&quot;&quot;)">
            <text:p/>
          </table:table-cell>
          <table:table-cell table:style-name="ce9" table:number-columns-repeated="4"/>
          <table:table-cell table:style-name="ce85"/>
          <table:table-cell table:style-name="ce17"/>
          <table:table-cell table:style-name="ce101" table:number-columns-repeated="1011"/>
        </table:table-row>
        <table:table-row table:style-name="ro8">
          <table:table-cell table:style-name="ce9" office:value-type="string" calcext:value-type="string">
            <text:p>SEGURANÇA</text:p>
          </table:table-cell>
          <table:table-cell table:style-name="ce25" office:value-type="string" calcext:value-type="string">
            <text:p>1.5</text:p>
          </table:table-cell>
          <table:table-cell table:style-name="ce35" office:value-type="string" calcext:value-type="string">
            <text:p><text:span text:style-name="T2">1.5 Implementar senha no gerenciador de boot ( grub ou lilo ).</text:span></text:p>
            <text:p><text:span text:style-name="T3"/></text:p>
            <text:p><text:span text:style-name="T3">É recomendado que se implemente senha no gerenciador de boot do sistema operacional para que se tenha um nível de segurança adicional no acesso local (senha padrão definida pela equipe administração linux CTI) </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Conforme</text:p>
          </table:table-cell>
          <table:table-cell table:style-name="ce8" table:formula="of:=IF(([.F14]=[.$AA$2])*AND([.E14]=1);&quot;Impeditivo&quot;;&quot;&quot;)">
            <text:p/>
          </table:table-cell>
          <table:table-cell table:style-name="ce9" table:formula="of:=IF([.F14]=[.$AA$1];1;&quot;&quot;)" office:value-type="float" office:value="1" calcext:value-type="float">
            <text:p>1</text:p>
          </table:table-cell>
          <table:table-cell table:style-name="ce9" table:formula="of:=IF([.F14]=[.$AA$2];1;&quot;&quot;)">
            <text:p/>
          </table:table-cell>
          <table:table-cell table:style-name="ce9" table:formula="of:=IF([.F14]=[.$AA$3];1;&quot;&quot;)">
            <text:p/>
          </table:table-cell>
          <table:table-cell table:style-name="ce9" table:formula="of:=IF([.G14]=&quot;Impeditivo&quot;;1;&quot;&quot;)">
            <text:p/>
          </table:table-cell>
          <table:table-cell table:style-name="ce85"/>
          <table:table-cell table:style-name="ce17"/>
          <table:table-cell table:style-name="ce101" table:number-columns-repeated="3"/>
          <table:table-cell table:style-name="ce106"/>
          <table:table-cell table:style-name="ce101" table:number-columns-repeated="1007"/>
        </table:table-row>
        <table:table-row table:style-name="ro10">
          <table:table-cell table:style-name="ce9" office:value-type="string" calcext:value-type="string">
            <text:p>SEGURANÇA</text:p>
          </table:table-cell>
          <table:table-cell table:style-name="ce25" office:value-type="string" calcext:value-type="string">
            <text:p>1.6</text:p>
          </table:table-cell>
          <table:table-cell table:style-name="ce35" office:value-type="string" calcext:value-type="string">
            <text:p><text:span text:style-name="T2">1.6 Realizar a atualização de patches de segurança e dos aplicativos do sistema operacional.</text:span></text:p>
            <text:p><text:span text:style-name="T2"/></text:p>
            <text:p><text:span text:style-name="T3">O sistema operacional deve atualizado após a instalação.</text:span></text:p>
            <text:p><text:span text:style-name="T3">O sistema operacional sempre deve estar atualizado. É necessário que sejam criadas rotinas (automatizadas ou manuais) para fazer a atualização dos patches de segurança e dos aplicativos. Isto se faz necessário em virtude da velocidade com que são lançados exploits para exploração de vulnerabilidades recém-descobertas nos aplicativos e sistema operacional. </text:span></text:p>
            <text:p><text:span text:style-name="T3">Para evitar problemas em rotinas automatizadas, excluir das atualizações os pacotes do kernel (estes deverão ser atualizados manualmente).</text:span></text:p>
            <text:p><text:span text:style-name="T3"/></text:p>
            <text:p><text:span text:style-name="T3">Para excluir no yum os pacotes relacionados ao kernel, inserir a seguinte linha no arquivo /etc/yum.conf:</text:span></text:p>
            <text:p><text:span text:style-name="T3">exclude=kernel*</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Conforme</text:p>
          </table:table-cell>
          <table:table-cell table:style-name="ce8" table:formula="of:=IF(([.F15]=[.$AA$2])*AND([.E15]=1);&quot;Impeditivo&quot;;&quot;&quot;)">
            <text:p/>
          </table:table-cell>
          <table:table-cell table:style-name="ce9" table:formula="of:=IF([.F15]=[.$AA$1];1;&quot;&quot;)" office:value-type="float" office:value="1" calcext:value-type="float">
            <text:p>1</text:p>
          </table:table-cell>
          <table:table-cell table:style-name="ce9" table:formula="of:=IF([.F15]=[.$AA$2];1;&quot;&quot;)">
            <text:p/>
          </table:table-cell>
          <table:table-cell table:style-name="ce9" table:formula="of:=IF([.F15]=[.$AA$3];1;&quot;&quot;)">
            <text:p/>
          </table:table-cell>
          <table:table-cell table:style-name="ce9" table:formula="of:=IF([.G15]=&quot;Impeditivo&quot;;1;&quot;&quot;)">
            <text:p/>
          </table:table-cell>
          <table:table-cell table:style-name="ce85"/>
          <table:table-cell table:style-name="ce17"/>
          <table:table-cell table:style-name="ce101" table:number-columns-repeated="3"/>
          <table:table-cell table:style-name="ce106"/>
          <table:table-cell table:style-name="ce101" table:number-columns-repeated="1007"/>
        </table:table-row>
        <table:table-row table:style-name="ro11">
          <table:table-cell table:style-name="ce9" office:value-type="string" calcext:value-type="string">
            <text:p>SEGURANÇA</text:p>
          </table:table-cell>
          <table:table-cell table:style-name="ce25" office:value-type="string" calcext:value-type="string">
            <text:p>1.7</text:p>
          </table:table-cell>
          <table:table-cell table:style-name="ce35" office:value-type="string" calcext:value-type="string">
            <text:p><text:span text:style-name="T2">1.7 Desativar IPV6.</text:span></text:p>
            <text:p><text:span text:style-name="T2"/></text:p>
            <text:p><text:span text:style-name="T3">Desabilitar nas configurações da interface de rede.</text:span></text:p>
          </table:table-cell>
          <table:table-cell table:style-name="ce52" office:value-type="string" calcext:value-type="string">
            <text:p>O</text:p>
          </table:table-cell>
          <table:table-cell table:style-name="ce25" office:value-type="float" office:value="0" calcext:value-type="float">
            <text:p>0</text:p>
          </table:table-cell>
          <table:table-cell table:style-name="ce70" table:content-validation-name="val1" office:value-type="string" calcext:value-type="string">
            <text:p>Conforme</text:p>
          </table:table-cell>
          <table:table-cell table:style-name="ce8" table:formula="of:=IF(([.F16]=[.$AA$2])*AND([.E16]=1);&quot;Impeditivo&quot;;&quot;&quot;)">
            <text:p/>
          </table:table-cell>
          <table:table-cell table:style-name="ce9" table:formula="of:=IF([.F16]=[.$AA$1];1;&quot;&quot;)" office:value-type="float" office:value="1" calcext:value-type="float">
            <text:p>1</text:p>
          </table:table-cell>
          <table:table-cell table:style-name="ce9" table:formula="of:=IF([.F16]=[.$AA$2];1;&quot;&quot;)">
            <text:p/>
          </table:table-cell>
          <table:table-cell table:style-name="ce9" table:formula="of:=IF([.F16]=[.$AA$3];1;&quot;&quot;)">
            <text:p/>
          </table:table-cell>
          <table:table-cell table:style-name="ce9" table:formula="of:=IF([.G16]=&quot;Impeditivo&quot;;1;&quot;&quot;)">
            <text:p/>
          </table:table-cell>
          <table:table-cell table:style-name="ce85"/>
          <table:table-cell table:style-name="ce17"/>
          <table:table-cell table:style-name="ce101" table:number-columns-repeated="3"/>
          <table:table-cell table:style-name="ce106"/>
          <table:table-cell table:style-name="ce101" table:number-columns-repeated="1007"/>
        </table:table-row>
        <table:table-row table:style-name="ro12">
          <table:table-cell table:style-name="ce9" office:value-type="string" calcext:value-type="string">
            <text:p>SEGURANÇA</text:p>
          </table:table-cell>
          <table:table-cell table:style-name="ce25" office:value-type="string" calcext:value-type="string">
            <text:p>1.8</text:p>
          </table:table-cell>
          <table:table-cell table:style-name="ce34" office:value-type="string" calcext:value-type="string">
            <text:p><text:span text:style-name="T2">1.8 Adequar o runlevel de inicialização do sistema para o modo adequado (sem interface gráfica).</text:span></text:p>
            <text:p><text:span text:style-name="T2"/></text:p>
            <text:p><text:span text:style-name="T3">O sistema operacional deve estar programado para sempre entrar em execução com o nível de runlevel adequado ( sem interface gráfica e outros recursos não necessários como o xfs).</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Conforme</text:p>
          </table:table-cell>
          <table:table-cell table:style-name="ce8" table:formula="of:=IF(([.F17]=[.$AA$2])*AND([.E17]=1);&quot;Impeditivo&quot;;&quot;&quot;)">
            <text:p/>
          </table:table-cell>
          <table:table-cell table:style-name="ce9" table:formula="of:=IF([.F17]=[.$AA$1];1;&quot;&quot;)" office:value-type="float" office:value="1" calcext:value-type="float">
            <text:p>1</text:p>
          </table:table-cell>
          <table:table-cell table:style-name="ce9" table:formula="of:=IF([.F17]=[.$AA$2];1;&quot;&quot;)">
            <text:p/>
          </table:table-cell>
          <table:table-cell table:style-name="ce9" table:formula="of:=IF([.F17]=[.$AA$3];1;&quot;&quot;)">
            <text:p/>
          </table:table-cell>
          <table:table-cell table:style-name="ce9" table:formula="of:=IF([.G17]=&quot;Impeditivo&quot;;1;&quot;&quot;)">
            <text:p/>
          </table:table-cell>
          <table:table-cell table:style-name="ce85"/>
          <table:table-cell table:style-name="ce17"/>
          <table:table-cell table:style-name="ce101" table:number-columns-repeated="3"/>
          <table:table-cell table:style-name="ce106"/>
          <table:table-cell table:style-name="ce101" table:number-columns-repeated="1007"/>
        </table:table-row>
        <table:table-row table:style-name="ro13">
          <table:table-cell table:style-name="ce9" office:value-type="string" calcext:value-type="string">
            <text:p>SEGURANÇA</text:p>
          </table:table-cell>
          <table:table-cell table:style-name="ce25" office:value-type="string" calcext:value-type="string">
            <text:p>1.9</text:p>
          </table:table-cell>
          <table:table-cell table:style-name="ce35" office:value-type="string" calcext:value-type="string">
            <text:p><text:span text:style-name="T2">1.9 Especificar os servidores NTP do ambiente para o sincronismo do relógio do sistema operacional (10.32.9.230 - 10.32.8.1).</text:span></text:p>
            <text:p><text:span text:style-name="T2"/></text:p>
            <text:p><text:span text:style-name="T4">O sincronismo do relógio é imprescindível para se fazer correla</text:span><text:span text:style-name="T5">çã</text:span><text:span text:style-name="T6">o de eventos ou tratar incidentes de seguran</text:span><text:span text:style-name="T5">ç</text:span><text:span text:style-name="T6">a. O sincronismo do relógio deve estar sempre funcionando no sistema operacional.</text:span></text:p>
            <text:p><text:span text:style-name="T4">O sistema operacional deve possuir rotinas para fazer a sincroniza</text:span><text:span text:style-name="T5">çã</text:span><text:span text:style-name="T6">o do relógio periodicamente. O ideal é que o período máximo de intervalo entre as sincroniza</text:span><text:span text:style-name="T5">çõ</text:span><text:span text:style-name="T6">es seja de 30 minutos para que o relógio esteja sempre confiável.</text:span></text:p>
            <text:p><text:span text:style-name="T3"/></text:p>
            <text:p><text:span text:style-name="T7">Para realizar esta configura</text:span><text:span text:style-name="T8">çã</text:span><text:span text:style-name="T9">o, logar com o usuário root e executar os seguintes comandos:</text:span></text:p>
            <text:p><text:span text:style-name="T3"/></text:p>
            <text:p><text:span text:style-name="T3">chkconfig crond on</text:span></text:p>
            <text:p><text:span text:style-name="T3">service crond start</text:span></text:p>
            <text:p><text:span text:style-name="T3">crontab -e</text:span></text:p>
            <text:p><text:span text:style-name="T3"/></text:p>
            <text:p><text:span text:style-name="T3">Inserir as seguintes linhas no crontab do usuário root:</text:span></text:p>
            <text:p><text:span text:style-name="T3">########### Check List de Seguranca ################</text:span></text:p>
            <text:p><text:span text:style-name="T3">0,30 * * * * /usr/sbin/ntpdate -u 10.32.9.230</text:span></text:p>
            <text:p><text:span text:style-name="T3">0,30 * * * * /usr/sbin/ntpdate -u 10.32.8.1</text:span></text:p>
            <text:p><text:span text:style-name="T3">0,30 * * * * /sbin/hwclock --systohc</text:span></text:p>
            <text:p><text:span text:style-name="T3">############################################</text:span></text:p>
            <text:p><text:span text:style-name="T3"/></text:p>
            <text:p><text:span text:style-name="T3">RHEL instalar o pacote chrony</text:span></text:p>
            <text:p><text:span text:style-name="T3">vim /etc/chrony.conf</text:span></text:p>
            <text:p><text:span text:style-name="T3"/></text:p>
            <text:p><text:span text:style-name="T3">server 10.99.113.11 iburst</text:span></text:p>
            <text:p><text:span text:style-name="T3">server 10.32.9.230 iburst</text:span></text:p>
            <text:p><text:span text:style-name="T3">server 10.32.8.1 iburst</text:span></text:p>
            <text:p><text:span text:style-name="T3"/></text:p>
            <text:p><text:span text:style-name="T3">systemctl restart  chronyd.service</text:span></text:p>
            <text:p><text:span text:style-name="T3"/></text:p>
            <text:p><text:span text:style-name="T3"/></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Conforme</text:p>
          </table:table-cell>
          <table:table-cell table:style-name="ce8" table:formula="of:=IF(([.F18]=[.$AA$2])*AND([.E18]=1);&quot;Impeditivo&quot;;&quot;&quot;)">
            <text:p/>
          </table:table-cell>
          <table:table-cell table:style-name="ce9" table:formula="of:=IF([.F18]=[.$AA$1];1;&quot;&quot;)" office:value-type="float" office:value="1" calcext:value-type="float">
            <text:p>1</text:p>
          </table:table-cell>
          <table:table-cell table:style-name="ce9" table:formula="of:=IF([.F18]=[.$AA$2];1;&quot;&quot;)">
            <text:p/>
          </table:table-cell>
          <table:table-cell table:style-name="ce9" table:formula="of:=IF([.F18]=[.$AA$3];1;&quot;&quot;)">
            <text:p/>
          </table:table-cell>
          <table:table-cell table:style-name="ce9" table:formula="of:=IF([.G18]=&quot;Impeditivo&quot;;1;&quot;&quot;)">
            <text:p/>
          </table:table-cell>
          <table:table-cell table:style-name="ce85"/>
          <table:table-cell table:style-name="ce17"/>
          <table:table-cell table:style-name="ce101" table:number-columns-repeated="1011"/>
        </table:table-row>
        <table:table-row table:style-name="ro13">
          <table:table-cell table:style-name="ce9" office:value-type="string" calcext:value-type="string">
            <text:p>SEGURANÇA</text:p>
          </table:table-cell>
          <table:table-cell table:style-name="ce25" office:value-type="string" calcext:value-type="string">
            <text:p>1.10</text:p>
          </table:table-cell>
          <table:table-cell table:style-name="ce35" office:value-type="string" calcext:value-type="string">
            <text:p><text:span text:style-name="T10">1.10 Configurar no kernel do sistema operacional, par</text:span><text:span text:style-name="T11">â</text:span><text:span text:style-name="T12">metros de seguran</text:span><text:span text:style-name="T11">ç</text:span><text:span text:style-name="T12">a relacionados a rede .</text:span></text:p>
            <text:p><text:span text:style-name="T3"/></text:p>
            <text:p><text:span text:style-name="T13">Alguns par</text:span><text:span text:style-name="T14">â</text:span><text:span text:style-name="T15">metros de rede podem ser modificados no kernel para garantir um nível adicional de seguran</text:span><text:span text:style-name="T16">ç</text:span><text:span text:style-name="T15">a nos servi</text:span><text:span text:style-name="T16">ç</text:span><text:span text:style-name="T15">os oferecidos pela rede. </text:span></text:p>
            <text:p><text:span text:style-name="T4">S</text:span><text:span text:style-name="T5">ã</text:span><text:span text:style-name="T6">o exemplos de par</text:span><text:span text:style-name="T5">â</text:span><text:span text:style-name="T6">metros para serem alterados no /etc/sysctl.conf: </text:span></text:p>
            <text:p><text:span text:style-name="T7">net.ipv4.tcp_syncookies = 1 : habilita o mecanismo de cookies para a prote</text:span><text:span text:style-name="T8">çã</text:span><text:span text:style-name="T9">o de ataques do tipo "syn flood"</text:span></text:p>
            <text:p><text:span text:style-name="T7">net.ipv4.tcp_max_syn_backlog = 1024 : configura o número máximo de requisi</text:span><text:span text:style-name="T8">çõ</text:span><text:span text:style-name="T9">es SYN que o servidor manterá na memória antes de receber o SYN_ACK do cliente</text:span></text:p>
            <text:p><text:span text:style-name="T7">net.ipv4.icmp_echo_ignore_broadcasts = 1 : desabilita pacotes ICMP para endere</text:span><text:span text:style-name="T8">ç</text:span><text:span text:style-name="T9">os de broadcast</text:span></text:p>
            <text:p><text:span text:style-name="T3">net.ipv4.ip_forward = 0 : desabilita o roteamento de pacotes entre as interfaces de rede do sistema</text:span></text:p>
            <text:p><text:span text:style-name="T3"/></text:p>
            <text:p><text:span text:style-name="T7">OBS.: Se houver necessidade de habilitar o roteamento, checar no documento de apoio outros par</text:span><text:span text:style-name="T8">â</text:span><text:span text:style-name="T9">metros que devem ser configurados.</text:span></text:p>
            <text:p><text:span text:style-name="T3"/></text:p>
            <text:p><text:span text:style-name="T3">### Parametros Seguranca Check List ####</text:span></text:p>
            <text:p><text:span text:style-name="T3">net.ipv4.tcp_syncookies = 1</text:span></text:p>
            <text:p><text:span text:style-name="T3">net.ipv4.tcp_max_syn_backlog = 1024</text:span></text:p>
            <text:p><text:span text:style-name="T3">net.ipv4.ip_forward = 0</text:span></text:p>
            <text:p><text:span text:style-name="T3">net.ipv4.icmp_echo_ignore_broadcasts = 1</text:span></text:p>
            <text:p><text:span text:style-name="T3">##############################</text:span></text:p>
            <text:p><text:span text:style-name="T3"/></text:p>
            <text:p><text:span text:style-name="T3"/></text:p>
            <text:p><text:span text:style-name="T3">RHEL7</text:span></text:p>
            <text:p><text:span text:style-name="T3">/etc/sysctl.d/100-backlog.conf  (CRIAR SE NAO TIVER)</text:span></text:p>
            <text:p><text:span text:style-name="T3"/></text:p>
            <text:p><text:span text:style-name="T3"># Check List de Seguranca - PACELO</text:span></text:p>
            <text:p><text:span text:style-name="T3">net.ipv4.tcp_max_syn_backlog = 1024</text:span></text:p>
            <text:p><text:span text:style-name="T3">net.ipv4.tcp_syncookies = 1</text:span></text:p>
            <text:p><text:span text:style-name="T3">net.ipv4.ip_forward = 0</text:span></text:p>
            <text:p><text:span text:style-name="T3">net.ipv4.icmp_echo_ignore_broadcasts = 1</text:span></text:p>
            <text:p><text:span text:style-name="T3"/></text:p>
          </table:table-cell>
          <table:table-cell table:style-name="ce52" office:value-type="string" calcext:value-type="string">
            <text:p>D</text:p>
          </table:table-cell>
          <table:table-cell table:style-name="ce52" office:value-type="float" office:value="0" calcext:value-type="float">
            <text:p>0</text:p>
          </table:table-cell>
          <table:table-cell table:style-name="ce70" table:content-validation-name="val1" office:value-type="string" calcext:value-type="string">
            <text:p>Conforme</text:p>
          </table:table-cell>
          <table:table-cell table:style-name="ce8" table:formula="of:=IF(([.F19]=[.$AA$2])*AND([.E19]=1);&quot;Impeditivo&quot;;&quot;&quot;)">
            <text:p/>
          </table:table-cell>
          <table:table-cell table:style-name="ce9" table:formula="of:=IF([.F19]=[.$AA$1];1;&quot;&quot;)" office:value-type="float" office:value="1" calcext:value-type="float">
            <text:p>1</text:p>
          </table:table-cell>
          <table:table-cell table:style-name="ce9" table:formula="of:=IF([.F19]=[.$AA$2];1;&quot;&quot;)">
            <text:p/>
          </table:table-cell>
          <table:table-cell table:style-name="ce9" table:formula="of:=IF([.F19]=[.$AA$3];1;&quot;&quot;)">
            <text:p/>
          </table:table-cell>
          <table:table-cell table:style-name="ce9" table:formula="of:=IF([.G19]=&quot;Impeditivo&quot;;1;&quot;&quot;)">
            <text:p/>
          </table:table-cell>
          <table:table-cell table:style-name="ce85"/>
          <table:table-cell table:style-name="ce17"/>
          <table:table-cell table:style-name="ce101" table:number-columns-repeated="1011"/>
        </table:table-row>
        <table:table-row table:style-name="ro14">
          <table:table-cell table:style-name="ce9" office:value-type="string" calcext:value-type="string">
            <text:p>SEGURANÇA</text:p>
          </table:table-cell>
          <table:table-cell table:style-name="ce25" office:value-type="string" calcext:value-type="string">
            <text:p>1.11</text:p>
          </table:table-cell>
          <table:table-cell table:style-name="ce34" office:value-type="string" calcext:value-type="string">
            <text:p><text:span text:style-name="T2">1.11 Desabilitar serviços desnecessários.</text:span></text:p>
            <text:p><text:span text:style-name="T2"/></text:p>
            <text:p><text:span text:style-name="T3">O sistema operacional deve "ouvir" apenas nas portas que estejam em produção e sejam realmente necessárias, visto que o principal ponto de comunicação da rede com o sistema operacional é através das portas dos serviços. Deve ser realizada uma análise pelo administrador do ambiente a fim de identificar quais dos serviços podem ou não serem desabilitados. São exemplos de serviços que geralmente foram instalados por padrão e que, quase sempre podem ser desabilitados: </text:span></text:p>
            <text:p><text:span text:style-name="T3">Serviços iniciados via /etc/xinet.d:</text:span></text:p>
            <text:p><text:span text:style-name="T3">chargen, chargen-udp, cups-lpd, cups, daytime, daytime-udp, echo, echo-udp, eklogin,  ekrb5-telnet, finger, gssftp, imap, imaps, ipop2, ipop3, krb5-telnet, klogin, kshell, ktalk, ntalk, pop3s, rexec, rlogin, rsh, rsync, servers, services, sgi_fam, talk, telnet, tftp, time e time-udp</text:span></text:p>
            <text:p><text:span text:style-name="T3"/></text:p>
            <text:p><text:span text:style-name="T3">Serviços iniciados via /etc/rc.d/rc*.d:</text:span></text:p>
            <text:p><text:span text:style-name="T3">vsftp, apmd, avahi-daemon, canna, cups-config-daemon, FreeWnn, gpm, hidd, hpoj, hplip, innd, irda, isdn, kdcrotate, lvs, mars-nwe, messagebus, oki4daemon, privoxy, rstatd, rusersd, rwalld, rwhod, spamassassin, wine, nfs, nfslock, autofs, ypbind, ypserv, yppasswdd, portmap, smb, netfs, lpd, apache, httpd, tux, snmpd, named,</text:span></text:p>
            <text:p><text:span text:style-name="T3">postgresql, mysqld, webmin, kudzu, squid, cups, ip6tables, iptables, pcmcia, bluetooth e mDNSResponder</text:span></text:p>
            <text:p><text:span text:style-name="T3"/></text:p>
            <text:p><text:span text:style-name="T3">Para configurar use chkconfig ou setup.</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Conforme</text:p>
          </table:table-cell>
          <table:table-cell table:style-name="ce8" table:formula="of:=IF(([.F20]=[.$AA$2])*AND([.E20]=1);&quot;Impeditivo&quot;;&quot;&quot;)">
            <text:p/>
          </table:table-cell>
          <table:table-cell table:style-name="ce9" table:formula="of:=IF([.F20]=[.$AA$1];1;&quot;&quot;)" office:value-type="float" office:value="1" calcext:value-type="float">
            <text:p>1</text:p>
          </table:table-cell>
          <table:table-cell table:style-name="ce9" table:formula="of:=IF([.F20]=[.$AA$2];1;&quot;&quot;)">
            <text:p/>
          </table:table-cell>
          <table:table-cell table:style-name="ce9" table:formula="of:=IF([.F20]=[.$AA$3];1;&quot;&quot;)">
            <text:p/>
          </table:table-cell>
          <table:table-cell table:style-name="ce9" table:formula="of:=IF([.G20]=&quot;Impeditivo&quot;;1;&quot;&quot;)">
            <text:p/>
          </table:table-cell>
          <table:table-cell table:style-name="ce85"/>
          <table:table-cell table:style-name="ce95"/>
          <table:table-cell table:style-name="ce102" table:number-columns-repeated="1011"/>
        </table:table-row>
        <table:table-row table:style-name="ro15">
          <table:table-cell table:style-name="ce9" office:value-type="string" calcext:value-type="string">
            <text:p>SEGURANÇA</text:p>
          </table:table-cell>
          <table:table-cell table:style-name="ce25" office:value-type="string" calcext:value-type="string">
            <text:p>1.12</text:p>
          </table:table-cell>
          <table:table-cell table:style-name="ce35" office:value-type="string" calcext:value-type="string">
            <text:p><text:span text:style-name="T2">1.12 Eliminar serviços que não implementam segurança adequada na comunicação ou na autenticação.</text:span></text:p>
            <text:p><text:span text:style-name="T2"/></text:p>
            <text:p><text:span text:style-name="T3">Todos os serviços que não possuem nível adequado de segurança e que não implementam criptografia na comunicação devem ser removidos ou substituídos por serviços com um nível adequado de segurança (exemplo: Telnet, FTP, Rlogin, Rsh, Rcp, IMAP, POP, etc)</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Conforme</text:p>
          </table:table-cell>
          <table:table-cell table:style-name="ce8" table:formula="of:=IF(([.F21]=[.$AA$2])*AND([.E21]=1);&quot;Impeditivo&quot;;&quot;&quot;)">
            <text:p/>
          </table:table-cell>
          <table:table-cell table:style-name="ce9" table:formula="of:=IF([.F21]=[.$AA$1];1;&quot;&quot;)" office:value-type="float" office:value="1" calcext:value-type="float">
            <text:p>1</text:p>
          </table:table-cell>
          <table:table-cell table:style-name="ce9" table:formula="of:=IF([.F21]=[.$AA$2];1;&quot;&quot;)">
            <text:p/>
          </table:table-cell>
          <table:table-cell table:style-name="ce9" table:formula="of:=IF([.F21]=[.$AA$3];1;&quot;&quot;)">
            <text:p/>
          </table:table-cell>
          <table:table-cell table:style-name="ce9" table:formula="of:=IF([.G21]=&quot;Impeditivo&quot;;1;&quot;&quot;)">
            <text:p/>
          </table:table-cell>
          <table:table-cell table:style-name="ce85"/>
          <table:table-cell table:style-name="ce17"/>
          <table:table-cell table:style-name="ce101" table:number-columns-repeated="1011"/>
        </table:table-row>
        <table:table-row table:style-name="ro16">
          <table:table-cell table:style-name="ce9" office:value-type="string" calcext:value-type="string">
            <text:p>SEGURANÇA</text:p>
          </table:table-cell>
          <table:table-cell table:style-name="ce25" office:value-type="string" calcext:value-type="string">
            <text:p>1.13</text:p>
          </table:table-cell>
          <table:table-cell table:style-name="ce35" office:value-type="string" calcext:value-type="string">
            <text:p><text:span text:style-name="T17">1.13 Desabilitar a utiliza</text:span><text:span text:style-name="T18">çã</text:span><text:span text:style-name="T19">o do recurso CTRL+ALT+DEL no sistema operacional.</text:span></text:p>
            <text:p><text:span text:style-name="T2"/></text:p>
            <text:p><text:span text:style-name="T7">Este recurso deve ser desabilitado no sistema operacional para evitar que o comando CTRL+ALT+DEL quando digitado no sistema operacional fa</text:span><text:span text:style-name="T8">ç</text:span><text:span text:style-name="T9">a o servidor reiniciar.</text:span></text:p>
            <text:p><text:span text:style-name="T3"/></text:p>
            <text:p><text:span text:style-name="T3">Para desabilitar o CTRL+ALT+DEL, editar o arquivo /etc/inittab e comentar a seguinte linha:</text:span></text:p>
            <text:p><text:span text:style-name="T3">#ca:12345:ctrlaltdel:/sbin/shutdown -t1 -a -r now</text:span></text:p>
            <text:p><text:span text:style-name="T3"/></text:p>
            <text:p><text:span text:style-name="T3">RHEL7</text:span></text:p>
            <text:p><text:span text:style-name="T3">systemctl disable ctrl-alt-del.target</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Conforme</text:p>
          </table:table-cell>
          <table:table-cell table:style-name="ce8" table:formula="of:=IF(([.F22]=[.$AA$2])*AND([.E22]=1);&quot;Impeditivo&quot;;&quot;&quot;)">
            <text:p/>
          </table:table-cell>
          <table:table-cell table:style-name="ce9" table:formula="of:=IF([.F22]=[.$AA$1];1;&quot;&quot;)" office:value-type="float" office:value="1" calcext:value-type="float">
            <text:p>1</text:p>
          </table:table-cell>
          <table:table-cell table:style-name="ce9" table:formula="of:=IF([.F22]=[.$AA$2];1;&quot;&quot;)">
            <text:p/>
          </table:table-cell>
          <table:table-cell table:style-name="ce9" table:formula="of:=IF([.F22]=[.$AA$3];1;&quot;&quot;)">
            <text:p/>
          </table:table-cell>
          <table:table-cell table:style-name="ce9" table:formula="of:=IF([.G22]=&quot;Impeditivo&quot;;1;&quot;&quot;)">
            <text:p/>
          </table:table-cell>
          <table:table-cell table:style-name="ce85"/>
          <table:table-cell table:style-name="ce17"/>
          <table:table-cell table:style-name="ce101" table:number-columns-repeated="1011"/>
        </table:table-row>
        <table:table-row table:style-name="ro17">
          <table:table-cell table:style-name="ce9" office:value-type="string" calcext:value-type="string">
            <text:p>SEGURANÇA</text:p>
          </table:table-cell>
          <table:table-cell table:style-name="ce25" office:value-type="string" calcext:value-type="string">
            <text:p>1.14</text:p>
          </table:table-cell>
          <table:table-cell table:style-name="ce35" office:value-type="string" calcext:value-type="string">
            <text:p><text:span text:style-name="T2">1.14 Remover ferramentas de compilação.</text:span></text:p>
            <text:p><text:span text:style-name="T2"/></text:p>
            <text:p><text:span text:style-name="T3">Todas as ferramentas de compilação existentes no sistema devem ser removidas. Ferramentas de compilação são utilizadas por invasores para compilar códigos no sistema operacional com o objetivo de obterem o acesso de super usuário (root).</text:span></text:p>
            <text:p><text:span text:style-name="T3">Exemplo de ferramentas de compilação: gcc, gcc3, gcc3-c++, gcc3-g77, gcc3-java, gcc3-objc, gcc-c++, gcc-chill, gcc-g77, gcc-java, gcc-objc, bin86, dev86, cc, flex, bison e nasm.</text:span></text:p>
            <text:p><text:span text:style-name="T3"/></text:p>
            <text:p><text:span text:style-name="T3">O comando a seguir, ajuda a identificar ferramentas de compilação instaladas no ambiente:</text:span></text:p>
            <text:p><text:span text:style-name="T3">rpm -qa | egrep "^gcc|java|bin86|dev86|cc|flex|bison|nasm"</text:span></text:p>
          </table:table-cell>
          <table:table-cell table:style-name="ce52" office:value-type="string" calcext:value-type="string">
            <text:p>D</text:p>
          </table:table-cell>
          <table:table-cell table:style-name="ce52" office:value-type="float" office:value="0" calcext:value-type="float">
            <text:p>0</text:p>
          </table:table-cell>
          <table:table-cell table:style-name="ce70" table:content-validation-name="val1" office:value-type="string" calcext:value-type="string">
            <text:p>Conforme</text:p>
          </table:table-cell>
          <table:table-cell table:style-name="ce8" table:formula="of:=IF(([.F23]=[.$AA$2])*AND([.E23]=1);&quot;Impeditivo&quot;;&quot;&quot;)">
            <text:p/>
          </table:table-cell>
          <table:table-cell table:style-name="ce9" table:formula="of:=IF([.F23]=[.$AA$1];1;&quot;&quot;)" office:value-type="float" office:value="1" calcext:value-type="float">
            <text:p>1</text:p>
          </table:table-cell>
          <table:table-cell table:style-name="ce9" table:formula="of:=IF([.F23]=[.$AA$2];1;&quot;&quot;)">
            <text:p/>
          </table:table-cell>
          <table:table-cell table:style-name="ce9" table:formula="of:=IF([.F23]=[.$AA$3];1;&quot;&quot;)">
            <text:p/>
          </table:table-cell>
          <table:table-cell table:style-name="ce9" table:formula="of:=IF([.G23]=&quot;Impeditivo&quot;;1;&quot;&quot;)">
            <text:p/>
          </table:table-cell>
          <table:table-cell table:style-name="ce85"/>
          <table:table-cell table:style-name="ce17"/>
          <table:table-cell table:style-name="ce101" table:number-columns-repeated="1011"/>
        </table:table-row>
        <table:table-row table:style-name="ro18">
          <table:table-cell table:style-name="ce9" office:value-type="string" calcext:value-type="string">
            <text:p>SEGURANÇA</text:p>
          </table:table-cell>
          <table:table-cell table:style-name="ce25" office:value-type="string" calcext:value-type="string">
            <text:p>1.15</text:p>
          </table:table-cell>
          <table:table-cell table:style-name="ce35" office:value-type="string" calcext:value-type="string">
            <text:p><text:span text:style-name="T2">1.15 Implementar sulogin (single user login).</text:span></text:p>
            <text:p><text:span text:style-name="T2"/></text:p>
            <text:p><text:span text:style-name="T13">O sulogin exige autentica</text:span><text:span text:style-name="T14">çã</text:span><text:span text:style-name="T20">o no modo "single" de inicializa</text:span><text:span text:style-name="T16">çã</text:span><text:span text:style-name="T15">o. Esta configura</text:span><text:span text:style-name="T16">çã</text:span><text:span text:style-name="T15">o é necessária para se elevar o nível de seguran</text:span><text:span text:style-name="T16">ç</text:span><text:span text:style-name="T15">a através do acesso local no servidor onde está instalado o sistema operacional.</text:span></text:p>
            <text:p><text:span text:style-name="T3"/></text:p>
            <text:p><text:span text:style-name="T3">Para habilidar o sulogin, basta acrescentar a seguinte linha ao arquivo /etc/inittab:</text:span></text:p>
            <text:p><text:span text:style-name="T3">~~:S:wait:/sbin/sulogin</text:span></text:p>
            <text:p><text:span text:style-name="T3"/></text:p>
            <text:p><text:span text:style-name="T7">RHEL7 já é padr</text:span><text:span text:style-name="T8">ã</text:span><text:span text:style-name="T9">o</text:span></text:p>
          </table:table-cell>
          <table:table-cell table:style-name="ce52" office:value-type="string" calcext:value-type="string">
            <text:p>D</text:p>
          </table:table-cell>
          <table:table-cell table:style-name="ce52" office:value-type="float" office:value="0" calcext:value-type="float">
            <text:p>0</text:p>
          </table:table-cell>
          <table:table-cell table:style-name="ce70" table:content-validation-name="val1" office:value-type="string" calcext:value-type="string">
            <text:p>Conforme</text:p>
          </table:table-cell>
          <table:table-cell table:style-name="ce8" table:formula="of:=IF(([.F24]=[.$AA$2])*AND([.E24]=1);&quot;Impeditivo&quot;;&quot;&quot;)">
            <text:p/>
          </table:table-cell>
          <table:table-cell table:style-name="ce9" table:formula="of:=IF([.F24]=[.$AA$1];1;&quot;&quot;)" office:value-type="float" office:value="1" calcext:value-type="float">
            <text:p>1</text:p>
          </table:table-cell>
          <table:table-cell table:style-name="ce9" table:formula="of:=IF([.F24]=[.$AA$2];1;&quot;&quot;)">
            <text:p/>
          </table:table-cell>
          <table:table-cell table:style-name="ce9" table:formula="of:=IF([.F24]=[.$AA$3];1;&quot;&quot;)">
            <text:p/>
          </table:table-cell>
          <table:table-cell table:style-name="ce9" table:formula="of:=IF([.G24]=&quot;Impeditivo&quot;;1;&quot;&quot;)">
            <text:p/>
          </table:table-cell>
          <table:table-cell table:style-name="ce85"/>
          <table:table-cell table:style-name="ce17"/>
          <table:table-cell table:style-name="ce101" table:number-columns-repeated="1011"/>
        </table:table-row>
        <table:table-row table:style-name="ro17">
          <table:table-cell table:style-name="ce9" office:value-type="string" calcext:value-type="string">
            <text:p>SEGURANÇA</text:p>
          </table:table-cell>
          <table:table-cell table:style-name="ce25" office:value-type="string" calcext:value-type="string">
            <text:p>1.16</text:p>
          </table:table-cell>
          <table:table-cell table:style-name="ce34" office:value-type="string" calcext:value-type="string">
            <text:p><text:span text:style-name="T2">1.16 Habilitar sistema de auditoria no sistema operacional (Auditd).</text:span></text:p>
            <text:p><text:span text:style-name="T3"/></text:p>
            <text:p><text:span text:style-name="T3">O sistema de auditoria do Linux é necessário para análises de segurança em casos de comprometimento do sistema e em tratativas de falhas no sistema.</text:span></text:p>
            <text:p><text:span text:style-name="T3"/></text:p>
            <text:p><text:span text:style-name="T3">Para instalar e executar o Laus, utilizar os seguintes comandos:</text:span></text:p>
            <text:p><text:span text:style-name="T3">chkconfig auditd on</text:span></text:p>
            <text:p><text:span text:style-name="T3">service auditd start</text:span></text:p>
            <text:p><text:span text:style-name="T3"/></text:p>
            <text:p><text:span text:style-name="T3">As regras inseridas na instalação padrão, já oferecem níveis adequados de auditoria.</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Conforme</text:p>
          </table:table-cell>
          <table:table-cell table:style-name="ce8" table:formula="of:=IF(([.F25]=[.$AA$2])*AND([.E25]=1);&quot;Impeditivo&quot;;&quot;&quot;)">
            <text:p/>
          </table:table-cell>
          <table:table-cell table:style-name="ce9" table:formula="of:=IF([.F25]=[.$AA$1];1;&quot;&quot;)" office:value-type="float" office:value="1" calcext:value-type="float">
            <text:p>1</text:p>
          </table:table-cell>
          <table:table-cell table:style-name="ce9" table:formula="of:=IF([.F25]=[.$AA$2];1;&quot;&quot;)">
            <text:p/>
          </table:table-cell>
          <table:table-cell table:style-name="ce9" table:formula="of:=IF([.F25]=[.$AA$3];1;&quot;&quot;)">
            <text:p/>
          </table:table-cell>
          <table:table-cell table:style-name="ce9" table:formula="of:=IF([.G25]=&quot;Impeditivo&quot;;1;&quot;&quot;)">
            <text:p/>
          </table:table-cell>
          <table:table-cell table:style-name="ce85"/>
          <table:table-cell table:style-name="ce17"/>
          <table:table-cell table:style-name="ce101" table:number-columns-repeated="1011"/>
        </table:table-row>
        <table:table-row table:style-name="ro17">
          <table:table-cell table:style-name="ce9" office:value-type="string" calcext:value-type="string">
            <text:p>SEGURANÇA</text:p>
          </table:table-cell>
          <table:table-cell table:style-name="ce25" office:value-type="string" calcext:value-type="string">
            <text:p>1.17</text:p>
          </table:table-cell>
          <table:table-cell table:style-name="ce35" office:value-type="string" calcext:value-type="string">
            <text:p><text:span text:style-name="T2">1.17 Definir umask padrão para 077.</text:span></text:p>
            <text:p><text:span text:style-name="T3"/></text:p>
            <text:p><text:span text:style-name="T3">O umask 077 manterá a criação padrão dos arquivos e diretórios no sistema operacional com o nível de acesso apenas para criador do arquivo ou diretório.</text:span></text:p>
            <text:p><text:span text:style-name="T3"/></text:p>
            <text:p><text:span text:style-name="T3">Para configurar o umask, inserir a seguinte linha nos arquivos /etc/profile e /etc/csh.login:</text:span></text:p>
            <text:p><text:span text:style-name="T3"/></text:p>
            <text:p><text:span text:style-name="T3">####### CHECK LIST DE SEGURANCA #########</text:span></text:p>
            <text:p><text:span text:style-name="T3">umask 077</text:span></text:p>
            <text:p><text:span text:style-name="T3">####################################</text:span></text:p>
          </table:table-cell>
          <table:table-cell table:style-name="ce52" office:value-type="string" calcext:value-type="string">
            <text:p>D</text:p>
          </table:table-cell>
          <table:table-cell table:style-name="ce52" office:value-type="float" office:value="0" calcext:value-type="float">
            <text:p>0</text:p>
          </table:table-cell>
          <table:table-cell table:style-name="ce70" table:content-validation-name="val1" office:value-type="string" calcext:value-type="string">
            <text:p>Não se Aplica</text:p>
          </table:table-cell>
          <table:table-cell table:style-name="ce8" table:formula="of:=IF(([.F26]=[.$AA$2])*AND([.E26]=1);&quot;Impeditivo&quot;;&quot;&quot;)">
            <text:p/>
          </table:table-cell>
          <table:table-cell table:style-name="ce9" table:formula="of:=IF([.F26]=[.$AA$1];1;&quot;&quot;)">
            <text:p/>
          </table:table-cell>
          <table:table-cell table:style-name="ce9" table:formula="of:=IF([.F26]=[.$AA$2];1;&quot;&quot;)">
            <text:p/>
          </table:table-cell>
          <table:table-cell table:style-name="ce9" table:formula="of:=IF([.F26]=[.$AA$3];1;&quot;&quot;)" office:value-type="float" office:value="1" calcext:value-type="float">
            <text:p>1</text:p>
          </table:table-cell>
          <table:table-cell table:style-name="ce9"/>
          <table:table-cell table:style-name="ce85"/>
          <table:table-cell table:style-name="ce17"/>
          <table:table-cell table:style-name="ce101" table:number-columns-repeated="1011"/>
        </table:table-row>
        <table:table-row table:style-name="ro19">
          <table:table-cell table:style-name="ce9" office:value-type="string" calcext:value-type="string">
            <text:p>SEGURANÇA</text:p>
          </table:table-cell>
          <table:table-cell table:style-name="ce25" office:value-type="string" calcext:value-type="string">
            <text:p>1.18</text:p>
          </table:table-cell>
          <table:table-cell table:style-name="ce35" office:value-type="string" calcext:value-type="string">
            <text:p><text:span text:style-name="T2">1.18 Limitar acesso ao usuário "root" via comando "su" apenas para o grupo "wheel".</text:span></text:p>
            <text:p><text:span text:style-name="T2"/></text:p>
            <text:p><text:span text:style-name="T3">Este parâmetro fará uma restrição dos usuários que podem se tornar root no sistema operacional. Este modificação é mais uma camada para se elevar o nível de segurança do sistema. Somente usuários que pertencerem ao grupo "wheel" e possuírem a senha do root conseguirão ter acesso root através do comando "su".</text:span></text:p>
            <text:p><text:span text:style-name="T3"/></text:p>
            <text:p><text:span text:style-name="T3">Para realizar esta configuração, descomentar a seguinte linha no arquivo /etc/pam.d/su:</text:span></text:p>
            <text:p><text:span text:style-name="T3">auth   required   pam_wheel.so  use_uid</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Não se Aplica</text:p>
          </table:table-cell>
          <table:table-cell table:style-name="ce8" table:formula="of:=IF(([.F27]=[.$AA$2])*AND([.E27]=1);&quot;Impeditivo&quot;;&quot;&quot;)">
            <text:p/>
          </table:table-cell>
          <table:table-cell table:style-name="ce9" table:formula="of:=IF([.F27]=[.$AA$1];1;&quot;&quot;)">
            <text:p/>
          </table:table-cell>
          <table:table-cell table:style-name="ce9" table:formula="of:=IF([.F27]=[.$AA$2];1;&quot;&quot;)">
            <text:p/>
          </table:table-cell>
          <table:table-cell table:style-name="ce9" table:formula="of:=IF([.F27]=[.$AA$3];1;&quot;&quot;)" office:value-type="float" office:value="1" calcext:value-type="float">
            <text:p>1</text:p>
          </table:table-cell>
          <table:table-cell table:style-name="ce9" table:formula="of:=IF([.G27]=&quot;Impeditivo&quot;;1;&quot;&quot;)">
            <text:p/>
          </table:table-cell>
          <table:table-cell table:style-name="ce85"/>
          <table:table-cell table:style-name="ce17"/>
          <table:table-cell table:style-name="ce101" table:number-columns-repeated="1011"/>
        </table:table-row>
        <table:table-row table:style-name="ro20">
          <table:table-cell table:style-name="ce9" office:value-type="string" calcext:value-type="string">
            <text:p>SEGURANÇA</text:p>
          </table:table-cell>
          <table:table-cell table:style-name="ce25" office:value-type="string" calcext:value-type="string">
            <text:p>1.19</text:p>
          </table:table-cell>
          <table:table-cell table:style-name="ce35" office:value-type="string" calcext:value-type="string">
            <text:p><text:span text:style-name="T2">1.19 Implementar banner de aviso para os terminais locais e remotos do sistema.</text:span></text:p>
            <text:p><text:span text:style-name="T2"/></text:p>
            <text:p><text:span text:style-name="T3">Banners com notificações de segurança no momento do acesso são sempre necessários e recomendados por institutos internacionais como mecanismo adicional de segurança informando que o acesso ao ambiente é restrito e monitorado.</text:span></text:p>
            <text:p><text:span text:style-name="T3"/></text:p>
            <text:p><text:span text:style-name="T3">Os banners devem ser inseridos nos arquivos: /etc/issue, /etc/issue.net e /etc/motd</text:span></text:p>
            <text:p><text:span text:style-name="T3"/></text:p>
            <text:p><text:span text:style-name="T3">************ Permitido o uso somente para pessoas autorizadas **************</text:span></text:p>
            <text:p><text:span text:style-name="T3">        Individuos que utilizarem este equipamento sem</text:span></text:p>
            <text:p><text:span text:style-name="T3">        autorizacao, ou em operacoes que excedam o nivel de</text:span></text:p>
            <text:p><text:span text:style-name="T3">        autorizacao permitido, estarao sujeitos a penalizacoes</text:span></text:p>
            <text:p><text:span text:style-name="T3">        e rigores da legislacao aplicavel.</text:span></text:p>
            <text:p><text:span text:style-name="T3"/></text:p>
            <text:p><text:span text:style-name="T3">        Qualquer um que utilize este sistema concorda previamente</text:span></text:p>
            <text:p><text:span text:style-name="T3">        com o monitoramento e esta ciente que se atividades ilicitas</text:span></text:p>
            <text:p><text:span text:style-name="T3">        e/ou criminais forem reveladas a partir deste, podera ser</text:span></text:p>
            <text:p><text:span text:style-name="T3">        objeto de processo judicial e/ou criminal.</text:span></text:p>
            <text:p><text:span text:style-name="T3">********************************************************************</text:span></text:p>
          </table:table-cell>
          <table:table-cell table:style-name="ce52" office:value-type="string" calcext:value-type="string">
            <text:p>O</text:p>
          </table:table-cell>
          <table:table-cell table:style-name="ce52" office:value-type="float" office:value="0" calcext:value-type="float">
            <text:p>0</text:p>
          </table:table-cell>
          <table:table-cell table:style-name="ce70" table:content-validation-name="val1" office:value-type="string" calcext:value-type="string">
            <text:p>Conforme</text:p>
          </table:table-cell>
          <table:table-cell table:style-name="ce8" table:formula="of:=IF(([.F28]=[.$AA$2])*AND([.E28]=1);&quot;Impeditivo&quot;;&quot;&quot;)">
            <text:p/>
          </table:table-cell>
          <table:table-cell table:style-name="ce9" table:formula="of:=IF([.F28]=[.$AA$1];1;&quot;&quot;)" office:value-type="float" office:value="1" calcext:value-type="float">
            <text:p>1</text:p>
          </table:table-cell>
          <table:table-cell table:style-name="ce9" table:formula="of:=IF([.F28]=[.$AA$2];1;&quot;&quot;)">
            <text:p/>
          </table:table-cell>
          <table:table-cell table:style-name="ce9" table:formula="of:=IF([.F28]=[.$AA$3];1;&quot;&quot;)">
            <text:p/>
          </table:table-cell>
          <table:table-cell table:style-name="ce9" table:formula="of:=IF([.G28]=&quot;Impeditivo&quot;;1;&quot;&quot;)">
            <text:p/>
          </table:table-cell>
          <table:table-cell table:style-name="ce85"/>
          <table:table-cell table:style-name="ce17"/>
          <table:table-cell table:style-name="ce101" table:number-columns-repeated="1011"/>
        </table:table-row>
        <table:table-row table:style-name="ro21">
          <table:table-cell table:style-name="ce9" office:value-type="string" calcext:value-type="string">
            <text:p>SEGURANÇA</text:p>
          </table:table-cell>
          <table:table-cell table:style-name="ce25" office:value-type="string" calcext:value-type="string">
            <text:p>1.20</text:p>
          </table:table-cell>
          <table:table-cell table:style-name="ce34" office:value-type="string" calcext:value-type="string">
            <text:p><text:span text:style-name="T2">1.20 Impedir que o usuário root possa se logar através do serviço de FTP e sempre que possível, configurar shell não válida para os usuários que são exclusivos para FTP.</text:span></text:p>
            <text:p><text:span text:style-name="T3"/></text:p>
            <text:p><text:span text:style-name="T3">Se o serviço de FTP precisa estar rodando no servidor, garantir que o usuário root não possa se conectar através do FTP e criar shell não válida para os usuários de FTP de maneira que eles não possam se logar no ambiente utilizando outro meio. Considerar também o enjaulamento do serviço de FTP e os diretórios para navegação dos usuários.</text:span></text:p>
            <text:p><text:span text:style-name="T3"/></text:p>
            <text:p><text:span text:style-name="T3">As seguintes configurações devem ser realizadas:</text:span></text:p>
            <text:p><text:span text:style-name="T3">1) Inserção do usuário root no arquivo /etc/vsftpd/ftpusers para que ele não possa se logar no serviço de FTP</text:span></text:p>
            <text:p><text:span text:style-name="T3">2) Adotar o comando usermod -s /sbin/nologin nome_do_usuario para atribuir shell não válida para usuários de FTP</text:span></text:p>
            <text:p><text:span text:style-name="T3">3) Insrerir as seguintes linhas no arquivo /etc/vsftpd/vsftpd.conf para configurar o enjaulamento dos usuários:</text:span></text:p>
            <text:p><text:span text:style-name="T3">chroot_list_enable=YES</text:span></text:p>
            <text:p><text:span text:style-name="T3">chroot_list_file=/etc/vsftpd/chroot_list</text:span></text:p>
            <text:p><text:span text:style-name="T3">4) Inserir no arquivo /etc/vsftpd/chroot_list, o nome dos usuários que serão enjaulados</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Conforme</text:p>
          </table:table-cell>
          <table:table-cell table:style-name="ce8" table:formula="of:=IF(([.F29]=[.$AA$2])*AND([.E29]=1);&quot;Impeditivo&quot;;&quot;&quot;)">
            <text:p/>
          </table:table-cell>
          <table:table-cell table:style-name="ce9" table:formula="of:=IF([.F29]=[.$AA$1];1;&quot;&quot;)" office:value-type="float" office:value="1" calcext:value-type="float">
            <text:p>1</text:p>
          </table:table-cell>
          <table:table-cell table:style-name="ce9" table:formula="of:=IF([.F29]=[.$AA$2];1;&quot;&quot;)">
            <text:p/>
          </table:table-cell>
          <table:table-cell table:style-name="ce9" table:formula="of:=IF([.F29]=[.$AA$3];1;&quot;&quot;)">
            <text:p/>
          </table:table-cell>
          <table:table-cell table:style-name="ce9" table:formula="of:=IF([.G29]=&quot;Impeditivo&quot;;1;&quot;&quot;)">
            <text:p/>
          </table:table-cell>
          <table:table-cell table:style-name="ce85"/>
          <table:table-cell table:style-name="ce17"/>
          <table:table-cell table:style-name="ce101" table:number-columns-repeated="1011"/>
        </table:table-row>
        <table:table-row table:style-name="ro21">
          <table:table-cell table:style-name="ce9" office:value-type="string" calcext:value-type="string">
            <text:p>SEGURANÇA</text:p>
          </table:table-cell>
          <table:table-cell table:style-name="ce25" office:value-type="string" calcext:value-type="string">
            <text:p>1.21</text:p>
          </table:table-cell>
          <table:table-cell table:style-name="ce35" office:value-type="string" calcext:value-type="string">
            <text:p><text:span text:style-name="T2">1.21 Manter serviço de correio restrito ao equipamento local (quando o servidor não for um mail server).</text:span></text:p>
            <text:p><text:span text:style-name="T2"/></text:p>
            <text:p><text:span text:style-name="T3">Caso o servidor não seja um servidor de correio, o serviço de email deve estar restrito à interface loopback do sistema operacional, permitindo apenas que e-mails originados do próprio sistema sejam entregues.</text:span></text:p>
            <text:p><text:span text:style-name="T3"/></text:p>
            <text:p><text:span text:style-name="T3">Para efetuar essa configuração:</text:span></text:p>
            <text:p><text:span text:style-name="T3">1) Editar o arquivo /etc/mail/sendmail.mc alterando a seguinte linha:</text:span></text:p>
            <text:p><text:span text:style-name="T3">DAEMON_OPTIONS(`Port=smtp,Addr=127.0.0.1, Name=MTA')dnl</text:span></text:p>
            <text:p><text:span text:style-name="T3"/></text:p>
            <text:p><text:span text:style-name="T3">2) Gerar um novo arquivo /etc/mail/sendmail.cf:</text:span></text:p>
            <text:p><text:span text:style-name="T3">m4 /etc/mail/sendmail.mc &gt; /etc/mail/sendmail.cf </text:span></text:p>
            <text:p><text:span text:style-name="T3"/></text:p>
            <text:p><text:span text:style-name="T3">3) Reiniciar o serviço do sendmail:</text:span></text:p>
            <text:p><text:span text:style-name="T3">service sendmail restart </text:span></text:p>
          </table:table-cell>
          <table:table-cell table:style-name="ce52" office:value-type="string" calcext:value-type="string">
            <text:p>O</text:p>
          </table:table-cell>
          <table:table-cell table:style-name="ce52" office:value-type="float" office:value="0" calcext:value-type="float">
            <text:p>0</text:p>
          </table:table-cell>
          <table:table-cell table:style-name="ce70" table:content-validation-name="val1" office:value-type="string" calcext:value-type="string">
            <text:p>Não se Aplica</text:p>
          </table:table-cell>
          <table:table-cell table:style-name="ce8" table:formula="of:=IF(([.F30]=[.$AA$2])*AND([.E30]=1);&quot;Impeditivo&quot;;&quot;&quot;)">
            <text:p/>
          </table:table-cell>
          <table:table-cell table:style-name="ce9" table:formula="of:=IF([.F30]=[.$AA$1];1;&quot;&quot;)">
            <text:p/>
          </table:table-cell>
          <table:table-cell table:style-name="ce9" table:formula="of:=IF([.F30]=[.$AA$2];1;&quot;&quot;)">
            <text:p/>
          </table:table-cell>
          <table:table-cell table:style-name="ce9" table:formula="of:=IF([.F30]=[.$AA$3];1;&quot;&quot;)" office:value-type="float" office:value="1" calcext:value-type="float">
            <text:p>1</text:p>
          </table:table-cell>
          <table:table-cell table:style-name="ce9" table:formula="of:=IF([.G30]=&quot;Impeditivo&quot;;1;&quot;&quot;)">
            <text:p/>
          </table:table-cell>
          <table:table-cell table:style-name="ce85"/>
          <table:table-cell table:style-name="ce95"/>
          <table:table-cell table:style-name="ce102" table:number-columns-repeated="1011"/>
        </table:table-row>
        <table:table-row table:style-name="ro22">
          <table:table-cell table:style-name="ce9" office:value-type="string" calcext:value-type="string">
            <text:p>SEGURANÇA</text:p>
          </table:table-cell>
          <table:table-cell table:style-name="ce25" office:value-type="string" calcext:value-type="string">
            <text:p>1.22</text:p>
          </table:table-cell>
          <table:table-cell table:style-name="ce36" office:value-type="string" calcext:value-type="string">
            <text:p><text:span text:style-name="T2">1.22 Instalar o pacote sysstat para verificação de histórico de utilização de recursos de I/O e CPU.</text:span></text:p>
            <text:p><text:span text:style-name="T3"/></text:p>
            <text:p><text:span text:style-name="T3">O pacote sysstat é necessário para que se tenha um histórico semanal (armazenado em /var/log/sa/sar*) sobre a utilização dos recursos de I/O  e CPU no sistema operacional para análises futuras de capacidade, falhas e segurança. </text:span></text:p>
            <text:p><text:span text:style-name="T3"/></text:p>
            <text:p><text:span text:style-name="T3">Para instalar e executar o sysstat:</text:span></text:p>
            <text:p><text:span text:style-name="T3">yum install sysstat</text:span></text:p>
            <text:p><text:span text:style-name="T3">chkconfig sysstat on</text:span></text:p>
            <text:p><text:span text:style-name="T3">service sysstat start</text:span></text:p>
          </table:table-cell>
          <table:table-cell table:style-name="ce52" office:value-type="string" calcext:value-type="string">
            <text:p>O</text:p>
          </table:table-cell>
          <table:table-cell table:style-name="ce52" office:value-type="float" office:value="0" calcext:value-type="float">
            <text:p>0</text:p>
          </table:table-cell>
          <table:table-cell table:style-name="ce70" table:content-validation-name="val1" office:value-type="string" calcext:value-type="string">
            <text:p>Conforme</text:p>
          </table:table-cell>
          <table:table-cell table:style-name="ce8" table:formula="of:=IF(([.F31]=[.$AA$2])*AND([.E31]=1);&quot;Impeditivo&quot;;&quot;&quot;)">
            <text:p/>
          </table:table-cell>
          <table:table-cell table:style-name="ce9" table:formula="of:=IF([.F31]=[.$AA$1];1;&quot;&quot;)" office:value-type="float" office:value="1" calcext:value-type="float">
            <text:p>1</text:p>
          </table:table-cell>
          <table:table-cell table:style-name="ce9" table:formula="of:=IF([.F31]=[.$AA$2];1;&quot;&quot;)">
            <text:p/>
          </table:table-cell>
          <table:table-cell table:style-name="ce9" table:formula="of:=IF([.F31]=[.$AA$3];1;&quot;&quot;)">
            <text:p/>
          </table:table-cell>
          <table:table-cell table:style-name="ce9" table:formula="of:=IF([.G31]=&quot;Impeditivo&quot;;1;&quot;&quot;)">
            <text:p/>
          </table:table-cell>
          <table:table-cell table:style-name="ce85"/>
          <table:table-cell table:style-name="ce95"/>
          <table:table-cell table:style-name="ce102" table:number-columns-repeated="1011"/>
        </table:table-row>
        <table:table-row table:style-name="ro23">
          <table:table-cell table:style-name="ce9" office:value-type="string" calcext:value-type="string">
            <text:p>SEGURANÇA</text:p>
          </table:table-cell>
          <table:table-cell table:style-name="ce25" office:value-type="string" calcext:value-type="string">
            <text:p>1.23</text:p>
          </table:table-cell>
          <table:table-cell table:style-name="ce34" office:value-type="string" calcext:value-type="string">
            <text:p><text:span text:style-name="T2">1.23 Habilitar recurso de contabilização de processos "psacct" no sistema operacional.</text:span></text:p>
            <text:p><text:span text:style-name="T3"/></text:p>
            <text:p><text:span text:style-name="T3">Este recurso fará com que todos os comandos executados pelos usuários sejam gravados no sistema operacional para futuras análises e auditoria. O sistema deve estar sempre com este processo instalado e em execução, além de possuir rotinas que façam backup destas informações (/var/account).</text:span></text:p>
            <text:p><text:span text:style-name="T3"/></text:p>
            <text:p><text:span text:style-name="T3">Para instalar e executar a auditoria de processos, utilizar os seguintes comandos:</text:span></text:p>
            <text:p><text:span text:style-name="T3"/></text:p>
            <text:p><text:span text:style-name="T3">yum install psacct</text:span></text:p>
            <text:p><text:span text:style-name="T3">chkconfig psacct on</text:span></text:p>
            <text:p><text:span text:style-name="T3">service psacct start</text:span></text:p>
            <text:p><text:span text:style-name="T3"/></text:p>
            <text:p><text:span text:style-name="T3">OBS: Os seguintes comandos estarão disponíveis após habilitada a auditoria:</text:span></text:p>
            <text:p><text:span text:style-name="T3">ac: mostra a quantidade de tempo (em horas) que um usuário ficou logado no sistema.</text:span></text:p>
            <text:p><text:span text:style-name="T3">lastcomm: mostra os últimos comandos executados por um usuário.</text:span></text:p>
            <text:p><text:span text:style-name="T3">sa: mostra um resumo dos últimos comandos utilizados.</text:span></text:p>
            <text:p><text:span text:style-name="T3">accton: habilita ou desabilita a auditoria.</text:span></text:p>
          </table:table-cell>
          <table:table-cell table:style-name="ce52" office:value-type="string" calcext:value-type="string">
            <text:p>O</text:p>
          </table:table-cell>
          <table:table-cell table:style-name="ce52" office:value-type="float" office:value="0" calcext:value-type="float">
            <text:p>0</text:p>
          </table:table-cell>
          <table:table-cell table:style-name="ce70" table:content-validation-name="val1" office:value-type="string" calcext:value-type="string">
            <text:p>Conforme</text:p>
          </table:table-cell>
          <table:table-cell table:style-name="ce8" table:formula="of:=IF(([.F32]=[.$AA$2])*AND([.E32]=1);&quot;Impeditivo&quot;;&quot;&quot;)">
            <text:p/>
          </table:table-cell>
          <table:table-cell table:style-name="ce9" table:formula="of:=IF([.F32]=[.$AA$1];1;&quot;&quot;)" office:value-type="float" office:value="1" calcext:value-type="float">
            <text:p>1</text:p>
          </table:table-cell>
          <table:table-cell table:style-name="ce9" table:formula="of:=IF([.F32]=[.$AA$2];1;&quot;&quot;)">
            <text:p/>
          </table:table-cell>
          <table:table-cell table:style-name="ce9" table:formula="of:=IF([.F32]=[.$AA$3];1;&quot;&quot;)">
            <text:p/>
          </table:table-cell>
          <table:table-cell table:style-name="ce9" table:formula="of:=IF([.G32]=&quot;Impeditivo&quot;;1;&quot;&quot;)">
            <text:p/>
          </table:table-cell>
          <table:table-cell table:style-name="ce85"/>
          <table:table-cell table:style-name="ce95"/>
          <table:table-cell table:style-name="ce102" table:number-columns-repeated="1011"/>
        </table:table-row>
        <table:table-row table:style-name="ro24">
          <table:table-cell table:style-name="ce9" office:value-type="string" calcext:value-type="string">
            <text:p>SEGURANÇA</text:p>
          </table:table-cell>
          <table:table-cell table:style-name="ce25" office:value-type="string" calcext:value-type="string">
            <text:p>1.24</text:p>
          </table:table-cell>
          <table:table-cell table:style-name="ce35" office:value-type="string" calcext:value-type="string">
            <text:p><text:span text:style-name="T21">1.24 Replicar os log's do sistema operacional para um servidor centralizado </text:span><text:span text:style-name="T22">(10.32.15.62).</text:span></text:p>
            <text:p><text:span text:style-name="T23"/></text:p>
            <text:p><text:span text:style-name="T3">Os log's do sistema devem ser replicados em tempo real para uma base centralizada, pois, em casos de comprometimento do equipamento, o atacante tentará adulterar ou remover os log's locais do servidor.</text:span></text:p>
            <text:p><text:span text:style-name="T3"/></text:p>
            <text:p><text:span text:style-name="T3">Deverá ser inserida a seguinte linha no arquivo /etc/syslog.conf:</text:span></text:p>
            <text:p><text:span text:style-name="T3"/></text:p>
            <text:p><text:span text:style-name="T3">########### REPLICAR SERVIDOR DE LOG  ###########</text:span></text:p>
            <text:p><text:span text:style-name="T3">*.*                                                     @10.32.15.62</text:span></text:p>
            <text:p><text:span text:style-name="T3"/></text:p>
            <text:p><text:span text:style-name="T3">##########################################</text:span></text:p>
          </table:table-cell>
          <table:table-cell table:style-name="ce52" office:value-type="string" calcext:value-type="string">
            <text:p>O</text:p>
          </table:table-cell>
          <table:table-cell table:style-name="ce52" office:value-type="float" office:value="0" calcext:value-type="float">
            <text:p>0</text:p>
          </table:table-cell>
          <table:table-cell table:style-name="ce70" table:content-validation-name="val1" office:value-type="string" calcext:value-type="string">
            <text:p>Não se Aplica</text:p>
          </table:table-cell>
          <table:table-cell table:style-name="ce8" table:formula="of:=IF(([.F33]=[.$AA$2])*AND([.E33]=1);&quot;Impeditivo&quot;;&quot;&quot;)">
            <text:p/>
          </table:table-cell>
          <table:table-cell table:style-name="ce9" table:formula="of:=IF([.F33]=[.$AA$1];1;&quot;&quot;)">
            <text:p/>
          </table:table-cell>
          <table:table-cell table:style-name="ce9" table:formula="of:=IF([.F33]=[.$AA$2];1;&quot;&quot;)">
            <text:p/>
          </table:table-cell>
          <table:table-cell table:style-name="ce9" table:formula="of:=IF([.F33]=[.$AA$3];1;&quot;&quot;)" office:value-type="float" office:value="1" calcext:value-type="float">
            <text:p>1</text:p>
          </table:table-cell>
          <table:table-cell table:style-name="ce9" table:formula="of:=IF([.G33]=&quot;Impeditivo&quot;;1;&quot;&quot;)">
            <text:p/>
          </table:table-cell>
          <table:table-cell table:style-name="ce85"/>
          <table:table-cell table:style-name="ce95"/>
          <table:table-cell table:style-name="ce102" table:number-columns-repeated="1011"/>
        </table:table-row>
        <table:table-row table:style-name="ro25">
          <table:table-cell table:style-name="ce9" office:value-type="string" calcext:value-type="string">
            <text:p>SEGURANÇA</text:p>
          </table:table-cell>
          <table:table-cell table:style-name="ce25" office:value-type="string" calcext:value-type="string">
            <text:p>1.25</text:p>
          </table:table-cell>
          <table:table-cell table:style-name="ce34" office:value-type="string" calcext:value-type="string">
            <text:p><text:span text:style-name="T2">1.25 Manter os níveis adequados de severidade na configuração de syslog.</text:span></text:p>
            <text:p><text:span text:style-name="T3"/></text:p>
            <text:p><text:span text:style-name="T3">As severidades do syslog devem ser mantidas adequadamente, pois garantem que as informações relacionadas à cada situação estejam nos arquivos adequados do sistema para análise de segurança e auditoria.</text:span></text:p>
            <text:p><text:span text:style-name="T3"/></text:p>
            <text:p><text:span text:style-name="T3">No mínimo, as seguintes linhas devem estar presentes no arquivo /etc/syslog.conf:</text:span></text:p>
            <text:p><text:span text:style-name="T3"/></text:p>
            <text:p><text:span text:style-name="T3">################################################</text:span></text:p>
            <text:p><text:span text:style-name="T3"># Log all kernel messages to the console.</text:span></text:p>
            <text:p><text:span text:style-name="T3"># Logging much else clutters up the screen.</text:span></text:p>
            <text:p><text:span text:style-name="T3">#kern.*                                                 /dev/console</text:span></text:p>
            <text:p><text:span text:style-name="T3"/></text:p>
            <text:p><text:span text:style-name="T3"># Log anything (except mail) of level info or higher.</text:span></text:p>
            <text:p><text:span text:style-name="T3"># Don't log private authentication messages!</text:span></text:p>
            <text:p><text:span text:style-name="T3">*.info;mail.none;authpriv.none;cron.none                /var/log/messages</text:span></text:p>
            <text:p><text:span text:style-name="T3"/></text:p>
            <text:p><text:span text:style-name="T3"># The authpriv file has restricted access.</text:span></text:p>
            <text:p><text:span text:style-name="T3">authpriv.*                                              /var/log/secure</text:span></text:p>
            <text:p><text:span text:style-name="T3"/></text:p>
            <text:p><text:span text:style-name="T3"># Log all the mail messages in one place.</text:span></text:p>
            <text:p><text:span text:style-name="T3">mail.*                                                  -/var/log/maillog</text:span></text:p>
            <text:p><text:span text:style-name="T3"/></text:p>
            <text:p><text:span text:style-name="T3"/></text:p>
            <text:p><text:span text:style-name="T3"># Log cron stuff</text:span></text:p>
            <text:p><text:span text:style-name="T3">cron.*                                                  /var/log/cron</text:span></text:p>
            <text:p><text:span text:style-name="T3"/></text:p>
            <text:p><text:span text:style-name="T3"># Everybody gets emergency messages</text:span></text:p>
            <text:p><text:span text:style-name="T3">*.emerg                                                 *</text:span></text:p>
            <text:p><text:span text:style-name="T3"/></text:p>
            <text:p><text:span text:style-name="T3"># Save news errors of level crit and higher in a special file.</text:span></text:p>
            <text:p><text:span text:style-name="T3">uucp,news.crit                                          /var/log/spooler</text:span></text:p>
            <text:p><text:span text:style-name="T3"/></text:p>
            <text:p><text:span text:style-name="T3"># Save boot messages also to boot.log</text:span></text:p>
            <text:p><text:span text:style-name="T3">local7.*                                                /var/log/boot.log</text:span></text:p>
            <text:p><text:span text:style-name="T3"/></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Conforme</text:p>
          </table:table-cell>
          <table:table-cell table:style-name="ce8" table:formula="of:=IF(([.F34]=[.$AA$2])*AND([.E34]=1);&quot;Impeditivo&quot;;&quot;&quot;)">
            <text:p/>
          </table:table-cell>
          <table:table-cell table:style-name="ce9" table:formula="of:=IF([.F34]=[.$AA$1];1;&quot;&quot;)" office:value-type="float" office:value="1" calcext:value-type="float">
            <text:p>1</text:p>
          </table:table-cell>
          <table:table-cell table:style-name="ce9" table:formula="of:=IF([.F34]=[.$AA$2];1;&quot;&quot;)">
            <text:p/>
          </table:table-cell>
          <table:table-cell table:style-name="ce9" table:formula="of:=IF([.F34]=[.$AA$3];1;&quot;&quot;)">
            <text:p/>
          </table:table-cell>
          <table:table-cell table:style-name="ce9" table:formula="of:=IF([.G34]=&quot;Impeditivo&quot;;1;&quot;&quot;)">
            <text:p/>
          </table:table-cell>
          <table:table-cell table:style-name="ce85"/>
          <table:table-cell table:style-name="ce95"/>
          <table:table-cell table:style-name="ce102" table:number-columns-repeated="1011"/>
        </table:table-row>
        <table:table-row table:style-name="ro15">
          <table:table-cell table:style-name="ce9" office:value-type="string" calcext:value-type="string">
            <text:p>SEGURANÇA</text:p>
          </table:table-cell>
          <table:table-cell table:style-name="ce25" office:value-type="string" calcext:value-type="string">
            <text:p>1.26</text:p>
          </table:table-cell>
          <table:table-cell table:style-name="ce34" office:value-type="string" calcext:value-type="string">
            <text:p><text:span text:style-name="T2">1.26 Manter os arquivos de log com as permissões mais restritivas possível.</text:span></text:p>
            <text:p><text:span text:style-name="T2"/></text:p>
            <text:p><text:span text:style-name="T3">Os logs do sistema operacional gerados pelo syslog, ou logs com informações confidenciais de aplicações instaladas devem possuir o nível adequado de permissão. Somente os usuários utilizados pelas respectivas aplicações devem ser os proprietários dos arquivos de log e a permissão de leitura destes logs devem ser a mais restritiva possível.</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Conforme</text:p>
          </table:table-cell>
          <table:table-cell table:style-name="ce8" table:formula="of:=IF(([.F35]=[.$AA$2])*AND([.E35]=1);&quot;Impeditivo&quot;;&quot;&quot;)">
            <text:p/>
          </table:table-cell>
          <table:table-cell table:style-name="ce9" table:formula="of:=IF([.F35]=[.$AA$1];1;&quot;&quot;)" office:value-type="float" office:value="1" calcext:value-type="float">
            <text:p>1</text:p>
          </table:table-cell>
          <table:table-cell table:style-name="ce9" table:formula="of:=IF([.F35]=[.$AA$2];1;&quot;&quot;)">
            <text:p/>
          </table:table-cell>
          <table:table-cell table:style-name="ce9" table:formula="of:=IF([.F35]=[.$AA$3];1;&quot;&quot;)">
            <text:p/>
          </table:table-cell>
          <table:table-cell table:style-name="ce9" table:formula="of:=IF([.G35]=&quot;Impeditivo&quot;;1;&quot;&quot;)">
            <text:p/>
          </table:table-cell>
          <table:table-cell table:style-name="ce85"/>
          <table:table-cell table:style-name="ce95"/>
          <table:table-cell table:style-name="ce102" table:number-columns-repeated="1011"/>
        </table:table-row>
        <table:table-row table:style-name="ro17">
          <table:table-cell table:style-name="ce9" office:value-type="string" calcext:value-type="string">
            <text:p>SEGURANÇA</text:p>
          </table:table-cell>
          <table:table-cell table:style-name="ce25" office:value-type="string" calcext:value-type="string">
            <text:p>1.27</text:p>
          </table:table-cell>
          <table:table-cell table:style-name="ce35" office:value-type="string" calcext:value-type="string">
            <text:p><text:span text:style-name="T2">1.27 Gravar data e hora no bash history.</text:span></text:p>
            <text:p><text:span text:style-name="T3"/></text:p>
            <text:p><text:span text:style-name="T3">Implementar no /etc/profile sendo configurado para todos os usuários do sistema.</text:span></text:p>
            <text:p><text:span text:style-name="T3"/></text:p>
            <text:p><text:span text:style-name="T3"/></text:p>
            <text:p><text:span text:style-name="T3">############ CHECK LIST DE SEGURANCA ############</text:span></text:p>
            <text:p><text:span text:style-name="T3">HISTTIMEFORMAT="%c -&gt; "</text:span></text:p>
            <text:p><text:span text:style-name="T3">TMOUT=1800</text:span></text:p>
            <text:p><text:span text:style-name="T3">export HISTTIMEFORMAT TMOUT</text:span></text:p>
            <text:p><text:span text:style-name="T3">############################################</text:span></text:p>
          </table:table-cell>
          <table:table-cell table:style-name="ce52" office:value-type="string" calcext:value-type="string">
            <text:p>O</text:p>
          </table:table-cell>
          <table:table-cell table:style-name="ce52" office:value-type="float" office:value="0" calcext:value-type="float">
            <text:p>0</text:p>
          </table:table-cell>
          <table:table-cell table:style-name="ce70" table:content-validation-name="val1" office:value-type="string" calcext:value-type="string">
            <text:p>Conforme</text:p>
          </table:table-cell>
          <table:table-cell table:style-name="ce8" table:formula="of:=IF(([.F36]=[.$AA$2])*AND([.E36]=1);&quot;Impeditivo&quot;;&quot;&quot;)">
            <text:p/>
          </table:table-cell>
          <table:table-cell table:style-name="ce9" table:formula="of:=IF([.F36]=[.$AA$1];1;&quot;&quot;)" office:value-type="float" office:value="1" calcext:value-type="float">
            <text:p>1</text:p>
          </table:table-cell>
          <table:table-cell table:style-name="ce9" table:formula="of:=IF([.F36]=[.$AA$2];1;&quot;&quot;)">
            <text:p/>
          </table:table-cell>
          <table:table-cell table:style-name="ce9" table:formula="of:=IF([.F36]=[.$AA$3];1;&quot;&quot;)">
            <text:p/>
          </table:table-cell>
          <table:table-cell table:style-name="ce9" table:formula="of:=IF([.G36]=&quot;Impeditivo&quot;;1;&quot;&quot;)">
            <text:p/>
          </table:table-cell>
          <table:table-cell table:style-name="ce85"/>
          <table:table-cell table:style-name="ce95"/>
          <table:table-cell table:style-name="ce102" table:number-columns-repeated="1011"/>
        </table:table-row>
        <table:table-row table:style-name="ro17">
          <table:table-cell table:style-name="ce9" office:value-type="string" calcext:value-type="string">
            <text:p>SEGURANÇA</text:p>
          </table:table-cell>
          <table:table-cell table:style-name="ce25" office:value-type="string" calcext:value-type="string">
            <text:p>1.28</text:p>
          </table:table-cell>
          <table:table-cell table:style-name="ce34" office:value-type="string" calcext:value-type="string">
            <text:p><text:span text:style-name="T2">1.28 Garantir que informações dos comandos last, lastb e lastlog estejam funcionando.</text:span></text:p>
            <text:p><text:span text:style-name="T3"/></text:p>
            <text:p><text:span text:style-name="T3">Os comandos last, lastb e lastlog devem estar funcionando perfeitamente. Estes comandos invocam arquivos binários que contém informações de acesso ao sistema.</text:span></text:p>
            <text:p><text:span text:style-name="T3"/></text:p>
            <text:p><text:span text:style-name="T3">last: mostra a listagem dos últimos usuários que logaram no sistema, incluindo a hora do login, hora do logout, endereço IP, etc.</text:span></text:p>
            <text:p><text:span text:style-name="T3">lastb: mostra o mesmo conteúdo do comando last, acrescentando o conteúdo do arquivo (touch /var/log/btmp) que contém todas as tentativas de login sem sucesso.</text:span></text:p>
            <text:p><text:span text:style-name="T3">lastlog: mostra o conteúdo do arquivo /var/log/lastlog que contém o registro do último login dos usuários.</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Conforme</text:p>
          </table:table-cell>
          <table:table-cell table:style-name="ce8" table:formula="of:=IF(([.F37]=[.$AA$2])*AND([.E37]=1);&quot;Impeditivo&quot;;&quot;&quot;)">
            <text:p/>
          </table:table-cell>
          <table:table-cell table:style-name="ce9" table:formula="of:=IF([.F37]=[.$AA$1];1;&quot;&quot;)" office:value-type="float" office:value="1" calcext:value-type="float">
            <text:p>1</text:p>
          </table:table-cell>
          <table:table-cell table:style-name="ce9" table:formula="of:=IF([.F37]=[.$AA$2];1;&quot;&quot;)">
            <text:p/>
          </table:table-cell>
          <table:table-cell table:style-name="ce9" table:formula="of:=IF([.F37]=[.$AA$3];1;&quot;&quot;)">
            <text:p/>
          </table:table-cell>
          <table:table-cell table:style-name="ce9" table:formula="of:=IF([.G37]=&quot;Impeditivo&quot;;1;&quot;&quot;)">
            <text:p/>
          </table:table-cell>
          <table:table-cell table:style-name="ce85"/>
          <table:table-cell table:style-name="ce95"/>
          <table:table-cell table:style-name="ce102" table:number-columns-repeated="1011"/>
        </table:table-row>
        <table:table-row table:style-name="ro26">
          <table:table-cell table:style-name="ce9" office:value-type="string" calcext:value-type="string">
            <text:p>SEGURANÇA</text:p>
          </table:table-cell>
          <table:table-cell table:style-name="ce25" office:value-type="string" calcext:value-type="string">
            <text:p>1.29</text:p>
          </table:table-cell>
          <table:table-cell table:style-name="ce35" office:value-type="string" calcext:value-type="string">
            <text:p><text:span text:style-name="T2">1.29 Desabilitar core dumps.</text:span></text:p>
            <text:p><text:span text:style-name="T3"/></text:p>
            <text:p><text:span text:style-name="T13">Arquivos de core armazenam informa</text:span><text:span text:style-name="T14">çõ</text:span><text:span text:style-name="T20">es que estavam em uma determinada área da memória em um momento de erro. Se a informa</text:span><text:span text:style-name="T16">çã</text:span><text:span text:style-name="T15">o n</text:span><text:span text:style-name="T16">ã</text:span><text:span text:style-name="T15">o está criptografada ou protegida, os arquivos de core podem revelar informa</text:span><text:span text:style-name="T16">çõ</text:span><text:span text:style-name="T15">es confidenciais. Desta forma, core dumps devem ser habilitados apenas quando houver necessidade de se fazer "debug" de erros em programas.</text:span></text:p>
            <text:p><text:span text:style-name="T3"/></text:p>
            <text:p><text:span text:style-name="T3">Para desabilitar core dumps, inserir as seguintes linhas no arquivo /etc/security/limits.conf:</text:span></text:p>
            <text:p><text:span text:style-name="T3">################################################</text:span></text:p>
            <text:p><text:span text:style-name="T3">############# CHECK LIST DE SEGURANCA ###############</text:span></text:p>
            <text:p><text:span text:style-name="T3">*               soft    core            0</text:span></text:p>
            <text:p><text:span text:style-name="T3">*               hard    core           0</text:span></text:p>
            <text:p><text:span text:style-name="T3">################################################</text:span></text:p>
          </table:table-cell>
          <table:table-cell table:style-name="ce52" office:value-type="string" calcext:value-type="string">
            <text:p>D</text:p>
          </table:table-cell>
          <table:table-cell table:style-name="ce52" office:value-type="float" office:value="0" calcext:value-type="float">
            <text:p>0</text:p>
          </table:table-cell>
          <table:table-cell table:style-name="ce70" table:content-validation-name="val1" office:value-type="string" calcext:value-type="string">
            <text:p>Conforme</text:p>
          </table:table-cell>
          <table:table-cell table:style-name="ce8" table:formula="of:=IF(([.F38]=[.$AA$2])*AND([.E38]=1);&quot;Impeditivo&quot;;&quot;&quot;)">
            <text:p/>
          </table:table-cell>
          <table:table-cell table:style-name="ce9" table:formula="of:=IF([.F38]=[.$AA$1];1;&quot;&quot;)" office:value-type="float" office:value="1" calcext:value-type="float">
            <text:p>1</text:p>
          </table:table-cell>
          <table:table-cell table:style-name="ce9" table:formula="of:=IF([.F38]=[.$AA$2];1;&quot;&quot;)">
            <text:p/>
          </table:table-cell>
          <table:table-cell table:style-name="ce9" table:formula="of:=IF([.F38]=[.$AA$3];1;&quot;&quot;)">
            <text:p/>
          </table:table-cell>
          <table:table-cell table:style-name="ce9" table:formula="of:=IF([.G38]=&quot;Impeditivo&quot;;1;&quot;&quot;)">
            <text:p/>
          </table:table-cell>
          <table:table-cell table:style-name="ce85"/>
          <table:table-cell table:style-name="ce95"/>
          <table:table-cell table:style-name="ce102" table:number-columns-repeated="1011"/>
        </table:table-row>
        <table:table-row table:style-name="ro21">
          <table:table-cell table:style-name="ce9" office:value-type="string" calcext:value-type="string">
            <text:p>SEGURANÇA</text:p>
          </table:table-cell>
          <table:table-cell table:style-name="ce25" office:value-type="string" calcext:value-type="string">
            <text:p>1.30</text:p>
          </table:table-cell>
          <table:table-cell table:style-name="ce37" office:value-type="string" calcext:value-type="string">
            <text:p><text:span text:style-name="T2">1.30 Habilitar a complexidade da senha.</text:span></text:p>
            <text:p><text:span text:style-name="T2"/></text:p>
            <text:p><text:span text:style-name="T24">É</text:span><text:span text:style-name="T25"> recomendável que o sistema exiga complexidade da senha atribuída aos usuários. A recomenda</text:span><text:span text:style-name="T26">çã</text:span><text:span text:style-name="T25">o é que a senha tenha um tamanho mínimo, que seja composta por caracteres maisúsculos, minúsculos, dígitos e caracteres especiais.</text:span></text:p>
            <text:p><text:span text:style-name="T3"/></text:p>
            <text:p><text:span text:style-name="T4">Para realizar esta configura</text:span><text:span text:style-name="T5">çã</text:span><text:span text:style-name="T6">o, editar o arquivo /etc/pam.d/system-auth e inserir os par</text:span><text:span text:style-name="T5">â</text:span><text:span text:style-name="T6">metros minlen (tamanho mínimo), lcredit (número mínimo de caracteres minúsculos), ucredit (número mínimo de caracteres maiúsculus), dcredit (número mínimo de dígitos) e ocredit (número mínimo de caracteres especiais) na seguinte linha (considerando que o número de caracteres de cada grupo seja 1 e que o tamanho mínimo da senha seja 8).</text:span></text:p>
            <text:p><text:span text:style-name="T3"/></text:p>
            <text:p><text:span text:style-name="T4">Cada sistema operacional tem a configura</text:span><text:span text:style-name="T5">çã</text:span><text:span text:style-name="T6">o do pam.d especifica, nesse caso é necessário ficar atento, abaixo segue um exemplo da configura</text:span><text:span text:style-name="T5">çã</text:span><text:span text:style-name="T6">o no Red Hat 5.8.</text:span></text:p>
            <text:p><text:span text:style-name="T3"/></text:p>
            <text:p><text:span text:style-name="T3">password    requisite     pam_cracklib.so try_first_pass retry=3 minlen=8 dcredit=-1 ucredit=-1 ocredit=-1 lcredit=-1</text:span></text:p>
          </table:table-cell>
          <table:table-cell table:style-name="ce52" office:value-type="string" calcext:value-type="string">
            <text:p>O</text:p>
          </table:table-cell>
          <table:table-cell table:style-name="ce52" office:value-type="float" office:value="0" calcext:value-type="float">
            <text:p>0</text:p>
          </table:table-cell>
          <table:table-cell table:style-name="ce70" table:content-validation-name="val1" office:value-type="string" calcext:value-type="string">
            <text:p>Não se Aplica</text:p>
          </table:table-cell>
          <table:table-cell table:style-name="ce8" table:formula="of:=IF(([.F39]=[.$AA$2])*AND([.E39]=1);&quot;Impeditivo&quot;;&quot;&quot;)">
            <text:p/>
          </table:table-cell>
          <table:table-cell table:style-name="ce9" table:formula="of:=IF([.F39]=[.$AA$1];1;&quot;&quot;)">
            <text:p/>
          </table:table-cell>
          <table:table-cell table:style-name="ce9" table:formula="of:=IF([.F39]=[.$AA$2];1;&quot;&quot;)">
            <text:p/>
          </table:table-cell>
          <table:table-cell table:style-name="ce9" table:formula="of:=IF([.F39]=[.$AA$3];1;&quot;&quot;)" office:value-type="float" office:value="1" calcext:value-type="float">
            <text:p>1</text:p>
          </table:table-cell>
          <table:table-cell table:style-name="ce9" table:formula="of:=IF([.G39]=&quot;Impeditivo&quot;;1;&quot;&quot;)">
            <text:p/>
          </table:table-cell>
          <table:table-cell table:style-name="ce85"/>
          <table:table-cell table:style-name="ce95"/>
          <table:table-cell table:style-name="ce102" table:number-columns-repeated="1011"/>
        </table:table-row>
        <table:table-row table:style-name="ro23">
          <table:table-cell table:style-name="ce9" office:value-type="string" calcext:value-type="string">
            <text:p>SEGURANÇA</text:p>
          </table:table-cell>
          <table:table-cell table:style-name="ce25" office:value-type="string" calcext:value-type="string">
            <text:p>1.31</text:p>
          </table:table-cell>
          <table:table-cell table:style-name="ce37" office:value-type="string" calcext:value-type="string">
            <text:p><text:span text:style-name="T2">1.31 Habilitar o recurso para bloquear usuários após "n" tentativas de login incorretas.</text:span></text:p>
            <text:p><text:span text:style-name="T2"/></text:p>
            <text:p><text:span text:style-name="T4">Este recurso é necessário para proteger o usuário em casos de ataques de dicionário ou for</text:span><text:span text:style-name="T5">ç</text:span><text:span text:style-name="T6">a bruta, pois caso aconte</text:span><text:span text:style-name="T5">ç</text:span><text:span text:style-name="T6">am "n" tentativas de acesso repetidamente com usuário e senha inválidos o sistema irá bloquear a conta do usuário durante um período configurável (recomendado 15 minutos).</text:span></text:p>
            <text:p><text:span text:style-name="T3"/></text:p>
            <text:p><text:span text:style-name="T7">Para realizar esta configura</text:span><text:span text:style-name="T8">çã</text:span><text:span text:style-name="T9">o, editar o arquivo /etc/pam.d/system-auth e inserir as linhas, considerando que "deny=5" (5 tentativas) e que o período em que a conta ficará bloqueada é "unlock_time=1800" (30 minutos).</text:span></text:p>
            <text:p><text:span text:style-name="T3"/></text:p>
            <text:p><text:span text:style-name="T4">Cada sistema operacional tem a configura</text:span><text:span text:style-name="T5">çã</text:span><text:span text:style-name="T6">o do pam.d especifica, nesse caso é necessário ficar atento, abaixo segue um exemplo da configura</text:span><text:span text:style-name="T5">çã</text:span><text:span text:style-name="T6">o no Red Hat 5.8.</text:span></text:p>
            <text:p><text:span text:style-name="T3"/></text:p>
            <text:p><text:span text:style-name="T3">auth        required      pam_tally2.so deny=5 onerr=fail unlock_time=1800</text:span></text:p>
            <text:p><text:span text:style-name="T3">account     required      pam_tally.so</text:span></text:p>
            <text:p><text:span text:style-name="T3"/></text:p>
            <text:p><text:span text:style-name="T3"/></text:p>
            <text:p><text:span text:style-name="T7">Caso tenha autentica</text:span><text:span text:style-name="T8">çã</text:span><text:span text:style-name="T9">o via IPA ou LDAP, a policita pode ser habilitada la em vez de ser local.</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Não se Aplica</text:p>
          </table:table-cell>
          <table:table-cell table:style-name="ce8" table:formula="of:=IF(([.F40]=[.$AA$2])*AND([.E40]=1);&quot;Impeditivo&quot;;&quot;&quot;)">
            <text:p/>
          </table:table-cell>
          <table:table-cell table:style-name="ce9" table:formula="of:=IF([.F40]=[.$AA$1];1;&quot;&quot;)">
            <text:p/>
          </table:table-cell>
          <table:table-cell table:style-name="ce9" table:formula="of:=IF([.F40]=[.$AA$2];1;&quot;&quot;)">
            <text:p/>
          </table:table-cell>
          <table:table-cell table:style-name="ce9" table:formula="of:=IF([.F40]=[.$AA$3];1;&quot;&quot;)" office:value-type="float" office:value="1" calcext:value-type="float">
            <text:p>1</text:p>
          </table:table-cell>
          <table:table-cell table:style-name="ce9" table:formula="of:=IF([.G40]=&quot;Impeditivo&quot;;1;&quot;&quot;)">
            <text:p/>
          </table:table-cell>
          <table:table-cell table:style-name="ce85"/>
          <table:table-cell table:style-name="ce95"/>
          <table:table-cell table:style-name="ce102" table:number-columns-repeated="1011"/>
        </table:table-row>
        <table:table-row table:style-name="ro27">
          <table:table-cell table:style-name="ce9" office:value-type="string" calcext:value-type="string">
            <text:p>SEGURANÇA</text:p>
          </table:table-cell>
          <table:table-cell table:style-name="ce25" office:value-type="string" calcext:value-type="string">
            <text:p>1.32</text:p>
          </table:table-cell>
          <table:table-cell table:style-name="ce37" office:value-type="string" calcext:value-type="string">
            <text:p><text:span text:style-name="T17">1.32 Habilitar no sistema operacional para que n</text:span><text:span text:style-name="T18">ã</text:span><text:span text:style-name="T19">o sejam aceitas as "n" senhas utilizadas anteriormente.</text:span></text:p>
            <text:p><text:span text:style-name="T2"/></text:p>
            <text:p><text:span text:style-name="T13">Este recurso deve ser implementado para que um determinado usuário n</text:span><text:span text:style-name="T14">ã</text:span><text:span text:style-name="T15">o fa</text:span><text:span text:style-name="T16">ç</text:span><text:span text:style-name="T15">a rodízio de senhas conhecidas e utilizadas recentemente no ambiente. O sistema deve exigir que as "n" últimas senhas utilizadas n</text:span><text:span text:style-name="T16">ã</text:span><text:span text:style-name="T15">o sejam reaproveitadas.</text:span></text:p>
            <text:p><text:span text:style-name="T3"/></text:p>
            <text:p><text:span text:style-name="T4">Para realizar esta configura</text:span><text:span text:style-name="T5">çã</text:span><text:span text:style-name="T6">o, editar o arquivo /etc/pam.d/system-auth e inserir o par</text:span><text:span text:style-name="T5">â</text:span><text:span text:style-name="T6">metro remember=n na seguinte linha (considerando que "n"=15):</text:span></text:p>
            <text:p><text:span text:style-name="T3"/></text:p>
            <text:p><text:span text:style-name="T4">Cada sistema operacional tem a configura</text:span><text:span text:style-name="T5">çã</text:span><text:span text:style-name="T6">o do pam.d especifica, nesse caso é necessário ficar atento, abaixo segue um exemplo da configura</text:span><text:span text:style-name="T5">çã</text:span><text:span text:style-name="T6">o no Red Hat 5.8.</text:span></text:p>
            <text:p><text:span text:style-name="T3"/></text:p>
            <text:p><text:span text:style-name="T3">password    sufficient    pam_unix.so md5 shadow nullok try_first_pass use_authtok remember=15</text:span></text:p>
            <text:p><text:span text:style-name="T3"/></text:p>
            <text:p><text:span text:style-name="T3"/></text:p>
            <text:p><text:span text:style-name="T7">Caso tenha autentica</text:span><text:span text:style-name="T8">çã</text:span><text:span text:style-name="T9">o via IPA ou LDAP, a policita pode ser habilitada la em vez de ser local.</text:span></text:p>
          </table:table-cell>
          <table:table-cell table:style-name="ce52" office:value-type="string" calcext:value-type="string">
            <text:p>O</text:p>
          </table:table-cell>
          <table:table-cell table:style-name="ce52" office:value-type="float" office:value="0" calcext:value-type="float">
            <text:p>0</text:p>
          </table:table-cell>
          <table:table-cell table:style-name="ce70" table:content-validation-name="val1" office:value-type="string" calcext:value-type="string">
            <text:p>Não se Aplica</text:p>
          </table:table-cell>
          <table:table-cell table:style-name="ce8" table:formula="of:=IF(([.F41]=[.$AA$2])*AND([.E41]=1);&quot;Impeditivo&quot;;&quot;&quot;)">
            <text:p/>
          </table:table-cell>
          <table:table-cell table:style-name="ce9" table:formula="of:=IF([.F41]=[.$AA$1];1;&quot;&quot;)">
            <text:p/>
          </table:table-cell>
          <table:table-cell table:style-name="ce9" table:formula="of:=IF([.F41]=[.$AA$2];1;&quot;&quot;)">
            <text:p/>
          </table:table-cell>
          <table:table-cell table:style-name="ce9" table:formula="of:=IF([.F41]=[.$AA$3];1;&quot;&quot;)" office:value-type="float" office:value="1" calcext:value-type="float">
            <text:p>1</text:p>
          </table:table-cell>
          <table:table-cell table:style-name="ce9"/>
          <table:table-cell table:style-name="ce85"/>
          <table:table-cell table:style-name="ce95"/>
          <table:table-cell table:style-name="ce102" table:number-columns-repeated="1011"/>
        </table:table-row>
        <table:table-row table:style-name="ro28">
          <table:table-cell table:style-name="ce9" office:value-type="string" calcext:value-type="string">
            <text:p>SEGURANÇA</text:p>
          </table:table-cell>
          <table:table-cell table:style-name="ce25" office:value-type="string" calcext:value-type="string">
            <text:p>1.33</text:p>
          </table:table-cell>
          <table:table-cell table:style-name="ce35" office:value-type="string" calcext:value-type="string">
            <text:p><text:span text:style-name="T2">1.33 Configurar política de segurança relacionada ao login.</text:span></text:p>
            <text:p><text:span text:style-name="T2"/></text:p>
            <text:p><text:span text:style-name="T3">Habilitar tempo máximo de validade da senh, a senha poderá ser utiliza por no máximo 90 dias.</text:span></text:p>
            <text:p><text:span text:style-name="T3"/></text:p>
            <text:p><text:span text:style-name="T3">Habilitar tempo mínimo de validade da senha, o usuário precisará esperar pelo menos 1 dia para alterá-la novamente.</text:span></text:p>
            <text:p><text:span text:style-name="T3"/></text:p>
            <text:p><text:span text:style-name="T3">Habilitar recurso para notificação antecipada da expiração da senha, será informado ao usuário que sua senha está prestes à expirar, apresentado 15 dias antes.</text:span></text:p>
            <text:p><text:span text:style-name="T3"/></text:p>
            <text:p><text:span text:style-name="T3">Minimo tamanho de senha aceitavel.</text:span></text:p>
            <text:p><text:span text:style-name="T3"/></text:p>
            <text:p><text:span text:style-name="T3">vim /etc/login.defs</text:span></text:p>
            <text:p><text:span text:style-name="T3"/></text:p>
            <text:p><text:span text:style-name="T3">############# CHECK LIST DE SEGURANCA ###########</text:span></text:p>
            <text:p><text:span text:style-name="T3">PASS_MAX_DAYS   90</text:span></text:p>
            <text:p><text:span text:style-name="T3">PASS_MIN_DAYS   1</text:span></text:p>
            <text:p><text:span text:style-name="T3">PASS_MIN_LEN    6</text:span></text:p>
            <text:p><text:span text:style-name="T3">PASS_WARN_AGE   15</text:span></text:p>
            <text:p><text:span text:style-name="T3">############################################</text:span></text:p>
            <text:p><text:span text:style-name="T3"/></text:p>
            <text:p><text:span text:style-name="T3">Habilitar recurso para bloquear a conta do usuário após "n" dias de expiração da senha. Após a data da expiração da senha, o usuário terá 2 dias para alterar sua senha antes da conta ser bloqueada</text:span></text:p>
            <text:p><text:span text:style-name="T3"/></text:p>
            <text:p><text:span text:style-name="T3">vim /etc/default/useradd</text:span></text:p>
            <text:p><text:span text:style-name="T3">INACTIVE=2</text:span></text:p>
          </table:table-cell>
          <table:table-cell table:style-name="ce52" office:value-type="string" calcext:value-type="string">
            <text:p>O</text:p>
          </table:table-cell>
          <table:table-cell table:style-name="ce52" office:value-type="float" office:value="0" calcext:value-type="float">
            <text:p>0</text:p>
          </table:table-cell>
          <table:table-cell table:style-name="ce70" table:content-validation-name="val1" office:value-type="string" calcext:value-type="string">
            <text:p>Conforme</text:p>
          </table:table-cell>
          <table:table-cell table:style-name="ce8" table:formula="of:=IF(([.F42]=[.$AA$2])*AND([.E42]=1);&quot;Impeditivo&quot;;&quot;&quot;)">
            <text:p/>
          </table:table-cell>
          <table:table-cell table:style-name="ce9" table:formula="of:=IF([.F42]=[.$AA$1];1;&quot;&quot;)" office:value-type="float" office:value="1" calcext:value-type="float">
            <text:p>1</text:p>
          </table:table-cell>
          <table:table-cell table:style-name="ce9" table:formula="of:=IF([.F42]=[.$AA$2];1;&quot;&quot;)">
            <text:p/>
          </table:table-cell>
          <table:table-cell table:style-name="ce9" table:formula="of:=IF([.F42]=[.$AA$3];1;&quot;&quot;)">
            <text:p/>
          </table:table-cell>
          <table:table-cell table:style-name="ce9" table:formula="of:=IF([.G42]=&quot;Impeditivo&quot;;1;&quot;&quot;)">
            <text:p/>
          </table:table-cell>
          <table:table-cell table:style-name="ce85"/>
          <table:table-cell table:style-name="ce95"/>
          <table:table-cell table:style-name="ce102" table:number-columns-repeated="1011"/>
        </table:table-row>
        <table:table-row table:style-name="ro15">
          <table:table-cell table:style-name="ce9" office:value-type="string" calcext:value-type="string">
            <text:p>SEGURANÇA</text:p>
          </table:table-cell>
          <table:table-cell table:style-name="ce25" office:value-type="string" calcext:value-type="string">
            <text:p>1.34</text:p>
          </table:table-cell>
          <table:table-cell table:style-name="ce35" office:value-type="string" calcext:value-type="string">
            <text:p><text:span text:style-name="T2">1.34 Desativar autenticação de usuários sem senha  (/etc/ssh/sshd_config).</text:span></text:p>
            <text:p><text:span text:style-name="T2"/></text:p>
            <text:p><text:span text:style-name="T3">Não permitir que usuários com senha em branco acessem o equipamento através do SSH. </text:span></text:p>
            <text:p><text:span text:style-name="T3"/></text:p>
            <text:p><text:span text:style-name="T3">Parâmetro configurado: PermitEmptyPasswords no</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Conforme</text:p>
          </table:table-cell>
          <table:table-cell table:style-name="ce8" table:formula="of:=IF(([.F43]=[.$AA$2])*AND([.E43]=1);&quot;Impeditivo&quot;;&quot;&quot;)">
            <text:p/>
          </table:table-cell>
          <table:table-cell table:style-name="ce9" table:formula="of:=IF([.F43]=[.$AA$1];1;&quot;&quot;)" office:value-type="float" office:value="1" calcext:value-type="float">
            <text:p>1</text:p>
          </table:table-cell>
          <table:table-cell table:style-name="ce9" table:formula="of:=IF([.F43]=[.$AA$2];1;&quot;&quot;)">
            <text:p/>
          </table:table-cell>
          <table:table-cell table:style-name="ce9" table:formula="of:=IF([.F43]=[.$AA$3];1;&quot;&quot;)">
            <text:p/>
          </table:table-cell>
          <table:table-cell table:style-name="ce9" table:formula="of:=IF([.G43]=&quot;Impeditivo&quot;;1;&quot;&quot;)">
            <text:p/>
          </table:table-cell>
          <table:table-cell table:style-name="ce85"/>
          <table:table-cell table:style-name="ce95"/>
          <table:table-cell table:style-name="ce102" table:number-columns-repeated="1011"/>
        </table:table-row>
        <table:table-row table:style-name="ro20">
          <table:table-cell table:style-name="ce9" office:value-type="string" calcext:value-type="string">
            <text:p>SEGURANÇA</text:p>
          </table:table-cell>
          <table:table-cell table:style-name="ce25" office:value-type="string" calcext:value-type="string">
            <text:p>1.35</text:p>
          </table:table-cell>
          <table:table-cell table:style-name="ce35" office:value-type="string" calcext:value-type="string">
            <text:p><text:span text:style-name="T17">1.35 N</text:span><text:span text:style-name="T18">ã</text:span><text:span text:style-name="T19">o permitir login direto com o usuário root no protocolo SSH (/etc/ssh/sshd_config).</text:span></text:p>
            <text:p><text:span text:style-name="T2"/></text:p>
            <text:p><text:span text:style-name="T13">Permiss</text:span><text:span text:style-name="T14">ã</text:span><text:span text:style-name="T15">o de accesso direto com super usuário no sistema eleva o risco de comprometimento do servidor além de n</text:span><text:span text:style-name="T16">ã</text:span><text:span text:style-name="T15">o garantir a rastreabilidade adequada em incidentes de seguran</text:span><text:span text:style-name="T16">ç</text:span><text:span text:style-name="T15">a e falhas. </text:span></text:p>
            <text:p><text:span text:style-name="T3"/></text:p>
            <text:p><text:span text:style-name="T7">Par</text:span><text:span text:style-name="T8">â</text:span><text:span text:style-name="T9">metro configurado: PermitRootLogin no</text:span></text:p>
            <text:p><text:span text:style-name="T3"/></text:p>
            <text:p><text:span text:style-name="T3">Caso precise de root deixar PermitRootLogin yes e habilitar o /etc/security/acess.conf </text:span></text:p>
            <text:p><text:span text:style-name="T3">- : root : ALL EXCEPT 10.11.148.53 rsyslogprd 10.32.14.13 usrv07 tty1 172.23.4.1 172.23.16.1 127.0.0.1 LOCAL</text:span></text:p>
            <text:p><text:span text:style-name="T3">+ : ALL : cron crond</text:span></text:p>
            <text:p><text:span text:style-name="T3"/></text:p>
            <text:p><text:span text:style-name="T3">* é necessário habilitar no PAM, a linha é a do meio (pam_access) e deve estar entre nologin e auth.</text:span></text:p>
            <text:p><text:span text:style-name="T3">/etc/pam.d/sshd</text:span></text:p>
            <text:p><text:span text:style-name="T3"/></text:p>
            <text:p><text:span text:style-name="T3">account    required     pam_nologin.so</text:span></text:p>
            <text:p><text:span text:style-name="T3">account    required     pam_access.so</text:span></text:p>
            <text:p><text:span text:style-name="T3">account    include      password-auth</text:span></text:p>
            <text:p><text:span text:style-name="T3"/></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Conforme</text:p>
          </table:table-cell>
          <table:table-cell table:style-name="ce8" table:formula="of:=IF(([.F44]=[.$AA$2])*AND([.E44]=1);&quot;Impeditivo&quot;;&quot;&quot;)">
            <text:p/>
          </table:table-cell>
          <table:table-cell table:style-name="ce9" table:formula="of:=IF([.F44]=[.$AA$1];1;&quot;&quot;)" office:value-type="float" office:value="1" calcext:value-type="float">
            <text:p>1</text:p>
          </table:table-cell>
          <table:table-cell table:style-name="ce9" table:formula="of:=IF([.F44]=[.$AA$2];1;&quot;&quot;)">
            <text:p/>
          </table:table-cell>
          <table:table-cell table:style-name="ce9" table:formula="of:=IF([.F44]=[.$AA$3];1;&quot;&quot;)">
            <text:p/>
          </table:table-cell>
          <table:table-cell table:style-name="ce9" table:formula="of:=IF([.G44]=&quot;Impeditivo&quot;;1;&quot;&quot;)">
            <text:p/>
          </table:table-cell>
          <table:table-cell table:style-name="ce85"/>
          <table:table-cell table:style-name="ce95"/>
          <table:table-cell table:style-name="ce102" table:number-columns-repeated="1011"/>
        </table:table-row>
        <table:table-row table:style-name="ro22">
          <table:table-cell table:style-name="ce9" office:value-type="string" calcext:value-type="string">
            <text:p>SEGURANÇA</text:p>
          </table:table-cell>
          <table:table-cell table:style-name="ce25" office:value-type="string" calcext:value-type="string">
            <text:p>1.36</text:p>
          </table:table-cell>
          <table:table-cell table:style-name="ce35" office:value-type="string" calcext:value-type="string">
            <text:p><text:span text:style-name="T2">1.36 Habilitar recurso "Privilege Separation" no protocolo SSH (/etc/ssh/sshd_config).</text:span></text:p>
            <text:p><text:span text:style-name="T3"/></text:p>
            <text:p><text:span text:style-name="T4">Este recurso faz a separa</text:span><text:span text:style-name="T5">çã</text:span><text:span text:style-name="T6">o dos processos do SSH. Isso possibilita que o processo seja executado com usuário n</text:span><text:span text:style-name="T5">ã</text:span><text:span text:style-name="T6">o privilegiado e enjaulado no disco do sistema operacional. </text:span></text:p>
            <text:p><text:span text:style-name="T3"/></text:p>
            <text:p><text:span text:style-name="T7">Par</text:span><text:span text:style-name="T8">â</text:span><text:span text:style-name="T9">metro configurado: UsePrivilegeSeparation yes</text:span></text:p>
            <text:p><text:span text:style-name="T3">RHEL7</text:span></text:p>
            <text:p><text:span text:style-name="T3">UsePrivilegeSeparation sandbox          # Default for new installations.</text:span></text:p>
            <text:p><text:span text:style-name="T3"/></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Conforme</text:p>
          </table:table-cell>
          <table:table-cell table:style-name="ce8" table:formula="of:=IF(([.F45]=[.$AA$2])*AND([.E45]=1);&quot;Impeditivo&quot;;&quot;&quot;)">
            <text:p/>
          </table:table-cell>
          <table:table-cell table:style-name="ce9" table:formula="of:=IF([.F45]=[.$AA$1];1;&quot;&quot;)" office:value-type="float" office:value="1" calcext:value-type="float">
            <text:p>1</text:p>
          </table:table-cell>
          <table:table-cell table:style-name="ce9" table:formula="of:=IF([.F45]=[.$AA$2];1;&quot;&quot;)">
            <text:p/>
          </table:table-cell>
          <table:table-cell table:style-name="ce9" table:formula="of:=IF([.F45]=[.$AA$3];1;&quot;&quot;)">
            <text:p/>
          </table:table-cell>
          <table:table-cell table:style-name="ce9" table:formula="of:=IF([.G45]=&quot;Impeditivo&quot;;1;&quot;&quot;)">
            <text:p/>
          </table:table-cell>
          <table:table-cell table:style-name="ce85"/>
          <table:table-cell table:style-name="ce95"/>
          <table:table-cell table:style-name="ce102" table:number-columns-repeated="1011"/>
        </table:table-row>
        <table:table-row table:style-name="ro29">
          <table:table-cell table:style-name="ce9" office:value-type="string" calcext:value-type="string">
            <text:p>SEGURANÇA</text:p>
          </table:table-cell>
          <table:table-cell table:style-name="ce25" office:value-type="string" calcext:value-type="string">
            <text:p>1.37</text:p>
          </table:table-cell>
          <table:table-cell table:style-name="ce35" office:value-type="string" calcext:value-type="string">
            <text:p><text:span text:style-name="T2">1.37 Habilitar apenas a versão 2 do protocolo SSH (/etc/ssh/sshd_config).</text:span></text:p>
            <text:p><text:span text:style-name="T2"/></text:p>
            <text:p><text:span text:style-name="T3">Foram descobertas várias falhas de segurança na implementação da versão 1 do protocolo SSH. A versão 2 implementa criptografia e mecanismos de segurança mais robustos. </text:span></text:p>
            <text:p><text:span text:style-name="T3"/></text:p>
            <text:p><text:span text:style-name="T3">Parâmetro configurado: Protocol 2</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Conforme</text:p>
          </table:table-cell>
          <table:table-cell table:style-name="ce8" table:formula="of:=IF(([.F46]=[.$AA$2])*AND([.E46]=1);&quot;Impeditivo&quot;;&quot;&quot;)">
            <text:p/>
          </table:table-cell>
          <table:table-cell table:style-name="ce9" table:formula="of:=IF([.F46]=[.$AA$1];1;&quot;&quot;)" office:value-type="float" office:value="1" calcext:value-type="float">
            <text:p>1</text:p>
          </table:table-cell>
          <table:table-cell table:style-name="ce9" table:formula="of:=IF([.F46]=[.$AA$2];1;&quot;&quot;)">
            <text:p/>
          </table:table-cell>
          <table:table-cell table:style-name="ce9" table:formula="of:=IF([.F46]=[.$AA$3];1;&quot;&quot;)">
            <text:p/>
          </table:table-cell>
          <table:table-cell table:style-name="ce9" table:formula="of:=IF([.G46]=&quot;Impeditivo&quot;;1;&quot;&quot;)">
            <text:p/>
          </table:table-cell>
          <table:table-cell table:style-name="ce85"/>
          <table:table-cell table:style-name="ce95"/>
          <table:table-cell table:style-name="ce102" table:number-columns-repeated="1011"/>
        </table:table-row>
        <table:table-row table:style-name="ro17">
          <table:table-cell table:style-name="ce9" office:value-type="string" calcext:value-type="string">
            <text:p>SEGURANÇA</text:p>
          </table:table-cell>
          <table:table-cell table:style-name="ce25" office:value-type="string" calcext:value-type="string">
            <text:p>1.38</text:p>
          </table:table-cell>
          <table:table-cell table:style-name="ce35" office:value-type="string" calcext:value-type="string">
            <text:p><text:span text:style-name="T2">1.38 Desabilitar "Port Forwarding" no protocolo SSH (/etc/ssh/sshd_config).</text:span></text:p>
            <text:p><text:span text:style-name="T3"/></text:p>
            <text:p><text:span text:style-name="T3">Port Forwarding é um mecanismo utilizado para fazer redirecionamento de portas no sistema operacional. Esta opção deve ser mantida sempre desabilitada pois um atacante pode utilizá-la para abrir shell's reversas e outros recursos indesejáveis no sistema. </text:span></text:p>
            <text:p><text:span text:style-name="T3"/></text:p>
            <text:p><text:span text:style-name="T3">Parâmetros que devem ser configurados: </text:span></text:p>
            <text:p><text:span text:style-name="T3">AllowTcpForwarding no</text:span></text:p>
            <text:p><text:span text:style-name="T3">GatewayPorts no</text:span></text:p>
            <text:p><text:span text:style-name="T3">X11Forwarding no</text:span></text:p>
          </table:table-cell>
          <table:table-cell table:style-name="ce52" office:value-type="string" calcext:value-type="string">
            <text:p>O</text:p>
          </table:table-cell>
          <table:table-cell table:style-name="ce52" office:value-type="float" office:value="0" calcext:value-type="float">
            <text:p>0</text:p>
          </table:table-cell>
          <table:table-cell table:style-name="ce70" table:content-validation-name="val1" office:value-type="string" calcext:value-type="string">
            <text:p>Conforme</text:p>
          </table:table-cell>
          <table:table-cell table:style-name="ce8" table:formula="of:=IF(([.F47]=[.$AA$2])*AND([.E47]=1);&quot;Impeditivo&quot;;&quot;&quot;)">
            <text:p/>
          </table:table-cell>
          <table:table-cell table:style-name="ce9" table:formula="of:=IF([.F47]=[.$AA$1];1;&quot;&quot;)" office:value-type="float" office:value="1" calcext:value-type="float">
            <text:p>1</text:p>
          </table:table-cell>
          <table:table-cell table:style-name="ce9" table:formula="of:=IF([.F47]=[.$AA$2];1;&quot;&quot;)">
            <text:p/>
          </table:table-cell>
          <table:table-cell table:style-name="ce9" table:formula="of:=IF([.F47]=[.$AA$3];1;&quot;&quot;)">
            <text:p/>
          </table:table-cell>
          <table:table-cell table:style-name="ce9" table:formula="of:=IF([.G47]=&quot;Impeditivo&quot;;1;&quot;&quot;)">
            <text:p/>
          </table:table-cell>
          <table:table-cell table:style-name="ce85"/>
          <table:table-cell table:style-name="ce95"/>
          <table:table-cell table:style-name="ce102" table:number-columns-repeated="1011"/>
        </table:table-row>
        <table:table-row table:style-name="ro29">
          <table:table-cell table:style-name="ce9" office:value-type="string" calcext:value-type="string">
            <text:p>SEGURANÇA</text:p>
          </table:table-cell>
          <table:table-cell table:style-name="ce25" office:value-type="string" calcext:value-type="string">
            <text:p>1.39</text:p>
          </table:table-cell>
          <table:table-cell table:style-name="ce35" office:value-type="string" calcext:value-type="string">
            <text:p><text:span text:style-name="T2">1.39 Habilitar recurso "Strict Mode" no protocolo SSH (/etc/ssh/sshd_config).</text:span></text:p>
            <text:p><text:span text:style-name="T2"/></text:p>
            <text:p><text:span text:style-name="T3">Este recurso faz com que seja necessário manter um nível mais restritivo de permissões no diretório home do usuário criado no servidor que está recebendo a conexão SSH. Esta configuração eleva o nível de segurança do protocolo. </text:span></text:p>
            <text:p><text:span text:style-name="T3"/></text:p>
            <text:p><text:span text:style-name="T3">Parâmetro configurado: StrictModes yes</text:span></text:p>
          </table:table-cell>
          <table:table-cell table:style-name="ce52" office:value-type="string" calcext:value-type="string">
            <text:p>O</text:p>
          </table:table-cell>
          <table:table-cell table:style-name="ce52" office:value-type="float" office:value="0" calcext:value-type="float">
            <text:p>0</text:p>
          </table:table-cell>
          <table:table-cell table:style-name="ce70" table:content-validation-name="val1" office:value-type="string" calcext:value-type="string">
            <text:p>Conforme</text:p>
          </table:table-cell>
          <table:table-cell table:style-name="ce8" table:formula="of:=IF(([.F48]=[.$AA$2])*AND([.E48]=1);&quot;Impeditivo&quot;;&quot;&quot;)">
            <text:p/>
          </table:table-cell>
          <table:table-cell table:style-name="ce9" table:formula="of:=IF([.F48]=[.$AA$1];1;&quot;&quot;)" office:value-type="float" office:value="1" calcext:value-type="float">
            <text:p>1</text:p>
          </table:table-cell>
          <table:table-cell table:style-name="ce9" table:formula="of:=IF([.F48]=[.$AA$2];1;&quot;&quot;)">
            <text:p/>
          </table:table-cell>
          <table:table-cell table:style-name="ce9" table:formula="of:=IF([.F48]=[.$AA$3];1;&quot;&quot;)">
            <text:p/>
          </table:table-cell>
          <table:table-cell table:style-name="ce9" table:formula="of:=IF([.G48]=&quot;Impeditivo&quot;;1;&quot;&quot;)">
            <text:p/>
          </table:table-cell>
          <table:table-cell table:style-name="ce85"/>
          <table:table-cell table:style-name="ce95"/>
          <table:table-cell table:style-name="ce102" table:number-columns-repeated="1011"/>
        </table:table-row>
        <table:table-row table:style-name="ro22">
          <table:table-cell table:style-name="ce9" office:value-type="string" calcext:value-type="string">
            <text:p>SEGURANÇA</text:p>
          </table:table-cell>
          <table:table-cell table:style-name="ce25" office:value-type="string" calcext:value-type="string">
            <text:p>1.40</text:p>
          </table:table-cell>
          <table:table-cell table:style-name="ce35" office:value-type="string" calcext:value-type="string">
            <text:p><text:span text:style-name="T2">1.40 Atribuir banner de segurança que informe "acesso restrito e monitorado" antes do logon do usuário  (/etc/ssh/sshd_config).</text:span></text:p>
            <text:p><text:span text:style-name="T3"/></text:p>
            <text:p><text:span text:style-name="T3">É recomendado que seja apresentado um banner de alerta informando que o acesso é restrito, monitorado e se atividades ilícitas forem registradas, os logs poderão ser utilizados perante a Lei. </text:span></text:p>
            <text:p><text:span text:style-name="T3">OBS .: Para máquinas com configuração de Oracle RAC é recomendando desabilitar essa opção no momento de configuração do RAC, caso contrario poderá dar erro ao montar o OCFS2.</text:span></text:p>
            <text:p><text:span text:style-name="T3"/></text:p>
            <text:p><text:span text:style-name="T3">Parâmetro configurado: Banner /etc/issue.net</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Conforme</text:p>
          </table:table-cell>
          <table:table-cell table:style-name="ce8" table:formula="of:=IF(([.F49]=[.$AA$2])*AND([.E49]=1);&quot;Impeditivo&quot;;&quot;&quot;)">
            <text:p/>
          </table:table-cell>
          <table:table-cell table:style-name="ce9" table:formula="of:=IF([.F49]=[.$AA$1];1;&quot;&quot;)" office:value-type="float" office:value="1" calcext:value-type="float">
            <text:p>1</text:p>
          </table:table-cell>
          <table:table-cell table:style-name="ce9" table:formula="of:=IF([.F49]=[.$AA$2];1;&quot;&quot;)">
            <text:p/>
          </table:table-cell>
          <table:table-cell table:style-name="ce9" table:formula="of:=IF([.F49]=[.$AA$3];1;&quot;&quot;)">
            <text:p/>
          </table:table-cell>
          <table:table-cell table:style-name="ce9" table:formula="of:=IF([.G49]=&quot;Impeditivo&quot;;1;&quot;&quot;)">
            <text:p/>
          </table:table-cell>
          <table:table-cell table:style-name="ce85"/>
          <table:table-cell table:style-name="ce95"/>
          <table:table-cell table:style-name="ce102" table:number-columns-repeated="1011"/>
        </table:table-row>
        <table:table-row table:style-name="ro30">
          <table:table-cell table:style-name="ce9" office:value-type="string" calcext:value-type="string">
            <text:p>SEGURANÇA</text:p>
          </table:table-cell>
          <table:table-cell table:style-name="ce25" office:value-type="string" calcext:value-type="string">
            <text:p>1.41</text:p>
          </table:table-cell>
          <table:table-cell table:style-name="ce34" office:value-type="string" calcext:value-type="string">
            <text:p><text:span text:style-name="T2">1.41 Restringir acesso ao ssh apenas ao grupo de usuários de administração do SO (AllowUsers) (/etc/ssh/sshd_config).</text:span></text:p>
            <text:p><text:span text:style-name="T3"/></text:p>
            <text:p><text:span text:style-name="T3">A opção AllowUsers, especifica e controla quais usuários podem acessar o servidor via ssh. Vários usuários podem ser especificados, separados por espaços.</text:span></text:p>
          </table:table-cell>
          <table:table-cell table:style-name="ce52" office:value-type="string" calcext:value-type="string">
            <text:p>O</text:p>
          </table:table-cell>
          <table:table-cell table:style-name="ce52" office:value-type="float" office:value="0" calcext:value-type="float">
            <text:p>0</text:p>
          </table:table-cell>
          <table:table-cell table:style-name="ce70" table:content-validation-name="val1" office:value-type="string" calcext:value-type="string">
            <text:p>Não se Aplica</text:p>
          </table:table-cell>
          <table:table-cell table:style-name="ce8" table:formula="of:=IF(([.F50]=[.$AA$2])*AND([.E50]=1);&quot;Impeditivo&quot;;&quot;&quot;)">
            <text:p/>
          </table:table-cell>
          <table:table-cell table:style-name="ce9" table:formula="of:=IF([.F50]=[.$AA$1];1;&quot;&quot;)">
            <text:p/>
          </table:table-cell>
          <table:table-cell table:style-name="ce9" table:formula="of:=IF([.F50]=[.$AA$2];1;&quot;&quot;)">
            <text:p/>
          </table:table-cell>
          <table:table-cell table:style-name="ce9" table:formula="of:=IF([.F50]=[.$AA$3];1;&quot;&quot;)" office:value-type="float" office:value="1" calcext:value-type="float">
            <text:p>1</text:p>
          </table:table-cell>
          <table:table-cell table:style-name="ce9" table:formula="of:=IF([.G50]=&quot;Impeditivo&quot;;1;&quot;&quot;)">
            <text:p/>
          </table:table-cell>
          <table:table-cell table:style-name="ce85"/>
          <table:table-cell table:style-name="ce95"/>
          <table:table-cell table:style-name="ce102" table:number-columns-repeated="1011"/>
        </table:table-row>
        <table:table-row table:style-name="ro31">
          <table:table-cell table:style-name="ce9" office:value-type="string" calcext:value-type="string">
            <text:p>SEGURANÇA</text:p>
          </table:table-cell>
          <table:table-cell table:style-name="ce25" office:value-type="string" calcext:value-type="string">
            <text:p>1.42</text:p>
          </table:table-cell>
          <table:table-cell table:style-name="ce35" office:value-type="string" calcext:value-type="string">
            <text:p><text:span text:style-name="T2">1.42 Desabilitar subsystem sftp do protocolo SSH (caso não seja utilizado) (/etc/ssh/sshd_config).</text:span></text:p>
            <text:p><text:span text:style-name="T3"/></text:p>
            <text:p><text:span text:style-name="T3">O SFTP é um subsystem externo ao SSH que permite a transferência de arquivos utilizando o protocolo SSH. Caso não haja necessidade de utilização de transferência de arquivos através de SFTP deve-se desabilitar o subsystem para diminuir possibilidades de exploração de vulnerabilidades no protocolo ou vazamento de informações confidenciais. </text:span></text:p>
            <text:p><text:span text:style-name="T3"/></text:p>
            <text:p><text:span text:style-name="T3">Parâmetro configurado: #Subsystem   sftp   /usr/libexec/sftp-server</text:span></text:p>
          </table:table-cell>
          <table:table-cell table:style-name="ce52" office:value-type="string" calcext:value-type="string">
            <text:p>D</text:p>
          </table:table-cell>
          <table:table-cell table:style-name="ce52" office:value-type="float" office:value="0" calcext:value-type="float">
            <text:p>0</text:p>
          </table:table-cell>
          <table:table-cell table:style-name="ce70" table:content-validation-name="val1" office:value-type="string" calcext:value-type="string">
            <text:p>Não se Aplica</text:p>
          </table:table-cell>
          <table:table-cell table:style-name="ce8" table:formula="of:=IF(([.F51]=[.$AA$2])*AND([.E51]=1);&quot;Impeditivo&quot;;&quot;&quot;)">
            <text:p/>
          </table:table-cell>
          <table:table-cell table:style-name="ce9" table:formula="of:=IF([.F51]=[.$AA$1];1;&quot;&quot;)">
            <text:p/>
          </table:table-cell>
          <table:table-cell table:style-name="ce9" table:formula="of:=IF([.F51]=[.$AA$2];1;&quot;&quot;)">
            <text:p/>
          </table:table-cell>
          <table:table-cell table:style-name="ce9" table:formula="of:=IF([.F51]=[.$AA$3];1;&quot;&quot;)" office:value-type="float" office:value="1" calcext:value-type="float">
            <text:p>1</text:p>
          </table:table-cell>
          <table:table-cell table:style-name="ce9" table:formula="of:=IF([.G51]=&quot;Impeditivo&quot;;1;&quot;&quot;)">
            <text:p/>
          </table:table-cell>
          <table:table-cell table:style-name="ce85"/>
          <table:table-cell table:style-name="ce95"/>
          <table:table-cell table:style-name="ce102" table:number-columns-repeated="1011"/>
        </table:table-row>
        <table:table-row table:style-name="ro15">
          <table:table-cell table:style-name="ce9" office:value-type="string" calcext:value-type="string">
            <text:p>SEGURANÇA</text:p>
          </table:table-cell>
          <table:table-cell table:style-name="ce25" office:value-type="string" calcext:value-type="string">
            <text:p>1.43</text:p>
          </table:table-cell>
          <table:table-cell table:style-name="ce35" office:value-type="string" calcext:value-type="string">
            <text:p><text:span text:style-name="T2">1.43 Bloquear logon de usuários que não possuem senha definida (/etc/ssh/sshd_config).</text:span></text:p>
            <text:p><text:span text:style-name="T3"/></text:p>
            <text:p><text:span text:style-name="T3">Não permitir que usuários com senha em branco acessem o equipamento através do SSH. </text:span></text:p>
            <text:p><text:span text:style-name="T3"/></text:p>
            <text:p><text:span text:style-name="T3">Parâmetro configurado: PermitEmptyPasswords no</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Conforme</text:p>
          </table:table-cell>
          <table:table-cell table:style-name="ce8" table:formula="of:=IF(([.F52]=[.$AA$2])*AND([.E52]=1);&quot;Impeditivo&quot;;&quot;&quot;)">
            <text:p/>
          </table:table-cell>
          <table:table-cell table:style-name="ce9" table:formula="of:=IF([.F52]=[.$AA$1];1;&quot;&quot;)" office:value-type="float" office:value="1" calcext:value-type="float">
            <text:p>1</text:p>
          </table:table-cell>
          <table:table-cell table:style-name="ce9" table:formula="of:=IF([.F52]=[.$AA$2];1;&quot;&quot;)">
            <text:p/>
          </table:table-cell>
          <table:table-cell table:style-name="ce9" table:formula="of:=IF([.F52]=[.$AA$3];1;&quot;&quot;)">
            <text:p/>
          </table:table-cell>
          <table:table-cell table:style-name="ce9" table:formula="of:=IF([.G52]=&quot;Impeditivo&quot;;1;&quot;&quot;)">
            <text:p/>
          </table:table-cell>
          <table:table-cell table:style-name="ce85"/>
          <table:table-cell table:style-name="ce95"/>
          <table:table-cell table:style-name="ce102" table:number-columns-repeated="1011"/>
        </table:table-row>
        <table:table-row table:style-name="ro31">
          <table:table-cell table:style-name="ce9" office:value-type="string" calcext:value-type="string">
            <text:p>SEGURANÇA</text:p>
          </table:table-cell>
          <table:table-cell table:style-name="ce25" office:value-type="string" calcext:value-type="string">
            <text:p>1.44</text:p>
          </table:table-cell>
          <table:table-cell table:style-name="ce35" office:value-type="string" calcext:value-type="string">
            <text:p><text:span text:style-name="T2">1.44 Manter somente o usuário root com UID 0.</text:span></text:p>
            <text:p><text:span text:style-name="T3"/></text:p>
            <text:p><text:span text:style-name="T3">Somente o usuário root deve ter o UID 0. Se existirem outros usuários com a mesma permissão do super usuário, a rastreabilidade de eventos poderá se tornar impossível, pois, os logs apontarão apenas o acesso do root.</text:span></text:p>
            <text:p><text:span text:style-name="T3"/></text:p>
            <text:p><text:span text:style-name="T3">Um comando que pode facilitar a identificação de usuários com UID 0 é:</text:span></text:p>
            <text:p><text:span text:style-name="T3">getent passwd | awk -F: '$3 == "0" { print $1 }'</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Conforme</text:p>
          </table:table-cell>
          <table:table-cell table:style-name="ce8" table:formula="of:=IF(([.F53]=[.$AA$2])*AND([.E53]=1);&quot;Impeditivo&quot;;&quot;&quot;)">
            <text:p/>
          </table:table-cell>
          <table:table-cell table:style-name="ce9" table:formula="of:=IF([.F53]=[.$AA$1];1;&quot;&quot;)" office:value-type="float" office:value="1" calcext:value-type="float">
            <text:p>1</text:p>
          </table:table-cell>
          <table:table-cell table:style-name="ce9" table:formula="of:=IF([.F53]=[.$AA$2];1;&quot;&quot;)">
            <text:p/>
          </table:table-cell>
          <table:table-cell table:style-name="ce9" table:formula="of:=IF([.F53]=[.$AA$3];1;&quot;&quot;)">
            <text:p/>
          </table:table-cell>
          <table:table-cell table:style-name="ce9" table:formula="of:=IF([.G53]=&quot;Impeditivo&quot;;1;&quot;&quot;)">
            <text:p/>
          </table:table-cell>
          <table:table-cell table:style-name="ce85"/>
          <table:table-cell table:style-name="ce95"/>
          <table:table-cell table:style-name="ce102" table:number-columns-repeated="1011"/>
        </table:table-row>
        <table:table-row table:style-name="ro14">
          <table:table-cell table:style-name="ce9" office:value-type="string" calcext:value-type="string">
            <text:p>SEGURANÇA</text:p>
          </table:table-cell>
          <table:table-cell table:style-name="ce25" office:value-type="string" calcext:value-type="string">
            <text:p>1.45</text:p>
          </table:table-cell>
          <table:table-cell table:style-name="ce34" office:value-type="string" calcext:value-type="string">
            <text:p><text:span text:style-name="T17">1.45 Manter as permiss</text:span><text:span text:style-name="T18">õ</text:span><text:span text:style-name="T19">es corretas para os arquivos do sistema e logs.</text:span></text:p>
            <text:p><text:span text:style-name="T2"/></text:p>
            <text:p><text:span text:style-name="T13">Os arquivos contendo logs das aplica</text:span><text:span text:style-name="T14">çõ</text:span><text:span text:style-name="T20">es e do sistema operacional, além de outros arquivos do sistema, devem manter suas permiss</text:span><text:span text:style-name="T16">õ</text:span><text:span text:style-name="T15">es no nível mais restritivo suportado pelas aplica</text:span><text:span text:style-name="T16">çõ</text:span><text:span text:style-name="T15">es evitando que seu conteúdo seja revelado ou alterado de maneira n</text:span><text:span text:style-name="T16">ã</text:span><text:span text:style-name="T15">o autorizada.</text:span></text:p>
            <text:p><text:span text:style-name="T3"/></text:p>
            <text:p><text:span text:style-name="T3">chmod 400 /var/spool/cron </text:span></text:p>
            <text:p><text:span text:style-name="T3">chmod 400 /etc/shadow </text:span></text:p>
            <text:p><text:span text:style-name="T3">chmod 400 /etc/crontab</text:span></text:p>
            <text:p><text:span text:style-name="T3">chmod 600 /etc/securetty</text:span></text:p>
            <text:p><text:span text:style-name="T3">chmod 640 /etc/syslog.conf </text:span></text:p>
            <text:p><text:span text:style-name="T3">chmod 640 /etc/rsyslog.conf</text:span></text:p>
            <text:p><text:span text:style-name="T3">chmod 640 /etc/sysctl.conf</text:span></text:p>
            <text:p><text:span text:style-name="T3">chmod 640 /var/log/wtmp</text:span></text:p>
            <text:p><text:span text:style-name="T3">chmod 640 /var/log/lastlog</text:span></text:p>
            <text:p><text:span text:style-name="T3">chmod 664 /etc/security/limits.conf</text:span></text:p>
            <text:p><text:span text:style-name="T3">chmod 664 /etc/csh.login</text:span></text:p>
            <text:p><text:span text:style-name="T3">chmod 644 /etc/group </text:span></text:p>
            <text:p><text:span text:style-name="T3">chmod 644 /etc/passwd</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Conforme</text:p>
          </table:table-cell>
          <table:table-cell table:style-name="ce8" table:formula="of:=IF(([.F54]=[.$AA$2])*AND([.E54]=1);&quot;Impeditivo&quot;;&quot;&quot;)">
            <text:p/>
          </table:table-cell>
          <table:table-cell table:style-name="ce9" table:formula="of:=IF([.F54]=[.$AA$1];1;&quot;&quot;)" office:value-type="float" office:value="1" calcext:value-type="float">
            <text:p>1</text:p>
          </table:table-cell>
          <table:table-cell table:style-name="ce9" table:formula="of:=IF([.F54]=[.$AA$2];1;&quot;&quot;)">
            <text:p/>
          </table:table-cell>
          <table:table-cell table:style-name="ce9" table:formula="of:=IF([.F54]=[.$AA$3];1;&quot;&quot;)">
            <text:p/>
          </table:table-cell>
          <table:table-cell table:style-name="ce9" table:formula="of:=IF([.G54]=&quot;Impeditivo&quot;;1;&quot;&quot;)">
            <text:p/>
          </table:table-cell>
          <table:table-cell table:style-name="ce85"/>
          <table:table-cell table:style-name="ce95"/>
          <table:table-cell table:style-name="ce102" table:number-columns-repeated="1011"/>
        </table:table-row>
        <table:table-row table:style-name="ro22">
          <table:table-cell table:style-name="ce9" office:value-type="string" calcext:value-type="string">
            <text:p>SEGURANÇA</text:p>
          </table:table-cell>
          <table:table-cell table:style-name="ce25" office:value-type="string" calcext:value-type="string">
            <text:p>1.46</text:p>
          </table:table-cell>
          <table:table-cell table:style-name="ce35" office:value-type="string" calcext:value-type="string">
            <text:p><text:span text:style-name="T2">1.46 Impedir que existam usuários com senhas em branco.</text:span></text:p>
            <text:p><text:span text:style-name="T2"/></text:p>
            <text:p><text:span text:style-name="T3">O sistema não deve possuir usuários com senhas "vazias", pois usuários sem senhas elevam muito o nível de exposição do sistema, possibilitando a um invasor entrar no sistema sem necessitar de uma senha válida.</text:span></text:p>
            <text:p><text:span text:style-name="T3"/></text:p>
            <text:p><text:span text:style-name="T3">Comando abaixo verifica usuários que não possuem uma senha definida (favor desconsiderar os usuarios de servicos do SO):</text:span></text:p>
            <text:p><text:span text:style-name="T3"/></text:p>
            <text:p><text:span text:style-name="T3">cat /etc/shadow | awk -F: '$2 == "!!" { print $1 }'</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Conforme</text:p>
          </table:table-cell>
          <table:table-cell table:style-name="ce8" table:formula="of:=IF(([.F55]=[.$AA$2])*AND([.E55]=1);&quot;Impeditivo&quot;;&quot;&quot;)">
            <text:p/>
          </table:table-cell>
          <table:table-cell table:style-name="ce9" table:formula="of:=IF([.F55]=[.$AA$1];1;&quot;&quot;)" office:value-type="float" office:value="1" calcext:value-type="float">
            <text:p>1</text:p>
          </table:table-cell>
          <table:table-cell table:style-name="ce9" table:formula="of:=IF([.F55]=[.$AA$2];1;&quot;&quot;)">
            <text:p/>
          </table:table-cell>
          <table:table-cell table:style-name="ce9" table:formula="of:=IF([.F55]=[.$AA$3];1;&quot;&quot;)">
            <text:p/>
          </table:table-cell>
          <table:table-cell table:style-name="ce9" table:formula="of:=IF([.G55]=&quot;Impeditivo&quot;;1;&quot;&quot;)">
            <text:p/>
          </table:table-cell>
          <table:table-cell table:style-name="ce85"/>
          <table:table-cell table:style-name="ce95"/>
          <table:table-cell table:style-name="ce102" table:number-columns-repeated="1011"/>
        </table:table-row>
        <table:table-row table:style-name="ro32">
          <table:table-cell table:style-name="ce9" office:value-type="string" calcext:value-type="string">
            <text:p>SEGURANÇA</text:p>
          </table:table-cell>
          <table:table-cell table:style-name="ce25" office:value-type="string" calcext:value-type="string">
            <text:p>1.47</text:p>
          </table:table-cell>
          <table:table-cell table:style-name="ce34" office:value-type="string" calcext:value-type="string">
            <text:p><text:span text:style-name="T2">1.47 Utilizar a última versão estável do agente de monitoramento escolhido (Nagios_plugin).</text:span></text:p>
            <text:p><text:span text:style-name="T2"/></text:p>
            <text:p><text:span text:style-name="T3">Instalar o Nagios Plugin.</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table:table-cell table:style-name="ce8" table:formula="of:=IF(([.F56]=[.$AA$2])*AND([.E56]=1);&quot;Impeditivo&quot;;&quot;&quot;)">
            <text:p/>
          </table:table-cell>
          <table:table-cell table:style-name="ce9" table:formula="of:=IF([.F56]=[.$AA$1];1;&quot;&quot;)">
            <text:p/>
          </table:table-cell>
          <table:table-cell table:style-name="ce9" table:formula="of:=IF([.F56]=[.$AA$2];1;&quot;&quot;)">
            <text:p/>
          </table:table-cell>
          <table:table-cell table:style-name="ce9" table:formula="of:=IF([.F56]=[.$AA$3];1;&quot;&quot;)">
            <text:p/>
          </table:table-cell>
          <table:table-cell table:style-name="ce9" table:formula="of:=IF([.G56]=&quot;Impeditivo&quot;;1;&quot;&quot;)">
            <text:p/>
          </table:table-cell>
          <table:table-cell table:style-name="ce85"/>
          <table:table-cell table:style-name="ce95"/>
          <table:table-cell table:style-name="ce102" table:number-columns-repeated="1011"/>
        </table:table-row>
        <table:table-row table:style-name="ro30">
          <table:table-cell table:style-name="ce9" office:value-type="string" calcext:value-type="string">
            <text:p>SEGURANÇA</text:p>
          </table:table-cell>
          <table:table-cell table:style-name="ce25" office:value-type="string" calcext:value-type="string">
            <text:p>1.48</text:p>
          </table:table-cell>
          <table:table-cell table:style-name="ce34" office:value-type="string" calcext:value-type="string">
            <text:p><text:span text:style-name="T2">1.48 Adequar o serviço do agente escolhido para iniciar automáticamente junto com os outros serviços do sistema operacional (rc.local/wwtask - Trauma0).</text:span></text:p>
            <text:p><text:span text:style-name="T2"/></text:p>
            <text:p><text:span text:style-name="T3">Instalar o Trauma0</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table:table-cell table:style-name="ce8" table:formula="of:=IF(([.F57]=[.$AA$2])*AND([.E57]=1);&quot;Impeditivo&quot;;&quot;&quot;)">
            <text:p/>
          </table:table-cell>
          <table:table-cell table:style-name="ce9" table:formula="of:=IF([.F57]=[.$AA$1];1;&quot;&quot;)">
            <text:p/>
          </table:table-cell>
          <table:table-cell table:style-name="ce9" table:formula="of:=IF([.F57]=[.$AA$2];1;&quot;&quot;)">
            <text:p/>
          </table:table-cell>
          <table:table-cell table:style-name="ce9" table:formula="of:=IF([.F57]=[.$AA$3];1;&quot;&quot;)">
            <text:p/>
          </table:table-cell>
          <table:table-cell table:style-name="ce9"/>
          <table:table-cell table:style-name="ce85"/>
          <table:table-cell table:style-name="ce95"/>
          <table:table-cell table:style-name="ce102" table:number-columns-repeated="1011"/>
        </table:table-row>
        <table:table-row table:style-name="ro32">
          <table:table-cell table:style-name="ce9" office:value-type="string" calcext:value-type="string">
            <text:p>SEGURANÇA</text:p>
          </table:table-cell>
          <table:table-cell table:style-name="ce25" office:value-type="string" calcext:value-type="string">
            <text:p>1.49</text:p>
          </table:table-cell>
          <table:table-cell table:style-name="ce34" office:value-type="string" calcext:value-type="string">
            <text:p><text:span text:style-name="T2">1.49 Garantir que os agentes estejam configurados de forma correta de acordo com os procedimentos.</text:span></text:p>
            <text:p><text:span text:style-name="T2"/></text:p>
            <text:p><text:span text:style-name="T3">Garantir que os agentes do Trauma0 e Nagios Plugin estejam configurados corretamente.</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table:table-cell table:style-name="ce8" table:formula="of:=IF(([.F58]=[.$AA$2])*AND([.E58]=1);&quot;Impeditivo&quot;;&quot;&quot;)">
            <text:p/>
          </table:table-cell>
          <table:table-cell table:style-name="ce9" table:formula="of:=IF([.F58]=[.$AA$1];1;&quot;&quot;)">
            <text:p/>
          </table:table-cell>
          <table:table-cell table:style-name="ce9" table:formula="of:=IF([.F58]=[.$AA$2];1;&quot;&quot;)">
            <text:p/>
          </table:table-cell>
          <table:table-cell table:style-name="ce9" table:formula="of:=IF([.F58]=[.$AA$3];1;&quot;&quot;)">
            <text:p/>
          </table:table-cell>
          <table:table-cell table:style-name="ce9" table:formula="of:=IF([.G58]=&quot;Impeditivo&quot;;1;&quot;&quot;)">
            <text:p/>
          </table:table-cell>
          <table:table-cell table:style-name="ce85"/>
          <table:table-cell table:style-name="ce95"/>
          <table:table-cell table:style-name="ce102" table:number-columns-repeated="1011"/>
        </table:table-row>
        <table:table-row table:style-name="ro21">
          <table:table-cell table:style-name="ce10" office:value-type="string" calcext:value-type="string">
            <text:p>SEGURANÇA</text:p>
          </table:table-cell>
          <table:table-cell table:style-name="ce26" office:value-type="string" calcext:value-type="string">
            <text:p>1.50</text:p>
          </table:table-cell>
          <table:table-cell table:style-name="ce38" office:value-type="string" calcext:value-type="string">
            <text:p><text:span text:style-name="T17">1.50 Adequa</text:span><text:span text:style-name="T18">çã</text:span><text:span text:style-name="T19">o do SYSSTAT.</text:span></text:p>
            <text:p><text:span text:style-name="T2"/></text:p>
            <text:p><text:span text:style-name="T3">vim /etc/cron.d/sysstat</text:span></text:p>
            <text:p><text:span text:style-name="T3"/></text:p>
            <text:p><text:span text:style-name="T3"># run system activity accounting tool every 10 minutes</text:span></text:p>
            <text:p><text:span text:style-name="T3">*/10 * * * * root /usr/lib64/sa/sa1 1 1</text:span></text:p>
            <text:p><text:span text:style-name="T3"># generate a daily summary of process accounting at 23:53</text:span></text:p>
            <text:p><text:span text:style-name="T3">53 23 * * * root /usr/lib64/sa/sa2 -A</text:span></text:p>
            <text:p><text:span text:style-name="T3"/></text:p>
            <text:p><text:span text:style-name="T3">vim /etc/sysconfig/sysstat</text:span></text:p>
            <text:p><text:span text:style-name="T2"/></text:p>
            <text:p><text:span text:style-name="T3"># How long to keep log files (days), maximum is a month</text:span></text:p>
            <text:p><text:span text:style-name="T3">HISTORY=30</text:span></text:p>
            <text:p><text:span text:style-name="T3">COMPRESSAFTER=2</text:span></text:p>
          </table:table-cell>
          <table:table-cell table:style-name="ce53" office:value-type="string" calcext:value-type="string">
            <text:p>O</text:p>
          </table:table-cell>
          <table:table-cell table:style-name="ce59" office:value-type="float" office:value="1" calcext:value-type="float">
            <text:p>1</text:p>
          </table:table-cell>
          <table:table-cell table:style-name="ce70" table:content-validation-name="val1" office:value-type="string" calcext:value-type="string">
            <text:p>Conforme</text:p>
          </table:table-cell>
          <table:table-cell table:style-name="ce8" table:formula="of:=IF(([.F59]=[.$AA$2])*AND([.E59]=1);&quot;Impeditivo&quot;;&quot;&quot;)">
            <text:p/>
          </table:table-cell>
          <table:table-cell table:style-name="ce10" table:formula="of:=IF([.F59]=[.$AA$1];1;&quot;&quot;)" office:value-type="float" office:value="1" calcext:value-type="float">
            <text:p>1</text:p>
          </table:table-cell>
          <table:table-cell table:style-name="ce10" table:formula="of:=IF([.F59]=[.$AA$2];1;&quot;&quot;)">
            <text:p/>
          </table:table-cell>
          <table:table-cell table:style-name="ce10" table:formula="of:=IF([.F59]=[.$AA$3];1;&quot;&quot;)">
            <text:p/>
          </table:table-cell>
          <table:table-cell table:style-name="ce10" table:formula="of:=IF([.G59]=&quot;Impeditivo&quot;;1;&quot;&quot;)">
            <text:p/>
          </table:table-cell>
          <table:table-cell table:style-name="ce86"/>
          <table:table-cell table:style-name="ce95"/>
          <table:table-cell table:style-name="ce102" table:number-columns-repeated="1011"/>
        </table:table-row>
        <table:table-row table:style-name="ro7">
          <table:table-cell table:style-name="ce11" table:formula="of:=[.A$9]" office:value-type="string" office:string-value="Categorias" calcext:value-type="string">
            <text:p>Categorias</text:p>
          </table:table-cell>
          <table:table-cell table:style-name="ce27" table:formula="of:=[.B$9]" office:value-type="string" office:string-value="Cód." calcext:value-type="string">
            <text:p>Cód.</text:p>
          </table:table-cell>
          <table:table-cell table:style-name="ce27" table:formula="of:=[.C$9]" office:value-type="string" office:string-value="Itens" calcext:value-type="string">
            <text:p>Itens</text:p>
          </table:table-cell>
          <table:table-cell table:style-name="ce27" table:formula="of:=[.D$9]" office:value-type="string" office:string-value="T" calcext:value-type="string">
            <office:annotation draw:style-name="gr3" draw:text-style-name="P3" svg:width="28.99mm" svg:height="47.7mm" svg:x="325mm" svg:y="2222.06mm" draw:caption-point-x="-0.11mm" draw:caption-point-y="30.68mm">
              <dc:date>2017-04-06T00:00:00</dc:date>
              <text:p text:style-name="P2"><text:span text:style-name="T1">ALGAR TECNOLOGIA:</text:span></text:p>
              <text:p text:style-name="P2"><text:span text:style-name="T1">D= Desejável </text:span></text:p>
              <text:p text:style-name="P2"><text:span text:style-name="T1">O= Obrigatório</text:span></text:p>
              <text:p text:style-name="P2"><text:span text:style-name="T1"/></text:p>
              <text:p text:style-name="P2"><text:span text:style-name="T1"/></text:p>
            </office:annotation>
            <text:p>T</text:p>
          </table:table-cell>
          <table:table-cell table:style-name="ce27" table:formula="of:=[.E$9]" office:value-type="string" office:string-value="OC" calcext:value-type="string">
            <text:p>OC</text:p>
          </table:table-cell>
          <table:table-cell table:style-name="ce27" table:formula="of:=[.F$9]" office:value-type="string" office:string-value="Auditoria" calcext:value-type="string">
            <text:p>Auditoria</text:p>
          </table:table-cell>
          <table:table-cell table:style-name="ce23" office:value-type="string" calcext:value-type="string">
            <text:p>Critico</text:p>
          </table:table-cell>
          <table:table-cell table:style-name="ce23" table:formula="of:=SUM([.H61:.H71])" office:value-type="float" office:value="7" calcext:value-type="float">
            <text:p>7</text:p>
          </table:table-cell>
          <table:table-cell table:style-name="ce23" table:formula="of:=SUM([.I61:.I71])" office:value-type="float" office:value="1" calcext:value-type="float">
            <text:p>1</text:p>
          </table:table-cell>
          <table:table-cell table:style-name="ce23" table:formula="of:=SUM([.J61:.J71])" office:value-type="float" office:value="3" calcext:value-type="float">
            <text:p>3</text:p>
          </table:table-cell>
          <table:table-cell table:style-name="ce23" table:formula="of:=SUM([.K61:.K71])" office:value-type="float" office:value="0" calcext:value-type="float">
            <text:p>0</text:p>
          </table:table-cell>
          <table:table-cell table:style-name="ce87" table:formula="of:=[.L$9]" office:value-type="string" office:string-value="Observação" calcext:value-type="string">
            <text:p>Observação</text:p>
          </table:table-cell>
          <table:table-cell table:style-name="ce95"/>
          <table:table-cell table:style-name="ce102" table:number-columns-repeated="1011"/>
        </table:table-row>
        <table:table-row table:style-name="ro33">
          <table:table-cell table:style-name="ce8" office:value-type="string" calcext:value-type="string">
            <text:p>CONTINUIDADE DE SERVIÇO</text:p>
          </table:table-cell>
          <table:table-cell table:style-name="ce24" office:value-type="string" calcext:value-type="string">
            <text:p>2.1</text:p>
          </table:table-cell>
          <table:table-cell table:style-name="ce39" office:value-type="string" calcext:value-type="string">
            <text:p>2.1 Definição da administração de Sistema Operacional</text:p>
          </table:table-cell>
          <table:table-cell table:style-name="ce51" office:value-type="string" calcext:value-type="string">
            <text:p>O</text:p>
          </table:table-cell>
          <table:table-cell table:style-name="ce60" office:value-type="float" office:value="1" calcext:value-type="float">
            <text:p>1</text:p>
          </table:table-cell>
          <table:table-cell table:style-name="ce69" table:content-validation-name="val1" office:value-type="string" calcext:value-type="string">
            <text:p>Conforme</text:p>
          </table:table-cell>
          <table:table-cell table:style-name="ce74" table:formula="of:=IF(([.F61]=[.$AA$2])*AND([.E61]=1);&quot;Impeditivo&quot;;&quot;&quot;)">
            <text:p/>
          </table:table-cell>
          <table:table-cell table:style-name="ce74" table:formula="of:=IF([.F61]=[.$AA$1];1;&quot;&quot;)" office:value-type="float" office:value="1" calcext:value-type="float">
            <text:p>1</text:p>
          </table:table-cell>
          <table:table-cell table:style-name="ce74" table:formula="of:=IF([.F61]=[.$AA$2];1;&quot;&quot;)">
            <text:p/>
          </table:table-cell>
          <table:table-cell table:style-name="ce74" table:formula="of:=IF([.F61]=[.$AA$3];1;&quot;&quot;)">
            <text:p/>
          </table:table-cell>
          <table:table-cell table:style-name="ce74" table:formula="of:=IF([.G61]=&quot;Impeditivo&quot;;1;&quot;&quot;)">
            <text:p/>
          </table:table-cell>
          <table:table-cell table:style-name="ce88"/>
          <table:table-cell table:style-name="ce17"/>
          <table:table-cell table:style-name="ce101" table:number-columns-repeated="1011"/>
        </table:table-row>
        <table:table-row table:style-name="ro33">
          <table:table-cell table:style-name="ce9" office:value-type="string" calcext:value-type="string">
            <text:p>CONTINUIDADE DE SERVIÇO</text:p>
          </table:table-cell>
          <table:table-cell table:style-name="ce25" office:value-type="string" calcext:value-type="string">
            <text:p>2.2</text:p>
          </table:table-cell>
          <table:table-cell table:style-name="ce40" office:value-type="string" calcext:value-type="string">
            <text:p><text:span text:style-name="T21">2.2 Cadastramento no Servidor LDAP </text:span><text:span text:style-name="T22">(a definir)</text:span></text:p>
          </table:table-cell>
          <table:table-cell table:style-name="ce52" office:value-type="string" calcext:value-type="string">
            <text:p>O</text:p>
          </table:table-cell>
          <table:table-cell table:style-name="ce25" office:value-type="float" office:value="0" calcext:value-type="float">
            <text:p>0</text:p>
          </table:table-cell>
          <table:table-cell table:style-name="ce70" table:content-validation-name="val1" office:value-type="string" calcext:value-type="string">
            <text:p>Conforme</text:p>
          </table:table-cell>
          <table:table-cell table:style-name="ce74" table:formula="of:=IF(([.F62]=[.$AA$2])*AND([.E62]=1);&quot;Impeditivo&quot;;&quot;&quot;)">
            <text:p/>
          </table:table-cell>
          <table:table-cell table:style-name="ce77" table:formula="of:=IF([.F62]=[.$AA$1];1;&quot;&quot;)" office:value-type="float" office:value="1" calcext:value-type="float">
            <text:p>1</text:p>
          </table:table-cell>
          <table:table-cell table:style-name="ce77" table:formula="of:=IF([.F62]=[.$AA$2];1;&quot;&quot;)">
            <text:p/>
          </table:table-cell>
          <table:table-cell table:style-name="ce77" table:formula="of:=IF([.F62]=[.$AA$3];1;&quot;&quot;)">
            <text:p/>
          </table:table-cell>
          <table:table-cell table:style-name="ce77" table:formula="of:=IF([.G62]=&quot;Impeditivo&quot;;1;&quot;&quot;)">
            <text:p/>
          </table:table-cell>
          <table:table-cell table:style-name="ce89"/>
          <table:table-cell table:style-name="ce17"/>
          <table:table-cell table:style-name="ce101" table:number-columns-repeated="1011"/>
        </table:table-row>
        <table:table-row table:style-name="ro33">
          <table:table-cell table:style-name="ce9" office:value-type="string" calcext:value-type="string">
            <text:p>CONTINUIDADE DE SERVIÇO</text:p>
          </table:table-cell>
          <table:table-cell table:style-name="ce25" office:value-type="string" calcext:value-type="string">
            <text:p>2.3</text:p>
          </table:table-cell>
          <table:table-cell table:style-name="ce40" office:value-type="string" calcext:value-type="string">
            <text:p>2.3 Utilizar sudo sempre que necessário</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Conforme</text:p>
          </table:table-cell>
          <table:table-cell table:style-name="ce74" table:formula="of:=IF(([.F63]=[.$AA$2])*AND([.E63]=1);&quot;Impeditivo&quot;;&quot;&quot;)">
            <text:p/>
          </table:table-cell>
          <table:table-cell table:style-name="ce77" table:formula="of:=IF([.F63]=[.$AA$1];1;&quot;&quot;)" office:value-type="float" office:value="1" calcext:value-type="float">
            <text:p>1</text:p>
          </table:table-cell>
          <table:table-cell table:style-name="ce77" table:formula="of:=IF([.F63]=[.$AA$2];1;&quot;&quot;)">
            <text:p/>
          </table:table-cell>
          <table:table-cell table:style-name="ce77" table:formula="of:=IF([.F63]=[.$AA$3];1;&quot;&quot;)">
            <text:p/>
          </table:table-cell>
          <table:table-cell table:style-name="ce77" table:formula="of:=IF([.G63]=&quot;Impeditivo&quot;;1;&quot;&quot;)">
            <text:p/>
          </table:table-cell>
          <table:table-cell table:style-name="ce89"/>
          <table:table-cell table:style-name="ce17"/>
          <table:table-cell table:style-name="ce101" table:number-columns-repeated="1011"/>
        </table:table-row>
        <table:table-row table:style-name="ro33">
          <table:table-cell table:style-name="ce9" office:value-type="string" calcext:value-type="string">
            <text:p>CONTINUIDADE DE SERVIÇO</text:p>
          </table:table-cell>
          <table:table-cell table:style-name="ce25" office:value-type="string" calcext:value-type="string">
            <text:p>2.4</text:p>
          </table:table-cell>
          <table:table-cell table:style-name="ce40" office:value-type="string" calcext:value-type="string">
            <text:p>2.4 Agente de virtualização, caso o servidor seja virtual (Xentools, Vmtools).</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Conforme</text:p>
          </table:table-cell>
          <table:table-cell table:style-name="ce74" table:formula="of:=IF(([.F64]=[.$AA$2])*AND([.E64]=1);&quot;Impeditivo&quot;;&quot;&quot;)">
            <text:p/>
          </table:table-cell>
          <table:table-cell table:style-name="ce77" table:formula="of:=IF([.F64]=[.$AA$1];1;&quot;&quot;)" office:value-type="float" office:value="1" calcext:value-type="float">
            <text:p>1</text:p>
          </table:table-cell>
          <table:table-cell table:style-name="ce77" table:formula="of:=IF([.F64]=[.$AA$2];1;&quot;&quot;)">
            <text:p/>
          </table:table-cell>
          <table:table-cell table:style-name="ce77" table:formula="of:=IF([.F64]=[.$AA$3];1;&quot;&quot;)">
            <text:p/>
          </table:table-cell>
          <table:table-cell table:style-name="ce77" table:formula="of:=IF([.G64]=&quot;Impeditivo&quot;;1;&quot;&quot;)">
            <text:p/>
          </table:table-cell>
          <table:table-cell table:style-name="ce89"/>
          <table:table-cell table:style-name="ce17"/>
          <table:table-cell table:style-name="ce101" table:number-columns-repeated="1011"/>
        </table:table-row>
        <table:table-row table:style-name="ro33">
          <table:table-cell table:style-name="ce9" office:value-type="string" calcext:value-type="string">
            <text:p>CONTINUIDADE DE SERVIÇO</text:p>
          </table:table-cell>
          <table:table-cell table:style-name="ce25" office:value-type="string" calcext:value-type="string">
            <text:p>2.5</text:p>
          </table:table-cell>
          <table:table-cell table:style-name="ce41" office:value-type="string" calcext:value-type="string">
            <text:p><text:span text:style-name="T10">2.5 Instala</text:span><text:span text:style-name="T11">çã</text:span><text:span text:style-name="T12">o da última vers</text:span><text:span text:style-name="T11">ã</text:span><text:span text:style-name="T12">o do dataprotector ou netbackup no servidor.</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Não Conforme</text:p>
          </table:table-cell>
          <table:table-cell table:style-name="ce74" table:formula="of:=IF(([.F65]=[.$AA$2])*AND([.E65]=1);&quot;Impeditivo&quot;;&quot;&quot;)" office:value-type="string" office:string-value="Impeditivo" calcext:value-type="string">
            <text:p>Impeditivo</text:p>
          </table:table-cell>
          <table:table-cell table:style-name="ce77" table:formula="of:=IF([.F65]=[.$AA$1];1;&quot;&quot;)">
            <text:p/>
          </table:table-cell>
          <table:table-cell table:style-name="ce77" table:formula="of:=IF([.F65]=[.$AA$2];1;&quot;&quot;)" office:value-type="float" office:value="1" calcext:value-type="float">
            <text:p>1</text:p>
          </table:table-cell>
          <table:table-cell table:style-name="ce77" table:formula="of:=IF([.F65]=[.$AA$3];1;&quot;&quot;)">
            <text:p/>
          </table:table-cell>
          <table:table-cell table:style-name="ce77"/>
          <table:table-cell table:style-name="ce89"/>
          <table:table-cell table:style-name="ce17"/>
          <table:table-cell table:style-name="ce101" table:number-columns-repeated="1011"/>
        </table:table-row>
        <table:table-row table:style-name="ro33">
          <table:table-cell table:style-name="ce9" office:value-type="string" calcext:value-type="string">
            <text:p>CONTINUIDADE DE SERVIÇO</text:p>
          </table:table-cell>
          <table:table-cell table:style-name="ce25" office:value-type="string" calcext:value-type="string">
            <text:p>2.6</text:p>
          </table:table-cell>
          <table:table-cell table:style-name="ce40" office:value-type="string" calcext:value-type="string">
            <text:p>2.6 Verificar a configuração dos DNS</text:p>
          </table:table-cell>
          <table:table-cell table:style-name="ce52" office:value-type="string" calcext:value-type="string">
            <text:p>O</text:p>
          </table:table-cell>
          <table:table-cell table:style-name="ce25" office:value-type="float" office:value="0" calcext:value-type="float">
            <text:p>0</text:p>
          </table:table-cell>
          <table:table-cell table:style-name="ce70" table:content-validation-name="val1" office:value-type="string" calcext:value-type="string">
            <text:p>Conforme</text:p>
          </table:table-cell>
          <table:table-cell table:style-name="ce74" table:formula="of:=IF(([.F66]=[.$AA$2])*AND([.E66]=1);&quot;Impeditivo&quot;;&quot;&quot;)">
            <text:p/>
          </table:table-cell>
          <table:table-cell table:style-name="ce77" table:formula="of:=IF([.F66]=[.$AA$1];1;&quot;&quot;)" office:value-type="float" office:value="1" calcext:value-type="float">
            <text:p>1</text:p>
          </table:table-cell>
          <table:table-cell table:style-name="ce77" table:formula="of:=IF([.F66]=[.$AA$2];1;&quot;&quot;)">
            <text:p/>
          </table:table-cell>
          <table:table-cell table:style-name="ce77" table:formula="of:=IF([.F66]=[.$AA$3];1;&quot;&quot;)">
            <text:p/>
          </table:table-cell>
          <table:table-cell table:style-name="ce77" table:formula="of:=IF([.G66]=&quot;Impeditivo&quot;;1;&quot;&quot;)">
            <text:p/>
          </table:table-cell>
          <table:table-cell table:style-name="ce89"/>
          <table:table-cell table:style-name="ce17"/>
          <table:table-cell table:style-name="ce101" table:number-columns-repeated="1011"/>
        </table:table-row>
        <table:table-row table:style-name="ro33">
          <table:table-cell table:style-name="ce9" office:value-type="string" calcext:value-type="string">
            <text:p>CONTINUIDADE DE SERVIÇO</text:p>
          </table:table-cell>
          <table:table-cell table:style-name="ce25" office:value-type="string" calcext:value-type="string">
            <text:p>2.7</text:p>
          </table:table-cell>
          <table:table-cell table:style-name="ce40" office:value-type="string" calcext:value-type="string">
            <text:p>2.7 Garantir a última versão do Sistema Operacional caso aplicação não necessite de um específico.</text:p>
          </table:table-cell>
          <table:table-cell table:style-name="ce52" office:value-type="string" calcext:value-type="string">
            <text:p>O</text:p>
          </table:table-cell>
          <table:table-cell table:style-name="ce25" office:value-type="float" office:value="0" calcext:value-type="float">
            <text:p>0</text:p>
          </table:table-cell>
          <table:table-cell table:style-name="ce70" table:content-validation-name="val1" office:value-type="string" calcext:value-type="string">
            <text:p>Conforme</text:p>
          </table:table-cell>
          <table:table-cell table:style-name="ce74" table:formula="of:=IF(([.F67]=[.$AA$2])*AND([.E67]=1);&quot;Impeditivo&quot;;&quot;&quot;)">
            <text:p/>
          </table:table-cell>
          <table:table-cell table:style-name="ce77" table:formula="of:=IF([.F67]=[.$AA$1];1;&quot;&quot;)" office:value-type="float" office:value="1" calcext:value-type="float">
            <text:p>1</text:p>
          </table:table-cell>
          <table:table-cell table:style-name="ce77" table:formula="of:=IF([.F67]=[.$AA$2];1;&quot;&quot;)">
            <text:p/>
          </table:table-cell>
          <table:table-cell table:style-name="ce77" table:formula="of:=IF([.F67]=[.$AA$3];1;&quot;&quot;)">
            <text:p/>
          </table:table-cell>
          <table:table-cell table:style-name="ce77" table:formula="of:=IF([.G67]=&quot;Impeditivo&quot;;1;&quot;&quot;)">
            <text:p/>
          </table:table-cell>
          <table:table-cell table:style-name="ce89"/>
          <table:table-cell table:style-name="ce17"/>
          <table:table-cell table:style-name="ce101" table:number-columns-repeated="1011"/>
        </table:table-row>
        <table:table-row table:style-name="ro34">
          <table:table-cell table:style-name="ce9" office:value-type="string" calcext:value-type="string">
            <text:p>CONTINUIDADE DE SERVIÇO</text:p>
          </table:table-cell>
          <table:table-cell table:style-name="ce25" office:value-type="string" calcext:value-type="string">
            <text:p>2.8</text:p>
          </table:table-cell>
          <table:table-cell table:style-name="ce40" office:value-type="string" calcext:value-type="string">
            <text:p><text:span text:style-name="T2">2.8 Alterar parâmetro "per_source" do xinetd para permitir várias instancias do Data Protector</text:span></text:p>
            <text:p><text:span text:style-name="T2"/></text:p>
            <text:p><text:span text:style-name="T3">vim /etc/xinetd.d/omni </text:span></text:p>
            <text:p><text:span text:style-name="T3"/></text:p>
            <text:p><text:span text:style-name="T3">per_source = UNLIMITED</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Não se Aplica</text:p>
          </table:table-cell>
          <table:table-cell table:style-name="ce74" table:formula="of:=IF(([.F68]=[.$AA$2])*AND([.E68]=1);&quot;Impeditivo&quot;;&quot;&quot;)">
            <text:p/>
          </table:table-cell>
          <table:table-cell table:style-name="ce77" table:formula="of:=IF([.F68]=[.$AA$1];1;&quot;&quot;)">
            <text:p/>
          </table:table-cell>
          <table:table-cell table:style-name="ce77" table:formula="of:=IF([.F68]=[.$AA$2];1;&quot;&quot;)">
            <text:p/>
          </table:table-cell>
          <table:table-cell table:style-name="ce77" table:formula="of:=IF([.F68]=[.$AA$3];1;&quot;&quot;)" office:value-type="float" office:value="1" calcext:value-type="float">
            <text:p>1</text:p>
          </table:table-cell>
          <table:table-cell table:style-name="ce77" table:formula="of:=IF([.G68]=&quot;Impeditivo&quot;;1;&quot;&quot;)">
            <text:p/>
          </table:table-cell>
          <table:table-cell table:style-name="ce89"/>
          <table:table-cell table:style-name="ce17"/>
          <table:table-cell table:style-name="ce101" table:number-columns-repeated="1011"/>
        </table:table-row>
        <table:table-row table:style-name="ro35">
          <table:table-cell table:style-name="ce9" office:value-type="string" calcext:value-type="string">
            <text:p>CONTINUIDADE DE SERVIÇO</text:p>
          </table:table-cell>
          <table:table-cell table:style-name="ce25" office:value-type="string" calcext:value-type="string">
            <text:p>2.9</text:p>
          </table:table-cell>
          <table:table-cell table:style-name="ce42" office:value-type="string" calcext:value-type="string">
            <text:p><text:span text:style-name="T2">2.9 Incluir nas rotinas de backup.</text:span></text:p>
            <text:p><text:span text:style-name="T3"/></text:p>
            <text:p><text:span text:style-name="T3">Diário 30 dias /etc - Backup inclemental diariamente de segunda a sábado.</text:span></text:p>
            <text:p><text:span text:style-name="T3">Semanal 30 dias /etc - Backup full realizado toda semana no domingo</text:span></text:p>
            <text:p><text:span text:style-name="T3">Diário 30 dias /var - Backup inclemental diariamente de segunda a sábado.</text:span></text:p>
            <text:p><text:span text:style-name="T3">Semanal 30 dias /var - Backup full realizado toda semana no domingo</text:span></text:p>
          </table:table-cell>
          <table:table-cell table:style-name="ce52" office:value-type="string" calcext:value-type="string">
            <text:p>O</text:p>
          </table:table-cell>
          <table:table-cell table:style-name="ce58" office:value-type="float" office:value="1" calcext:value-type="float">
            <text:p>1</text:p>
          </table:table-cell>
          <table:table-cell table:style-name="ce70" table:content-validation-name="val1" office:value-type="string" calcext:value-type="string">
            <text:p>Não se Aplica</text:p>
          </table:table-cell>
          <table:table-cell table:style-name="ce74" table:formula="of:=IF(([.F69]=[.$AA$2])*AND([.E69]=1);&quot;Impeditivo&quot;;&quot;&quot;)">
            <text:p/>
          </table:table-cell>
          <table:table-cell table:style-name="ce77" table:formula="of:=IF([.F69]=[.$AA$1];1;&quot;&quot;)">
            <text:p/>
          </table:table-cell>
          <table:table-cell table:style-name="ce77" table:formula="of:=IF([.F69]=[.$AA$2];1;&quot;&quot;)">
            <text:p/>
          </table:table-cell>
          <table:table-cell table:style-name="ce77" table:formula="of:=IF([.F69]=[.$AA$3];1;&quot;&quot;)" office:value-type="float" office:value="1" calcext:value-type="float">
            <text:p>1</text:p>
          </table:table-cell>
          <table:table-cell table:style-name="ce77" table:formula="of:=IF([.G69]=&quot;Impeditivo&quot;;1;&quot;&quot;)">
            <text:p/>
          </table:table-cell>
          <table:table-cell table:style-name="ce89"/>
          <table:table-cell table:style-name="ce95"/>
          <table:table-cell table:style-name="ce102" table:number-columns-repeated="1011"/>
        </table:table-row>
        <table:table-row table:style-name="ro33">
          <table:table-cell table:style-name="ce9" office:value-type="string" calcext:value-type="string">
            <text:p>CONTINUIDADE DE SERVIÇO</text:p>
          </table:table-cell>
          <table:table-cell table:style-name="ce25" office:value-type="string" calcext:value-type="string">
            <text:p>2.10</text:p>
          </table:table-cell>
          <table:table-cell table:style-name="ce43" office:value-type="string" calcext:value-type="string">
            <text:p>2.10 Eliminar usuários genéricos</text:p>
          </table:table-cell>
          <table:table-cell table:style-name="ce52" office:value-type="string" calcext:value-type="string">
            <text:p>O</text:p>
          </table:table-cell>
          <table:table-cell table:style-name="ce25" office:value-type="float" office:value="0" calcext:value-type="float">
            <text:p>0</text:p>
          </table:table-cell>
          <table:table-cell table:style-name="ce70" table:content-validation-name="val1" office:value-type="string" calcext:value-type="string">
            <text:p>Conforme</text:p>
          </table:table-cell>
          <table:table-cell table:style-name="ce74" table:formula="of:=IF(([.F70]=[.$AA$2])*AND([.E70]=1);&quot;Impeditivo&quot;;&quot;&quot;)">
            <text:p/>
          </table:table-cell>
          <table:table-cell table:style-name="ce77" table:formula="of:=IF([.F70]=[.$AA$1];1;&quot;&quot;)" office:value-type="float" office:value="1" calcext:value-type="float">
            <text:p>1</text:p>
          </table:table-cell>
          <table:table-cell table:style-name="ce77" table:formula="of:=IF([.F70]=[.$AA$2];1;&quot;&quot;)">
            <text:p/>
          </table:table-cell>
          <table:table-cell table:style-name="ce77" table:formula="of:=IF([.F70]=[.$AA$3];1;&quot;&quot;)">
            <text:p/>
          </table:table-cell>
          <table:table-cell table:style-name="ce79" table:formula="of:=IF([.G70]=&quot;Impeditivo&quot;;1;&quot;&quot;)">
            <text:p/>
          </table:table-cell>
          <table:table-cell table:style-name="ce90"/>
          <table:table-cell table:style-name="ce17"/>
          <table:table-cell table:style-name="ce101" table:number-columns-repeated="1011"/>
        </table:table-row>
        <table:table-row table:style-name="ro2">
          <table:table-cell table:style-name="ce10" office:value-type="string" calcext:value-type="string">
            <text:p>CONTINUIDADE DE SERVIÇO</text:p>
          </table:table-cell>
          <table:table-cell table:style-name="ce25" office:value-type="string" calcext:value-type="string">
            <text:p>2.11</text:p>
          </table:table-cell>
          <table:table-cell table:style-name="ce44" office:value-type="string" calcext:value-type="string">
            <text:p>2.11 Efetuar antecipadamente a configuração de horário de verão no sistema operacional</text:p>
          </table:table-cell>
          <table:table-cell table:style-name="ce52" office:value-type="string" calcext:value-type="string">
            <text:p>O</text:p>
          </table:table-cell>
          <table:table-cell table:style-name="ce25" office:value-type="float" office:value="0" calcext:value-type="float">
            <text:p>0</text:p>
          </table:table-cell>
          <table:table-cell table:style-name="ce70" table:content-validation-name="val1" office:value-type="string" calcext:value-type="string">
            <text:p>Não se Aplica</text:p>
          </table:table-cell>
          <table:table-cell table:style-name="ce74" table:formula="of:=IF(([.F71]=[.$AA$2])*AND([.E71]=1);&quot;Impeditivo&quot;;&quot;&quot;)">
            <text:p/>
          </table:table-cell>
          <table:table-cell table:style-name="ce78" table:formula="of:=IF([.F71]=[.$AA$1];1;&quot;&quot;)">
            <text:p/>
          </table:table-cell>
          <table:table-cell table:style-name="ce78" table:formula="of:=IF([.F71]=[.$AA$2];1;&quot;&quot;)">
            <text:p/>
          </table:table-cell>
          <table:table-cell table:style-name="ce78" table:formula="of:=IF([.F71]=[.$AA$3];1;&quot;&quot;)" office:value-type="float" office:value="1" calcext:value-type="float">
            <text:p>1</text:p>
          </table:table-cell>
          <table:table-cell table:style-name="ce80" table:formula="of:=IF([.G71]=&quot;Impeditivo&quot;;1;&quot;&quot;)">
            <text:p/>
          </table:table-cell>
          <table:table-cell table:style-name="ce91"/>
          <table:table-cell table:style-name="ce17"/>
          <table:table-cell table:style-name="ce101" table:number-columns-repeated="1011"/>
        </table:table-row>
        <table:table-row table:style-name="ro7">
          <table:table-cell table:style-name="ce7" table:formula="of:=[.A$9]" office:value-type="string" office:string-value="Categorias" calcext:value-type="string">
            <text:p>Categorias</text:p>
          </table:table-cell>
          <table:table-cell table:style-name="ce27" table:formula="of:=[.B$9]" office:value-type="string" office:string-value="Cód." calcext:value-type="string">
            <text:p>Cód.</text:p>
          </table:table-cell>
          <table:table-cell table:style-name="ce27" table:formula="of:=[.C$9]" office:value-type="string" office:string-value="Itens" calcext:value-type="string">
            <text:p>Itens</text:p>
          </table:table-cell>
          <table:table-cell table:style-name="ce27" table:formula="of:=[.D$9]" office:value-type="string" office:string-value="T" calcext:value-type="string">
            <office:annotation draw:style-name="gr4" draw:text-style-name="P3" svg:width="28.99mm" svg:height="19.55mm" svg:x="325mm" svg:y="2340.73mm" draw:caption-point-x="-0.11mm" draw:caption-point-y="2.53mm">
              <dc:date>2017-04-06T00:00:00</dc:date>
              <text:p text:style-name="P2"><text:span text:style-name="T1">ALGAR TECNOLOGIA:</text:span></text:p>
              <text:p text:style-name="P2"><text:span text:style-name="T1">D= Desejável </text:span></text:p>
              <text:p text:style-name="P2"><text:span text:style-name="T1">O= Obrigatório</text:span></text:p>
              <text:p text:style-name="P2"><text:span text:style-name="T1"/></text:p>
              <text:p text:style-name="P2"><text:span text:style-name="T1"/></text:p>
            </office:annotation>
            <text:p>T</text:p>
          </table:table-cell>
          <table:table-cell table:style-name="ce27" table:formula="of:=[.E$9]" office:value-type="string" office:string-value="OC" calcext:value-type="string">
            <text:p>OC</text:p>
          </table:table-cell>
          <table:table-cell table:style-name="ce27" table:formula="of:=[.F$9]" office:value-type="string" office:string-value="Auditoria" calcext:value-type="string">
            <text:p>Auditoria</text:p>
          </table:table-cell>
          <table:table-cell table:style-name="ce23" office:value-type="string" calcext:value-type="string">
            <text:p>Critico</text:p>
          </table:table-cell>
          <table:table-cell table:style-name="ce23" table:formula="of:=SUM([.H73:.H79])" office:value-type="float" office:value="7" calcext:value-type="float">
            <text:p>7</text:p>
          </table:table-cell>
          <table:table-cell table:style-name="ce23" table:formula="of:=SUM([.I73:.I79])" office:value-type="float" office:value="0" calcext:value-type="float">
            <text:p>0</text:p>
          </table:table-cell>
          <table:table-cell table:style-name="ce23" table:formula="of:=SUM([.J73:.J79])" office:value-type="float" office:value="0" calcext:value-type="float">
            <text:p>0</text:p>
          </table:table-cell>
          <table:table-cell table:style-name="ce23" table:formula="of:=SUM([.K73:.K79])" office:value-type="float" office:value="0" calcext:value-type="float">
            <text:p>0</text:p>
          </table:table-cell>
          <table:table-cell table:style-name="ce87" table:formula="of:=[.L$9]" office:value-type="string" office:string-value="Observação" calcext:value-type="string">
            <text:p>Observação</text:p>
          </table:table-cell>
          <table:table-cell table:style-name="ce68"/>
          <table:table-cell table:style-name="ce103" table:number-columns-repeated="1011"/>
        </table:table-row>
        <table:table-row table:style-name="ro33">
          <table:table-cell table:style-name="ce12" office:value-type="string" calcext:value-type="string">
            <text:p>DESEMPENHO NAGIOS</text:p>
          </table:table-cell>
          <table:table-cell table:style-name="ce24" office:value-type="string" calcext:value-type="string">
            <text:p>3.1</text:p>
          </table:table-cell>
          <table:table-cell table:style-name="ce45" office:value-type="string" calcext:value-type="string">
            <text:p>3.1 CPU</text:p>
          </table:table-cell>
          <table:table-cell table:style-name="ce51" office:value-type="string" calcext:value-type="string">
            <text:p>O</text:p>
          </table:table-cell>
          <table:table-cell table:style-name="ce61" office:value-type="float" office:value="1" calcext:value-type="float">
            <text:p>1</text:p>
          </table:table-cell>
          <table:table-cell table:style-name="ce70" table:content-validation-name="val1" office:value-type="string" calcext:value-type="string">
            <text:p>Conforme</text:p>
          </table:table-cell>
          <table:table-cell table:style-name="ce74" table:formula="of:=IF(([.F73]=[.$AA$2])*AND([.E73]=1);&quot;Impeditivo&quot;;&quot;&quot;)">
            <text:p/>
          </table:table-cell>
          <table:table-cell table:style-name="ce74" table:formula="of:=IF([.F73]=[.$AA$1];1;&quot;&quot;)" office:value-type="float" office:value="1" calcext:value-type="float">
            <text:p>1</text:p>
          </table:table-cell>
          <table:table-cell table:style-name="ce74" table:formula="of:=IF([.F73]=[.$AA$2];1;&quot;&quot;)">
            <text:p/>
          </table:table-cell>
          <table:table-cell table:style-name="ce74" table:formula="of:=IF([.F73]=[.$AA$3];1;&quot;&quot;)">
            <text:p/>
          </table:table-cell>
          <table:table-cell table:style-name="ce81" table:formula="of:=IF([.G73]=&quot;Impeditivo&quot;;1;&quot;&quot;)">
            <text:p/>
          </table:table-cell>
          <table:table-cell table:style-name="ce92"/>
          <table:table-cell table:style-name="ce17"/>
          <table:table-cell table:style-name="ce101" table:number-columns-repeated="1011"/>
        </table:table-row>
        <table:table-row table:style-name="ro33">
          <table:table-cell table:style-name="ce13" office:value-type="string" calcext:value-type="string">
            <text:p>DESEMPENHO NAGIOS</text:p>
          </table:table-cell>
          <table:table-cell table:style-name="ce25" office:value-type="string" calcext:value-type="string">
            <text:p>3.2</text:p>
          </table:table-cell>
          <table:table-cell table:style-name="ce43" office:value-type="string" calcext:value-type="string">
            <text:p>3.2 Memória Física</text:p>
          </table:table-cell>
          <table:table-cell table:style-name="ce52" office:value-type="string" calcext:value-type="string">
            <text:p>O</text:p>
          </table:table-cell>
          <table:table-cell table:style-name="ce62" office:value-type="float" office:value="1" calcext:value-type="float">
            <text:p>1</text:p>
          </table:table-cell>
          <table:table-cell table:style-name="ce70" table:content-validation-name="val1" office:value-type="string" calcext:value-type="string">
            <text:p>Conforme</text:p>
          </table:table-cell>
          <table:table-cell table:style-name="ce74" table:formula="of:=IF(([.F74]=[.$AA$2])*AND([.E74]=1);&quot;Impeditivo&quot;;&quot;&quot;)">
            <text:p/>
          </table:table-cell>
          <table:table-cell table:style-name="ce77" table:formula="of:=IF([.F74]=[.$AA$1];1;&quot;&quot;)" office:value-type="float" office:value="1" calcext:value-type="float">
            <text:p>1</text:p>
          </table:table-cell>
          <table:table-cell table:style-name="ce77" table:formula="of:=IF([.F74]=[.$AA$2];1;&quot;&quot;)">
            <text:p/>
          </table:table-cell>
          <table:table-cell table:style-name="ce77" table:formula="of:=IF([.F74]=[.$AA$3];1;&quot;&quot;)">
            <text:p/>
          </table:table-cell>
          <table:table-cell table:style-name="ce79" table:formula="of:=IF([.G74]=&quot;Impeditivo&quot;;1;&quot;&quot;)">
            <text:p/>
          </table:table-cell>
          <table:table-cell table:style-name="ce90"/>
          <table:table-cell table:style-name="ce17"/>
          <table:table-cell table:style-name="ce101" table:number-columns-repeated="1011"/>
        </table:table-row>
        <table:table-row table:style-name="ro33">
          <table:table-cell table:style-name="ce13" office:value-type="string" calcext:value-type="string">
            <text:p>DESEMPENHO NAGIOS</text:p>
          </table:table-cell>
          <table:table-cell table:style-name="ce25" office:value-type="string" calcext:value-type="string">
            <text:p>3.3</text:p>
          </table:table-cell>
          <table:table-cell table:style-name="ce43" office:value-type="string" calcext:value-type="string">
            <text:p>3.3 Memória Swap</text:p>
          </table:table-cell>
          <table:table-cell table:style-name="ce52" office:value-type="string" calcext:value-type="string">
            <text:p>O</text:p>
          </table:table-cell>
          <table:table-cell table:style-name="ce62" office:value-type="float" office:value="1" calcext:value-type="float">
            <text:p>1</text:p>
          </table:table-cell>
          <table:table-cell table:style-name="ce70" table:content-validation-name="val1" office:value-type="string" calcext:value-type="string">
            <text:p>Conforme</text:p>
          </table:table-cell>
          <table:table-cell table:style-name="ce74" table:formula="of:=IF(([.F75]=[.$AA$2])*AND([.E75]=1);&quot;Impeditivo&quot;;&quot;&quot;)">
            <text:p/>
          </table:table-cell>
          <table:table-cell table:style-name="ce77" table:formula="of:=IF([.F75]=[.$AA$1];1;&quot;&quot;)" office:value-type="float" office:value="1" calcext:value-type="float">
            <text:p>1</text:p>
          </table:table-cell>
          <table:table-cell table:style-name="ce77" table:formula="of:=IF([.F75]=[.$AA$2];1;&quot;&quot;)">
            <text:p/>
          </table:table-cell>
          <table:table-cell table:style-name="ce77" table:formula="of:=IF([.F75]=[.$AA$3];1;&quot;&quot;)">
            <text:p/>
          </table:table-cell>
          <table:table-cell table:style-name="ce79" table:formula="of:=IF([.G75]=&quot;Impeditivo&quot;;1;&quot;&quot;)">
            <text:p/>
          </table:table-cell>
          <table:table-cell table:style-name="ce90"/>
          <table:table-cell table:style-name="ce17"/>
          <table:table-cell table:style-name="ce101" table:number-columns-repeated="1011"/>
        </table:table-row>
        <table:table-row table:style-name="ro33">
          <table:table-cell table:style-name="ce13" office:value-type="string" calcext:value-type="string">
            <text:p>DESEMPENHO NAGIOS</text:p>
          </table:table-cell>
          <table:table-cell table:style-name="ce25" office:value-type="string" calcext:value-type="string">
            <text:p>3.4</text:p>
          </table:table-cell>
          <table:table-cell table:style-name="ce43" office:value-type="string" calcext:value-type="string">
            <text:p>3.4 Consumo de Disco</text:p>
          </table:table-cell>
          <table:table-cell table:style-name="ce52" office:value-type="string" calcext:value-type="string">
            <text:p>O</text:p>
          </table:table-cell>
          <table:table-cell table:style-name="ce62" office:value-type="float" office:value="1" calcext:value-type="float">
            <text:p>1</text:p>
          </table:table-cell>
          <table:table-cell table:style-name="ce70" table:content-validation-name="val1" office:value-type="string" calcext:value-type="string">
            <text:p>Conforme</text:p>
          </table:table-cell>
          <table:table-cell table:style-name="ce74" table:formula="of:=IF(([.F76]=[.$AA$2])*AND([.E76]=1);&quot;Impeditivo&quot;;&quot;&quot;)">
            <text:p/>
          </table:table-cell>
          <table:table-cell table:style-name="ce77" table:formula="of:=IF([.F76]=[.$AA$1];1;&quot;&quot;)" office:value-type="float" office:value="1" calcext:value-type="float">
            <text:p>1</text:p>
          </table:table-cell>
          <table:table-cell table:style-name="ce77" table:formula="of:=IF([.F76]=[.$AA$2];1;&quot;&quot;)">
            <text:p/>
          </table:table-cell>
          <table:table-cell table:style-name="ce77" table:formula="of:=IF([.F76]=[.$AA$3];1;&quot;&quot;)">
            <text:p/>
          </table:table-cell>
          <table:table-cell table:style-name="ce79" table:formula="of:=IF([.G76]=&quot;Impeditivo&quot;;1;&quot;&quot;)">
            <text:p/>
          </table:table-cell>
          <table:table-cell table:style-name="ce90"/>
          <table:table-cell table:style-name="ce17"/>
          <table:table-cell table:style-name="ce101" table:number-columns-repeated="1011"/>
        </table:table-row>
        <table:table-row table:style-name="ro33">
          <table:table-cell table:style-name="ce13" office:value-type="string" calcext:value-type="string">
            <text:p>DESEMPENHO NAGIOS</text:p>
          </table:table-cell>
          <table:table-cell table:style-name="ce25" office:value-type="string" calcext:value-type="string">
            <text:p>3.5</text:p>
          </table:table-cell>
          <table:table-cell table:style-name="ce43" office:value-type="string" calcext:value-type="string">
            <text:p>3.5 Taxa de utilização de Disco</text:p>
          </table:table-cell>
          <table:table-cell table:style-name="ce52" office:value-type="string" calcext:value-type="string">
            <text:p>O</text:p>
          </table:table-cell>
          <table:table-cell table:style-name="ce62" office:value-type="float" office:value="1" calcext:value-type="float">
            <text:p>1</text:p>
          </table:table-cell>
          <table:table-cell table:style-name="ce70" table:content-validation-name="val1" office:value-type="string" calcext:value-type="string">
            <text:p>Conforme</text:p>
          </table:table-cell>
          <table:table-cell table:style-name="ce74" table:formula="of:=IF(([.F77]=[.$AA$2])*AND([.E77]=1);&quot;Impeditivo&quot;;&quot;&quot;)">
            <text:p/>
          </table:table-cell>
          <table:table-cell table:style-name="ce77" table:formula="of:=IF([.F77]=[.$AA$1];1;&quot;&quot;)" office:value-type="float" office:value="1" calcext:value-type="float">
            <text:p>1</text:p>
          </table:table-cell>
          <table:table-cell table:style-name="ce77" table:formula="of:=IF([.F77]=[.$AA$2];1;&quot;&quot;)">
            <text:p/>
          </table:table-cell>
          <table:table-cell table:style-name="ce77" table:formula="of:=IF([.F77]=[.$AA$3];1;&quot;&quot;)">
            <text:p/>
          </table:table-cell>
          <table:table-cell table:style-name="ce79" table:formula="of:=IF([.G77]=&quot;Impeditivo&quot;;1;&quot;&quot;)">
            <text:p/>
          </table:table-cell>
          <table:table-cell table:style-name="ce90"/>
          <table:table-cell table:style-name="ce17"/>
          <table:table-cell table:style-name="ce101" table:number-columns-repeated="1011"/>
        </table:table-row>
        <table:table-row table:style-name="ro33">
          <table:table-cell table:style-name="ce13" office:value-type="string" calcext:value-type="string">
            <text:p>DESEMPENHO NAGIOS</text:p>
          </table:table-cell>
          <table:table-cell table:style-name="ce25" office:value-type="string" calcext:value-type="string">
            <text:p>3.6</text:p>
          </table:table-cell>
          <table:table-cell table:style-name="ce43" office:value-type="string" calcext:value-type="string">
            <text:p>3.6 Utilização de Rede</text:p>
          </table:table-cell>
          <table:table-cell table:style-name="ce52" office:value-type="string" calcext:value-type="string">
            <text:p>O</text:p>
          </table:table-cell>
          <table:table-cell table:style-name="ce62" office:value-type="float" office:value="1" calcext:value-type="float">
            <text:p>1</text:p>
          </table:table-cell>
          <table:table-cell table:style-name="ce70" table:content-validation-name="val1" office:value-type="string" calcext:value-type="string">
            <text:p>Conforme</text:p>
          </table:table-cell>
          <table:table-cell table:style-name="ce74" table:formula="of:=IF(([.F78]=[.$AA$2])*AND([.E78]=1);&quot;Impeditivo&quot;;&quot;&quot;)">
            <text:p/>
          </table:table-cell>
          <table:table-cell table:style-name="ce77" table:formula="of:=IF([.F78]=[.$AA$1];1;&quot;&quot;)" office:value-type="float" office:value="1" calcext:value-type="float">
            <text:p>1</text:p>
          </table:table-cell>
          <table:table-cell table:style-name="ce77" table:formula="of:=IF([.F78]=[.$AA$2];1;&quot;&quot;)">
            <text:p/>
          </table:table-cell>
          <table:table-cell table:style-name="ce77" table:formula="of:=IF([.F78]=[.$AA$3];1;&quot;&quot;)">
            <text:p/>
          </table:table-cell>
          <table:table-cell table:style-name="ce79" table:formula="of:=IF([.G78]=&quot;Impeditivo&quot;;1;&quot;&quot;)">
            <text:p/>
          </table:table-cell>
          <table:table-cell table:style-name="ce90"/>
          <table:table-cell table:style-name="ce17"/>
          <table:table-cell table:style-name="ce101" table:number-columns-repeated="1011"/>
        </table:table-row>
        <table:table-row table:style-name="ro2">
          <table:table-cell table:style-name="ce14" office:value-type="string" calcext:value-type="string">
            <text:p>DESEMPENHO NAGIOS</text:p>
          </table:table-cell>
          <table:table-cell table:style-name="ce26" office:value-type="string" calcext:value-type="string">
            <text:p>3.7</text:p>
          </table:table-cell>
          <table:table-cell table:style-name="ce46" office:value-type="string" calcext:value-type="string">
            <text:p>3.7 Sistema UP/DOWN</text:p>
          </table:table-cell>
          <table:table-cell table:style-name="ce53" office:value-type="string" calcext:value-type="string">
            <text:p>O</text:p>
          </table:table-cell>
          <table:table-cell table:style-name="ce63" office:value-type="float" office:value="1" calcext:value-type="float">
            <text:p>1</text:p>
          </table:table-cell>
          <table:table-cell table:style-name="ce70" table:content-validation-name="val1" office:value-type="string" calcext:value-type="string">
            <text:p>Conforme</text:p>
          </table:table-cell>
          <table:table-cell table:style-name="ce74" table:formula="of:=IF(([.F79]=[.$AA$2])*AND([.E79]=1);&quot;Impeditivo&quot;;&quot;&quot;)">
            <text:p/>
          </table:table-cell>
          <table:table-cell table:style-name="ce78" table:formula="of:=IF([.F79]=[.$AA$1];1;&quot;&quot;)" office:value-type="float" office:value="1" calcext:value-type="float">
            <text:p>1</text:p>
          </table:table-cell>
          <table:table-cell table:style-name="ce78" table:formula="of:=IF([.F79]=[.$AA$2];1;&quot;&quot;)">
            <text:p/>
          </table:table-cell>
          <table:table-cell table:style-name="ce78" table:formula="of:=IF([.F79]=[.$AA$3];1;&quot;&quot;)">
            <text:p/>
          </table:table-cell>
          <table:table-cell table:style-name="ce80" table:formula="of:=IF([.G79]=&quot;Impeditivo&quot;;1;&quot;&quot;)">
            <text:p/>
          </table:table-cell>
          <table:table-cell table:style-name="ce91"/>
          <table:table-cell table:style-name="ce17"/>
          <table:table-cell table:style-name="ce101" table:number-columns-repeated="1011"/>
        </table:table-row>
        <table:table-row table:style-name="ro7">
          <table:table-cell table:style-name="ce7" table:formula="of:=[.A$9]" office:value-type="string" office:string-value="Categorias" calcext:value-type="string">
            <text:p>Categorias</text:p>
          </table:table-cell>
          <table:table-cell table:style-name="ce27" table:formula="of:=[.B$9]" office:value-type="string" office:string-value="Cód." calcext:value-type="string">
            <text:p>Cód.</text:p>
          </table:table-cell>
          <table:table-cell table:style-name="ce27" table:formula="of:=[.C$9]" office:value-type="string" office:string-value="Itens" calcext:value-type="string">
            <text:p>Itens</text:p>
          </table:table-cell>
          <table:table-cell table:style-name="ce27" table:formula="of:=[.D$9]" office:value-type="string" office:string-value="T" calcext:value-type="string">
            <office:annotation draw:style-name="gr5" draw:text-style-name="P3" svg:width="28.99mm" svg:height="19.72mm" svg:x="325mm" svg:y="2377.13mm" draw:caption-point-x="-0.11mm" draw:caption-point-y="2.54mm">
              <dc:date>2017-04-06T00:00:00</dc:date>
              <text:p text:style-name="P2"><text:span text:style-name="T1">ALGAR TECNOLOGIA:</text:span></text:p>
              <text:p text:style-name="P2"><text:span text:style-name="T1">D= Desejável </text:span></text:p>
              <text:p text:style-name="P2"><text:span text:style-name="T1">O= Obrigatório</text:span></text:p>
              <text:p text:style-name="P2"><text:span text:style-name="T1"/></text:p>
              <text:p text:style-name="P2"><text:span text:style-name="T1"/></text:p>
            </office:annotation>
            <text:p>T</text:p>
          </table:table-cell>
          <table:table-cell table:style-name="ce27" table:formula="of:=[.E$9]" office:value-type="string" office:string-value="OC" calcext:value-type="string">
            <text:p>OC</text:p>
          </table:table-cell>
          <table:table-cell table:style-name="ce27" table:formula="of:=[.F$9]" office:value-type="string" office:string-value="Auditoria" calcext:value-type="string">
            <text:p>Auditoria</text:p>
          </table:table-cell>
          <table:table-cell table:style-name="ce23" office:value-type="string" calcext:value-type="string">
            <text:p>Critico</text:p>
          </table:table-cell>
          <table:table-cell table:style-name="ce23" table:formula="of:=SUM([.H81:.H83])" office:value-type="float" office:value="3" calcext:value-type="float">
            <text:p>3</text:p>
          </table:table-cell>
          <table:table-cell table:style-name="ce23" table:formula="of:=SUM([.I81:.I83])" office:value-type="float" office:value="0" calcext:value-type="float">
            <text:p>0</text:p>
          </table:table-cell>
          <table:table-cell table:style-name="ce23" table:formula="of:=SUM([.J81:.J83])" office:value-type="float" office:value="0" calcext:value-type="float">
            <text:p>0</text:p>
          </table:table-cell>
          <table:table-cell table:style-name="ce23" table:formula="of:=SUM([.K81:.K83])" office:value-type="float" office:value="0" calcext:value-type="float">
            <text:p>0</text:p>
          </table:table-cell>
          <table:table-cell table:style-name="ce87" table:formula="of:=[.L$9]" office:value-type="string" office:string-value="Observação" calcext:value-type="string">
            <text:p>Observação</text:p>
          </table:table-cell>
          <table:table-cell table:style-name="ce68"/>
          <table:table-cell table:style-name="ce103" table:number-columns-repeated="1011"/>
        </table:table-row>
        <table:table-row table:style-name="ro33">
          <table:table-cell table:style-name="ce13" office:value-type="string" calcext:value-type="string">
            <text:p>DOCUMENTAÇÃO DO PROJETO</text:p>
          </table:table-cell>
          <table:table-cell table:style-name="ce25" office:value-type="string" calcext:value-type="string">
            <text:p>4.1</text:p>
          </table:table-cell>
          <table:table-cell table:style-name="ce43" office:value-type="string" calcext:value-type="string">
            <text:p>4.1 Formulário de Instalação da Aplicação (caso aplicação instalada e configurada pela Adminitração Linux CTI)</text:p>
          </table:table-cell>
          <table:table-cell table:style-name="ce52" office:value-type="string" calcext:value-type="string">
            <text:p>O</text:p>
          </table:table-cell>
          <table:table-cell table:style-name="ce64" office:value-type="float" office:value="1" calcext:value-type="float">
            <text:p>1</text:p>
          </table:table-cell>
          <table:table-cell table:style-name="ce70" table:content-validation-name="val1" office:value-type="string" calcext:value-type="string">
            <text:p>Conforme</text:p>
          </table:table-cell>
          <table:table-cell table:style-name="ce74" table:formula="of:=IF(([.F81]=[.$AA$2])*AND([.E81]=1);&quot;Impeditivo&quot;;&quot;&quot;)">
            <text:p/>
          </table:table-cell>
          <table:table-cell table:style-name="ce77" table:formula="of:=IF([.F81]=[.$AA$1];1;&quot;&quot;)" office:value-type="float" office:value="1" calcext:value-type="float">
            <text:p>1</text:p>
          </table:table-cell>
          <table:table-cell table:style-name="ce77" table:formula="of:=IF([.F81]=[.$AA$2];1;&quot;&quot;)">
            <text:p/>
          </table:table-cell>
          <table:table-cell table:style-name="ce77" table:formula="of:=IF([.F81]=[.$AA$3];1;&quot;&quot;)">
            <text:p/>
          </table:table-cell>
          <table:table-cell table:style-name="ce79" table:formula="of:=IF([.G81]=&quot;Impeditivo&quot;;1;&quot;&quot;)">
            <text:p/>
          </table:table-cell>
          <table:table-cell table:style-name="ce90"/>
          <table:table-cell table:style-name="ce17"/>
          <table:table-cell table:style-name="ce101" table:number-columns-repeated="1011"/>
        </table:table-row>
        <table:table-row table:style-name="ro33">
          <table:table-cell table:style-name="ce13" office:value-type="string" calcext:value-type="string">
            <text:p>DOCUMENTAÇÃO DO PROJETO</text:p>
          </table:table-cell>
          <table:table-cell table:style-name="ce25" office:value-type="string" calcext:value-type="string">
            <text:p>4.2</text:p>
          </table:table-cell>
          <table:table-cell table:style-name="ce43" office:value-type="string" calcext:value-type="string">
            <text:p>4.2 Formulário de Instalação do Sistema Operacional</text:p>
          </table:table-cell>
          <table:table-cell table:style-name="ce52" office:value-type="string" calcext:value-type="string">
            <text:p>O</text:p>
          </table:table-cell>
          <table:table-cell table:style-name="ce62" office:value-type="float" office:value="1" calcext:value-type="float">
            <text:p>1</text:p>
          </table:table-cell>
          <table:table-cell table:style-name="ce70" table:content-validation-name="val1" office:value-type="string" calcext:value-type="string">
            <text:p>Conforme</text:p>
          </table:table-cell>
          <table:table-cell table:style-name="ce74" table:formula="of:=IF(([.F82]=[.$AA$2])*AND([.E82]=1);&quot;Impeditivo&quot;;&quot;&quot;)">
            <text:p/>
          </table:table-cell>
          <table:table-cell table:style-name="ce77" table:formula="of:=IF([.F82]=[.$AA$1];1;&quot;&quot;)" office:value-type="float" office:value="1" calcext:value-type="float">
            <text:p>1</text:p>
          </table:table-cell>
          <table:table-cell table:style-name="ce77" table:formula="of:=IF([.F82]=[.$AA$2];1;&quot;&quot;)">
            <text:p/>
          </table:table-cell>
          <table:table-cell table:style-name="ce77" table:formula="of:=IF([.F82]=[.$AA$3];1;&quot;&quot;)">
            <text:p/>
          </table:table-cell>
          <table:table-cell table:style-name="ce79" table:formula="of:=IF([.G82]=&quot;Impeditivo&quot;;1;&quot;&quot;)">
            <text:p/>
          </table:table-cell>
          <table:table-cell table:style-name="ce90"/>
          <table:table-cell table:style-name="ce17"/>
          <table:table-cell table:style-name="ce101" table:number-columns-repeated="1011"/>
        </table:table-row>
        <table:table-row table:style-name="ro2">
          <table:table-cell table:style-name="ce14" office:value-type="string" calcext:value-type="string">
            <text:p>DOCUMENTAÇÃO DO PROJETO</text:p>
          </table:table-cell>
          <table:table-cell table:style-name="ce25" office:value-type="string" calcext:value-type="string">
            <text:p>4.3</text:p>
          </table:table-cell>
          <table:table-cell table:style-name="ce46" office:value-type="string" calcext:value-type="string">
            <text:p>4.3 Detalhamento Tecnico</text:p>
          </table:table-cell>
          <table:table-cell table:style-name="ce53" office:value-type="string" calcext:value-type="string">
            <text:p>O</text:p>
          </table:table-cell>
          <table:table-cell table:style-name="ce63" office:value-type="float" office:value="1" calcext:value-type="float">
            <text:p>1</text:p>
          </table:table-cell>
          <table:table-cell table:style-name="ce71" table:content-validation-name="val1" office:value-type="string" calcext:value-type="string">
            <text:p>Conforme</text:p>
          </table:table-cell>
          <table:table-cell table:style-name="ce74" table:formula="of:=IF(([.F83]=[.$AA$2])*AND([.E83]=1);&quot;Impeditivo&quot;;&quot;&quot;)">
            <text:p/>
          </table:table-cell>
          <table:table-cell table:style-name="ce78" table:formula="of:=IF([.F83]=[.$AA$1];1;&quot;&quot;)" office:value-type="float" office:value="1" calcext:value-type="float">
            <text:p>1</text:p>
          </table:table-cell>
          <table:table-cell table:style-name="ce78" table:formula="of:=IF([.F83]=[.$AA$2];1;&quot;&quot;)">
            <text:p/>
          </table:table-cell>
          <table:table-cell table:style-name="ce78" table:formula="of:=IF([.F83]=[.$AA$3];1;&quot;&quot;)">
            <text:p/>
          </table:table-cell>
          <table:table-cell table:style-name="ce80" table:formula="of:=IF([.G83]=&quot;Impeditivo&quot;;1;&quot;&quot;)">
            <text:p/>
          </table:table-cell>
          <table:table-cell table:style-name="ce91"/>
          <table:table-cell table:style-name="ce17"/>
          <table:table-cell table:style-name="ce101" table:number-columns-repeated="1011"/>
        </table:table-row>
        <table:table-row table:style-name="ro7">
          <table:table-cell table:style-name="ce7" table:formula="of:=[.A$9]" office:value-type="string" office:string-value="Categorias" calcext:value-type="string">
            <text:p>Categorias</text:p>
          </table:table-cell>
          <table:table-cell table:style-name="ce27" table:formula="of:=[.B$9]" office:value-type="string" office:string-value="Cód." calcext:value-type="string">
            <text:p>Cód.</text:p>
          </table:table-cell>
          <table:table-cell table:style-name="ce27" table:formula="of:=[.C$9]" office:value-type="string" office:string-value="Itens" calcext:value-type="string">
            <text:p>Itens</text:p>
          </table:table-cell>
          <table:table-cell table:style-name="ce27" table:formula="of:=[.D$9]" office:value-type="string" office:string-value="T" calcext:value-type="string">
            <office:annotation draw:style-name="gr6" draw:text-style-name="P3" svg:width="28.99mm" svg:height="19.56mm" svg:x="325mm" svg:y="2396.11mm" draw:caption-point-x="-0.11mm" draw:caption-point-y="2.54mm">
              <dc:date>2017-04-06T00:00:00</dc:date>
              <text:p text:style-name="P2"><text:span text:style-name="T1">ALGAR TECNOLOGIA:</text:span></text:p>
              <text:p text:style-name="P2"><text:span text:style-name="T1">D= Desejável </text:span></text:p>
              <text:p text:style-name="P2"><text:span text:style-name="T1">O= Obrigatório</text:span></text:p>
              <text:p text:style-name="P2"><text:span text:style-name="T1"/></text:p>
              <text:p text:style-name="P2"><text:span text:style-name="T1"/></text:p>
            </office:annotation>
            <text:p>T</text:p>
          </table:table-cell>
          <table:table-cell table:style-name="ce27" table:formula="of:=[.E$9]" office:value-type="string" office:string-value="OC" calcext:value-type="string">
            <text:p>OC</text:p>
          </table:table-cell>
          <table:table-cell table:style-name="ce27" table:formula="of:=[.F$9]" office:value-type="string" office:string-value="Auditoria" calcext:value-type="string">
            <text:p>Auditoria</text:p>
          </table:table-cell>
          <table:table-cell table:style-name="ce23" office:value-type="string" calcext:value-type="string">
            <text:p>Critico</text:p>
          </table:table-cell>
          <table:table-cell table:style-name="ce23" table:formula="of:=SUM([.H85:.H86])" office:value-type="float" office:value="2" calcext:value-type="float">
            <text:p>2</text:p>
          </table:table-cell>
          <table:table-cell table:style-name="ce23" table:formula="of:=SUM([.I85:.I86])" office:value-type="float" office:value="0" calcext:value-type="float">
            <text:p>0</text:p>
          </table:table-cell>
          <table:table-cell table:style-name="ce23" table:formula="of:=SUM([.J85:.J86])" office:value-type="float" office:value="0" calcext:value-type="float">
            <text:p>0</text:p>
          </table:table-cell>
          <table:table-cell table:style-name="ce23" table:formula="of:=SUM([.K85:.K86])" office:value-type="float" office:value="0" calcext:value-type="float">
            <text:p>0</text:p>
          </table:table-cell>
          <table:table-cell table:style-name="ce87" table:formula="of:=[.L$9]" office:value-type="string" office:string-value="Observação" calcext:value-type="string">
            <text:p>Observação</text:p>
          </table:table-cell>
          <table:table-cell table:style-name="ce95"/>
          <table:table-cell table:style-name="ce102" table:number-columns-repeated="1011"/>
        </table:table-row>
        <table:table-row table:style-name="ro33">
          <table:table-cell table:style-name="ce12" office:value-type="string" calcext:value-type="string">
            <text:p>CADASTRO</text:p>
          </table:table-cell>
          <table:table-cell table:style-name="ce24" office:value-type="string" calcext:value-type="string">
            <text:p>5.1</text:p>
          </table:table-cell>
          <table:table-cell table:style-name="ce45" office:value-type="string" calcext:value-type="string">
            <text:p>5.1 Cadastro do servidor no monitoramento (NAGIOS).</text:p>
          </table:table-cell>
          <table:table-cell table:style-name="ce51" office:value-type="string" calcext:value-type="string">
            <text:p>O</text:p>
          </table:table-cell>
          <table:table-cell table:style-name="ce61" office:value-type="float" office:value="1" calcext:value-type="float">
            <text:p>1</text:p>
          </table:table-cell>
          <table:table-cell table:style-name="ce69" table:content-validation-name="val1" office:value-type="string" calcext:value-type="string">
            <text:p>Conforme</text:p>
          </table:table-cell>
          <table:table-cell table:style-name="ce74" table:formula="of:=IF(([.F85]=[.$AA$2])*AND([.E85]=1);&quot;Impeditivo&quot;;&quot;&quot;)">
            <text:p/>
          </table:table-cell>
          <table:table-cell table:style-name="ce74" table:formula="of:=IF([.F85]=[.$AA$1];1;&quot;&quot;)" office:value-type="float" office:value="1" calcext:value-type="float">
            <text:p>1</text:p>
          </table:table-cell>
          <table:table-cell table:style-name="ce74" table:formula="of:=IF([.F85]=[.$AA$2];1;&quot;&quot;)">
            <text:p/>
          </table:table-cell>
          <table:table-cell table:style-name="ce74" table:formula="of:=IF([.F85]=[.$AA$3];1;&quot;&quot;)">
            <text:p/>
          </table:table-cell>
          <table:table-cell table:style-name="ce81" table:formula="of:=IF([.G85]=&quot;Impeditivo&quot;;1;&quot;&quot;)">
            <text:p/>
          </table:table-cell>
          <table:table-cell table:style-name="ce92"/>
          <table:table-cell table:style-name="ce17"/>
          <table:table-cell table:style-name="ce101" table:number-columns-repeated="1011"/>
        </table:table-row>
        <table:table-row table:style-name="ro33">
          <table:table-cell table:style-name="ce13" office:value-type="string" calcext:value-type="string">
            <text:p>CADASTRO</text:p>
          </table:table-cell>
          <table:table-cell table:style-name="ce25" office:value-type="string" calcext:value-type="string">
            <text:p>5.2</text:p>
          </table:table-cell>
          <table:table-cell table:style-name="ce43" office:value-type="string" calcext:value-type="string">
            <text:p>5.2 Cadastro do servidor no CMDB.</text:p>
          </table:table-cell>
          <table:table-cell table:style-name="ce52" office:value-type="string" calcext:value-type="string">
            <text:p>O</text:p>
          </table:table-cell>
          <table:table-cell table:style-name="ce62" office:value-type="float" office:value="1" calcext:value-type="float">
            <text:p>1</text:p>
          </table:table-cell>
          <table:table-cell table:style-name="ce70" table:content-validation-name="val1" office:value-type="string" calcext:value-type="string">
            <text:p>Conforme</text:p>
          </table:table-cell>
          <table:table-cell table:style-name="ce74" table:formula="of:=IF(([.F86]=[.$AA$2])*AND([.E86]=1);&quot;Impeditivo&quot;;&quot;&quot;)">
            <text:p/>
          </table:table-cell>
          <table:table-cell table:style-name="ce77" table:formula="of:=IF([.F86]=[.$AA$1];1;&quot;&quot;)" office:value-type="float" office:value="1" calcext:value-type="float">
            <text:p>1</text:p>
          </table:table-cell>
          <table:table-cell table:style-name="ce77" table:formula="of:=IF([.F86]=[.$AA$2];1;&quot;&quot;)">
            <text:p/>
          </table:table-cell>
          <table:table-cell table:style-name="ce77" table:formula="of:=IF([.F86]=[.$AA$3];1;&quot;&quot;)">
            <text:p/>
          </table:table-cell>
          <table:table-cell table:style-name="ce79" table:formula="of:=IF([.G86]=&quot;Impeditivo&quot;;1;&quot;&quot;)">
            <text:p/>
          </table:table-cell>
          <table:table-cell table:style-name="ce90"/>
          <table:table-cell table:style-name="ce17"/>
          <table:table-cell table:style-name="ce101" table:number-columns-repeated="1011"/>
        </table:table-row>
        <table:table-row table:style-name="ro33">
          <table:table-cell table:number-columns-repeated="4"/>
          <table:table-cell table:style-name="ce65"/>
          <table:table-cell table:number-columns-repeated="2"/>
          <table:table-cell table:formula="of:=IF([.F87]=[.$AA$1];1;&quot;&quot;)">
            <text:p/>
          </table:table-cell>
          <table:table-cell table:formula="of:=IF([.F87]=[.$AA$2];1;&quot;&quot;)">
            <text:p/>
          </table:table-cell>
          <table:table-cell table:formula="of:=IF([.F87]=[.$AA$3];1;&quot;&quot;)">
            <text:p/>
          </table:table-cell>
          <table:table-cell table:number-columns-repeated="1014"/>
        </table:table-row>
        <table:table-row table:style-name="ro33" table:number-rows-repeated="65319">
          <table:table-cell table:number-columns-repeated="4"/>
          <table:table-cell table:style-name="ce65"/>
          <table:table-cell table:number-columns-repeated="1019"/>
        </table:table-row>
        <table:table-row table:style-name="ro33" table:number-rows-repeated="983169">
          <table:table-cell table:number-columns-repeated="1024"/>
        </table:table-row>
        <table:table-row table:style-name="ro33">
          <table:table-cell table:number-columns-repeated="1024"/>
        </table:table-row>
        <table:named-expressions>
          <table:named-range table:name="Excel_BuiltIn_Print_Titles" table:base-cell-address="$'Check-List'.$A$1" table:cell-range-address="$'Check-List'.$A$1:.$AMJ$8" table:range-usable-as="repeat-column repeat-row"/>
          <table:named-range table:name="Excel_BuiltIn__FilterDatabase" table:base-cell-address="$'Check-List'.$A$1" table:cell-range-address="$'Check-List'.$A$3:.$L$86"/>
        </table:named-expressions>
        <calcext:conditional-formats>
          <calcext:conditional-format calcext:target-range-address="'Check-List'.F85:'Check-List'.L86 'Check-List'.F81:'Check-List'.L83 'Check-List'.F73:'Check-List'.L79 'Check-List'.F61:'Check-List'.L71 'Check-List'.F10:'Check-List'.F59">
            <calcext:condition calcext:apply-style-name="Excel_CondFormat_1_1_1" calcext:value="=&quot;Não Conforme&quot;" calcext:base-cell-address="'Check-List'.F85"/>
          </calcext:conditional-format>
          <calcext:conditional-format calcext:target-range-address="'Check-List'.E85:'Check-List'.E65406 'Check-List'.E73:'Check-List'.E79 'Check-List'.E82:'Check-List'.E83 'Check-List'.E1:'Check-List'.E8">
            <calcext:condition calcext:apply-style-name="Excel_CondFormat_1_2_1" calcext:value="=1" calcext:base-cell-address="'Check-List'.E85"/>
          </calcext:conditional-format>
          <calcext:conditional-format calcext:target-range-address="'Check-List'.E81:'Check-List'.E81">
            <calcext:condition calcext:apply-style-name="Excel_CondFormat_1_3_1" calcext:value="=1" calcext:base-cell-address="'Check-List'.E81"/>
          </calcext:conditional-format>
        </calcext:conditional-formats>
      </table:table>
      <table:table table:name="Consolidado_Auditoria" table:style-name="ta2" table:protected="true" table:protection-key="0nBaVEwbYY6G8fUEzkPNgZi65N4=" table:protection-key-digest-algorithm="http://docs.oasis-open.org/office/ns/table/legacy-hash-excel" loext:protection-key-digest-algorithm-2="http://www.w3.org/2000/09/xmldsig#sha1">
        <loext:table-protection loext:select-protected-cells="true" loext:select-unprotected-cells="true"/>
        <table:table-column table:style-name="co1" table:default-cell-style-name="ce116"/>
        <table:table-column table:style-name="co18" table:default-cell-style-name="ce123"/>
        <table:table-column table:style-name="co19" table:default-cell-style-name="ce127"/>
        <table:table-column table:style-name="co20" table:default-cell-style-name="ce127"/>
        <table:table-column table:style-name="co21" table:default-cell-style-name="ce127"/>
        <table:table-column table:style-name="co22" table:default-cell-style-name="ce127"/>
        <table:table-column table:style-name="co23" table:default-cell-style-name="ce127"/>
        <table:table-column table:style-name="co13" table:default-cell-style-name="ce116"/>
        <table:table-column table:style-name="co14" table:default-cell-style-name="ce116"/>
        <table:table-column table:style-name="co15" table:number-columns-repeated="2" table:default-cell-style-name="ce116"/>
        <table:table-column table:style-name="co16" table:default-cell-style-name="ce116"/>
        <table:table-column table:style-name="co15" table:number-columns-repeated="9" table:default-cell-style-name="ce116"/>
        <table:table-column table:style-name="co17" table:default-cell-style-name="ce116"/>
        <table:table-column table:style-name="co15" table:number-columns-repeated="235" table:default-cell-style-name="ce116"/>
        <table:table-column table:style-name="co15" table:number-columns-repeated="767" table:default-cell-style-name="Default"/>
        <table:table-header-rows>
          <table:table-row table:style-name="ro36">
            <table:table-cell table:style-name="ce110">
              <draw:frame table:end-cell-address="Consolidado_Auditoria.A1" table:end-x="58.55mm" table:end-y="15.18mm" draw:z-index="0" draw:name="Imagem 2" draw:style-name="gr1" draw:text-style-name="P1" svg:width="33.88mm" svg:height="13.84mm" svg:x="24.67mm" svg:y="1.34mm">
                <draw:image xlink:href="Pictures/100002010000005900000023269946717577524F.png" xlink:type="simple" xlink:show="embed" xlink:actuate="onLoad">
                  <text:p/>
                </draw:image>
                <svg:desc>minilogo-algar.png</svg:desc>
              </draw:frame>
            </table:table-cell>
            <table:table-cell table:style-name="ce117"/>
            <table:table-cell table:style-name="ce110" table:number-columns-repeated="5"/>
            <table:table-cell table:style-name="ce134"/>
            <table:table-cell table:style-name="ce136"/>
            <table:table-cell table:number-columns-repeated="1015"/>
          </table:table-row>
        </table:table-header-rows>
        <table:table-row table:style-name="ro37">
          <table:table-cell table:style-name="ce11" table:formula="of:=IF([$'Check-List'.A9]=&quot;&quot;;&quot;-&quot;;[$'Check-List'.A9])" office:value-type="string" office:string-value="Categorias" calcext:value-type="string">
            <text:p>Categorias</text:p>
          </table:table-cell>
          <table:table-cell table:style-name="ce3" table:formula="of:=IF([$'Check-List'.B9]=&quot;&quot;;&quot;-&quot;;[$'Check-List'.B9])" office:value-type="string" office:string-value="Cód." calcext:value-type="string">
            <text:p>Cód.</text:p>
          </table:table-cell>
          <table:table-cell table:style-name="ce3" table:formula="of:=IF([$'Check-List'.C9]=&quot;&quot;;&quot;-&quot;;[$'Check-List'.C9])" office:value-type="string" office:string-value="Itens" calcext:value-type="string">
            <text:p>Itens</text:p>
          </table:table-cell>
          <table:table-cell table:style-name="ce3" office:value-type="string" calcext:value-type="string">
            <text:p>Conforme</text:p>
          </table:table-cell>
          <table:table-cell table:style-name="ce3" office:value-type="string" calcext:value-type="string">
            <text:p>Não Conforme</text:p>
          </table:table-cell>
          <table:table-cell table:style-name="ce3" office:value-type="string" calcext:value-type="string">
            <text:p>Não se Aplica</text:p>
          </table:table-cell>
          <table:table-cell table:style-name="ce3" office:value-type="string" calcext:value-type="string">
            <text:p>Críticos</text:p>
          </table:table-cell>
          <table:table-cell table:style-name="ce95"/>
          <table:table-cell table:style-name="ce100" table:number-columns-repeated="3"/>
          <table:table-cell table:style-name="ce108"/>
          <table:table-cell table:style-name="ce100" table:number-columns-repeated="1012"/>
        </table:table-row>
        <table:table-row table:style-name="ro6">
          <table:table-cell table:style-name="ce9" table:formula="of:=IF([$'Check-List'.A10]=&quot;&quot;;&quot;-&quot;;[$'Check-List'.A10])" office:value-type="string" office:string-value="SEGURANÇA" calcext:value-type="string">
            <text:p>SEGURANÇA</text:p>
          </table:table-cell>
          <table:table-cell table:style-name="ce118" table:formula="of:=IF([$'Check-List'.B10]=&quot;&quot;;&quot;-&quot;;[$'Check-List'.B10])" office:value-type="string" office:string-value="1.1" calcext:value-type="string">
            <text:p>1.1</text:p>
          </table:table-cell>
          <table:table-cell table:style-name="ce40" table:formula="of:=IF([$'Check-List'.C10]=&quot;&quot;;&quot;-&quot;;[$'Check-List'.C10])" office:value-type="string" office:string-value="1.1 Definir o propósito do sistema operacional para a instalação mínima de pacotes.&#10;&#10;Antes da instalação, deve-se ter em mente qual serviço será executado pelo sistema operacional para que a instalação seja feita com o mínimo de pacotes e recursos possíveis, garantindo que não existirão arquivos e recursos desnecessários instalados" calcext:value-type="string">
            <text:p>1.1 Definir o propósito do sistema operacional para a instalação mínima de pacotes.</text:p>
            <text:p/>
            <text:p>Antes da instalação, deve-se ter em mente qual serviço será executado pelo sistema operacional para que a instalação seja feita com o mínimo de pacotes e recursos possíveis, garantindo que não existirão arquivos e recursos desnecessários instalados</text:p>
          </table:table-cell>
          <table:table-cell table:style-name="ce9" table:formula="of:=SUM([$'Check-List'.H10])" office:value-type="float" office:value="1" calcext:value-type="float">
            <text:p>1</text:p>
          </table:table-cell>
          <table:table-cell table:style-name="ce9" table:formula="of:=SUM([$'Check-List'.I10])" office:value-type="float" office:value="0" calcext:value-type="float">
            <text:p>0</text:p>
          </table:table-cell>
          <table:table-cell table:style-name="ce9" table:formula="of:=SUM([$'Check-List'.J10])" office:value-type="float" office:value="0" calcext:value-type="float">
            <text:p>0</text:p>
          </table:table-cell>
          <table:table-cell table:style-name="ce9" table:formula="of:=SUM([$'Check-List'.K10])" office:value-type="float" office:value="0" calcext:value-type="float">
            <text:p>0</text:p>
          </table:table-cell>
          <table:table-cell table:style-name="ce17"/>
          <table:table-cell table:style-name="ce101" table:number-columns-repeated="1016"/>
        </table:table-row>
        <table:table-row table:style-name="ro6">
          <table:table-cell table:style-name="ce9" table:formula="of:=IF([$'Check-List'.A11]=&quot;&quot;;&quot;-&quot;;[$'Check-List'.A11])" office:value-type="string" office:string-value="SEGURANÇA" calcext:value-type="string">
            <text:p>SEGURANÇA</text:p>
          </table:table-cell>
          <table:table-cell table:style-name="ce118" table:formula="of:=IF([$'Check-List'.B11]=&quot;&quot;;&quot;-&quot;;[$'Check-List'.B11])" office:value-type="string" office:string-value="1.2" calcext:value-type="string">
            <text:p>1.2</text:p>
          </table:table-cell>
          <table:table-cell table:style-name="ce40" table:formula="of:=IF([$'Check-List'.C11]=&quot;&quot;;&quot;-&quot;;[$'Check-List'.C11])" office:value-type="string" office:string-value="1.2 Definir o particionamento do disco do sistema operacional.&#10;&#10;É recomendando a utilização de partições com filesystem tipo LVM e que as partições de alocação de dados (exemplo: /var e /home), partição de boot (/boot) e outras padrões do sistema operacional sejam criadas separados (/), desta forma, caso aconteça ocupação de 100% de uma partição que não seja a principal, o sistema operacional continuará funcional." calcext:value-type="string">
            <text:p>1.2 Definir o particionamento do disco do sistema operacional.</text:p>
            <text:p/>
            <text:p>É recomendando a utilização de partições com filesystem tipo LVM e que as partições de alocação de dados (exemplo: /var e /home), partição de boot (/boot) e outras padrões do sistema operacional sejam criadas separados (/), desta forma, caso aconteça ocupação de 100% de uma partição que não seja a principal, o sistema operacional continuará funcional.</text:p>
          </table:table-cell>
          <table:table-cell table:style-name="ce9" table:formula="of:=SUM([$'Check-List'.H11])" office:value-type="float" office:value="1" calcext:value-type="float">
            <text:p>1</text:p>
          </table:table-cell>
          <table:table-cell table:style-name="ce9" table:formula="of:=SUM([$'Check-List'.I11])" office:value-type="float" office:value="0" calcext:value-type="float">
            <text:p>0</text:p>
          </table:table-cell>
          <table:table-cell table:style-name="ce9" table:formula="of:=SUM([$'Check-List'.J11])" office:value-type="float" office:value="0" calcext:value-type="float">
            <text:p>0</text:p>
          </table:table-cell>
          <table:table-cell table:style-name="ce9" table:formula="of:=SUM([$'Check-List'.K11])" office:value-type="float" office:value="0" calcext:value-type="float">
            <text:p>0</text:p>
          </table:table-cell>
          <table:table-cell table:style-name="ce17"/>
          <table:table-cell table:style-name="ce101" table:number-columns-repeated="1016"/>
        </table:table-row>
        <table:table-row table:style-name="ro6">
          <table:table-cell table:style-name="ce9" table:formula="of:=IF([$'Check-List'.A12]=&quot;&quot;;&quot;-&quot;;[$'Check-List'.A12])" office:value-type="string" office:string-value="SEGURANÇA" calcext:value-type="string">
            <text:p>SEGURANÇA</text:p>
          </table:table-cell>
          <table:table-cell table:style-name="ce118" table:formula="of:=IF([$'Check-List'.B12]=&quot;&quot;;&quot;-&quot;;[$'Check-List'.B12])" office:value-type="string" office:string-value="1.3" calcext:value-type="string">
            <text:p>1.3</text:p>
          </table:table-cell>
          <table:table-cell table:style-name="ce40" table:formula="of:=IF([$'Check-List'.C12]=&quot;&quot;;&quot;-&quot;;[$'Check-List'.C12])" office:value-type="string" office:string-value="1.3 Instalar o sistema operacional com o timezone adequado.&#10;&#10;O timezone deve ser configurado adequadamente pois esta configuração é essencial para a tratativa de incidentes de segurança e para análise de falha. " calcext:value-type="string">
            <text:p>1.3 Instalar o sistema operacional com o timezone adequado.</text:p>
            <text:p/>
            <text:p>O timezone deve ser configurado adequadamente pois esta configuração é essencial para a tratativa de incidentes de segurança e para análise de falha. </text:p>
          </table:table-cell>
          <table:table-cell table:style-name="ce9" table:formula="of:=SUM([$'Check-List'.H12])" office:value-type="float" office:value="1" calcext:value-type="float">
            <text:p>1</text:p>
          </table:table-cell>
          <table:table-cell table:style-name="ce9" table:formula="of:=SUM([$'Check-List'.I12])" office:value-type="float" office:value="0" calcext:value-type="float">
            <text:p>0</text:p>
          </table:table-cell>
          <table:table-cell table:style-name="ce9" table:formula="of:=SUM([$'Check-List'.J12])" office:value-type="float" office:value="0" calcext:value-type="float">
            <text:p>0</text:p>
          </table:table-cell>
          <table:table-cell table:style-name="ce9" table:formula="of:=SUM([$'Check-List'.K12])" office:value-type="float" office:value="0" calcext:value-type="float">
            <text:p>0</text:p>
          </table:table-cell>
          <table:table-cell table:style-name="ce17"/>
          <table:table-cell table:style-name="ce101" table:number-columns-repeated="1016"/>
        </table:table-row>
        <table:table-row table:style-name="ro6">
          <table:table-cell table:style-name="ce9" table:formula="of:=IF([$'Check-List'.A13]=&quot;&quot;;&quot;-&quot;;[$'Check-List'.A13])" office:value-type="string" office:string-value="SEGURANÇA" calcext:value-type="string">
            <text:p>SEGURANÇA</text:p>
          </table:table-cell>
          <table:table-cell table:style-name="ce118" table:formula="of:=IF([$'Check-List'.B13]=&quot;&quot;;&quot;-&quot;;[$'Check-List'.B13])" office:value-type="string" office:string-value="1.4" calcext:value-type="string">
            <text:p>1.4</text:p>
          </table:table-cell>
          <table:table-cell table:style-name="ce40" table:formula="of:=IF([$'Check-List'.C13]=&quot;&quot;;&quot;-&quot;;[$'Check-List'.C13])" office:value-type="string" office:string-value="1.4 Habilitar SELinux ( Security-Enhanced Linux ).&#10;&#10;O SELinux implementa vários níveis de segurança adicionais ao kernel do sistema operacional e deve ser habilitado. O modo que deve ser habilitado é o &quot;enforcing&quot;, habilita ou na instalação ou atráves do arquivo /etc/selinux/config através da opção: SELINUX = enforcing" calcext:value-type="string">
            <text:p>1.4 Habilitar SELinux ( Security-Enhanced Linux ).</text:p>
            <text:p/>
            <text:p>O SELinux implementa vários níveis de segurança adicionais ao kernel do sistema operacional e deve ser habilitado. O modo que deve ser habilitado é o "enforcing", habilita ou na instalação ou atráves do arquivo /etc/selinux/config através da opção: SELINUX = enforcing</text:p>
          </table:table-cell>
          <table:table-cell table:style-name="ce9" table:formula="of:=SUM([$'Check-List'.H13])" office:value-type="float" office:value="0" calcext:value-type="float">
            <text:p>0</text:p>
          </table:table-cell>
          <table:table-cell table:style-name="ce9" table:formula="of:=SUM([$'Check-List'.I13])" office:value-type="float" office:value="0" calcext:value-type="float">
            <text:p>0</text:p>
          </table:table-cell>
          <table:table-cell table:style-name="ce9" table:formula="of:=SUM([$'Check-List'.J13])" office:value-type="float" office:value="0" calcext:value-type="float">
            <text:p>0</text:p>
          </table:table-cell>
          <table:table-cell table:style-name="ce9" table:formula="of:=SUM([$'Check-List'.K13])" office:value-type="float" office:value="0" calcext:value-type="float">
            <text:p>0</text:p>
          </table:table-cell>
          <table:table-cell table:style-name="ce17"/>
          <table:table-cell table:style-name="ce101" table:number-columns-repeated="3"/>
          <table:table-cell table:style-name="ce106"/>
          <table:table-cell table:style-name="ce101" table:number-columns-repeated="1012"/>
        </table:table-row>
        <table:table-row table:style-name="ro6">
          <table:table-cell table:style-name="ce9" table:formula="of:=IF([$'Check-List'.A14]=&quot;&quot;;&quot;-&quot;;[$'Check-List'.A14])" office:value-type="string" office:string-value="SEGURANÇA" calcext:value-type="string">
            <text:p>SEGURANÇA</text:p>
          </table:table-cell>
          <table:table-cell table:style-name="ce118" table:formula="of:=IF([$'Check-List'.B14]=&quot;&quot;;&quot;-&quot;;[$'Check-List'.B14])" office:value-type="string" office:string-value="1.5" calcext:value-type="string">
            <text:p>1.5</text:p>
          </table:table-cell>
          <table:table-cell table:style-name="ce40" table:formula="of:=IF([$'Check-List'.C14]=&quot;&quot;;&quot;-&quot;;[$'Check-List'.C14])" office:value-type="string" office:string-value="1.5 Implementar senha no gerenciador de boot ( grub ou lilo ).&#10;&#10;É recomendado que se implemente senha no gerenciador de boot do sistema operacional para que se tenha um nível de segurança adicional no acesso local (senha padrão definida pela equipe administração linux CTI) " calcext:value-type="string">
            <text:p>1.5 Implementar senha no gerenciador de boot ( grub ou lilo ).</text:p>
            <text:p/>
            <text:p>É recomendado que se implemente senha no gerenciador de boot do sistema operacional para que se tenha um nível de segurança adicional no acesso local (senha padrão definida pela equipe administração linux CTI) </text:p>
          </table:table-cell>
          <table:table-cell table:style-name="ce9" table:formula="of:=SUM([$'Check-List'.H14])" office:value-type="float" office:value="1" calcext:value-type="float">
            <text:p>1</text:p>
          </table:table-cell>
          <table:table-cell table:style-name="ce9" table:formula="of:=SUM([$'Check-List'.I14])" office:value-type="float" office:value="0" calcext:value-type="float">
            <text:p>0</text:p>
          </table:table-cell>
          <table:table-cell table:style-name="ce9" table:formula="of:=SUM([$'Check-List'.J14])" office:value-type="float" office:value="0" calcext:value-type="float">
            <text:p>0</text:p>
          </table:table-cell>
          <table:table-cell table:style-name="ce9" table:formula="of:=SUM([$'Check-List'.K14])" office:value-type="float" office:value="0" calcext:value-type="float">
            <text:p>0</text:p>
          </table:table-cell>
          <table:table-cell table:style-name="ce17"/>
          <table:table-cell table:style-name="ce101" table:number-columns-repeated="3"/>
          <table:table-cell table:style-name="ce106"/>
          <table:table-cell table:style-name="ce101" table:number-columns-repeated="1012"/>
        </table:table-row>
        <table:table-row table:style-name="ro6">
          <table:table-cell table:style-name="ce9" table:formula="of:=IF([$'Check-List'.A15]=&quot;&quot;;&quot;-&quot;;[$'Check-List'.A15])" office:value-type="string" office:string-value="SEGURANÇA" calcext:value-type="string">
            <text:p>SEGURANÇA</text:p>
          </table:table-cell>
          <table:table-cell table:style-name="ce118" table:formula="of:=IF([$'Check-List'.B15]=&quot;&quot;;&quot;-&quot;;[$'Check-List'.B15])" office:value-type="string" office:string-value="1.6" calcext:value-type="string">
            <text:p>1.6</text:p>
          </table:table-cell>
          <table:table-cell table:style-name="ce40" table:formula="of:=IF([$'Check-List'.C15]=&quot;&quot;;&quot;-&quot;;[$'Check-List'.C15])" office:value-type="string" office:string-value="1.6 Realizar a atualização de patches de segurança e dos aplicativos do sistema operacional.&#10;&#10;O sistema operacional deve atualizado após a instalação.&#10;O sistema operacional sempre deve estar atualizado. É necessário que sejam criadas rotinas (automatizadas ou manuais) para fazer a atualização dos patches de segurança e dos aplicativos. Isto se faz necessário em virtude da velocidade com que são lançados exploits para exploração de vulnerabilidades recém-descobertas nos aplicativos e sistema operacional. &#10;Para evitar problemas em rotinas automatizadas, excluir das atualizações os pacotes do kernel (estes deverão ser atualizados manualmente).&#10;&#10;Para excluir no yum os pacotes relacionados ao kernel, inserir a seguinte linha no arquivo /etc/yum.conf:&#10;exclude=kernel*" calcext:value-type="string">
            <text:p>1.6 Realizar a atualização de patches de segurança e dos aplicativos do sistema operacional.</text:p>
            <text:p/>
            <text:p>O sistema operacional deve atualizado após a instalação.</text:p>
            <text:p>O sistema operacional sempre deve estar atualizado. É necessário que sejam criadas rotinas (automatizadas ou manuais) para fazer a atualização dos patches de segurança e dos aplicativos. Isto se faz necessário em virtude da velocidade com que são lançados exploits para exploração de vulnerabilidades recém-descobertas nos aplicativos e sistema operacional. </text:p>
            <text:p>Para evitar problemas em rotinas automatizadas, excluir das atualizações os pacotes do kernel (estes deverão ser atualizados manualmente).</text:p>
            <text:p/>
            <text:p>Para excluir no yum os pacotes relacionados ao kernel, inserir a seguinte linha no arquivo /etc/yum.conf:</text:p>
            <text:p>exclude=kernel*</text:p>
          </table:table-cell>
          <table:table-cell table:style-name="ce9" table:formula="of:=SUM([$'Check-List'.H15])" office:value-type="float" office:value="1" calcext:value-type="float">
            <text:p>1</text:p>
          </table:table-cell>
          <table:table-cell table:style-name="ce9" table:formula="of:=SUM([$'Check-List'.I15])" office:value-type="float" office:value="0" calcext:value-type="float">
            <text:p>0</text:p>
          </table:table-cell>
          <table:table-cell table:style-name="ce9" table:formula="of:=SUM([$'Check-List'.J15])" office:value-type="float" office:value="0" calcext:value-type="float">
            <text:p>0</text:p>
          </table:table-cell>
          <table:table-cell table:style-name="ce9" table:formula="of:=SUM([$'Check-List'.K15])" office:value-type="float" office:value="0" calcext:value-type="float">
            <text:p>0</text:p>
          </table:table-cell>
          <table:table-cell table:style-name="ce17"/>
          <table:table-cell table:style-name="ce101" table:number-columns-repeated="3"/>
          <table:table-cell table:style-name="ce106"/>
          <table:table-cell table:style-name="ce101" table:number-columns-repeated="1012"/>
        </table:table-row>
        <table:table-row table:style-name="ro6">
          <table:table-cell table:style-name="ce9" table:formula="of:=IF([$'Check-List'.A16]=&quot;&quot;;&quot;-&quot;;[$'Check-List'.A16])" office:value-type="string" office:string-value="SEGURANÇA" calcext:value-type="string">
            <text:p>SEGURANÇA</text:p>
          </table:table-cell>
          <table:table-cell table:style-name="ce118" table:formula="of:=IF([$'Check-List'.B16]=&quot;&quot;;&quot;-&quot;;[$'Check-List'.B16])" office:value-type="string" office:string-value="1.7" calcext:value-type="string">
            <text:p>1.7</text:p>
          </table:table-cell>
          <table:table-cell table:style-name="ce40" table:formula="of:=IF([$'Check-List'.C16]=&quot;&quot;;&quot;-&quot;;[$'Check-List'.C16])" office:value-type="string" office:string-value="1.7 Desativar IPV6.&#10;&#10;Desabilitar nas configurações da interface de rede." calcext:value-type="string">
            <text:p>1.7 Desativar IPV6.</text:p>
            <text:p/>
            <text:p>Desabilitar nas configurações da interface de rede.</text:p>
          </table:table-cell>
          <table:table-cell table:style-name="ce9" table:formula="of:=SUM([$'Check-List'.H16])" office:value-type="float" office:value="1" calcext:value-type="float">
            <text:p>1</text:p>
          </table:table-cell>
          <table:table-cell table:style-name="ce9" table:formula="of:=SUM([$'Check-List'.I16])" office:value-type="float" office:value="0" calcext:value-type="float">
            <text:p>0</text:p>
          </table:table-cell>
          <table:table-cell table:style-name="ce9" table:formula="of:=SUM([$'Check-List'.J16])" office:value-type="float" office:value="0" calcext:value-type="float">
            <text:p>0</text:p>
          </table:table-cell>
          <table:table-cell table:style-name="ce9" table:formula="of:=SUM([$'Check-List'.K16])" office:value-type="float" office:value="0" calcext:value-type="float">
            <text:p>0</text:p>
          </table:table-cell>
          <table:table-cell table:style-name="ce17"/>
          <table:table-cell table:style-name="ce101" table:number-columns-repeated="3"/>
          <table:table-cell table:style-name="ce106"/>
          <table:table-cell table:style-name="ce101" table:number-columns-repeated="1012"/>
        </table:table-row>
        <table:table-row table:style-name="ro6">
          <table:table-cell table:style-name="ce9" table:formula="of:=IF([$'Check-List'.A17]=&quot;&quot;;&quot;-&quot;;[$'Check-List'.A17])" office:value-type="string" office:string-value="SEGURANÇA" calcext:value-type="string">
            <text:p>SEGURANÇA</text:p>
          </table:table-cell>
          <table:table-cell table:style-name="ce118" table:formula="of:=IF([$'Check-List'.B17]=&quot;&quot;;&quot;-&quot;;[$'Check-List'.B17])" office:value-type="string" office:string-value="1.8" calcext:value-type="string">
            <text:p>1.8</text:p>
          </table:table-cell>
          <table:table-cell table:style-name="ce40" table:formula="of:=IF([$'Check-List'.C17]=&quot;&quot;;&quot;-&quot;;[$'Check-List'.C17])" office:value-type="string" office:string-value="1.8 Adequar o runlevel de inicialização do sistema para o modo adequado (sem interface gráfica).&#10;&#10;O sistema operacional deve estar programado para sempre entrar em execução com o nível de runlevel adequado ( sem interface gráfica e outros recursos não necessários como o xfs)." calcext:value-type="string">
            <text:p>1.8 Adequar o runlevel de inicialização do sistema para o modo adequado (sem interface gráfica).</text:p>
            <text:p/>
            <text:p>O sistema operacional deve estar programado para sempre entrar em execução com o nível de runlevel adequado ( sem interface gráfica e outros recursos não necessários como o xfs).</text:p>
          </table:table-cell>
          <table:table-cell table:style-name="ce9" table:formula="of:=SUM([$'Check-List'.H17])" office:value-type="float" office:value="1" calcext:value-type="float">
            <text:p>1</text:p>
          </table:table-cell>
          <table:table-cell table:style-name="ce9" table:formula="of:=SUM([$'Check-List'.I17])" office:value-type="float" office:value="0" calcext:value-type="float">
            <text:p>0</text:p>
          </table:table-cell>
          <table:table-cell table:style-name="ce9" table:formula="of:=SUM([$'Check-List'.J17])" office:value-type="float" office:value="0" calcext:value-type="float">
            <text:p>0</text:p>
          </table:table-cell>
          <table:table-cell table:style-name="ce9" table:formula="of:=SUM([$'Check-List'.K17])" office:value-type="float" office:value="0" calcext:value-type="float">
            <text:p>0</text:p>
          </table:table-cell>
          <table:table-cell table:style-name="ce17"/>
          <table:table-cell table:style-name="ce101" table:number-columns-repeated="3"/>
          <table:table-cell table:style-name="ce106"/>
          <table:table-cell table:style-name="ce101" table:number-columns-repeated="1012"/>
        </table:table-row>
        <table:table-row table:style-name="ro38">
          <table:table-cell table:style-name="ce9" table:formula="of:=IF([$'Check-List'.A18]=&quot;&quot;;&quot;-&quot;;[$'Check-List'.A18])" office:value-type="string" office:string-value="SEGURANÇA" calcext:value-type="string">
            <text:p>SEGURANÇA</text:p>
          </table:table-cell>
          <table:table-cell table:style-name="ce118" table:formula="of:=IF([$'Check-List'.B18]=&quot;&quot;;&quot;-&quot;;[$'Check-List'.B18])" office:value-type="string" office:string-value="1.9" calcext:value-type="string">
            <text:p>1.9</text:p>
          </table:table-cell>
          <table:table-cell table:style-name="ce40" table:formula="of:=IF([$'Check-List'.C18]=&quot;&quot;;&quot;-&quot;;[$'Check-List'.C18])" office:value-type="string" office:string-value="1.9 Especificar os servidores NTP do ambiente para o sincronismo do relógio do sistema operacional (10.32.9.230 - 10.32.8.1).&#10;&#10;O sincronismo do relógio é imprescindível para se fazer correlação de eventos ou tratar incidentes de segurança. O sincronismo do relógio deve estar sempre funcionando no sistema operacional.&#10;O sistema operacional deve possuir rotinas para fazer a sincronização do relógio periodicamente. O ideal é que o período máximo de intervalo entre as sincronizações seja de 30 minutos para que o relógio esteja sempre confiável.&#10;&#10;Para realizar esta configuração, logar com o usuário root e executar os seguintes comandos:&#10;&#10;chkconfig crond on&#10;service crond start&#10;crontab -e&#10;&#10;Inserir as seguintes linhas no crontab do usuário root:&#10;########### Check List de Seguranca ################&#10;0,30 * * * * /usr/sbin/ntpdate -u 10.32.9.230&#10;0,30 * * * * /usr/sbin/ntpdate -u 10.32.8.1&#10;0,30 * * * * /sbin/hwclock --systohc&#10;############################################&#10;&#10;RHEL instalar o pacote chrony&#10;vim /etc/chrony.conf&#10;&#10;server 10.99.113.11 iburst&#10;server 10.32.9.230 iburst&#10;server 10.32.8.1 iburst&#10;&#10;systemctl restart  chronyd.service&#10;&#10;" calcext:value-type="string">
            <text:p>1.9 Especificar os servidores NTP do ambiente para o sincronismo do relógio do sistema operacional (10.32.9.230 - 10.32.8.1).</text:p>
            <text:p/>
            <text:p>O sincronismo do relógio é imprescindível para se fazer correlação de eventos ou tratar incidentes de segurança. O sincronismo do relógio deve estar sempre funcionando no sistema operacional.</text:p>
            <text:p>O sistema operacional deve possuir rotinas para fazer a sincronização do relógio periodicamente. O ideal é que o período máximo de intervalo entre as sincronizações seja de 30 minutos para que o relógio esteja sempre confiável.</text:p>
            <text:p/>
            <text:p>Para realizar esta configuração, logar com o usuário root e executar os seguintes comandos:</text:p>
            <text:p/>
            <text:p>chkconfig crond on</text:p>
            <text:p>service crond start</text:p>
            <text:p>crontab -e</text:p>
            <text:p/>
            <text:p>Inserir as seguintes linhas no crontab do usuário root:</text:p>
            <text:p>########### Check List de Seguranca ################</text:p>
            <text:p>0,30 * * * * /usr/sbin/ntpdate -u 10.32.9.230</text:p>
            <text:p>0,30 * * * * /usr/sbin/ntpdate -u 10.32.8.1</text:p>
            <text:p>0,30 * * * * /sbin/hwclock --systohc</text:p>
            <text:p>############################################</text:p>
            <text:p/>
            <text:p>RHEL instalar o pacote chrony</text:p>
            <text:p>vim /etc/chrony.conf</text:p>
            <text:p/>
            <text:p>server 10.99.113.11 iburst</text:p>
            <text:p>server 10.32.9.230 iburst</text:p>
            <text:p>server 10.32.8.1 iburst</text:p>
            <text:p/>
            <text:p>systemctl restart  chronyd.service</text:p>
            <text:p/>
            <text:p/>
          </table:table-cell>
          <table:table-cell table:style-name="ce9" table:formula="of:=SUM([$'Check-List'.H18])" office:value-type="float" office:value="1" calcext:value-type="float">
            <text:p>1</text:p>
          </table:table-cell>
          <table:table-cell table:style-name="ce9" table:formula="of:=SUM([$'Check-List'.I18])" office:value-type="float" office:value="0" calcext:value-type="float">
            <text:p>0</text:p>
          </table:table-cell>
          <table:table-cell table:style-name="ce9" table:formula="of:=SUM([$'Check-List'.J18])" office:value-type="float" office:value="0" calcext:value-type="float">
            <text:p>0</text:p>
          </table:table-cell>
          <table:table-cell table:style-name="ce9" table:formula="of:=SUM([$'Check-List'.K18])" office:value-type="float" office:value="0" calcext:value-type="float">
            <text:p>0</text:p>
          </table:table-cell>
          <table:table-cell table:style-name="ce17"/>
          <table:table-cell table:style-name="ce101" table:number-columns-repeated="3"/>
          <table:table-cell table:style-name="ce106"/>
          <table:table-cell table:style-name="ce101" table:number-columns-repeated="1012"/>
        </table:table-row>
        <table:table-row table:style-name="ro6">
          <table:table-cell table:style-name="ce9" table:formula="of:=IF([$'Check-List'.A19]=&quot;&quot;;&quot;-&quot;;[$'Check-List'.A19])" office:value-type="string" office:string-value="SEGURANÇA" calcext:value-type="string">
            <text:p>SEGURANÇA</text:p>
          </table:table-cell>
          <table:table-cell table:style-name="ce118" table:formula="of:=IF([$'Check-List'.B19]=&quot;&quot;;&quot;-&quot;;[$'Check-List'.B19])" office:value-type="string" office:string-value="1.10" calcext:value-type="string">
            <text:p>1.10</text:p>
          </table:table-cell>
          <table:table-cell table:style-name="ce40" table:formula="of:=IF([$'Check-List'.C19]=&quot;&quot;;&quot;-&quot;;[$'Check-List'.C19])" office:value-type="string" office:string-value="1.10 Configurar no kernel do sistema operacional, parâmetros de segurança relacionados a rede .&#10;&#10;Alguns parâmetros de rede podem ser modificados no kernel para garantir um nível adicional de segurança nos serviços oferecidos pela rede. &#10;São exemplos de parâmetros para serem alterados no /etc/sysctl.conf: &#10;net.ipv4.tcp_syncookies = 1 : habilita o mecanismo de cookies para a proteção de ataques do tipo &quot;syn flood&quot;&#10;net.ipv4.tcp_max_syn_backlog = 1024 : configura o número máximo de requisições SYN que o servidor manterá na memória antes de receber o SYN_ACK do cliente&#10;net.ipv4.icmp_echo_ignore_broadcasts = 1 : desabilita pacotes ICMP para endereços de broadcast&#10;net.ipv4.ip_forward = 0 : desabilita o roteamento de pacotes entre as interfaces de rede do sistema&#10;&#10;OBS.: Se houver necessidade de habilitar o roteamento, checar no documento de apoio outros parâmetros que devem ser configurados.&#10;&#10;### Parametros Seguranca Check List ####&#10;net.ipv4.tcp_syncookies = 1&#10;net.ipv4.tcp_max_syn_backlog = 1024&#10;net.ipv4.ip_forward = 0&#10;net.ipv4.icmp_echo_ignore_broadcasts = 1&#10;##############################&#10;&#10;&#10;RHEL7&#10;/etc/sysctl.d/100-backlog.conf  (CRIAR SE NAO TIVER)&#10;&#10;# Check List de Seguranca - PACELO&#10;net.ipv4.tcp_max_syn_backlog = 1024&#10;net.ipv4.tcp_syncookies = 1&#10;net.ipv4.ip_forward = 0&#10;net.ipv4.icmp_echo_ignore_broadcasts = 1&#10;" calcext:value-type="string">
            <text:p>1.10 Configurar no kernel do sistema operacional, parâmetros de segurança relacionados a rede .</text:p>
            <text:p/>
            <text:p>Alguns parâmetros de rede podem ser modificados no kernel para garantir um nível adicional de segurança nos serviços oferecidos pela rede. </text:p>
            <text:p>São exemplos de parâmetros para serem alterados no /etc/sysctl.conf: </text:p>
            <text:p>net.ipv4.tcp_syncookies = 1 : habilita o mecanismo de cookies para a proteção de ataques do tipo "syn flood"</text:p>
            <text:p>net.ipv4.tcp_max_syn_backlog = 1024 : configura o número máximo de requisições SYN que o servidor manterá na memória antes de receber o SYN_ACK do cliente</text:p>
            <text:p>net.ipv4.icmp_echo_ignore_broadcasts = 1 : desabilita pacotes ICMP para endereços de broadcast</text:p>
            <text:p>net.ipv4.ip_forward = 0 : desabilita o roteamento de pacotes entre as interfaces de rede do sistema</text:p>
            <text:p/>
            <text:p>OBS.: Se houver necessidade de habilitar o roteamento, checar no documento de apoio outros parâmetros que devem ser configurados.</text:p>
            <text:p/>
            <text:p>### Parametros Seguranca Check List ####</text:p>
            <text:p>net.ipv4.tcp_syncookies = 1</text:p>
            <text:p>net.ipv4.tcp_max_syn_backlog = 1024</text:p>
            <text:p>net.ipv4.ip_forward = 0</text:p>
            <text:p>net.ipv4.icmp_echo_ignore_broadcasts = 1</text:p>
            <text:p>##############################</text:p>
            <text:p/>
            <text:p/>
            <text:p>RHEL7</text:p>
            <text:p>/etc/sysctl.d/100-backlog.conf  (CRIAR SE NAO TIVER)</text:p>
            <text:p/>
            <text:p># Check List de Seguranca - PACELO</text:p>
            <text:p>net.ipv4.tcp_max_syn_backlog = 1024</text:p>
            <text:p>net.ipv4.tcp_syncookies = 1</text:p>
            <text:p>net.ipv4.ip_forward = 0</text:p>
            <text:p>net.ipv4.icmp_echo_ignore_broadcasts = 1</text:p>
            <text:p/>
          </table:table-cell>
          <table:table-cell table:style-name="ce9" table:formula="of:=SUM([$'Check-List'.H19])" office:value-type="float" office:value="1" calcext:value-type="float">
            <text:p>1</text:p>
          </table:table-cell>
          <table:table-cell table:style-name="ce9" table:formula="of:=SUM([$'Check-List'.I19])" office:value-type="float" office:value="0" calcext:value-type="float">
            <text:p>0</text:p>
          </table:table-cell>
          <table:table-cell table:style-name="ce9" table:formula="of:=SUM([$'Check-List'.J19])" office:value-type="float" office:value="0" calcext:value-type="float">
            <text:p>0</text:p>
          </table:table-cell>
          <table:table-cell table:style-name="ce9" table:formula="of:=SUM([$'Check-List'.K19])" office:value-type="float" office:value="0" calcext:value-type="float">
            <text:p>0</text:p>
          </table:table-cell>
          <table:table-cell table:style-name="ce17"/>
          <table:table-cell table:style-name="ce101" table:number-columns-repeated="1016"/>
        </table:table-row>
        <table:table-row table:style-name="ro6">
          <table:table-cell table:style-name="ce9" table:formula="of:=IF([$'Check-List'.A20]=&quot;&quot;;&quot;-&quot;;[$'Check-List'.A20])" office:value-type="string" office:string-value="SEGURANÇA" calcext:value-type="string">
            <text:p>SEGURANÇA</text:p>
          </table:table-cell>
          <table:table-cell table:style-name="ce118" table:formula="of:=IF([$'Check-List'.B20]=&quot;&quot;;&quot;-&quot;;[$'Check-List'.B20])" office:value-type="string" office:string-value="1.11" calcext:value-type="string">
            <text:p>1.11</text:p>
          </table:table-cell>
          <table:table-cell table:style-name="ce40" table:formula="of:=IF([$'Check-List'.C20]=&quot;&quot;;&quot;-&quot;;[$'Check-List'.C20])" office:value-type="string" office:string-value="1.11 Desabilitar serviços desnecessários.&#10;&#10;O sistema operacional deve &quot;ouvir&quot; apenas nas portas que estejam em produção e sejam realmente necessárias, visto que o principal ponto de comunicação da rede com o sistema operacional é através das portas dos serviços. Deve ser realizada uma análise pelo administrador do ambiente a fim de identificar quais dos serviços podem ou não serem desabilitados. São exemplos de serviços que geralmente foram instalados por padrão e que, quase sempre podem ser desabilitados: &#10;Serviços iniciados via /etc/xinet.d:&#10;chargen, chargen-udp, cups-lpd, cups, daytime, daytime-udp, echo, echo-udp, eklogin,  ekrb5-telnet, finger, gssftp, imap, imaps, ipop2, ipop3, krb5-telnet, klogin, kshell, ktalk, ntalk, pop3s, rexec, rlogin, rsh, rsync, servers, services, sgi_fam, talk, telnet, tftp, time e time-udp&#10;&#10;Serviços iniciados via /etc/rc.d/rc*.d:&#10;vsftp, apmd, avahi-daemon, canna, cups-config-daemon, FreeWnn, gpm, hidd, hpoj, hplip, innd, irda, isdn, kdcrotate, lvs, mars-nwe, messagebus, oki4daemon, privoxy, rstatd, rusersd, rwalld, rwhod, spamassassin, wine, nfs, nfslock, autofs, ypbind, ypserv, yppasswdd, portmap, smb, netfs, lpd, apache, httpd, tux, snmpd, named,&#10;postgresql, mysqld, webmin, kudzu, squid, cups, ip6tables, iptables, pcmcia, bluetooth e mDNSResponder&#10;&#10;Para configurar use chkconfig ou setup." calcext:value-type="string">
            <text:p>1.11 Desabilitar serviços desnecessários.</text:p>
            <text:p/>
            <text:p>O sistema operacional deve "ouvir" apenas nas portas que estejam em produção e sejam realmente necessárias, visto que o principal ponto de comunicação da rede com o sistema operacional é através das portas dos serviços. Deve ser realizada uma análise pelo administrador do ambiente a fim de identificar quais dos serviços podem ou não serem desabilitados. São exemplos de serviços que geralmente foram instalados por padrão e que, quase sempre podem ser desabilitados: </text:p>
            <text:p>Serviços iniciados via /etc/xinet.d:</text:p>
            <text:p>chargen, chargen-udp, cups-lpd, cups, daytime, daytime-udp, echo, echo-udp, eklogin,  ekrb5-telnet, finger, gssftp, imap, imaps, ipop2, ipop3, krb5-telnet, klogin, kshell, ktalk, ntalk, pop3s, rexec, rlogin, rsh, rsync, servers, services, sgi_fam, talk, telnet, tftp, time e time-udp</text:p>
            <text:p/>
            <text:p>Serviços iniciados via /etc/rc.d/rc*.d:</text:p>
            <text:p>vsftp, apmd, avahi-daemon, canna, cups-config-daemon, FreeWnn, gpm, hidd, hpoj, hplip, innd, irda, isdn, kdcrotate, lvs, mars-nwe, messagebus, oki4daemon, privoxy, rstatd, rusersd, rwalld, rwhod, spamassassin, wine, nfs, nfslock, autofs, ypbind, ypserv, yppasswdd, portmap, smb, netfs, lpd, apache, httpd, tux, snmpd, named,</text:p>
            <text:p>postgresql, mysqld, webmin, kudzu, squid, cups, ip6tables, iptables, pcmcia, bluetooth e mDNSResponder</text:p>
            <text:p/>
            <text:p>Para configurar use chkconfig ou setup.</text:p>
          </table:table-cell>
          <table:table-cell table:style-name="ce9" table:formula="of:=SUM([$'Check-List'.H20])" office:value-type="float" office:value="1" calcext:value-type="float">
            <text:p>1</text:p>
          </table:table-cell>
          <table:table-cell table:style-name="ce9" table:formula="of:=SUM([$'Check-List'.I20])" office:value-type="float" office:value="0" calcext:value-type="float">
            <text:p>0</text:p>
          </table:table-cell>
          <table:table-cell table:style-name="ce9" table:formula="of:=SUM([$'Check-List'.J20])" office:value-type="float" office:value="0" calcext:value-type="float">
            <text:p>0</text:p>
          </table:table-cell>
          <table:table-cell table:style-name="ce9" table:formula="of:=SUM([$'Check-List'.K20])" office:value-type="float" office:value="0" calcext:value-type="float">
            <text:p>0</text:p>
          </table:table-cell>
          <table:table-cell table:style-name="ce17"/>
          <table:table-cell table:style-name="ce101" table:number-columns-repeated="1016"/>
        </table:table-row>
        <table:table-row table:style-name="ro6">
          <table:table-cell table:style-name="ce9" table:formula="of:=IF([$'Check-List'.A21]=&quot;&quot;;&quot;-&quot;;[$'Check-List'.A21])" office:value-type="string" office:string-value="SEGURANÇA" calcext:value-type="string">
            <text:p>SEGURANÇA</text:p>
          </table:table-cell>
          <table:table-cell table:style-name="ce118" table:formula="of:=IF([$'Check-List'.B21]=&quot;&quot;;&quot;-&quot;;[$'Check-List'.B21])" office:value-type="string" office:string-value="1.12" calcext:value-type="string">
            <text:p>1.12</text:p>
          </table:table-cell>
          <table:table-cell table:style-name="ce40" table:formula="of:=IF([$'Check-List'.C21]=&quot;&quot;;&quot;-&quot;;[$'Check-List'.C21])" office:value-type="string" office:string-value="1.12 Eliminar serviços que não implementam segurança adequada na comunicação ou na autenticação.&#10;&#10;Todos os serviços que não possuem nível adequado de segurança e que não implementam criptografia na comunicação devem ser removidos ou substituídos por serviços com um nível adequado de segurança (exemplo: Telnet, FTP, Rlogin, Rsh, Rcp, IMAP, POP, etc)" calcext:value-type="string">
            <text:p>1.12 Eliminar serviços que não implementam segurança adequada na comunicação ou na autenticação.</text:p>
            <text:p/>
            <text:p>Todos os serviços que não possuem nível adequado de segurança e que não implementam criptografia na comunicação devem ser removidos ou substituídos por serviços com um nível adequado de segurança (exemplo: Telnet, FTP, Rlogin, Rsh, Rcp, IMAP, POP, etc)</text:p>
          </table:table-cell>
          <table:table-cell table:style-name="ce9" table:formula="of:=SUM([$'Check-List'.H21])" office:value-type="float" office:value="1" calcext:value-type="float">
            <text:p>1</text:p>
          </table:table-cell>
          <table:table-cell table:style-name="ce9" table:formula="of:=SUM([$'Check-List'.I21])" office:value-type="float" office:value="0" calcext:value-type="float">
            <text:p>0</text:p>
          </table:table-cell>
          <table:table-cell table:style-name="ce9" table:formula="of:=SUM([$'Check-List'.J21])" office:value-type="float" office:value="0" calcext:value-type="float">
            <text:p>0</text:p>
          </table:table-cell>
          <table:table-cell table:style-name="ce9" table:formula="of:=SUM([$'Check-List'.K21])"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22]=&quot;&quot;;&quot;-&quot;;[$'Check-List'.A22])" office:value-type="string" office:string-value="SEGURANÇA" calcext:value-type="string">
            <text:p>SEGURANÇA</text:p>
          </table:table-cell>
          <table:table-cell table:style-name="ce118" table:formula="of:=IF([$'Check-List'.B22]=&quot;&quot;;&quot;-&quot;;[$'Check-List'.B22])" office:value-type="string" office:string-value="1.13" calcext:value-type="string">
            <text:p>1.13</text:p>
          </table:table-cell>
          <table:table-cell table:style-name="ce40" table:formula="of:=IF([$'Check-List'.C22]=&quot;&quot;;&quot;-&quot;;[$'Check-List'.C22])" office:value-type="string" office:string-value="1.13 Desabilitar a utilização do recurso CTRL+ALT+DEL no sistema operacional.&#10;&#10;Este recurso deve ser desabilitado no sistema operacional para evitar que o comando CTRL+ALT+DEL quando digitado no sistema operacional faça o servidor reiniciar.&#10;&#10;Para desabilitar o CTRL+ALT+DEL, editar o arquivo /etc/inittab e comentar a seguinte linha:&#10;#ca:12345:ctrlaltdel:/sbin/shutdown -t1 -a -r now&#10;&#10;RHEL7&#10;systemctl disable ctrl-alt-del.target" calcext:value-type="string">
            <text:p>1.13 Desabilitar a utilização do recurso CTRL+ALT+DEL no sistema operacional.</text:p>
            <text:p/>
            <text:p>Este recurso deve ser desabilitado no sistema operacional para evitar que o comando CTRL+ALT+DEL quando digitado no sistema operacional faça o servidor reiniciar.</text:p>
            <text:p/>
            <text:p>Para desabilitar o CTRL+ALT+DEL, editar o arquivo /etc/inittab e comentar a seguinte linha:</text:p>
            <text:p>#ca:12345:ctrlaltdel:/sbin/shutdown -t1 -a -r now</text:p>
            <text:p/>
            <text:p>RHEL7</text:p>
            <text:p>systemctl disable ctrl-alt-del.target</text:p>
          </table:table-cell>
          <table:table-cell table:style-name="ce9" table:formula="of:=SUM([$'Check-List'.H22])" office:value-type="float" office:value="1" calcext:value-type="float">
            <text:p>1</text:p>
          </table:table-cell>
          <table:table-cell table:style-name="ce9" table:formula="of:=SUM([$'Check-List'.I22])" office:value-type="float" office:value="0" calcext:value-type="float">
            <text:p>0</text:p>
          </table:table-cell>
          <table:table-cell table:style-name="ce9" table:formula="of:=SUM([$'Check-List'.J22])" office:value-type="float" office:value="0" calcext:value-type="float">
            <text:p>0</text:p>
          </table:table-cell>
          <table:table-cell table:style-name="ce9" table:formula="of:=SUM([$'Check-List'.K22])" office:value-type="float" office:value="0" calcext:value-type="float">
            <text:p>0</text:p>
          </table:table-cell>
          <table:table-cell table:style-name="ce17"/>
          <table:table-cell table:style-name="ce101" table:number-columns-repeated="1016"/>
        </table:table-row>
        <table:table-row table:style-name="ro6">
          <table:table-cell table:style-name="ce9" table:formula="of:=IF([$'Check-List'.A23]=&quot;&quot;;&quot;-&quot;;[$'Check-List'.A23])" office:value-type="string" office:string-value="SEGURANÇA" calcext:value-type="string">
            <text:p>SEGURANÇA</text:p>
          </table:table-cell>
          <table:table-cell table:style-name="ce118" table:formula="of:=IF([$'Check-List'.B23]=&quot;&quot;;&quot;-&quot;;[$'Check-List'.B23])" office:value-type="string" office:string-value="1.14" calcext:value-type="string">
            <text:p>1.14</text:p>
          </table:table-cell>
          <table:table-cell table:style-name="ce40" table:formula="of:=IF([$'Check-List'.C23]=&quot;&quot;;&quot;-&quot;;[$'Check-List'.C23])" office:value-type="string" office:string-value="1.14 Remover ferramentas de compilação.&#10;&#10;Todas as ferramentas de compilação existentes no sistema devem ser removidas. Ferramentas de compilação são utilizadas por invasores para compilar códigos no sistema operacional com o objetivo de obterem o acesso de super usuário (root).&#10;Exemplo de ferramentas de compilação: gcc, gcc3, gcc3-c++, gcc3-g77, gcc3-java, gcc3-objc, gcc-c++, gcc-chill, gcc-g77, gcc-java, gcc-objc, bin86, dev86, cc, flex, bison e nasm.&#10;&#10;O comando a seguir, ajuda a identificar ferramentas de compilação instaladas no ambiente:&#10;rpm -qa | egrep &quot;^gcc|java|bin86|dev86|cc|flex|bison|nasm&quot;" calcext:value-type="string">
            <text:p>1.14 Remover ferramentas de compilação.</text:p>
            <text:p/>
            <text:p>Todas as ferramentas de compilação existentes no sistema devem ser removidas. Ferramentas de compilação são utilizadas por invasores para compilar códigos no sistema operacional com o objetivo de obterem o acesso de super usuário (root).</text:p>
            <text:p>Exemplo de ferramentas de compilação: gcc, gcc3, gcc3-c++, gcc3-g77, gcc3-java, gcc3-objc, gcc-c++, gcc-chill, gcc-g77, gcc-java, gcc-objc, bin86, dev86, cc, flex, bison e nasm.</text:p>
            <text:p/>
            <text:p>O comando a seguir, ajuda a identificar ferramentas de compilação instaladas no ambiente:</text:p>
            <text:p>rpm -qa | egrep "^gcc|java|bin86|dev86|cc|flex|bison|nasm"</text:p>
          </table:table-cell>
          <table:table-cell table:style-name="ce9" table:formula="of:=SUM([$'Check-List'.H23])" office:value-type="float" office:value="1" calcext:value-type="float">
            <text:p>1</text:p>
          </table:table-cell>
          <table:table-cell table:style-name="ce9" table:formula="of:=SUM([$'Check-List'.I23])" office:value-type="float" office:value="0" calcext:value-type="float">
            <text:p>0</text:p>
          </table:table-cell>
          <table:table-cell table:style-name="ce9" table:formula="of:=SUM([$'Check-List'.J23])" office:value-type="float" office:value="0" calcext:value-type="float">
            <text:p>0</text:p>
          </table:table-cell>
          <table:table-cell table:style-name="ce9" table:formula="of:=SUM([$'Check-List'.K23])" office:value-type="float" office:value="0" calcext:value-type="float">
            <text:p>0</text:p>
          </table:table-cell>
          <table:table-cell table:style-name="ce17"/>
          <table:table-cell table:style-name="ce101" table:number-columns-repeated="1016"/>
        </table:table-row>
        <table:table-row table:style-name="ro6">
          <table:table-cell table:style-name="ce9" table:formula="of:=IF([$'Check-List'.A24]=&quot;&quot;;&quot;-&quot;;[$'Check-List'.A24])" office:value-type="string" office:string-value="SEGURANÇA" calcext:value-type="string">
            <text:p>SEGURANÇA</text:p>
          </table:table-cell>
          <table:table-cell table:style-name="ce118" table:formula="of:=IF([$'Check-List'.B24]=&quot;&quot;;&quot;-&quot;;[$'Check-List'.B24])" office:value-type="string" office:string-value="1.15" calcext:value-type="string">
            <text:p>1.15</text:p>
          </table:table-cell>
          <table:table-cell table:style-name="ce40" table:formula="of:=IF([$'Check-List'.C24]=&quot;&quot;;&quot;-&quot;;[$'Check-List'.C24])" office:value-type="string" office:string-value="1.15 Implementar sulogin (single user login).&#10;&#10;O sulogin exige autenticação no modo &quot;single&quot; de inicialização. Esta configuração é necessária para se elevar o nível de segurança através do acesso local no servidor onde está instalado o sistema operacional.&#10;&#10;Para habilidar o sulogin, basta acrescentar a seguinte linha ao arquivo /etc/inittab:&#10;~~:S:wait:/sbin/sulogin&#10;&#10;RHEL7 já é padrão" calcext:value-type="string">
            <text:p>1.15 Implementar sulogin (single user login).</text:p>
            <text:p/>
            <text:p>O sulogin exige autenticação no modo "single" de inicialização. Esta configuração é necessária para se elevar o nível de segurança através do acesso local no servidor onde está instalado o sistema operacional.</text:p>
            <text:p/>
            <text:p>Para habilidar o sulogin, basta acrescentar a seguinte linha ao arquivo /etc/inittab:</text:p>
            <text:p>~~:S:wait:/sbin/sulogin</text:p>
            <text:p/>
            <text:p>RHEL7 já é padrão</text:p>
          </table:table-cell>
          <table:table-cell table:style-name="ce9" table:formula="of:=SUM([$'Check-List'.H24])" office:value-type="float" office:value="1" calcext:value-type="float">
            <text:p>1</text:p>
          </table:table-cell>
          <table:table-cell table:style-name="ce9" table:formula="of:=SUM([$'Check-List'.I24])" office:value-type="float" office:value="0" calcext:value-type="float">
            <text:p>0</text:p>
          </table:table-cell>
          <table:table-cell table:style-name="ce9" table:formula="of:=SUM([$'Check-List'.J24])" office:value-type="float" office:value="0" calcext:value-type="float">
            <text:p>0</text:p>
          </table:table-cell>
          <table:table-cell table:style-name="ce9" table:formula="of:=SUM([$'Check-List'.K24])" office:value-type="float" office:value="0" calcext:value-type="float">
            <text:p>0</text:p>
          </table:table-cell>
          <table:table-cell table:style-name="ce17"/>
          <table:table-cell table:style-name="ce101" table:number-columns-repeated="1016"/>
        </table:table-row>
        <table:table-row table:style-name="ro38">
          <table:table-cell table:style-name="ce9" table:formula="of:=IF([$'Check-List'.A25]=&quot;&quot;;&quot;-&quot;;[$'Check-List'.A25])" office:value-type="string" office:string-value="SEGURANÇA" calcext:value-type="string">
            <text:p>SEGURANÇA</text:p>
          </table:table-cell>
          <table:table-cell table:style-name="ce118" table:formula="of:=IF([$'Check-List'.B25]=&quot;&quot;;&quot;-&quot;;[$'Check-List'.B25])" office:value-type="string" office:string-value="1.16" calcext:value-type="string">
            <text:p>1.16</text:p>
          </table:table-cell>
          <table:table-cell table:style-name="ce40" table:formula="of:=IF([$'Check-List'.C25]=&quot;&quot;;&quot;-&quot;;[$'Check-List'.C25])" office:value-type="string" office:string-value="1.16 Habilitar sistema de auditoria no sistema operacional (Auditd).&#10;&#10;O sistema de auditoria do Linux é necessário para análises de segurança em casos de comprometimento do sistema e em tratativas de falhas no sistema.&#10;&#10;Para instalar e executar o Laus, utilizar os seguintes comandos:&#10;chkconfig auditd on&#10;service auditd start&#10;&#10;As regras inseridas na instalação padrão, já oferecem níveis adequados de auditoria." calcext:value-type="string">
            <text:p>1.16 Habilitar sistema de auditoria no sistema operacional (Auditd).</text:p>
            <text:p/>
            <text:p>O sistema de auditoria do Linux é necessário para análises de segurança em casos de comprometimento do sistema e em tratativas de falhas no sistema.</text:p>
            <text:p/>
            <text:p>Para instalar e executar o Laus, utilizar os seguintes comandos:</text:p>
            <text:p>chkconfig auditd on</text:p>
            <text:p>service auditd start</text:p>
            <text:p/>
            <text:p>As regras inseridas na instalação padrão, já oferecem níveis adequados de auditoria.</text:p>
          </table:table-cell>
          <table:table-cell table:style-name="ce9" table:formula="of:=SUM([$'Check-List'.H25])" office:value-type="float" office:value="1" calcext:value-type="float">
            <text:p>1</text:p>
          </table:table-cell>
          <table:table-cell table:style-name="ce9" table:formula="of:=SUM([$'Check-List'.I25])" office:value-type="float" office:value="0" calcext:value-type="float">
            <text:p>0</text:p>
          </table:table-cell>
          <table:table-cell table:style-name="ce9" table:formula="of:=SUM([$'Check-List'.J25])" office:value-type="float" office:value="0" calcext:value-type="float">
            <text:p>0</text:p>
          </table:table-cell>
          <table:table-cell table:style-name="ce9" table:formula="of:=SUM([$'Check-List'.K25])" office:value-type="float" office:value="0" calcext:value-type="float">
            <text:p>0</text:p>
          </table:table-cell>
          <table:table-cell table:style-name="ce17"/>
          <table:table-cell table:style-name="ce101" table:number-columns-repeated="1016"/>
        </table:table-row>
        <table:table-row table:style-name="ro6">
          <table:table-cell table:style-name="ce9" table:formula="of:=IF([$'Check-List'.A26]=&quot;&quot;;&quot;-&quot;;[$'Check-List'.A26])" office:value-type="string" office:string-value="SEGURANÇA" calcext:value-type="string">
            <text:p>SEGURANÇA</text:p>
          </table:table-cell>
          <table:table-cell table:style-name="ce118" table:formula="of:=IF([$'Check-List'.B26]=&quot;&quot;;&quot;-&quot;;[$'Check-List'.B26])" office:value-type="string" office:string-value="1.17" calcext:value-type="string">
            <text:p>1.17</text:p>
          </table:table-cell>
          <table:table-cell table:style-name="ce40" table:formula="of:=IF([$'Check-List'.C26]=&quot;&quot;;&quot;-&quot;;[$'Check-List'.C26])" office:value-type="string" office:string-value="1.17 Definir umask padrão para 077.&#10;&#10;O umask 077 manterá a criação padrão dos arquivos e diretórios no sistema operacional com o nível de acesso apenas para criador do arquivo ou diretório.&#10;&#10;Para configurar o umask, inserir a seguinte linha nos arquivos /etc/profile e /etc/csh.login:&#10;&#10;####### CHECK LIST DE SEGURANCA #########&#10;umask 077&#10;####################################" calcext:value-type="string">
            <text:p>1.17 Definir umask padrão para 077.</text:p>
            <text:p/>
            <text:p>O umask 077 manterá a criação padrão dos arquivos e diretórios no sistema operacional com o nível de acesso apenas para criador do arquivo ou diretório.</text:p>
            <text:p/>
            <text:p>Para configurar o umask, inserir a seguinte linha nos arquivos /etc/profile e /etc/csh.login:</text:p>
            <text:p/>
            <text:p>####### CHECK LIST DE SEGURANCA #########</text:p>
            <text:p>umask 077</text:p>
            <text:p>####################################</text:p>
          </table:table-cell>
          <table:table-cell table:style-name="ce9" table:formula="of:=SUM([$'Check-List'.H26])" office:value-type="float" office:value="0" calcext:value-type="float">
            <text:p>0</text:p>
          </table:table-cell>
          <table:table-cell table:style-name="ce9" table:formula="of:=SUM([$'Check-List'.I26])" office:value-type="float" office:value="0" calcext:value-type="float">
            <text:p>0</text:p>
          </table:table-cell>
          <table:table-cell table:style-name="ce9" table:formula="of:=SUM([$'Check-List'.J26])" office:value-type="float" office:value="1" calcext:value-type="float">
            <text:p>1</text:p>
          </table:table-cell>
          <table:table-cell table:style-name="ce9" table:formula="of:=SUM([$'Check-List'.K26])" office:value-type="float" office:value="0" calcext:value-type="float">
            <text:p>0</text:p>
          </table:table-cell>
          <table:table-cell table:style-name="ce17"/>
          <table:table-cell table:style-name="ce101" table:number-columns-repeated="1016"/>
        </table:table-row>
        <table:table-row table:style-name="ro6">
          <table:table-cell table:style-name="ce9" table:formula="of:=IF([$'Check-List'.A27]=&quot;&quot;;&quot;-&quot;;[$'Check-List'.A27])" office:value-type="string" office:string-value="SEGURANÇA" calcext:value-type="string">
            <text:p>SEGURANÇA</text:p>
          </table:table-cell>
          <table:table-cell table:style-name="ce118" table:formula="of:=IF([$'Check-List'.B27]=&quot;&quot;;&quot;-&quot;;[$'Check-List'.B27])" office:value-type="string" office:string-value="1.18" calcext:value-type="string">
            <text:p>1.18</text:p>
          </table:table-cell>
          <table:table-cell table:style-name="ce40" table:formula="of:=IF([$'Check-List'.C27]=&quot;&quot;;&quot;-&quot;;[$'Check-List'.C27])" office:value-type="string" office:string-value="1.18 Limitar acesso ao usuário &quot;root&quot; via comando &quot;su&quot; apenas para o grupo &quot;wheel&quot;.&#10;&#10;Este parâmetro fará uma restrição dos usuários que podem se tornar root no sistema operacional. Este modificação é mais uma camada para se elevar o nível de segurança do sistema. Somente usuários que pertencerem ao grupo &quot;wheel&quot; e possuírem a senha do root conseguirão ter acesso root através do comando &quot;su&quot;.&#10;&#10;Para realizar esta configuração, descomentar a seguinte linha no arquivo /etc/pam.d/su:&#10;auth   required   pam_wheel.so  use_uid" calcext:value-type="string">
            <text:p>1.18 Limitar acesso ao usuário "root" via comando "su" apenas para o grupo "wheel".</text:p>
            <text:p/>
            <text:p>Este parâmetro fará uma restrição dos usuários que podem se tornar root no sistema operacional. Este modificação é mais uma camada para se elevar o nível de segurança do sistema. Somente usuários que pertencerem ao grupo "wheel" e possuírem a senha do root conseguirão ter acesso root através do comando "su".</text:p>
            <text:p/>
            <text:p>Para realizar esta configuração, descomentar a seguinte linha no arquivo /etc/pam.d/su:</text:p>
            <text:p>auth   required   pam_wheel.so  use_uid</text:p>
          </table:table-cell>
          <table:table-cell table:style-name="ce9" table:formula="of:=SUM([$'Check-List'.H27])" office:value-type="float" office:value="0" calcext:value-type="float">
            <text:p>0</text:p>
          </table:table-cell>
          <table:table-cell table:style-name="ce9" table:formula="of:=SUM([$'Check-List'.I27])" office:value-type="float" office:value="0" calcext:value-type="float">
            <text:p>0</text:p>
          </table:table-cell>
          <table:table-cell table:style-name="ce9" table:formula="of:=SUM([$'Check-List'.J27])" office:value-type="float" office:value="1" calcext:value-type="float">
            <text:p>1</text:p>
          </table:table-cell>
          <table:table-cell table:style-name="ce9" table:formula="of:=SUM([$'Check-List'.K27])" office:value-type="float" office:value="0" calcext:value-type="float">
            <text:p>0</text:p>
          </table:table-cell>
          <table:table-cell table:style-name="ce17"/>
          <table:table-cell table:style-name="ce101" table:number-columns-repeated="1016"/>
        </table:table-row>
        <table:table-row table:style-name="ro6">
          <table:table-cell table:style-name="ce9" table:formula="of:=IF([$'Check-List'.A28]=&quot;&quot;;&quot;-&quot;;[$'Check-List'.A28])" office:value-type="string" office:string-value="SEGURANÇA" calcext:value-type="string">
            <text:p>SEGURANÇA</text:p>
          </table:table-cell>
          <table:table-cell table:style-name="ce118" table:formula="of:=IF([$'Check-List'.B28]=&quot;&quot;;&quot;-&quot;;[$'Check-List'.B28])" office:value-type="string" office:string-value="1.19" calcext:value-type="string">
            <text:p>1.19</text:p>
          </table:table-cell>
          <table:table-cell table:style-name="ce40" table:formula="of:=IF([$'Check-List'.C28]=&quot;&quot;;&quot;-&quot;;[$'Check-List'.C28])" office:value-type="string" office:string-value="1.19 Implementar banner de aviso para os terminais locais e remotos do sistema.&#10;&#10;Banners com notificações de segurança no momento do acesso são sempre necessários e recomendados por institutos internacionais como mecanismo adicional de segurança informando que o acesso ao ambiente é restrito e monitorado.&#10;&#10;Os banners devem ser inseridos nos arquivos: /etc/issue, /etc/issue.net e /etc/motd&#10;&#10;************ Permitido o uso somente para pessoas autorizadas **************&#10;        Individuos que utilizarem este equipamento sem&#10;        autorizacao, ou em operacoes que excedam o nivel de&#10;        autorizacao permitido, estarao sujeitos a penalizacoes&#10;        e rigores da legislacao aplicavel.&#10;&#10;        Qualquer um que utilize este sistema concorda previamente&#10;        com o monitoramento e esta ciente que se atividades ilicitas&#10;        e/ou criminais forem reveladas a partir deste, podera ser&#10;        objeto de processo judicial e/ou criminal.&#10;********************************************************************" calcext:value-type="string">
            <text:p>1.19 Implementar banner de aviso para os terminais locais e remotos do sistema.</text:p>
            <text:p/>
            <text:p>Banners com notificações de segurança no momento do acesso são sempre necessários e recomendados por institutos internacionais como mecanismo adicional de segurança informando que o acesso ao ambiente é restrito e monitorado.</text:p>
            <text:p/>
            <text:p>Os banners devem ser inseridos nos arquivos: /etc/issue, /etc/issue.net e /etc/motd</text:p>
            <text:p/>
            <text:p>************ Permitido o uso somente para pessoas autorizadas **************</text:p>
            <text:p>        Individuos que utilizarem este equipamento sem</text:p>
            <text:p>        autorizacao, ou em operacoes que excedam o nivel de</text:p>
            <text:p>        autorizacao permitido, estarao sujeitos a penalizacoes</text:p>
            <text:p>        e rigores da legislacao aplicavel.</text:p>
            <text:p/>
            <text:p>        Qualquer um que utilize este sistema concorda previamente</text:p>
            <text:p>        com o monitoramento e esta ciente que se atividades ilicitas</text:p>
            <text:p>        e/ou criminais forem reveladas a partir deste, podera ser</text:p>
            <text:p>        objeto de processo judicial e/ou criminal.</text:p>
            <text:p>********************************************************************</text:p>
          </table:table-cell>
          <table:table-cell table:style-name="ce9" table:formula="of:=SUM([$'Check-List'.H28])" office:value-type="float" office:value="1" calcext:value-type="float">
            <text:p>1</text:p>
          </table:table-cell>
          <table:table-cell table:style-name="ce9" table:formula="of:=SUM([$'Check-List'.I28])" office:value-type="float" office:value="0" calcext:value-type="float">
            <text:p>0</text:p>
          </table:table-cell>
          <table:table-cell table:style-name="ce9" table:formula="of:=SUM([$'Check-List'.J28])" office:value-type="float" office:value="0" calcext:value-type="float">
            <text:p>0</text:p>
          </table:table-cell>
          <table:table-cell table:style-name="ce9" table:formula="of:=SUM([$'Check-List'.K28])" office:value-type="float" office:value="0" calcext:value-type="float">
            <text:p>0</text:p>
          </table:table-cell>
          <table:table-cell table:style-name="ce17"/>
          <table:table-cell table:style-name="ce101" table:number-columns-repeated="1016"/>
        </table:table-row>
        <table:table-row table:style-name="ro6">
          <table:table-cell table:style-name="ce9" table:formula="of:=IF([$'Check-List'.A29]=&quot;&quot;;&quot;-&quot;;[$'Check-List'.A29])" office:value-type="string" office:string-value="SEGURANÇA" calcext:value-type="string">
            <text:p>SEGURANÇA</text:p>
          </table:table-cell>
          <table:table-cell table:style-name="ce118" table:formula="of:=IF([$'Check-List'.B29]=&quot;&quot;;&quot;-&quot;;[$'Check-List'.B29])" office:value-type="string" office:string-value="1.20" calcext:value-type="string">
            <text:p>1.20</text:p>
          </table:table-cell>
          <table:table-cell table:style-name="ce40" table:formula="of:=IF([$'Check-List'.C29]=&quot;&quot;;&quot;-&quot;;[$'Check-List'.C29])" office:value-type="string" office:string-value="1.20 Impedir que o usuário root possa se logar através do serviço de FTP e sempre que possível, configurar shell não válida para os usuários que são exclusivos para FTP.&#10;&#10;Se o serviço de FTP precisa estar rodando no servidor, garantir que o usuário root não possa se conectar através do FTP e criar shell não válida para os usuários de FTP de maneira que eles não possam se logar no ambiente utilizando outro meio. Considerar também o enjaulamento do serviço de FTP e os diretórios para navegação dos usuários.&#10;&#10;As seguintes configurações devem ser realizadas:&#10;1) Inserção do usuário root no arquivo /etc/vsftpd/ftpusers para que ele não possa se logar no serviço de FTP&#10;2) Adotar o comando usermod -s /sbin/nologin nome_do_usuario para atribuir shell não válida para usuários de FTP&#10;3) Insrerir as seguintes linhas no arquivo /etc/vsftpd/vsftpd.conf para configurar o enjaulamento dos usuários:&#10;chroot_list_enable=YES&#10;chroot_list_file=/etc/vsftpd/chroot_list&#10;4) Inserir no arquivo /etc/vsftpd/chroot_list, o nome dos usuários que serão enjaulados" calcext:value-type="string">
            <text:p>1.20 Impedir que o usuário root possa se logar através do serviço de FTP e sempre que possível, configurar shell não válida para os usuários que são exclusivos para FTP.</text:p>
            <text:p/>
            <text:p>Se o serviço de FTP precisa estar rodando no servidor, garantir que o usuário root não possa se conectar através do FTP e criar shell não válida para os usuários de FTP de maneira que eles não possam se logar no ambiente utilizando outro meio. Considerar também o enjaulamento do serviço de FTP e os diretórios para navegação dos usuários.</text:p>
            <text:p/>
            <text:p>As seguintes configurações devem ser realizadas:</text:p>
            <text:p>1) Inserção do usuário root no arquivo /etc/vsftpd/ftpusers para que ele não possa se logar no serviço de FTP</text:p>
            <text:p>2) Adotar o comando usermod -s /sbin/nologin nome_do_usuario para atribuir shell não válida para usuários de FTP</text:p>
            <text:p>3) Insrerir as seguintes linhas no arquivo /etc/vsftpd/vsftpd.conf para configurar o enjaulamento dos usuários:</text:p>
            <text:p>chroot_list_enable=YES</text:p>
            <text:p>chroot_list_file=/etc/vsftpd/chroot_list</text:p>
            <text:p>4) Inserir no arquivo /etc/vsftpd/chroot_list, o nome dos usuários que serão enjaulados</text:p>
          </table:table-cell>
          <table:table-cell table:style-name="ce9" table:formula="of:=SUM([$'Check-List'.H29])" office:value-type="float" office:value="1" calcext:value-type="float">
            <text:p>1</text:p>
          </table:table-cell>
          <table:table-cell table:style-name="ce9" table:formula="of:=SUM([$'Check-List'.I29])" office:value-type="float" office:value="0" calcext:value-type="float">
            <text:p>0</text:p>
          </table:table-cell>
          <table:table-cell table:style-name="ce9" table:formula="of:=SUM([$'Check-List'.J29])" office:value-type="float" office:value="0" calcext:value-type="float">
            <text:p>0</text:p>
          </table:table-cell>
          <table:table-cell table:style-name="ce9" table:formula="of:=SUM([$'Check-List'.K29])" office:value-type="float" office:value="0" calcext:value-type="float">
            <text:p>0</text:p>
          </table:table-cell>
          <table:table-cell table:style-name="ce17"/>
          <table:table-cell table:style-name="ce101" table:number-columns-repeated="1016"/>
        </table:table-row>
        <table:table-row table:style-name="ro6">
          <table:table-cell table:style-name="ce9" table:formula="of:=IF([$'Check-List'.A30]=&quot;&quot;;&quot;-&quot;;[$'Check-List'.A30])" office:value-type="string" office:string-value="SEGURANÇA" calcext:value-type="string">
            <text:p>SEGURANÇA</text:p>
          </table:table-cell>
          <table:table-cell table:style-name="ce118" table:formula="of:=IF([$'Check-List'.B30]=&quot;&quot;;&quot;-&quot;;[$'Check-List'.B30])" office:value-type="string" office:string-value="1.21" calcext:value-type="string">
            <text:p>1.21</text:p>
          </table:table-cell>
          <table:table-cell table:style-name="ce40" table:formula="of:=IF([$'Check-List'.C30]=&quot;&quot;;&quot;-&quot;;[$'Check-List'.C30])" office:value-type="string" office:string-value="1.21 Manter serviço de correio restrito ao equipamento local (quando o servidor não for um mail server).&#10;&#10;Caso o servidor não seja um servidor de correio, o serviço de email deve estar restrito à interface loopback do sistema operacional, permitindo apenas que e-mails originados do próprio sistema sejam entregues.&#10;&#10;Para efetuar essa configuração:&#10;1) Editar o arquivo /etc/mail/sendmail.mc alterando a seguinte linha:&#10;DAEMON_OPTIONS(`Port=smtp,Addr=127.0.0.1, Name=MTA')dnl&#10;&#10;2) Gerar um novo arquivo /etc/mail/sendmail.cf:&#10;m4 /etc/mail/sendmail.mc &gt; /etc/mail/sendmail.cf &#10;&#10;3) Reiniciar o serviço do sendmail:&#10;service sendmail restart " calcext:value-type="string">
            <text:p>1.21 Manter serviço de correio restrito ao equipamento local (quando o servidor não for um mail server).</text:p>
            <text:p/>
            <text:p>Caso o servidor não seja um servidor de correio, o serviço de email deve estar restrito à interface loopback do sistema operacional, permitindo apenas que e-mails originados do próprio sistema sejam entregues.</text:p>
            <text:p/>
            <text:p>Para efetuar essa configuração:</text:p>
            <text:p>1) Editar o arquivo /etc/mail/sendmail.mc alterando a seguinte linha:</text:p>
            <text:p>DAEMON_OPTIONS(`Port=smtp,Addr=127.0.0.1, Name=MTA')dnl</text:p>
            <text:p/>
            <text:p>2) Gerar um novo arquivo /etc/mail/sendmail.cf:</text:p>
            <text:p>m4 /etc/mail/sendmail.mc &gt; /etc/mail/sendmail.cf </text:p>
            <text:p/>
            <text:p>3) Reiniciar o serviço do sendmail:</text:p>
            <text:p>service sendmail restart </text:p>
          </table:table-cell>
          <table:table-cell table:style-name="ce9" table:formula="of:=SUM([$'Check-List'.H30])" office:value-type="float" office:value="0" calcext:value-type="float">
            <text:p>0</text:p>
          </table:table-cell>
          <table:table-cell table:style-name="ce9" table:formula="of:=SUM([$'Check-List'.I30])" office:value-type="float" office:value="0" calcext:value-type="float">
            <text:p>0</text:p>
          </table:table-cell>
          <table:table-cell table:style-name="ce9" table:formula="of:=SUM([$'Check-List'.J30])" office:value-type="float" office:value="1" calcext:value-type="float">
            <text:p>1</text:p>
          </table:table-cell>
          <table:table-cell table:style-name="ce9" table:formula="of:=SUM([$'Check-List'.K30])"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31]=&quot;&quot;;&quot;-&quot;;[$'Check-List'.A31])" office:value-type="string" office:string-value="SEGURANÇA" calcext:value-type="string">
            <text:p>SEGURANÇA</text:p>
          </table:table-cell>
          <table:table-cell table:style-name="ce118" table:formula="of:=IF([$'Check-List'.B31]=&quot;&quot;;&quot;-&quot;;[$'Check-List'.B31])" office:value-type="string" office:string-value="1.22" calcext:value-type="string">
            <text:p>1.22</text:p>
          </table:table-cell>
          <table:table-cell table:style-name="ce40" table:formula="of:=IF([$'Check-List'.C31]=&quot;&quot;;&quot;-&quot;;[$'Check-List'.C31])" office:value-type="string" office:string-value="1.22 Instalar o pacote sysstat para verificação de histórico de utilização de recursos de I/O e CPU.&#10;&#10;O pacote sysstat é necessário para que se tenha um histórico semanal (armazenado em /var/log/sa/sar*) sobre a utilização dos recursos de I/O  e CPU no sistema operacional para análises futuras de capacidade, falhas e segurança. &#10;&#10;Para instalar e executar o sysstat:&#10;yum install sysstat&#10;chkconfig sysstat on&#10;service sysstat start" calcext:value-type="string">
            <text:p>1.22 Instalar o pacote sysstat para verificação de histórico de utilização de recursos de I/O e CPU.</text:p>
            <text:p/>
            <text:p>O pacote sysstat é necessário para que se tenha um histórico semanal (armazenado em /var/log/sa/sar*) sobre a utilização dos recursos de I/O  e CPU no sistema operacional para análises futuras de capacidade, falhas e segurança. </text:p>
            <text:p/>
            <text:p>Para instalar e executar o sysstat:</text:p>
            <text:p>yum install sysstat</text:p>
            <text:p>chkconfig sysstat on</text:p>
            <text:p>service sysstat start</text:p>
          </table:table-cell>
          <table:table-cell table:style-name="ce9" table:formula="of:=SUM([$'Check-List'.H31])" office:value-type="float" office:value="1" calcext:value-type="float">
            <text:p>1</text:p>
          </table:table-cell>
          <table:table-cell table:style-name="ce9" table:formula="of:=SUM([$'Check-List'.I31])" office:value-type="float" office:value="0" calcext:value-type="float">
            <text:p>0</text:p>
          </table:table-cell>
          <table:table-cell table:style-name="ce9" table:formula="of:=SUM([$'Check-List'.J31])" office:value-type="float" office:value="0" calcext:value-type="float">
            <text:p>0</text:p>
          </table:table-cell>
          <table:table-cell table:style-name="ce9" table:formula="of:=SUM([$'Check-List'.K31])"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32]=&quot;&quot;;&quot;-&quot;;[$'Check-List'.A32])" office:value-type="string" office:string-value="SEGURANÇA" calcext:value-type="string">
            <text:p>SEGURANÇA</text:p>
          </table:table-cell>
          <table:table-cell table:style-name="ce118" table:formula="of:=IF([$'Check-List'.B32]=&quot;&quot;;&quot;-&quot;;[$'Check-List'.B32])" office:value-type="string" office:string-value="1.23" calcext:value-type="string">
            <text:p>1.23</text:p>
          </table:table-cell>
          <table:table-cell table:style-name="ce40" table:formula="of:=IF([$'Check-List'.C32]=&quot;&quot;;&quot;-&quot;;[$'Check-List'.C32])" office:value-type="string" office:string-value="1.23 Habilitar recurso de contabilização de processos &quot;psacct&quot; no sistema operacional.&#10;&#10;Este recurso fará com que todos os comandos executados pelos usuários sejam gravados no sistema operacional para futuras análises e auditoria. O sistema deve estar sempre com este processo instalado e em execução, além de possuir rotinas que façam backup destas informações (/var/account).&#10;&#10;Para instalar e executar a auditoria de processos, utilizar os seguintes comandos:&#10;&#10;yum install psacct&#10;chkconfig psacct on&#10;service psacct start&#10;&#10;OBS: Os seguintes comandos estarão disponíveis após habilitada a auditoria:&#10;ac: mostra a quantidade de tempo (em horas) que um usuário ficou logado no sistema.&#10;lastcomm: mostra os últimos comandos executados por um usuário.&#10;sa: mostra um resumo dos últimos comandos utilizados.&#10;accton: habilita ou desabilita a auditoria." calcext:value-type="string">
            <text:p>1.23 Habilitar recurso de contabilização de processos "psacct" no sistema operacional.</text:p>
            <text:p/>
            <text:p>Este recurso fará com que todos os comandos executados pelos usuários sejam gravados no sistema operacional para futuras análises e auditoria. O sistema deve estar sempre com este processo instalado e em execução, além de possuir rotinas que façam backup destas informações (/var/account).</text:p>
            <text:p/>
            <text:p>Para instalar e executar a auditoria de processos, utilizar os seguintes comandos:</text:p>
            <text:p/>
            <text:p>yum install psacct</text:p>
            <text:p>chkconfig psacct on</text:p>
            <text:p>service psacct start</text:p>
            <text:p/>
            <text:p>OBS: Os seguintes comandos estarão disponíveis após habilitada a auditoria:</text:p>
            <text:p>ac: mostra a quantidade de tempo (em horas) que um usuário ficou logado no sistema.</text:p>
            <text:p>lastcomm: mostra os últimos comandos executados por um usuário.</text:p>
            <text:p>sa: mostra um resumo dos últimos comandos utilizados.</text:p>
            <text:p>accton: habilita ou desabilita a auditoria.</text:p>
          </table:table-cell>
          <table:table-cell table:style-name="ce9" table:formula="of:=SUM([$'Check-List'.H32])" office:value-type="float" office:value="1" calcext:value-type="float">
            <text:p>1</text:p>
          </table:table-cell>
          <table:table-cell table:style-name="ce9" table:formula="of:=SUM([$'Check-List'.I32])" office:value-type="float" office:value="0" calcext:value-type="float">
            <text:p>0</text:p>
          </table:table-cell>
          <table:table-cell table:style-name="ce9" table:formula="of:=SUM([$'Check-List'.J32])" office:value-type="float" office:value="0" calcext:value-type="float">
            <text:p>0</text:p>
          </table:table-cell>
          <table:table-cell table:style-name="ce9" table:formula="of:=SUM([$'Check-List'.K32])"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33]=&quot;&quot;;&quot;-&quot;;[$'Check-List'.A33])" office:value-type="string" office:string-value="SEGURANÇA" calcext:value-type="string">
            <text:p>SEGURANÇA</text:p>
          </table:table-cell>
          <table:table-cell table:style-name="ce118" table:formula="of:=IF([$'Check-List'.B33]=&quot;&quot;;&quot;-&quot;;[$'Check-List'.B33])" office:value-type="string" office:string-value="1.24" calcext:value-type="string">
            <text:p>1.24</text:p>
          </table:table-cell>
          <table:table-cell table:style-name="ce40" table:formula="of:=IF([$'Check-List'.C33]=&quot;&quot;;&quot;-&quot;;[$'Check-List'.C33])" office:value-type="string" office:string-value="1.24 Replicar os log's do sistema operacional para um servidor centralizado (10.32.15.62).&#10;&#10;Os log's do sistema devem ser replicados em tempo real para uma base centralizada, pois, em casos de comprometimento do equipamento, o atacante tentará adulterar ou remover os log's locais do servidor.&#10;&#10;Deverá ser inserida a seguinte linha no arquivo /etc/syslog.conf:&#10;&#10;########### REPLICAR SERVIDOR DE LOG  ###########&#10;*.*                                                     @10.32.15.62&#10;&#10;##########################################" calcext:value-type="string">
            <text:p>1.24 Replicar os log's do sistema operacional para um servidor centralizado (10.32.15.62).</text:p>
            <text:p/>
            <text:p>Os log's do sistema devem ser replicados em tempo real para uma base centralizada, pois, em casos de comprometimento do equipamento, o atacante tentará adulterar ou remover os log's locais do servidor.</text:p>
            <text:p/>
            <text:p>Deverá ser inserida a seguinte linha no arquivo /etc/syslog.conf:</text:p>
            <text:p/>
            <text:p>########### REPLICAR SERVIDOR DE LOG  ###########</text:p>
            <text:p>*.*                                                     @10.32.15.62</text:p>
            <text:p/>
            <text:p>##########################################</text:p>
          </table:table-cell>
          <table:table-cell table:style-name="ce9" table:formula="of:=SUM([$'Check-List'.H33])" office:value-type="float" office:value="0" calcext:value-type="float">
            <text:p>0</text:p>
          </table:table-cell>
          <table:table-cell table:style-name="ce9" table:formula="of:=SUM([$'Check-List'.I33])" office:value-type="float" office:value="0" calcext:value-type="float">
            <text:p>0</text:p>
          </table:table-cell>
          <table:table-cell table:style-name="ce9" table:formula="of:=SUM([$'Check-List'.J33])" office:value-type="float" office:value="1" calcext:value-type="float">
            <text:p>1</text:p>
          </table:table-cell>
          <table:table-cell table:style-name="ce9" table:formula="of:=SUM([$'Check-List'.K33])"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34]=&quot;&quot;;&quot;-&quot;;[$'Check-List'.A34])" office:value-type="string" office:string-value="SEGURANÇA" calcext:value-type="string">
            <text:p>SEGURANÇA</text:p>
          </table:table-cell>
          <table:table-cell table:style-name="ce118" table:formula="of:=IF([$'Check-List'.B34]=&quot;&quot;;&quot;-&quot;;[$'Check-List'.B34])" office:value-type="string" office:string-value="1.25" calcext:value-type="string">
            <text:p>1.25</text:p>
          </table:table-cell>
          <table:table-cell table:style-name="ce40" table:formula="of:=IF([$'Check-List'.C34]=&quot;&quot;;&quot;-&quot;;[$'Check-List'.C34])" office:value-type="string" office:string-value="1.25 Manter os níveis adequados de severidade na configuração de syslog.&#10;&#10;As severidades do syslog devem ser mantidas adequadamente, pois garantem que as informações relacionadas à cada situação estejam nos arquivos adequados do sistema para análise de segurança e auditoria.&#10;&#10;No mínimo, as seguintes linhas devem estar presentes no arquivo /etc/syslog.conf:&#10;&#10;################################################&#10;# Log all kernel messages to the console.&#10;# Logging much else clutters up the screen.&#10;#kern.*                                                 /dev/console&#10;&#10;# Log anything (except mail) of level info or higher.&#10;# Don't log private authentication messages!&#10;*.info;mail.none;authpriv.none;cron.none                /var/log/messages&#10;&#10;# The authpriv file has restricted access.&#10;authpriv.*                                              /var/log/secure&#10;&#10;# Log all the mail messages in one place.&#10;mail.*                                                  -/var/log/maillog&#10;&#10;&#10;# Log cron stuff&#10;cron.*                                                  /var/log/cron&#10;&#10;# Everybody gets emergency messages&#10;*.emerg                                                 *&#10;&#10;# Save news errors of level crit and higher in a special file.&#10;uucp,news.crit                                          /var/log/spooler&#10;&#10;# Save boot messages also to boot.log&#10;local7.*                                                /var/log/boot.log&#10;" calcext:value-type="string">
            <text:p>1.25 Manter os níveis adequados de severidade na configuração de syslog.</text:p>
            <text:p/>
            <text:p>As severidades do syslog devem ser mantidas adequadamente, pois garantem que as informações relacionadas à cada situação estejam nos arquivos adequados do sistema para análise de segurança e auditoria.</text:p>
            <text:p/>
            <text:p>No mínimo, as seguintes linhas devem estar presentes no arquivo /etc/syslog.conf:</text:p>
            <text:p/>
            <text:p>################################################</text:p>
            <text:p># Log all kernel messages to the console.</text:p>
            <text:p># Logging much else clutters up the screen.</text:p>
            <text:p>#kern.*                                                 /dev/console</text:p>
            <text:p/>
            <text:p># Log anything (except mail) of level info or higher.</text:p>
            <text:p># Don't log private authentication messages!</text:p>
            <text:p>*.info;mail.none;authpriv.none;cron.none                /var/log/messages</text:p>
            <text:p/>
            <text:p># The authpriv file has restricted access.</text:p>
            <text:p>authpriv.*                                              /var/log/secure</text:p>
            <text:p/>
            <text:p># Log all the mail messages in one place.</text:p>
            <text:p>mail.*                                                  -/var/log/maillog</text:p>
            <text:p/>
            <text:p/>
            <text:p># Log cron stuff</text:p>
            <text:p>cron.*                                                  /var/log/cron</text:p>
            <text:p/>
            <text:p># Everybody gets emergency messages</text:p>
            <text:p>*.emerg                                                 *</text:p>
            <text:p/>
            <text:p># Save news errors of level crit and higher in a special file.</text:p>
            <text:p>uucp,news.crit                                          /var/log/spooler</text:p>
            <text:p/>
            <text:p># Save boot messages also to boot.log</text:p>
            <text:p>local7.*                                                /var/log/boot.log</text:p>
            <text:p/>
          </table:table-cell>
          <table:table-cell table:style-name="ce9" table:formula="of:=SUM([$'Check-List'.H34])" office:value-type="float" office:value="1" calcext:value-type="float">
            <text:p>1</text:p>
          </table:table-cell>
          <table:table-cell table:style-name="ce9" table:formula="of:=SUM([$'Check-List'.I34])" office:value-type="float" office:value="0" calcext:value-type="float">
            <text:p>0</text:p>
          </table:table-cell>
          <table:table-cell table:style-name="ce9" table:formula="of:=SUM([$'Check-List'.J34])" office:value-type="float" office:value="0" calcext:value-type="float">
            <text:p>0</text:p>
          </table:table-cell>
          <table:table-cell table:style-name="ce9" table:formula="of:=SUM([$'Check-List'.K34])"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35]=&quot;&quot;;&quot;-&quot;;[$'Check-List'.A35])" office:value-type="string" office:string-value="SEGURANÇA" calcext:value-type="string">
            <text:p>SEGURANÇA</text:p>
          </table:table-cell>
          <table:table-cell table:style-name="ce118" table:formula="of:=IF([$'Check-List'.B35]=&quot;&quot;;&quot;-&quot;;[$'Check-List'.B35])" office:value-type="string" office:string-value="1.26" calcext:value-type="string">
            <text:p>1.26</text:p>
          </table:table-cell>
          <table:table-cell table:style-name="ce40" table:formula="of:=IF([$'Check-List'.C35]=&quot;&quot;;&quot;-&quot;;[$'Check-List'.C35])" office:value-type="string" office:string-value="1.26 Manter os arquivos de log com as permissões mais restritivas possível.&#10;&#10;Os logs do sistema operacional gerados pelo syslog, ou logs com informações confidenciais de aplicações instaladas devem possuir o nível adequado de permissão. Somente os usuários utilizados pelas respectivas aplicações devem ser os proprietários dos arquivos de log e a permissão de leitura destes logs devem ser a mais restritiva possível." calcext:value-type="string">
            <text:p>1.26 Manter os arquivos de log com as permissões mais restritivas possível.</text:p>
            <text:p/>
            <text:p>Os logs do sistema operacional gerados pelo syslog, ou logs com informações confidenciais de aplicações instaladas devem possuir o nível adequado de permissão. Somente os usuários utilizados pelas respectivas aplicações devem ser os proprietários dos arquivos de log e a permissão de leitura destes logs devem ser a mais restritiva possível.</text:p>
          </table:table-cell>
          <table:table-cell table:style-name="ce9" table:formula="of:=SUM([$'Check-List'.H35])" office:value-type="float" office:value="1" calcext:value-type="float">
            <text:p>1</text:p>
          </table:table-cell>
          <table:table-cell table:style-name="ce9" table:formula="of:=SUM([$'Check-List'.I35])" office:value-type="float" office:value="0" calcext:value-type="float">
            <text:p>0</text:p>
          </table:table-cell>
          <table:table-cell table:style-name="ce9" table:formula="of:=SUM([$'Check-List'.J35])" office:value-type="float" office:value="0" calcext:value-type="float">
            <text:p>0</text:p>
          </table:table-cell>
          <table:table-cell table:style-name="ce9" table:formula="of:=SUM([$'Check-List'.K35])"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36]=&quot;&quot;;&quot;-&quot;;[$'Check-List'.A36])" office:value-type="string" office:string-value="SEGURANÇA" calcext:value-type="string">
            <text:p>SEGURANÇA</text:p>
          </table:table-cell>
          <table:table-cell table:style-name="ce118" table:formula="of:=IF([$'Check-List'.B36]=&quot;&quot;;&quot;-&quot;;[$'Check-List'.B36])" office:value-type="string" office:string-value="1.27" calcext:value-type="string">
            <text:p>1.27</text:p>
          </table:table-cell>
          <table:table-cell table:style-name="ce40" table:formula="of:=IF([$'Check-List'.C36]=&quot;&quot;;&quot;-&quot;;[$'Check-List'.C36])" office:value-type="string" office:string-value="1.27 Gravar data e hora no bash history.&#10;&#10;Implementar no /etc/profile sendo configurado para todos os usuários do sistema.&#10;&#10;&#10;############ CHECK LIST DE SEGURANCA ############&#10;HISTTIMEFORMAT=&quot;%c -&gt; &quot;&#10;TMOUT=1800&#10;export HISTTIMEFORMAT TMOUT&#10;############################################" calcext:value-type="string">
            <text:p>1.27 Gravar data e hora no bash history.</text:p>
            <text:p/>
            <text:p>Implementar no /etc/profile sendo configurado para todos os usuários do sistema.</text:p>
            <text:p/>
            <text:p/>
            <text:p>############ CHECK LIST DE SEGURANCA ############</text:p>
            <text:p>HISTTIMEFORMAT="%c -&gt; "</text:p>
            <text:p>TMOUT=1800</text:p>
            <text:p>export HISTTIMEFORMAT TMOUT</text:p>
            <text:p>############################################</text:p>
          </table:table-cell>
          <table:table-cell table:style-name="ce9" table:formula="of:=SUM([$'Check-List'.H36])" office:value-type="float" office:value="1" calcext:value-type="float">
            <text:p>1</text:p>
          </table:table-cell>
          <table:table-cell table:style-name="ce9" table:formula="of:=SUM([$'Check-List'.I36])" office:value-type="float" office:value="0" calcext:value-type="float">
            <text:p>0</text:p>
          </table:table-cell>
          <table:table-cell table:style-name="ce9" table:formula="of:=SUM([$'Check-List'.J36])" office:value-type="float" office:value="0" calcext:value-type="float">
            <text:p>0</text:p>
          </table:table-cell>
          <table:table-cell table:style-name="ce9" table:formula="of:=SUM([$'Check-List'.K36])"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37]=&quot;&quot;;&quot;-&quot;;[$'Check-List'.A37])" office:value-type="string" office:string-value="SEGURANÇA" calcext:value-type="string">
            <text:p>SEGURANÇA</text:p>
          </table:table-cell>
          <table:table-cell table:style-name="ce118" table:formula="of:=IF([$'Check-List'.B37]=&quot;&quot;;&quot;-&quot;;[$'Check-List'.B37])" office:value-type="string" office:string-value="1.28" calcext:value-type="string">
            <text:p>1.28</text:p>
          </table:table-cell>
          <table:table-cell table:style-name="ce40" table:formula="of:=IF([$'Check-List'.C37]=&quot;&quot;;&quot;-&quot;;[$'Check-List'.C37])" office:value-type="string" office:string-value="1.28 Garantir que informações dos comandos last, lastb e lastlog estejam funcionando.&#10;&#10;Os comandos last, lastb e lastlog devem estar funcionando perfeitamente. Estes comandos invocam arquivos binários que contém informações de acesso ao sistema.&#10;&#10;last: mostra a listagem dos últimos usuários que logaram no sistema, incluindo a hora do login, hora do logout, endereço IP, etc.&#10;lastb: mostra o mesmo conteúdo do comando last, acrescentando o conteúdo do arquivo (touch /var/log/btmp) que contém todas as tentativas de login sem sucesso.&#10;lastlog: mostra o conteúdo do arquivo /var/log/lastlog que contém o registro do último login dos usuários." calcext:value-type="string">
            <text:p>1.28 Garantir que informações dos comandos last, lastb e lastlog estejam funcionando.</text:p>
            <text:p/>
            <text:p>Os comandos last, lastb e lastlog devem estar funcionando perfeitamente. Estes comandos invocam arquivos binários que contém informações de acesso ao sistema.</text:p>
            <text:p/>
            <text:p>last: mostra a listagem dos últimos usuários que logaram no sistema, incluindo a hora do login, hora do logout, endereço IP, etc.</text:p>
            <text:p>lastb: mostra o mesmo conteúdo do comando last, acrescentando o conteúdo do arquivo (touch /var/log/btmp) que contém todas as tentativas de login sem sucesso.</text:p>
            <text:p>lastlog: mostra o conteúdo do arquivo /var/log/lastlog que contém o registro do último login dos usuários.</text:p>
          </table:table-cell>
          <table:table-cell table:style-name="ce9" table:formula="of:=SUM([$'Check-List'.H37])" office:value-type="float" office:value="1" calcext:value-type="float">
            <text:p>1</text:p>
          </table:table-cell>
          <table:table-cell table:style-name="ce9" table:formula="of:=SUM([$'Check-List'.I37])" office:value-type="float" office:value="0" calcext:value-type="float">
            <text:p>0</text:p>
          </table:table-cell>
          <table:table-cell table:style-name="ce9" table:formula="of:=SUM([$'Check-List'.J37])" office:value-type="float" office:value="0" calcext:value-type="float">
            <text:p>0</text:p>
          </table:table-cell>
          <table:table-cell table:style-name="ce9" table:formula="of:=SUM([$'Check-List'.K37])"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38]=&quot;&quot;;&quot;-&quot;;[$'Check-List'.A38])" office:value-type="string" office:string-value="SEGURANÇA" calcext:value-type="string">
            <text:p>SEGURANÇA</text:p>
          </table:table-cell>
          <table:table-cell table:style-name="ce118" table:formula="of:=IF([$'Check-List'.B38]=&quot;&quot;;&quot;-&quot;;[$'Check-List'.B38])" office:value-type="string" office:string-value="1.29" calcext:value-type="string">
            <text:p>1.29</text:p>
          </table:table-cell>
          <table:table-cell table:style-name="ce40" table:formula="of:=IF([$'Check-List'.C38]=&quot;&quot;;&quot;-&quot;;[$'Check-List'.C38])" office:value-type="string" office:string-value="1.29 Desabilitar core dumps.&#10;&#10;Arquivos de core armazenam informações que estavam em uma determinada área da memória em um momento de erro. Se a informação não está criptografada ou protegida, os arquivos de core podem revelar informações confidenciais. Desta forma, core dumps devem ser habilitados apenas quando houver necessidade de se fazer &quot;debug&quot; de erros em programas.&#10;&#10;Para desabilitar core dumps, inserir as seguintes linhas no arquivo /etc/security/limits.conf:&#10;################################################&#10;############# CHECK LIST DE SEGURANCA ###############&#10;*               soft    core            0&#10;*               hard    core           0&#10;################################################" calcext:value-type="string">
            <text:p>1.29 Desabilitar core dumps.</text:p>
            <text:p/>
            <text:p>Arquivos de core armazenam informações que estavam em uma determinada área da memória em um momento de erro. Se a informação não está criptografada ou protegida, os arquivos de core podem revelar informações confidenciais. Desta forma, core dumps devem ser habilitados apenas quando houver necessidade de se fazer "debug" de erros em programas.</text:p>
            <text:p/>
            <text:p>Para desabilitar core dumps, inserir as seguintes linhas no arquivo /etc/security/limits.conf:</text:p>
            <text:p>################################################</text:p>
            <text:p>############# CHECK LIST DE SEGURANCA ###############</text:p>
            <text:p>*               soft    core            0</text:p>
            <text:p>*               hard    core           0</text:p>
            <text:p>################################################</text:p>
          </table:table-cell>
          <table:table-cell table:style-name="ce9" table:formula="of:=SUM([$'Check-List'.H38])" office:value-type="float" office:value="1" calcext:value-type="float">
            <text:p>1</text:p>
          </table:table-cell>
          <table:table-cell table:style-name="ce9" table:formula="of:=SUM([$'Check-List'.I38])" office:value-type="float" office:value="0" calcext:value-type="float">
            <text:p>0</text:p>
          </table:table-cell>
          <table:table-cell table:style-name="ce9" table:formula="of:=SUM([$'Check-List'.J38])" office:value-type="float" office:value="0" calcext:value-type="float">
            <text:p>0</text:p>
          </table:table-cell>
          <table:table-cell table:style-name="ce9" table:formula="of:=SUM([$'Check-List'.K38])"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39]=&quot;&quot;;&quot;-&quot;;[$'Check-List'.A39])" office:value-type="string" office:string-value="SEGURANÇA" calcext:value-type="string">
            <text:p>SEGURANÇA</text:p>
          </table:table-cell>
          <table:table-cell table:style-name="ce118" table:formula="of:=IF([$'Check-List'.B39]=&quot;&quot;;&quot;-&quot;;[$'Check-List'.B39])" office:value-type="string" office:string-value="1.30" calcext:value-type="string">
            <text:p>1.30</text:p>
          </table:table-cell>
          <table:table-cell table:style-name="ce40" table:formula="of:=IF([$'Check-List'.C39]=&quot;&quot;;&quot;-&quot;;[$'Check-List'.C39])" office:value-type="string" office:string-value="1.30 Habilitar a complexidade da senha.&#10;&#10;É recomendável que o sistema exiga complexidade da senha atribuída aos usuários. A recomendação é que a senha tenha um tamanho mínimo, que seja composta por caracteres maisúsculos, minúsculos, dígitos e caracteres especiais.&#10;&#10;Para realizar esta configuração, editar o arquivo /etc/pam.d/system-auth e inserir os parâmetros minlen (tamanho mínimo), lcredit (número mínimo de caracteres minúsculos), ucredit (número mínimo de caracteres maiúsculus), dcredit (número mínimo de dígitos) e ocredit (número mínimo de caracteres especiais) na seguinte linha (considerando que o número de caracteres de cada grupo seja 1 e que o tamanho mínimo da senha seja 8).&#10;&#10;Cada sistema operacional tem a configuração do pam.d especifica, nesse caso é necessário ficar atento, abaixo segue um exemplo da configuração no Red Hat 5.8.&#10;&#10;password    requisite     pam_cracklib.so try_first_pass retry=3 minlen=8 dcredit=-1 ucredit=-1 ocredit=-1 lcredit=-1" calcext:value-type="string">
            <text:p>1.30 Habilitar a complexidade da senha.</text:p>
            <text:p/>
            <text:p>É recomendável que o sistema exiga complexidade da senha atribuída aos usuários. A recomendação é que a senha tenha um tamanho mínimo, que seja composta por caracteres maisúsculos, minúsculos, dígitos e caracteres especiais.</text:p>
            <text:p/>
            <text:p>Para realizar esta configuração, editar o arquivo /etc/pam.d/system-auth e inserir os parâmetros minlen (tamanho mínimo), lcredit (número mínimo de caracteres minúsculos), ucredit (número mínimo de caracteres maiúsculus), dcredit (número mínimo de dígitos) e ocredit (número mínimo de caracteres especiais) na seguinte linha (considerando que o número de caracteres de cada grupo seja 1 e que o tamanho mínimo da senha seja 8).</text:p>
            <text:p/>
            <text:p>Cada sistema operacional tem a configuração do pam.d especifica, nesse caso é necessário ficar atento, abaixo segue um exemplo da configuração no Red Hat 5.8.</text:p>
            <text:p/>
            <text:p>password    requisite     pam_cracklib.so try_first_pass retry=3 minlen=8 dcredit=-1 ucredit=-1 ocredit=-1 lcredit=-1</text:p>
          </table:table-cell>
          <table:table-cell table:style-name="ce9" table:formula="of:=SUM([$'Check-List'.H39])" office:value-type="float" office:value="0" calcext:value-type="float">
            <text:p>0</text:p>
          </table:table-cell>
          <table:table-cell table:style-name="ce9" table:formula="of:=SUM([$'Check-List'.I39])" office:value-type="float" office:value="0" calcext:value-type="float">
            <text:p>0</text:p>
          </table:table-cell>
          <table:table-cell table:style-name="ce9" table:formula="of:=SUM([$'Check-List'.J39])" office:value-type="float" office:value="1" calcext:value-type="float">
            <text:p>1</text:p>
          </table:table-cell>
          <table:table-cell table:style-name="ce9" table:formula="of:=SUM([$'Check-List'.K39])"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40]=&quot;&quot;;&quot;-&quot;;[$'Check-List'.A40])" office:value-type="string" office:string-value="SEGURANÇA" calcext:value-type="string">
            <text:p>SEGURANÇA</text:p>
          </table:table-cell>
          <table:table-cell table:style-name="ce118" table:formula="of:=IF([$'Check-List'.B40]=&quot;&quot;;&quot;-&quot;;[$'Check-List'.B40])" office:value-type="string" office:string-value="1.31" calcext:value-type="string">
            <text:p>1.31</text:p>
          </table:table-cell>
          <table:table-cell table:style-name="ce40" table:formula="of:=IF([$'Check-List'.C40]=&quot;&quot;;&quot;-&quot;;[$'Check-List'.C40])" office:value-type="string" office:string-value="1.31 Habilitar o recurso para bloquear usuários após &quot;n&quot; tentativas de login incorretas.&#10;&#10;Este recurso é necessário para proteger o usuário em casos de ataques de dicionário ou força bruta, pois caso aconteçam &quot;n&quot; tentativas de acesso repetidamente com usuário e senha inválidos o sistema irá bloquear a conta do usuário durante um período configurável (recomendado 15 minutos).&#10;&#10;Para realizar esta configuração, editar o arquivo /etc/pam.d/system-auth e inserir as linhas, considerando que &quot;deny=5&quot; (5 tentativas) e que o período em que a conta ficará bloqueada é &quot;unlock_time=1800&quot; (30 minutos).&#10;&#10;Cada sistema operacional tem a configuração do pam.d especifica, nesse caso é necessário ficar atento, abaixo segue um exemplo da configuração no Red Hat 5.8.&#10;&#10;auth        required      pam_tally2.so deny=5 onerr=fail unlock_time=1800&#10;account     required      pam_tally.so&#10;&#10;&#10;Caso tenha autenticação via IPA ou LDAP, a policita pode ser habilitada la em vez de ser local." calcext:value-type="string">
            <text:p>1.31 Habilitar o recurso para bloquear usuários após "n" tentativas de login incorretas.</text:p>
            <text:p/>
            <text:p>Este recurso é necessário para proteger o usuário em casos de ataques de dicionário ou força bruta, pois caso aconteçam "n" tentativas de acesso repetidamente com usuário e senha inválidos o sistema irá bloquear a conta do usuário durante um período configurável (recomendado 15 minutos).</text:p>
            <text:p/>
            <text:p>Para realizar esta configuração, editar o arquivo /etc/pam.d/system-auth e inserir as linhas, considerando que "deny=5" (5 tentativas) e que o período em que a conta ficará bloqueada é "unlock_time=1800" (30 minutos).</text:p>
            <text:p/>
            <text:p>Cada sistema operacional tem a configuração do pam.d especifica, nesse caso é necessário ficar atento, abaixo segue um exemplo da configuração no Red Hat 5.8.</text:p>
            <text:p/>
            <text:p>auth        required      pam_tally2.so deny=5 onerr=fail unlock_time=1800</text:p>
            <text:p>account     required      pam_tally.so</text:p>
            <text:p/>
            <text:p/>
            <text:p>Caso tenha autenticação via IPA ou LDAP, a policita pode ser habilitada la em vez de ser local.</text:p>
          </table:table-cell>
          <table:table-cell table:style-name="ce9" table:formula="of:=SUM([$'Check-List'.H40])" office:value-type="float" office:value="0" calcext:value-type="float">
            <text:p>0</text:p>
          </table:table-cell>
          <table:table-cell table:style-name="ce9" table:formula="of:=SUM([$'Check-List'.I40])" office:value-type="float" office:value="0" calcext:value-type="float">
            <text:p>0</text:p>
          </table:table-cell>
          <table:table-cell table:style-name="ce9" table:formula="of:=SUM([$'Check-List'.J40])" office:value-type="float" office:value="1" calcext:value-type="float">
            <text:p>1</text:p>
          </table:table-cell>
          <table:table-cell table:style-name="ce9" table:formula="of:=SUM([$'Check-List'.K40])"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41]=&quot;&quot;;&quot;-&quot;;[$'Check-List'.A41])" office:value-type="string" office:string-value="SEGURANÇA" calcext:value-type="string">
            <text:p>SEGURANÇA</text:p>
          </table:table-cell>
          <table:table-cell table:style-name="ce118" table:formula="of:=IF([$'Check-List'.B41]=&quot;&quot;;&quot;-&quot;;[$'Check-List'.B41])" office:value-type="string" office:string-value="1.32" calcext:value-type="string">
            <text:p>1.32</text:p>
          </table:table-cell>
          <table:table-cell table:style-name="ce40" table:formula="of:=IF([$'Check-List'.C41]=&quot;&quot;;&quot;-&quot;;[$'Check-List'.C41])" office:value-type="string" office:string-value="1.32 Habilitar no sistema operacional para que não sejam aceitas as &quot;n&quot; senhas utilizadas anteriormente.&#10;&#10;Este recurso deve ser implementado para que um determinado usuário não faça rodízio de senhas conhecidas e utilizadas recentemente no ambiente. O sistema deve exigir que as &quot;n&quot; últimas senhas utilizadas não sejam reaproveitadas.&#10;&#10;Para realizar esta configuração, editar o arquivo /etc/pam.d/system-auth e inserir o parâmetro remember=n na seguinte linha (considerando que &quot;n&quot;=15):&#10;&#10;Cada sistema operacional tem a configuração do pam.d especifica, nesse caso é necessário ficar atento, abaixo segue um exemplo da configuração no Red Hat 5.8.&#10;&#10;password    sufficient    pam_unix.so md5 shadow nullok try_first_pass use_authtok remember=15&#10;&#10;&#10;Caso tenha autenticação via IPA ou LDAP, a policita pode ser habilitada la em vez de ser local." calcext:value-type="string">
            <text:p>1.32 Habilitar no sistema operacional para que não sejam aceitas as "n" senhas utilizadas anteriormente.</text:p>
            <text:p/>
            <text:p>Este recurso deve ser implementado para que um determinado usuário não faça rodízio de senhas conhecidas e utilizadas recentemente no ambiente. O sistema deve exigir que as "n" últimas senhas utilizadas não sejam reaproveitadas.</text:p>
            <text:p/>
            <text:p>Para realizar esta configuração, editar o arquivo /etc/pam.d/system-auth e inserir o parâmetro remember=n na seguinte linha (considerando que "n"=15):</text:p>
            <text:p/>
            <text:p>Cada sistema operacional tem a configuração do pam.d especifica, nesse caso é necessário ficar atento, abaixo segue um exemplo da configuração no Red Hat 5.8.</text:p>
            <text:p/>
            <text:p>password    sufficient    pam_unix.so md5 shadow nullok try_first_pass use_authtok remember=15</text:p>
            <text:p/>
            <text:p/>
            <text:p>Caso tenha autenticação via IPA ou LDAP, a policita pode ser habilitada la em vez de ser local.</text:p>
          </table:table-cell>
          <table:table-cell table:style-name="ce9" table:formula="of:=SUM([$'Check-List'.H41])" office:value-type="float" office:value="0" calcext:value-type="float">
            <text:p>0</text:p>
          </table:table-cell>
          <table:table-cell table:style-name="ce9" table:formula="of:=SUM([$'Check-List'.I41])" office:value-type="float" office:value="0" calcext:value-type="float">
            <text:p>0</text:p>
          </table:table-cell>
          <table:table-cell table:style-name="ce9" table:formula="of:=SUM([$'Check-List'.J41])" office:value-type="float" office:value="1" calcext:value-type="float">
            <text:p>1</text:p>
          </table:table-cell>
          <table:table-cell table:style-name="ce9" table:formula="of:=SUM([$'Check-List'.K41])"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42]=&quot;&quot;;&quot;-&quot;;[$'Check-List'.A42])" office:value-type="string" office:string-value="SEGURANÇA" calcext:value-type="string">
            <text:p>SEGURANÇA</text:p>
          </table:table-cell>
          <table:table-cell table:style-name="ce118" table:formula="of:=IF([$'Check-List'.B42]=&quot;&quot;;&quot;-&quot;;[$'Check-List'.B42])" office:value-type="string" office:string-value="1.33" calcext:value-type="string">
            <text:p>1.33</text:p>
          </table:table-cell>
          <table:table-cell table:style-name="ce40" table:formula="of:=IF([$'Check-List'.C42]=&quot;&quot;;&quot;-&quot;;[$'Check-List'.C42])" office:value-type="string" office:string-value="1.33 Configurar política de segurança relacionada ao login.&#10;&#10;Habilitar tempo máximo de validade da senh, a senha poderá ser utiliza por no máximo 90 dias.&#10;&#10;Habilitar tempo mínimo de validade da senha, o usuário precisará esperar pelo menos 1 dia para alterá-la novamente.&#10;&#10;Habilitar recurso para notificação antecipada da expiração da senha, será informado ao usuário que sua senha está prestes à expirar, apresentado 15 dias antes.&#10;&#10;Minimo tamanho de senha aceitavel.&#10;&#10;vim /etc/login.defs&#10;&#10;############# CHECK LIST DE SEGURANCA ###########&#10;PASS_MAX_DAYS   90&#10;PASS_MIN_DAYS   1&#10;PASS_MIN_LEN    6&#10;PASS_WARN_AGE   15&#10;############################################&#10;&#10;Habilitar recurso para bloquear a conta do usuário após &quot;n&quot; dias de expiração da senha. Após a data da expiração da senha, o usuário terá 2 dias para alterar sua senha antes da conta ser bloqueada&#10;&#10;vim /etc/default/useradd&#10;INACTIVE=2" calcext:value-type="string">
            <text:p>1.33 Configurar política de segurança relacionada ao login.</text:p>
            <text:p/>
            <text:p>Habilitar tempo máximo de validade da senh, a senha poderá ser utiliza por no máximo 90 dias.</text:p>
            <text:p/>
            <text:p>Habilitar tempo mínimo de validade da senha, o usuário precisará esperar pelo menos 1 dia para alterá-la novamente.</text:p>
            <text:p/>
            <text:p>Habilitar recurso para notificação antecipada da expiração da senha, será informado ao usuário que sua senha está prestes à expirar, apresentado 15 dias antes.</text:p>
            <text:p/>
            <text:p>Minimo tamanho de senha aceitavel.</text:p>
            <text:p/>
            <text:p>vim /etc/login.defs</text:p>
            <text:p/>
            <text:p>############# CHECK LIST DE SEGURANCA ###########</text:p>
            <text:p>PASS_MAX_DAYS   90</text:p>
            <text:p>PASS_MIN_DAYS   1</text:p>
            <text:p>PASS_MIN_LEN    6</text:p>
            <text:p>PASS_WARN_AGE   15</text:p>
            <text:p>############################################</text:p>
            <text:p/>
            <text:p>Habilitar recurso para bloquear a conta do usuário após "n" dias de expiração da senha. Após a data da expiração da senha, o usuário terá 2 dias para alterar sua senha antes da conta ser bloqueada</text:p>
            <text:p/>
            <text:p>vim /etc/default/useradd</text:p>
            <text:p>INACTIVE=2</text:p>
          </table:table-cell>
          <table:table-cell table:style-name="ce9" table:formula="of:=SUM([$'Check-List'.H42])" office:value-type="float" office:value="1" calcext:value-type="float">
            <text:p>1</text:p>
          </table:table-cell>
          <table:table-cell table:style-name="ce9" table:formula="of:=SUM([$'Check-List'.I42])" office:value-type="float" office:value="0" calcext:value-type="float">
            <text:p>0</text:p>
          </table:table-cell>
          <table:table-cell table:style-name="ce9" table:formula="of:=SUM([$'Check-List'.J42])" office:value-type="float" office:value="0" calcext:value-type="float">
            <text:p>0</text:p>
          </table:table-cell>
          <table:table-cell table:style-name="ce9" table:formula="of:=SUM([$'Check-List'.K42])"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43]=&quot;&quot;;&quot;-&quot;;[$'Check-List'.A43])" office:value-type="string" office:string-value="SEGURANÇA" calcext:value-type="string">
            <text:p>SEGURANÇA</text:p>
          </table:table-cell>
          <table:table-cell table:style-name="ce118" table:formula="of:=IF([$'Check-List'.B43]=&quot;&quot;;&quot;-&quot;;[$'Check-List'.B43])" office:value-type="string" office:string-value="1.34" calcext:value-type="string">
            <text:p>1.34</text:p>
          </table:table-cell>
          <table:table-cell table:style-name="ce40" table:formula="of:=IF([$'Check-List'.C43]=&quot;&quot;;&quot;-&quot;;[$'Check-List'.C43])" office:value-type="string" office:string-value="1.34 Desativar autenticação de usuários sem senha  (/etc/ssh/sshd_config).&#10;&#10;Não permitir que usuários com senha em branco acessem o equipamento através do SSH. &#10;&#10;Parâmetro configurado: PermitEmptyPasswords no" calcext:value-type="string">
            <text:p>1.34 Desativar autenticação de usuários sem senha  (/etc/ssh/sshd_config).</text:p>
            <text:p/>
            <text:p>Não permitir que usuários com senha em branco acessem o equipamento através do SSH. </text:p>
            <text:p/>
            <text:p>Parâmetro configurado: PermitEmptyPasswords no</text:p>
          </table:table-cell>
          <table:table-cell table:style-name="ce9" table:formula="of:=SUM([$'Check-List'.H43])" office:value-type="float" office:value="1" calcext:value-type="float">
            <text:p>1</text:p>
          </table:table-cell>
          <table:table-cell table:style-name="ce9" table:formula="of:=SUM([$'Check-List'.I43])" office:value-type="float" office:value="0" calcext:value-type="float">
            <text:p>0</text:p>
          </table:table-cell>
          <table:table-cell table:style-name="ce9" table:formula="of:=SUM([$'Check-List'.J43])" office:value-type="float" office:value="0" calcext:value-type="float">
            <text:p>0</text:p>
          </table:table-cell>
          <table:table-cell table:style-name="ce9" table:formula="of:=SUM([$'Check-List'.K43])"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44]=&quot;&quot;;&quot;-&quot;;[$'Check-List'.A44])" office:value-type="string" office:string-value="SEGURANÇA" calcext:value-type="string">
            <text:p>SEGURANÇA</text:p>
          </table:table-cell>
          <table:table-cell table:style-name="ce118" table:formula="of:=IF([$'Check-List'.B44]=&quot;&quot;;&quot;-&quot;;[$'Check-List'.B44])" office:value-type="string" office:string-value="1.35" calcext:value-type="string">
            <text:p>1.35</text:p>
          </table:table-cell>
          <table:table-cell table:style-name="ce40" table:formula="of:=IF([$'Check-List'.C44]=&quot;&quot;;&quot;-&quot;;[$'Check-List'.C44])" office:value-type="string" office:string-value="1.35 Não permitir login direto com o usuário root no protocolo SSH (/etc/ssh/sshd_config).&#10;&#10;Permissão de accesso direto com super usuário no sistema eleva o risco de comprometimento do servidor além de não garantir a rastreabilidade adequada em incidentes de segurança e falhas. &#10;&#10;Parâmetro configurado: PermitRootLogin no&#10;&#10;Caso precise de root deixar PermitRootLogin yes e habilitar o /etc/security/acess.conf &#10;- : root : ALL EXCEPT 10.11.148.53 rsyslogprd 10.32.14.13 usrv07 tty1 172.23.4.1 172.23.16.1 127.0.0.1 LOCAL&#10;+ : ALL : cron crond&#10;&#10;* é necessário habilitar no PAM, a linha é a do meio (pam_access) e deve estar entre nologin e auth.&#10;/etc/pam.d/sshd&#10;&#10;account    required     pam_nologin.so&#10;account    required     pam_access.so&#10;account    include      password-auth&#10;" calcext:value-type="string">
            <text:p>1.35 Não permitir login direto com o usuário root no protocolo SSH (/etc/ssh/sshd_config).</text:p>
            <text:p/>
            <text:p>Permissão de accesso direto com super usuário no sistema eleva o risco de comprometimento do servidor além de não garantir a rastreabilidade adequada em incidentes de segurança e falhas. </text:p>
            <text:p/>
            <text:p>Parâmetro configurado: PermitRootLogin no</text:p>
            <text:p/>
            <text:p>Caso precise de root deixar PermitRootLogin yes e habilitar o /etc/security/acess.conf </text:p>
            <text:p>- : root : ALL EXCEPT 10.11.148.53 rsyslogprd 10.32.14.13 usrv07 tty1 172.23.4.1 172.23.16.1 127.0.0.1 LOCAL</text:p>
            <text:p>+ : ALL : cron crond</text:p>
            <text:p/>
            <text:p>* é necessário habilitar no PAM, a linha é a do meio (pam_access) e deve estar entre nologin e auth.</text:p>
            <text:p>/etc/pam.d/sshd</text:p>
            <text:p/>
            <text:p>account    required     pam_nologin.so</text:p>
            <text:p>account    required     pam_access.so</text:p>
            <text:p>account    include      password-auth</text:p>
            <text:p/>
          </table:table-cell>
          <table:table-cell table:style-name="ce9" table:formula="of:=SUM([$'Check-List'.H44])" office:value-type="float" office:value="1" calcext:value-type="float">
            <text:p>1</text:p>
          </table:table-cell>
          <table:table-cell table:style-name="ce9" table:formula="of:=SUM([$'Check-List'.I44])" office:value-type="float" office:value="0" calcext:value-type="float">
            <text:p>0</text:p>
          </table:table-cell>
          <table:table-cell table:style-name="ce9" table:formula="of:=SUM([$'Check-List'.J44])" office:value-type="float" office:value="0" calcext:value-type="float">
            <text:p>0</text:p>
          </table:table-cell>
          <table:table-cell table:style-name="ce9" table:formula="of:=SUM([$'Check-List'.K44])"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45]=&quot;&quot;;&quot;-&quot;;[$'Check-List'.A45])" office:value-type="string" office:string-value="SEGURANÇA" calcext:value-type="string">
            <text:p>SEGURANÇA</text:p>
          </table:table-cell>
          <table:table-cell table:style-name="ce118" table:formula="of:=IF([$'Check-List'.B45]=&quot;&quot;;&quot;-&quot;;[$'Check-List'.B45])" office:value-type="string" office:string-value="1.36" calcext:value-type="string">
            <text:p>1.36</text:p>
          </table:table-cell>
          <table:table-cell table:style-name="ce40" table:formula="of:=IF([$'Check-List'.C45]=&quot;&quot;;&quot;-&quot;;[$'Check-List'.C45])" office:value-type="string" office:string-value="1.36 Habilitar recurso &quot;Privilege Separation&quot; no protocolo SSH (/etc/ssh/sshd_config).&#10;&#10;Este recurso faz a separação dos processos do SSH. Isso possibilita que o processo seja executado com usuário não privilegiado e enjaulado no disco do sistema operacional. &#10;&#10;Parâmetro configurado: UsePrivilegeSeparation yes&#10;RHEL7&#10;UsePrivilegeSeparation sandbox          # Default for new installations.&#10;" calcext:value-type="string">
            <text:p>1.36 Habilitar recurso "Privilege Separation" no protocolo SSH (/etc/ssh/sshd_config).</text:p>
            <text:p/>
            <text:p>Este recurso faz a separação dos processos do SSH. Isso possibilita que o processo seja executado com usuário não privilegiado e enjaulado no disco do sistema operacional. </text:p>
            <text:p/>
            <text:p>Parâmetro configurado: UsePrivilegeSeparation yes</text:p>
            <text:p>RHEL7</text:p>
            <text:p>UsePrivilegeSeparation sandbox          # Default for new installations.</text:p>
            <text:p/>
          </table:table-cell>
          <table:table-cell table:style-name="ce9" table:formula="of:=SUM([$'Check-List'.H45])" office:value-type="float" office:value="1" calcext:value-type="float">
            <text:p>1</text:p>
          </table:table-cell>
          <table:table-cell table:style-name="ce9" table:formula="of:=SUM([$'Check-List'.I45])" office:value-type="float" office:value="0" calcext:value-type="float">
            <text:p>0</text:p>
          </table:table-cell>
          <table:table-cell table:style-name="ce9" table:formula="of:=SUM([$'Check-List'.J45])" office:value-type="float" office:value="0" calcext:value-type="float">
            <text:p>0</text:p>
          </table:table-cell>
          <table:table-cell table:style-name="ce9" table:formula="of:=SUM([$'Check-List'.K45])"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46]=&quot;&quot;;&quot;-&quot;;[$'Check-List'.A46])" office:value-type="string" office:string-value="SEGURANÇA" calcext:value-type="string">
            <text:p>SEGURANÇA</text:p>
          </table:table-cell>
          <table:table-cell table:style-name="ce118" table:formula="of:=IF([$'Check-List'.B46]=&quot;&quot;;&quot;-&quot;;[$'Check-List'.B46])" office:value-type="string" office:string-value="1.37" calcext:value-type="string">
            <text:p>1.37</text:p>
          </table:table-cell>
          <table:table-cell table:style-name="ce40" table:formula="of:=IF([$'Check-List'.C46]=&quot;&quot;;&quot;-&quot;;[$'Check-List'.C46])" office:value-type="string" office:string-value="1.37 Habilitar apenas a versão 2 do protocolo SSH (/etc/ssh/sshd_config).&#10;&#10;Foram descobertas várias falhas de segurança na implementação da versão 1 do protocolo SSH. A versão 2 implementa criptografia e mecanismos de segurança mais robustos. &#10;&#10;Parâmetro configurado: Protocol 2" calcext:value-type="string">
            <text:p>1.37 Habilitar apenas a versão 2 do protocolo SSH (/etc/ssh/sshd_config).</text:p>
            <text:p/>
            <text:p>Foram descobertas várias falhas de segurança na implementação da versão 1 do protocolo SSH. A versão 2 implementa criptografia e mecanismos de segurança mais robustos. </text:p>
            <text:p/>
            <text:p>Parâmetro configurado: Protocol 2</text:p>
          </table:table-cell>
          <table:table-cell table:style-name="ce9" table:formula="of:=SUM([$'Check-List'.H46])" office:value-type="float" office:value="1" calcext:value-type="float">
            <text:p>1</text:p>
          </table:table-cell>
          <table:table-cell table:style-name="ce9" table:formula="of:=SUM([$'Check-List'.I46])" office:value-type="float" office:value="0" calcext:value-type="float">
            <text:p>0</text:p>
          </table:table-cell>
          <table:table-cell table:style-name="ce9" table:formula="of:=SUM([$'Check-List'.J46])" office:value-type="float" office:value="0" calcext:value-type="float">
            <text:p>0</text:p>
          </table:table-cell>
          <table:table-cell table:style-name="ce9" table:formula="of:=SUM([$'Check-List'.K46])"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47]=&quot;&quot;;&quot;-&quot;;[$'Check-List'.A47])" office:value-type="string" office:string-value="SEGURANÇA" calcext:value-type="string">
            <text:p>SEGURANÇA</text:p>
          </table:table-cell>
          <table:table-cell table:style-name="ce118" table:formula="of:=IF([$'Check-List'.B47]=&quot;&quot;;&quot;-&quot;;[$'Check-List'.B47])" office:value-type="string" office:string-value="1.38" calcext:value-type="string">
            <text:p>1.38</text:p>
          </table:table-cell>
          <table:table-cell table:style-name="ce40" table:formula="of:=IF([$'Check-List'.C47]=&quot;&quot;;&quot;-&quot;;[$'Check-List'.C47])" office:value-type="string" office:string-value="1.38 Desabilitar &quot;Port Forwarding&quot; no protocolo SSH (/etc/ssh/sshd_config).&#10;&#10;Port Forwarding é um mecanismo utilizado para fazer redirecionamento de portas no sistema operacional. Esta opção deve ser mantida sempre desabilitada pois um atacante pode utilizá-la para abrir shell's reversas e outros recursos indesejáveis no sistema. &#10;&#10;Parâmetros que devem ser configurados: &#10;AllowTcpForwarding no&#10;GatewayPorts no&#10;X11Forwarding no" calcext:value-type="string">
            <text:p>1.38 Desabilitar "Port Forwarding" no protocolo SSH (/etc/ssh/sshd_config).</text:p>
            <text:p/>
            <text:p>Port Forwarding é um mecanismo utilizado para fazer redirecionamento de portas no sistema operacional. Esta opção deve ser mantida sempre desabilitada pois um atacante pode utilizá-la para abrir shell's reversas e outros recursos indesejáveis no sistema. </text:p>
            <text:p/>
            <text:p>Parâmetros que devem ser configurados: </text:p>
            <text:p>AllowTcpForwarding no</text:p>
            <text:p>GatewayPorts no</text:p>
            <text:p>X11Forwarding no</text:p>
          </table:table-cell>
          <table:table-cell table:style-name="ce9" table:formula="of:=SUM([$'Check-List'.H47])" office:value-type="float" office:value="1" calcext:value-type="float">
            <text:p>1</text:p>
          </table:table-cell>
          <table:table-cell table:style-name="ce9" table:formula="of:=SUM([$'Check-List'.I47])" office:value-type="float" office:value="0" calcext:value-type="float">
            <text:p>0</text:p>
          </table:table-cell>
          <table:table-cell table:style-name="ce9" table:formula="of:=SUM([$'Check-List'.J47])" office:value-type="float" office:value="0" calcext:value-type="float">
            <text:p>0</text:p>
          </table:table-cell>
          <table:table-cell table:style-name="ce9" table:formula="of:=SUM([$'Check-List'.K47])"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48]=&quot;&quot;;&quot;-&quot;;[$'Check-List'.A48])" office:value-type="string" office:string-value="SEGURANÇA" calcext:value-type="string">
            <text:p>SEGURANÇA</text:p>
          </table:table-cell>
          <table:table-cell table:style-name="ce118" table:formula="of:=IF([$'Check-List'.B48]=&quot;&quot;;&quot;-&quot;;[$'Check-List'.B48])" office:value-type="string" office:string-value="1.39" calcext:value-type="string">
            <text:p>1.39</text:p>
          </table:table-cell>
          <table:table-cell table:style-name="ce40" table:formula="of:=IF([$'Check-List'.C48]=&quot;&quot;;&quot;-&quot;;[$'Check-List'.C48])" office:value-type="string" office:string-value="1.39 Habilitar recurso &quot;Strict Mode&quot; no protocolo SSH (/etc/ssh/sshd_config).&#10;&#10;Este recurso faz com que seja necessário manter um nível mais restritivo de permissões no diretório home do usuário criado no servidor que está recebendo a conexão SSH. Esta configuração eleva o nível de segurança do protocolo. &#10;&#10;Parâmetro configurado: StrictModes yes" calcext:value-type="string">
            <text:p>1.39 Habilitar recurso "Strict Mode" no protocolo SSH (/etc/ssh/sshd_config).</text:p>
            <text:p/>
            <text:p>Este recurso faz com que seja necessário manter um nível mais restritivo de permissões no diretório home do usuário criado no servidor que está recebendo a conexão SSH. Esta configuração eleva o nível de segurança do protocolo. </text:p>
            <text:p/>
            <text:p>Parâmetro configurado: StrictModes yes</text:p>
          </table:table-cell>
          <table:table-cell table:style-name="ce9" table:formula="of:=SUM([$'Check-List'.H48])" office:value-type="float" office:value="1" calcext:value-type="float">
            <text:p>1</text:p>
          </table:table-cell>
          <table:table-cell table:style-name="ce9" table:formula="of:=SUM([$'Check-List'.I48])" office:value-type="float" office:value="0" calcext:value-type="float">
            <text:p>0</text:p>
          </table:table-cell>
          <table:table-cell table:style-name="ce9" table:formula="of:=SUM([$'Check-List'.J48])" office:value-type="float" office:value="0" calcext:value-type="float">
            <text:p>0</text:p>
          </table:table-cell>
          <table:table-cell table:style-name="ce9" table:formula="of:=SUM([$'Check-List'.K48])"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49]=&quot;&quot;;&quot;-&quot;;[$'Check-List'.A49])" office:value-type="string" office:string-value="SEGURANÇA" calcext:value-type="string">
            <text:p>SEGURANÇA</text:p>
          </table:table-cell>
          <table:table-cell table:style-name="ce118" table:formula="of:=IF([$'Check-List'.B49]=&quot;&quot;;&quot;-&quot;;[$'Check-List'.B49])" office:value-type="string" office:string-value="1.40" calcext:value-type="string">
            <text:p>1.40</text:p>
          </table:table-cell>
          <table:table-cell table:style-name="ce40" table:formula="of:=IF([$'Check-List'.C49]=&quot;&quot;;&quot;-&quot;;[$'Check-List'.C49])" office:value-type="string" office:string-value="1.40 Atribuir banner de segurança que informe &quot;acesso restrito e monitorado&quot; antes do logon do usuário  (/etc/ssh/sshd_config).&#10;&#10;É recomendado que seja apresentado um banner de alerta informando que o acesso é restrito, monitorado e se atividades ilícitas forem registradas, os logs poderão ser utilizados perante a Lei. &#10;OBS .: Para máquinas com configuração de Oracle RAC é recomendando desabilitar essa opção no momento de configuração do RAC, caso contrario poderá dar erro ao montar o OCFS2.&#10;&#10;Parâmetro configurado: Banner /etc/issue.net" calcext:value-type="string">
            <text:p>1.40 Atribuir banner de segurança que informe "acesso restrito e monitorado" antes do logon do usuário  (/etc/ssh/sshd_config).</text:p>
            <text:p/>
            <text:p>É recomendado que seja apresentado um banner de alerta informando que o acesso é restrito, monitorado e se atividades ilícitas forem registradas, os logs poderão ser utilizados perante a Lei. </text:p>
            <text:p>OBS .: Para máquinas com configuração de Oracle RAC é recomendando desabilitar essa opção no momento de configuração do RAC, caso contrario poderá dar erro ao montar o OCFS2.</text:p>
            <text:p/>
            <text:p>Parâmetro configurado: Banner /etc/issue.net</text:p>
          </table:table-cell>
          <table:table-cell table:style-name="ce9" table:formula="of:=SUM([$'Check-List'.H49])" office:value-type="float" office:value="1" calcext:value-type="float">
            <text:p>1</text:p>
          </table:table-cell>
          <table:table-cell table:style-name="ce9" table:formula="of:=SUM([$'Check-List'.I49])" office:value-type="float" office:value="0" calcext:value-type="float">
            <text:p>0</text:p>
          </table:table-cell>
          <table:table-cell table:style-name="ce9" table:formula="of:=SUM([$'Check-List'.J49])" office:value-type="float" office:value="0" calcext:value-type="float">
            <text:p>0</text:p>
          </table:table-cell>
          <table:table-cell table:style-name="ce9" table:formula="of:=SUM([$'Check-List'.K49])"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50]=&quot;&quot;;&quot;-&quot;;[$'Check-List'.A50])" office:value-type="string" office:string-value="SEGURANÇA" calcext:value-type="string">
            <text:p>SEGURANÇA</text:p>
          </table:table-cell>
          <table:table-cell table:style-name="ce118" table:formula="of:=IF([$'Check-List'.B50]=&quot;&quot;;&quot;-&quot;;[$'Check-List'.B50])" office:value-type="string" office:string-value="1.41" calcext:value-type="string">
            <text:p>1.41</text:p>
          </table:table-cell>
          <table:table-cell table:style-name="ce40" table:formula="of:=IF([$'Check-List'.C50]=&quot;&quot;;&quot;-&quot;;[$'Check-List'.C50])" office:value-type="string" office:string-value="1.41 Restringir acesso ao ssh apenas ao grupo de usuários de administração do SO (AllowUsers) (/etc/ssh/sshd_config).&#10;&#10;A opção AllowUsers, especifica e controla quais usuários podem acessar o servidor via ssh. Vários usuários podem ser especificados, separados por espaços." calcext:value-type="string">
            <text:p>1.41 Restringir acesso ao ssh apenas ao grupo de usuários de administração do SO (AllowUsers) (/etc/ssh/sshd_config).</text:p>
            <text:p/>
            <text:p>A opção AllowUsers, especifica e controla quais usuários podem acessar o servidor via ssh. Vários usuários podem ser especificados, separados por espaços.</text:p>
          </table:table-cell>
          <table:table-cell table:style-name="ce9" table:formula="of:=SUM([$'Check-List'.H50])" office:value-type="float" office:value="0" calcext:value-type="float">
            <text:p>0</text:p>
          </table:table-cell>
          <table:table-cell table:style-name="ce9" table:formula="of:=SUM([$'Check-List'.I50])" office:value-type="float" office:value="0" calcext:value-type="float">
            <text:p>0</text:p>
          </table:table-cell>
          <table:table-cell table:style-name="ce9" table:formula="of:=SUM([$'Check-List'.J50])" office:value-type="float" office:value="1" calcext:value-type="float">
            <text:p>1</text:p>
          </table:table-cell>
          <table:table-cell table:style-name="ce9" table:formula="of:=SUM([$'Check-List'.K50])"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51]=&quot;&quot;;&quot;-&quot;;[$'Check-List'.A51])" office:value-type="string" office:string-value="SEGURANÇA" calcext:value-type="string">
            <text:p>SEGURANÇA</text:p>
          </table:table-cell>
          <table:table-cell table:style-name="ce118" table:formula="of:=IF([$'Check-List'.B51]=&quot;&quot;;&quot;-&quot;;[$'Check-List'.B51])" office:value-type="string" office:string-value="1.42" calcext:value-type="string">
            <text:p>1.42</text:p>
          </table:table-cell>
          <table:table-cell table:style-name="ce40" table:formula="of:=IF([$'Check-List'.C51]=&quot;&quot;;&quot;-&quot;;[$'Check-List'.C51])" office:value-type="string" office:string-value="1.42 Desabilitar subsystem sftp do protocolo SSH (caso não seja utilizado) (/etc/ssh/sshd_config).&#10;&#10;O SFTP é um subsystem externo ao SSH que permite a transferência de arquivos utilizando o protocolo SSH. Caso não haja necessidade de utilização de transferência de arquivos através de SFTP deve-se desabilitar o subsystem para diminuir possibilidades de exploração de vulnerabilidades no protocolo ou vazamento de informações confidenciais. &#10;&#10;Parâmetro configurado: #Subsystem   sftp   /usr/libexec/sftp-server" calcext:value-type="string">
            <text:p>1.42 Desabilitar subsystem sftp do protocolo SSH (caso não seja utilizado) (/etc/ssh/sshd_config).</text:p>
            <text:p/>
            <text:p>O SFTP é um subsystem externo ao SSH que permite a transferência de arquivos utilizando o protocolo SSH. Caso não haja necessidade de utilização de transferência de arquivos através de SFTP deve-se desabilitar o subsystem para diminuir possibilidades de exploração de vulnerabilidades no protocolo ou vazamento de informações confidenciais. </text:p>
            <text:p/>
            <text:p>Parâmetro configurado: #Subsystem   sftp   /usr/libexec/sftp-server</text:p>
          </table:table-cell>
          <table:table-cell table:style-name="ce9" table:formula="of:=SUM([$'Check-List'.H51])" office:value-type="float" office:value="0" calcext:value-type="float">
            <text:p>0</text:p>
          </table:table-cell>
          <table:table-cell table:style-name="ce9" table:formula="of:=SUM([$'Check-List'.I51])" office:value-type="float" office:value="0" calcext:value-type="float">
            <text:p>0</text:p>
          </table:table-cell>
          <table:table-cell table:style-name="ce9" table:formula="of:=SUM([$'Check-List'.J51])" office:value-type="float" office:value="1" calcext:value-type="float">
            <text:p>1</text:p>
          </table:table-cell>
          <table:table-cell table:style-name="ce9" table:formula="of:=SUM([$'Check-List'.K51])"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52]=&quot;&quot;;&quot;-&quot;;[$'Check-List'.A52])" office:value-type="string" office:string-value="SEGURANÇA" calcext:value-type="string">
            <text:p>SEGURANÇA</text:p>
          </table:table-cell>
          <table:table-cell table:style-name="ce118" table:formula="of:=IF([$'Check-List'.B52]=&quot;&quot;;&quot;-&quot;;[$'Check-List'.B52])" office:value-type="string" office:string-value="1.43" calcext:value-type="string">
            <text:p>1.43</text:p>
          </table:table-cell>
          <table:table-cell table:style-name="ce40" table:formula="of:=IF([$'Check-List'.C52]=&quot;&quot;;&quot;-&quot;;[$'Check-List'.C52])" office:value-type="string" office:string-value="1.43 Bloquear logon de usuários que não possuem senha definida (/etc/ssh/sshd_config).&#10;&#10;Não permitir que usuários com senha em branco acessem o equipamento através do SSH. &#10;&#10;Parâmetro configurado: PermitEmptyPasswords no" calcext:value-type="string">
            <text:p>1.43 Bloquear logon de usuários que não possuem senha definida (/etc/ssh/sshd_config).</text:p>
            <text:p/>
            <text:p>Não permitir que usuários com senha em branco acessem o equipamento através do SSH. </text:p>
            <text:p/>
            <text:p>Parâmetro configurado: PermitEmptyPasswords no</text:p>
          </table:table-cell>
          <table:table-cell table:style-name="ce9" table:formula="of:=SUM([$'Check-List'.H52])" office:value-type="float" office:value="1" calcext:value-type="float">
            <text:p>1</text:p>
          </table:table-cell>
          <table:table-cell table:style-name="ce9" table:formula="of:=SUM([$'Check-List'.I52])" office:value-type="float" office:value="0" calcext:value-type="float">
            <text:p>0</text:p>
          </table:table-cell>
          <table:table-cell table:style-name="ce9" table:formula="of:=SUM([$'Check-List'.J52])" office:value-type="float" office:value="0" calcext:value-type="float">
            <text:p>0</text:p>
          </table:table-cell>
          <table:table-cell table:style-name="ce9" table:formula="of:=SUM([$'Check-List'.K52])"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53]=&quot;&quot;;&quot;-&quot;;[$'Check-List'.A53])" office:value-type="string" office:string-value="SEGURANÇA" calcext:value-type="string">
            <text:p>SEGURANÇA</text:p>
          </table:table-cell>
          <table:table-cell table:style-name="ce118" table:formula="of:=IF([$'Check-List'.B53]=&quot;&quot;;&quot;-&quot;;[$'Check-List'.B53])" office:value-type="string" office:string-value="1.44" calcext:value-type="string">
            <text:p>1.44</text:p>
          </table:table-cell>
          <table:table-cell table:style-name="ce40" table:formula="of:=IF([$'Check-List'.C53]=&quot;&quot;;&quot;-&quot;;[$'Check-List'.C53])" office:value-type="string" office:string-value="1.44 Manter somente o usuário root com UID 0.&#10;&#10;Somente o usuário root deve ter o UID 0. Se existirem outros usuários com a mesma permissão do super usuário, a rastreabilidade de eventos poderá se tornar impossível, pois, os logs apontarão apenas o acesso do root.&#10;&#10;Um comando que pode facilitar a identificação de usuários com UID 0 é:&#10;getent passwd | awk -F: '$3 == &quot;0&quot; { print $1 }'" calcext:value-type="string">
            <text:p>1.44 Manter somente o usuário root com UID 0.</text:p>
            <text:p/>
            <text:p>Somente o usuário root deve ter o UID 0. Se existirem outros usuários com a mesma permissão do super usuário, a rastreabilidade de eventos poderá se tornar impossível, pois, os logs apontarão apenas o acesso do root.</text:p>
            <text:p/>
            <text:p>Um comando que pode facilitar a identificação de usuários com UID 0 é:</text:p>
            <text:p>getent passwd | awk -F: '$3 == "0" { print $1 }'</text:p>
          </table:table-cell>
          <table:table-cell table:style-name="ce9" table:formula="of:=SUM([$'Check-List'.H53])" office:value-type="float" office:value="1" calcext:value-type="float">
            <text:p>1</text:p>
          </table:table-cell>
          <table:table-cell table:style-name="ce9" table:formula="of:=SUM([$'Check-List'.I53])" office:value-type="float" office:value="0" calcext:value-type="float">
            <text:p>0</text:p>
          </table:table-cell>
          <table:table-cell table:style-name="ce9" table:formula="of:=SUM([$'Check-List'.J53])" office:value-type="float" office:value="0" calcext:value-type="float">
            <text:p>0</text:p>
          </table:table-cell>
          <table:table-cell table:style-name="ce9" table:formula="of:=SUM([$'Check-List'.K53])"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54]=&quot;&quot;;&quot;-&quot;;[$'Check-List'.A54])" office:value-type="string" office:string-value="SEGURANÇA" calcext:value-type="string">
            <text:p>SEGURANÇA</text:p>
          </table:table-cell>
          <table:table-cell table:style-name="ce118" table:formula="of:=IF([$'Check-List'.B54]=&quot;&quot;;&quot;-&quot;;[$'Check-List'.B54])" office:value-type="string" office:string-value="1.45" calcext:value-type="string">
            <text:p>1.45</text:p>
          </table:table-cell>
          <table:table-cell table:style-name="ce40" table:formula="of:=IF([$'Check-List'.C54]=&quot;&quot;;&quot;-&quot;;[$'Check-List'.C54])" office:value-type="string" office:string-value="1.45 Manter as permissões corretas para os arquivos do sistema e logs.&#10;&#10;Os arquivos contendo logs das aplicações e do sistema operacional, além de outros arquivos do sistema, devem manter suas permissões no nível mais restritivo suportado pelas aplicações evitando que seu conteúdo seja revelado ou alterado de maneira não autorizada.&#10;&#10;chmod 400 /var/spool/cron &#10;chmod 400 /etc/shadow &#10;chmod 400 /etc/crontab&#10;chmod 600 /etc/securetty&#10;chmod 640 /etc/syslog.conf &#10;chmod 640 /etc/rsyslog.conf&#10;chmod 640 /etc/sysctl.conf&#10;chmod 640 /var/log/wtmp&#10;chmod 640 /var/log/lastlog&#10;chmod 664 /etc/security/limits.conf&#10;chmod 664 /etc/csh.login&#10;chmod 644 /etc/group &#10;chmod 644 /etc/passwd" calcext:value-type="string">
            <text:p>1.45 Manter as permissões corretas para os arquivos do sistema e logs.</text:p>
            <text:p/>
            <text:p>Os arquivos contendo logs das aplicações e do sistema operacional, além de outros arquivos do sistema, devem manter suas permissões no nível mais restritivo suportado pelas aplicações evitando que seu conteúdo seja revelado ou alterado de maneira não autorizada.</text:p>
            <text:p/>
            <text:p>chmod 400 /var/spool/cron </text:p>
            <text:p>chmod 400 /etc/shadow </text:p>
            <text:p>chmod 400 /etc/crontab</text:p>
            <text:p>chmod 600 /etc/securetty</text:p>
            <text:p>chmod 640 /etc/syslog.conf </text:p>
            <text:p>chmod 640 /etc/rsyslog.conf</text:p>
            <text:p>chmod 640 /etc/sysctl.conf</text:p>
            <text:p>chmod 640 /var/log/wtmp</text:p>
            <text:p>chmod 640 /var/log/lastlog</text:p>
            <text:p>chmod 664 /etc/security/limits.conf</text:p>
            <text:p>chmod 664 /etc/csh.login</text:p>
            <text:p>chmod 644 /etc/group </text:p>
            <text:p>chmod 644 /etc/passwd</text:p>
          </table:table-cell>
          <table:table-cell table:style-name="ce9" table:formula="of:=SUM([$'Check-List'.H54])" office:value-type="float" office:value="1" calcext:value-type="float">
            <text:p>1</text:p>
          </table:table-cell>
          <table:table-cell table:style-name="ce9" table:formula="of:=SUM([$'Check-List'.I54])" office:value-type="float" office:value="0" calcext:value-type="float">
            <text:p>0</text:p>
          </table:table-cell>
          <table:table-cell table:style-name="ce9" table:formula="of:=SUM([$'Check-List'.J54])" office:value-type="float" office:value="0" calcext:value-type="float">
            <text:p>0</text:p>
          </table:table-cell>
          <table:table-cell table:style-name="ce9" table:formula="of:=SUM([$'Check-List'.K54])"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55]=&quot;&quot;;&quot;-&quot;;[$'Check-List'.A55])" office:value-type="string" office:string-value="SEGURANÇA" calcext:value-type="string">
            <text:p>SEGURANÇA</text:p>
          </table:table-cell>
          <table:table-cell table:style-name="ce118" table:formula="of:=IF([$'Check-List'.B55]=&quot;&quot;;&quot;-&quot;;[$'Check-List'.B55])" office:value-type="string" office:string-value="1.46" calcext:value-type="string">
            <text:p>1.46</text:p>
          </table:table-cell>
          <table:table-cell table:style-name="ce40" table:formula="of:=IF([$'Check-List'.C55]=&quot;&quot;;&quot;-&quot;;[$'Check-List'.C55])" office:value-type="string" office:string-value="1.46 Impedir que existam usuários com senhas em branco.&#10;&#10;O sistema não deve possuir usuários com senhas &quot;vazias&quot;, pois usuários sem senhas elevam muito o nível de exposição do sistema, possibilitando a um invasor entrar no sistema sem necessitar de uma senha válida.&#10;&#10;Comando abaixo verifica usuários que não possuem uma senha definida (favor desconsiderar os usuarios de servicos do SO):&#10;&#10;cat /etc/shadow | awk -F: '$2 == &quot;!!&quot; { print $1 }'" calcext:value-type="string">
            <text:p>1.46 Impedir que existam usuários com senhas em branco.</text:p>
            <text:p/>
            <text:p>O sistema não deve possuir usuários com senhas "vazias", pois usuários sem senhas elevam muito o nível de exposição do sistema, possibilitando a um invasor entrar no sistema sem necessitar de uma senha válida.</text:p>
            <text:p/>
            <text:p>Comando abaixo verifica usuários que não possuem uma senha definida (favor desconsiderar os usuarios de servicos do SO):</text:p>
            <text:p/>
            <text:p>cat /etc/shadow | awk -F: '$2 == "!!" { print $1 }'</text:p>
          </table:table-cell>
          <table:table-cell table:style-name="ce9" table:formula="of:=SUM([$'Check-List'.H55])" office:value-type="float" office:value="1" calcext:value-type="float">
            <text:p>1</text:p>
          </table:table-cell>
          <table:table-cell table:style-name="ce9" table:formula="of:=SUM([$'Check-List'.I55])" office:value-type="float" office:value="0" calcext:value-type="float">
            <text:p>0</text:p>
          </table:table-cell>
          <table:table-cell table:style-name="ce9" table:formula="of:=SUM([$'Check-List'.J55])" office:value-type="float" office:value="0" calcext:value-type="float">
            <text:p>0</text:p>
          </table:table-cell>
          <table:table-cell table:style-name="ce9" table:formula="of:=SUM([$'Check-List'.K55])"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56]=&quot;&quot;;&quot;-&quot;;[$'Check-List'.A56])" office:value-type="string" office:string-value="SEGURANÇA" calcext:value-type="string">
            <text:p>SEGURANÇA</text:p>
          </table:table-cell>
          <table:table-cell table:style-name="ce118" table:formula="of:=IF([$'Check-List'.B56]=&quot;&quot;;&quot;-&quot;;[$'Check-List'.B56])" office:value-type="string" office:string-value="1.47" calcext:value-type="string">
            <text:p>1.47</text:p>
          </table:table-cell>
          <table:table-cell table:style-name="ce40" table:formula="of:=IF([$'Check-List'.C56]=&quot;&quot;;&quot;-&quot;;[$'Check-List'.C56])" office:value-type="string" office:string-value="1.47 Utilizar a última versão estável do agente de monitoramento escolhido (Nagios_plugin).&#10;&#10;Instalar o Nagios Plugin." calcext:value-type="string">
            <text:p>1.47 Utilizar a última versão estável do agente de monitoramento escolhido (Nagios_plugin).</text:p>
            <text:p/>
            <text:p>Instalar o Nagios Plugin.</text:p>
          </table:table-cell>
          <table:table-cell table:style-name="ce9" table:formula="of:=SUM([$'Check-List'.H56])" office:value-type="float" office:value="0" calcext:value-type="float">
            <text:p>0</text:p>
          </table:table-cell>
          <table:table-cell table:style-name="ce9" table:formula="of:=SUM([$'Check-List'.I56])" office:value-type="float" office:value="0" calcext:value-type="float">
            <text:p>0</text:p>
          </table:table-cell>
          <table:table-cell table:style-name="ce9" table:formula="of:=SUM([$'Check-List'.J56])" office:value-type="float" office:value="0" calcext:value-type="float">
            <text:p>0</text:p>
          </table:table-cell>
          <table:table-cell table:style-name="ce9" table:formula="of:=SUM([$'Check-List'.K56])"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57]=&quot;&quot;;&quot;-&quot;;[$'Check-List'.A57])" office:value-type="string" office:string-value="SEGURANÇA" calcext:value-type="string">
            <text:p>SEGURANÇA</text:p>
          </table:table-cell>
          <table:table-cell table:style-name="ce118" table:formula="of:=IF([$'Check-List'.B57]=&quot;&quot;;&quot;-&quot;;[$'Check-List'.B57])" office:value-type="string" office:string-value="1.48" calcext:value-type="string">
            <text:p>1.48</text:p>
          </table:table-cell>
          <table:table-cell table:style-name="ce40" table:formula="of:=IF([$'Check-List'.C57]=&quot;&quot;;&quot;-&quot;;[$'Check-List'.C57])" office:value-type="string" office:string-value="1.48 Adequar o serviço do agente escolhido para iniciar automáticamente junto com os outros serviços do sistema operacional (rc.local/wwtask - Trauma0).&#10;&#10;Instalar o Trauma0" calcext:value-type="string">
            <text:p>1.48 Adequar o serviço do agente escolhido para iniciar automáticamente junto com os outros serviços do sistema operacional (rc.local/wwtask - Trauma0).</text:p>
            <text:p/>
            <text:p>Instalar o Trauma0</text:p>
          </table:table-cell>
          <table:table-cell table:style-name="ce9" table:formula="of:=SUM([$'Check-List'.H57])" office:value-type="float" office:value="0" calcext:value-type="float">
            <text:p>0</text:p>
          </table:table-cell>
          <table:table-cell table:style-name="ce9" table:formula="of:=SUM([$'Check-List'.I57])" office:value-type="float" office:value="0" calcext:value-type="float">
            <text:p>0</text:p>
          </table:table-cell>
          <table:table-cell table:style-name="ce9" table:formula="of:=SUM([$'Check-List'.J57])" office:value-type="float" office:value="0" calcext:value-type="float">
            <text:p>0</text:p>
          </table:table-cell>
          <table:table-cell table:style-name="ce9" table:formula="of:=SUM([$'Check-List'.K57])"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58]=&quot;&quot;;&quot;-&quot;;[$'Check-List'.A58])" office:value-type="string" office:string-value="SEGURANÇA" calcext:value-type="string">
            <text:p>SEGURANÇA</text:p>
          </table:table-cell>
          <table:table-cell table:style-name="ce118" table:formula="of:=IF([$'Check-List'.B58]=&quot;&quot;;&quot;-&quot;;[$'Check-List'.B58])" office:value-type="string" office:string-value="1.49" calcext:value-type="string">
            <text:p>1.49</text:p>
          </table:table-cell>
          <table:table-cell table:style-name="ce40" table:formula="of:=IF([$'Check-List'.C58]=&quot;&quot;;&quot;-&quot;;[$'Check-List'.C58])" office:value-type="string" office:string-value="1.49 Garantir que os agentes estejam configurados de forma correta de acordo com os procedimentos.&#10;&#10;Garantir que os agentes do Trauma0 e Nagios Plugin estejam configurados corretamente." calcext:value-type="string">
            <text:p>1.49 Garantir que os agentes estejam configurados de forma correta de acordo com os procedimentos.</text:p>
            <text:p/>
            <text:p>Garantir que os agentes do Trauma0 e Nagios Plugin estejam configurados corretamente.</text:p>
          </table:table-cell>
          <table:table-cell table:style-name="ce9" table:formula="of:=SUM([$'Check-List'.H58])" office:value-type="float" office:value="0" calcext:value-type="float">
            <text:p>0</text:p>
          </table:table-cell>
          <table:table-cell table:style-name="ce9" table:formula="of:=SUM([$'Check-List'.I58])" office:value-type="float" office:value="0" calcext:value-type="float">
            <text:p>0</text:p>
          </table:table-cell>
          <table:table-cell table:style-name="ce9" table:formula="of:=SUM([$'Check-List'.J58])" office:value-type="float" office:value="0" calcext:value-type="float">
            <text:p>0</text:p>
          </table:table-cell>
          <table:table-cell table:style-name="ce9" table:formula="of:=SUM([$'Check-List'.K58])" office:value-type="float" office:value="0" calcext:value-type="float">
            <text:p>0</text:p>
          </table:table-cell>
          <table:table-cell table:style-name="ce95"/>
          <table:table-cell table:style-name="ce102" table:number-columns-repeated="1016"/>
        </table:table-row>
        <table:table-row table:style-name="ro6">
          <table:table-cell table:style-name="ce9" table:formula="of:=IF([$'Check-List'.A59]=&quot;&quot;;&quot;-&quot;;[$'Check-List'.A59])" office:value-type="string" office:string-value="SEGURANÇA" calcext:value-type="string">
            <text:p>SEGURANÇA</text:p>
          </table:table-cell>
          <table:table-cell table:style-name="ce118" table:formula="of:=IF([$'Check-List'.B59]=&quot;&quot;;&quot;-&quot;;[$'Check-List'.B59])" office:value-type="string" office:string-value="1.50" calcext:value-type="string">
            <text:p>1.50</text:p>
          </table:table-cell>
          <table:table-cell table:style-name="ce40" table:formula="of:=IF([$'Check-List'.C59]=&quot;&quot;;&quot;-&quot;;[$'Check-List'.C59])" office:value-type="string" office:string-value="1.50 Adequação do SYSSTAT.&#10;&#10;vim /etc/cron.d/sysstat&#10;&#10;# run system activity accounting tool every 10 minutes&#10;*/10 * * * * root /usr/lib64/sa/sa1 1 1&#10;# generate a daily summary of process accounting at 23:53&#10;53 23 * * * root /usr/lib64/sa/sa2 -A&#10;&#10;vim /etc/sysconfig/sysstat&#10;&#10;# How long to keep log files (days), maximum is a month&#10;HISTORY=30&#10;COMPRESSAFTER=2" calcext:value-type="string">
            <text:p>1.50 Adequação do SYSSTAT.</text:p>
            <text:p/>
            <text:p>vim /etc/cron.d/sysstat</text:p>
            <text:p/>
            <text:p># run system activity accounting tool every 10 minutes</text:p>
            <text:p>*/10 * * * * root /usr/lib64/sa/sa1 1 1</text:p>
            <text:p># generate a daily summary of process accounting at 23:53</text:p>
            <text:p>53 23 * * * root /usr/lib64/sa/sa2 -A</text:p>
            <text:p/>
            <text:p>vim /etc/sysconfig/sysstat</text:p>
            <text:p/>
            <text:p># How long to keep log files (days), maximum is a month</text:p>
            <text:p>HISTORY=30</text:p>
            <text:p>COMPRESSAFTER=2</text:p>
          </table:table-cell>
          <table:table-cell table:style-name="ce9" table:formula="of:=SUM([$'Check-List'.H59])" office:value-type="float" office:value="1" calcext:value-type="float">
            <text:p>1</text:p>
          </table:table-cell>
          <table:table-cell table:style-name="ce9" table:formula="of:=SUM([$'Check-List'.I59])" office:value-type="float" office:value="0" calcext:value-type="float">
            <text:p>0</text:p>
          </table:table-cell>
          <table:table-cell table:style-name="ce9" table:formula="of:=SUM([$'Check-List'.J59])" office:value-type="float" office:value="0" calcext:value-type="float">
            <text:p>0</text:p>
          </table:table-cell>
          <table:table-cell table:style-name="ce9" table:formula="of:=SUM([$'Check-List'.K59])" office:value-type="float" office:value="0" calcext:value-type="float">
            <text:p>0</text:p>
          </table:table-cell>
          <table:table-cell table:style-name="ce95"/>
          <table:table-cell table:style-name="ce102" table:number-columns-repeated="1016"/>
        </table:table-row>
        <table:table-row table:style-name="ro39" table:visibility="collapse">
          <table:table-cell table:style-name="ce111" table:formula="of:=IF([$'Check-List'.A55]=&quot;&quot;;&quot;-&quot;;[$'Check-List'.A55])" office:value-type="string" office:string-value="SEGURANÇA" calcext:value-type="string">
            <text:p>SEGURANÇA</text:p>
          </table:table-cell>
          <table:table-cell table:style-name="ce25" table:formula="of:=IF([$'Check-List'.B55]=&quot;&quot;;&quot;-&quot;;[$'Check-List'.B55])" office:value-type="string" office:string-value="1.46" calcext:value-type="string">
            <text:p>1.46</text:p>
          </table:table-cell>
          <table:table-cell table:style-name="ce124" table:formula="of:=IF([#REF!]=&quot;&quot;;&quot;-&quot;;[#REF!])" office:value-type="string" office:string-value="" calcext:value-type="error">
            <text:p>#REF!</text:p>
          </table:table-cell>
          <table:table-cell table:style-name="ce8" table:formula="of:=SUM([$'Check-List'.H55];;;;;;;;;;;;;;)" office:value-type="string" office:string-value="" calcext:value-type="error">
            <text:p>Erro:520</text:p>
          </table:table-cell>
          <table:table-cell table:style-name="ce8" table:formula="of:=SUM([$'Check-List'.I55];;;;;;;;;;;;;;)" office:value-type="string" office:string-value="" calcext:value-type="error">
            <text:p>Erro:520</text:p>
          </table:table-cell>
          <table:table-cell table:style-name="ce8" table:formula="of:=SUM([$'Check-List'.J55];;;;;;;;;;;;;;)" office:value-type="string" office:string-value="" calcext:value-type="error">
            <text:p>Erro:520</text:p>
          </table:table-cell>
          <table:table-cell table:style-name="ce130" table:formula="of:=SUM([$'Check-List'.K55];;;;;;;;;;;;;;)" office:value-type="string" office:string-value="" calcext:value-type="error">
            <text:p>Erro:520</text:p>
          </table:table-cell>
          <table:table-cell table:style-name="ce95"/>
          <table:table-cell table:style-name="ce102" table:number-columns-repeated="1016"/>
        </table:table-row>
        <table:table-row table:style-name="ro40" table:visibility="collapse">
          <table:table-cell table:style-name="ce111" table:formula="of:=IF([$'Check-List'.A56]=&quot;&quot;;&quot;-&quot;;[$'Check-List'.A56])" office:value-type="string" office:string-value="SEGURANÇA" calcext:value-type="string">
            <text:p>SEGURANÇA</text:p>
          </table:table-cell>
          <table:table-cell table:style-name="ce25" table:formula="of:=IF([$'Check-List'.B56]=&quot;&quot;;&quot;-&quot;;[$'Check-List'.B56])" office:value-type="string" office:string-value="1.47" calcext:value-type="string">
            <text:p>1.47</text:p>
          </table:table-cell>
          <table:table-cell table:style-name="ce124" table:formula="of:=IF([$'Check-List'.C57]=&quot;&quot;;&quot;-&quot;;[$'Check-List'.C57])" office:value-type="string" office:string-value="1.48 Adequar o serviço do agente escolhido para iniciar automáticamente junto com os outros serviços do sistema operacional (rc.local/wwtask - Trauma0).&#10;&#10;Instalar o Trauma0" calcext:value-type="string">
            <text:p>1.48 Adequar o serviço do agente escolhido para iniciar automáticamente junto com os outros serviços do sistema operacional (rc.local/wwtask - Trauma0).</text:p>
            <text:p/>
            <text:p>Instalar o Trauma0</text:p>
          </table:table-cell>
          <table:table-cell table:style-name="ce8" table:formula="of:=SUM([$'Check-List'.H56];;;;;;;;;;;;;;)" office:value-type="string" office:string-value="" calcext:value-type="error">
            <text:p>Erro:520</text:p>
          </table:table-cell>
          <table:table-cell table:style-name="ce8" table:formula="of:=SUM([$'Check-List'.I56];;;;;;;;;;;;;;)" office:value-type="string" office:string-value="" calcext:value-type="error">
            <text:p>Erro:520</text:p>
          </table:table-cell>
          <table:table-cell table:style-name="ce8" table:formula="of:=SUM([$'Check-List'.J56];;;;;;;;;;;;;;)" office:value-type="string" office:string-value="" calcext:value-type="error">
            <text:p>Erro:520</text:p>
          </table:table-cell>
          <table:table-cell table:style-name="ce130" table:formula="of:=SUM([$'Check-List'.K56];;;;;;;;;;;;;;)" office:value-type="string" office:string-value="" calcext:value-type="error">
            <text:p>Erro:520</text:p>
          </table:table-cell>
          <table:table-cell table:style-name="ce95"/>
          <table:table-cell table:style-name="ce102" table:number-columns-repeated="1016"/>
        </table:table-row>
        <table:table-row table:style-name="ro39"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8" table:formula="of:=SUM([#REF!];;;;;;;;;;;;;;)" office:value-type="string" office:string-value="" calcext:value-type="error">
            <text:p>Erro:520</text:p>
          </table:table-cell>
          <table:table-cell table:style-name="ce8" table:formula="of:=SUM([#REF!];;;;;;;;;;;;;;)" office:value-type="string" office:string-value="" calcext:value-type="error">
            <text:p>Erro:520</text:p>
          </table:table-cell>
          <table:table-cell table:style-name="ce8" table:formula="of:=SUM([#REF!];;;;;;;;;;;;;;)" office:value-type="string" office:string-value="" calcext:value-type="error">
            <text:p>Erro:520</text:p>
          </table:table-cell>
          <table:table-cell table:style-name="ce130" table:formula="of:=SUM([#REF!];;;;;;;;;;;;;;)" office:value-type="string" office:string-value="" calcext:value-type="error">
            <text:p>Erro:520</text:p>
          </table:table-cell>
          <table:table-cell table:style-name="ce95"/>
          <table:table-cell table:style-name="ce102" table:number-columns-repeated="1016"/>
        </table:table-row>
        <table:table-row table:style-name="ro41" table:visibility="collapse">
          <table:table-cell table:style-name="ce111" table:formula="of:=IF([$'Check-List'.A59]=&quot;&quot;;&quot;-&quot;;[$'Check-List'.A59])" office:value-type="string" office:string-value="SEGURANÇA" calcext:value-type="string">
            <text:p>SEGURANÇA</text:p>
          </table:table-cell>
          <table:table-cell table:style-name="ce25" table:formula="of:=IF([$'Check-List'.B59]=&quot;&quot;;&quot;-&quot;;[$'Check-List'.B59])" office:value-type="string" office:string-value="1.50" calcext:value-type="string">
            <text:p>1.50</text:p>
          </table:table-cell>
          <table:table-cell table:style-name="ce124" table:formula="of:=IF([$'Check-List'.C54]=&quot;&quot;;&quot;-&quot;;[$'Check-List'.C54])" office:value-type="string" office:string-value="1.45 Manter as permissões corretas para os arquivos do sistema e logs.&#10;&#10;Os arquivos contendo logs das aplicações e do sistema operacional, além de outros arquivos do sistema, devem manter suas permissões no nível mais restritivo suportado pelas aplicações evitando que seu conteúdo seja revelado ou alterado de maneira não autorizada.&#10;&#10;chmod 400 /var/spool/cron &#10;chmod 400 /etc/shadow &#10;chmod 400 /etc/crontab&#10;chmod 600 /etc/securetty&#10;chmod 640 /etc/syslog.conf &#10;chmod 640 /etc/rsyslog.conf&#10;chmod 640 /etc/sysctl.conf&#10;chmod 640 /var/log/wtmp&#10;chmod 640 /var/log/lastlog&#10;chmod 664 /etc/security/limits.conf&#10;chmod 664 /etc/csh.login&#10;chmod 644 /etc/group &#10;chmod 644 /etc/passwd" calcext:value-type="string">
            <text:p>1.45 Manter as permissões corretas para os arquivos do sistema e logs.</text:p>
            <text:p/>
            <text:p>Os arquivos contendo logs das aplicações e do sistema operacional, além de outros arquivos do sistema, devem manter suas permissões no nível mais restritivo suportado pelas aplicações evitando que seu conteúdo seja revelado ou alterado de maneira não autorizada.</text:p>
            <text:p/>
            <text:p>chmod 400 /var/spool/cron </text:p>
            <text:p>chmod 400 /etc/shadow </text:p>
            <text:p>chmod 400 /etc/crontab</text:p>
            <text:p>chmod 600 /etc/securetty</text:p>
            <text:p>chmod 640 /etc/syslog.conf </text:p>
            <text:p>chmod 640 /etc/rsyslog.conf</text:p>
            <text:p>chmod 640 /etc/sysctl.conf</text:p>
            <text:p>chmod 640 /var/log/wtmp</text:p>
            <text:p>chmod 640 /var/log/lastlog</text:p>
            <text:p>chmod 664 /etc/security/limits.conf</text:p>
            <text:p>chmod 664 /etc/csh.login</text:p>
            <text:p>chmod 644 /etc/group </text:p>
            <text:p>chmod 644 /etc/passwd</text:p>
          </table:table-cell>
          <table:table-cell table:style-name="ce8" table:formula="of:=SUM([$'Check-List'.H59];;;;;;;;;;;;;;)" office:value-type="string" office:string-value="" calcext:value-type="error">
            <text:p>Erro:520</text:p>
          </table:table-cell>
          <table:table-cell table:style-name="ce8" table:formula="of:=SUM([$'Check-List'.I59];;;;;;;;;;;;;;)" office:value-type="string" office:string-value="" calcext:value-type="error">
            <text:p>Erro:520</text:p>
          </table:table-cell>
          <table:table-cell table:style-name="ce8" table:formula="of:=SUM([$'Check-List'.J59];;;;;;;;;;;;;;)" office:value-type="string" office:string-value="" calcext:value-type="error">
            <text:p>Erro:520</text:p>
          </table:table-cell>
          <table:table-cell table:style-name="ce130" table:formula="of:=SUM([$'Check-List'.K59];;;;;;;;;;;;;;)" office:value-type="string" office:string-value="" calcext:value-type="error">
            <text:p>Erro:520</text:p>
          </table:table-cell>
          <table:table-cell table:style-name="ce95"/>
          <table:table-cell table:style-name="ce102" table:number-columns-repeated="1016"/>
        </table:table-row>
        <table:table-row table:style-name="ro39"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8" table:formula="of:=SUM([#REF!];;;;;;;;;;;;;;)" office:value-type="string" office:string-value="" calcext:value-type="error">
            <text:p>Erro:520</text:p>
          </table:table-cell>
          <table:table-cell table:style-name="ce8" table:formula="of:=SUM([#REF!];;;;;;;;;;;;;;)" office:value-type="string" office:string-value="" calcext:value-type="error">
            <text:p>Erro:520</text:p>
          </table:table-cell>
          <table:table-cell table:style-name="ce8" table:formula="of:=SUM([#REF!];;;;;;;;;;;;;;)" office:value-type="string" office:string-value="" calcext:value-type="error">
            <text:p>Erro:520</text:p>
          </table:table-cell>
          <table:table-cell table:style-name="ce130" table:formula="of:=SUM([#REF!];;;;;;;;;;;;;;)" office:value-type="string" office:string-value="" calcext:value-type="error">
            <text:p>Erro:520</text:p>
          </table:table-cell>
          <table:table-cell table:style-name="ce95"/>
          <table:table-cell table:style-name="ce102" table:number-columns-repeated="1016"/>
        </table:table-row>
        <table:table-row table:style-name="ro2"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8" table:formula="of:=SUM([#REF!];;;;;;;;;;;;;;)" office:value-type="string" office:string-value="" calcext:value-type="error">
            <text:p>Erro:520</text:p>
          </table:table-cell>
          <table:table-cell table:style-name="ce8" table:formula="of:=SUM([#REF!];;;;;;;;;;;;;;)" office:value-type="string" office:string-value="" calcext:value-type="error">
            <text:p>Erro:520</text:p>
          </table:table-cell>
          <table:table-cell table:style-name="ce8" table:formula="of:=SUM([#REF!];;;;;;;;;;;;;;)" office:value-type="string" office:string-value="" calcext:value-type="error">
            <text:p>Erro:520</text:p>
          </table:table-cell>
          <table:table-cell table:style-name="ce130" table:formula="of:=SUM([#REF!];;;;;;;;;;;;;;)" office:value-type="string" office:string-value="" calcext:value-type="error">
            <text:p>Erro:520</text:p>
          </table:table-cell>
          <table:table-cell table:style-name="ce17"/>
          <table:table-cell table:style-name="ce101" table:number-columns-repeated="1016"/>
        </table:table-row>
        <table:table-row table:style-name="ro7">
          <table:table-cell table:style-name="ce11" table:formula="of:=[$'Check-List'.A$9]" office:value-type="string" office:string-value="Categorias" calcext:value-type="string">
            <text:p>Categorias</text:p>
          </table:table-cell>
          <table:table-cell table:style-name="ce11" table:formula="of:=[$'Check-List'.B$9]" office:value-type="string" office:string-value="Cód." calcext:value-type="string">
            <text:p>Cód.</text:p>
          </table:table-cell>
          <table:table-cell table:style-name="ce11" table:formula="of:=[$'Check-List'.C$9]" office:value-type="string" office:string-value="Itens" calcext:value-type="string">
            <text:p>Itens</text:p>
          </table:table-cell>
          <table:table-cell table:style-name="ce3" office:value-type="string" calcext:value-type="string">
            <text:p>Conforme</text:p>
          </table:table-cell>
          <table:table-cell table:style-name="ce3" office:value-type="string" calcext:value-type="string">
            <text:p>Não Conforme</text:p>
          </table:table-cell>
          <table:table-cell table:style-name="ce3" office:value-type="string" calcext:value-type="string">
            <text:p>Não se Aplica</text:p>
          </table:table-cell>
          <table:table-cell table:style-name="ce3" office:value-type="string" calcext:value-type="string">
            <text:p>Críticos</text:p>
          </table:table-cell>
          <table:table-cell table:style-name="ce95"/>
          <table:table-cell table:style-name="ce102" table:number-columns-repeated="1016"/>
        </table:table-row>
        <table:table-row table:style-name="ro33">
          <table:table-cell table:style-name="ce112" table:formula="of:=IF([$'Check-List'.A61]=&quot;&quot;;&quot;-&quot;;[$'Check-List'.A61])" office:value-type="string" office:string-value="CONTINUIDADE DE SERVIÇO" calcext:value-type="string">
            <text:p>CONTINUIDADE DE SERVIÇO</text:p>
          </table:table-cell>
          <table:table-cell table:style-name="ce118" table:formula="of:=IF([$'Check-List'.B61]=&quot;&quot;;&quot;-&quot;;[$'Check-List'.B61])" office:value-type="string" office:string-value="2.1" calcext:value-type="string">
            <text:p>2.1</text:p>
          </table:table-cell>
          <table:table-cell table:style-name="ce40" table:formula="of:=IF([$'Check-List'.C61]=&quot;&quot;;&quot;-&quot;;[$'Check-List'.C61])" office:value-type="string" office:string-value="2.1 Definição da administração de Sistema Operacional" calcext:value-type="string">
            <text:p>2.1 Definição da administração de Sistema Operacional</text:p>
          </table:table-cell>
          <table:table-cell table:style-name="ce9" table:formula="of:=SUM([$'Check-List'.H61])" office:value-type="float" office:value="1" calcext:value-type="float">
            <text:p>1</text:p>
          </table:table-cell>
          <table:table-cell table:style-name="ce9" table:formula="of:=SUM([$'Check-List'.I61])" office:value-type="float" office:value="0" calcext:value-type="float">
            <text:p>0</text:p>
          </table:table-cell>
          <table:table-cell table:style-name="ce9" table:formula="of:=SUM([$'Check-List'.J61])" office:value-type="float" office:value="0" calcext:value-type="float">
            <text:p>0</text:p>
          </table:table-cell>
          <table:table-cell table:style-name="ce131" table:formula="of:=SUM([$'Check-List'.K61])" office:value-type="float" office:value="0" calcext:value-type="float">
            <text:p>0</text:p>
          </table:table-cell>
          <table:table-cell table:style-name="ce17"/>
          <table:table-cell table:style-name="ce101" table:number-columns-repeated="1016"/>
        </table:table-row>
        <table:table-row table:style-name="ro33">
          <table:table-cell table:style-name="ce112" table:formula="of:=IF([$'Check-List'.A62]=&quot;&quot;;&quot;-&quot;;[$'Check-List'.A62])" office:value-type="string" office:string-value="CONTINUIDADE DE SERVIÇO" calcext:value-type="string">
            <text:p>CONTINUIDADE DE SERVIÇO</text:p>
          </table:table-cell>
          <table:table-cell table:style-name="ce118" table:formula="of:=IF([$'Check-List'.B62]=&quot;&quot;;&quot;-&quot;;[$'Check-List'.B62])" office:value-type="string" office:string-value="2.2" calcext:value-type="string">
            <text:p>2.2</text:p>
          </table:table-cell>
          <table:table-cell table:style-name="ce40" table:formula="of:=IF([$'Check-List'.C62]=&quot;&quot;;&quot;-&quot;;[$'Check-List'.C62])" office:value-type="string" office:string-value="2.2 Cadastramento no Servidor LDAP (a definir)" calcext:value-type="string">
            <text:p>2.2 Cadastramento no Servidor LDAP (a definir)</text:p>
          </table:table-cell>
          <table:table-cell table:style-name="ce9" table:formula="of:=SUM([$'Check-List'.H62])" office:value-type="float" office:value="1" calcext:value-type="float">
            <text:p>1</text:p>
          </table:table-cell>
          <table:table-cell table:style-name="ce9" table:formula="of:=SUM([$'Check-List'.I62])" office:value-type="float" office:value="0" calcext:value-type="float">
            <text:p>0</text:p>
          </table:table-cell>
          <table:table-cell table:style-name="ce9" table:formula="of:=SUM([$'Check-List'.J62])" office:value-type="float" office:value="0" calcext:value-type="float">
            <text:p>0</text:p>
          </table:table-cell>
          <table:table-cell table:style-name="ce131" table:formula="of:=SUM([$'Check-List'.K62])" office:value-type="float" office:value="0" calcext:value-type="float">
            <text:p>0</text:p>
          </table:table-cell>
          <table:table-cell table:style-name="ce17"/>
          <table:table-cell table:style-name="ce101" table:number-columns-repeated="1016"/>
        </table:table-row>
        <table:table-row table:style-name="ro33">
          <table:table-cell table:style-name="ce112" table:formula="of:=IF([$'Check-List'.A63]=&quot;&quot;;&quot;-&quot;;[$'Check-List'.A63])" office:value-type="string" office:string-value="CONTINUIDADE DE SERVIÇO" calcext:value-type="string">
            <text:p>CONTINUIDADE DE SERVIÇO</text:p>
          </table:table-cell>
          <table:table-cell table:style-name="ce118" table:formula="of:=IF([$'Check-List'.B63]=&quot;&quot;;&quot;-&quot;;[$'Check-List'.B63])" office:value-type="string" office:string-value="2.3" calcext:value-type="string">
            <text:p>2.3</text:p>
          </table:table-cell>
          <table:table-cell table:style-name="ce40" table:formula="of:=IF([$'Check-List'.C63]=&quot;&quot;;&quot;-&quot;;[$'Check-List'.C63])" office:value-type="string" office:string-value="2.3 Utilizar sudo sempre que necessário" calcext:value-type="string">
            <text:p>2.3 Utilizar sudo sempre que necessário</text:p>
          </table:table-cell>
          <table:table-cell table:style-name="ce9" table:formula="of:=SUM([$'Check-List'.H63])" office:value-type="float" office:value="1" calcext:value-type="float">
            <text:p>1</text:p>
          </table:table-cell>
          <table:table-cell table:style-name="ce9" table:formula="of:=SUM([$'Check-List'.I63])" office:value-type="float" office:value="0" calcext:value-type="float">
            <text:p>0</text:p>
          </table:table-cell>
          <table:table-cell table:style-name="ce9" table:formula="of:=SUM([$'Check-List'.J63])" office:value-type="float" office:value="0" calcext:value-type="float">
            <text:p>0</text:p>
          </table:table-cell>
          <table:table-cell table:style-name="ce131" table:formula="of:=SUM([$'Check-List'.K63])" office:value-type="float" office:value="0" calcext:value-type="float">
            <text:p>0</text:p>
          </table:table-cell>
          <table:table-cell table:style-name="ce17"/>
          <table:table-cell table:style-name="ce101" table:number-columns-repeated="1016"/>
        </table:table-row>
        <table:table-row table:style-name="ro33">
          <table:table-cell table:style-name="ce112" table:formula="of:=IF([$'Check-List'.A64]=&quot;&quot;;&quot;-&quot;;[$'Check-List'.A64])" office:value-type="string" office:string-value="CONTINUIDADE DE SERVIÇO" calcext:value-type="string">
            <text:p>CONTINUIDADE DE SERVIÇO</text:p>
          </table:table-cell>
          <table:table-cell table:style-name="ce118" table:formula="of:=IF([$'Check-List'.B64]=&quot;&quot;;&quot;-&quot;;[$'Check-List'.B64])" office:value-type="string" office:string-value="2.4" calcext:value-type="string">
            <text:p>2.4</text:p>
          </table:table-cell>
          <table:table-cell table:style-name="ce40" table:formula="of:=IF([$'Check-List'.C64]=&quot;&quot;;&quot;-&quot;;[$'Check-List'.C64])" office:value-type="string" office:string-value="2.4 Agente de virtualização, caso o servidor seja virtual (Xentools, Vmtools)." calcext:value-type="string">
            <text:p>2.4 Agente de virtualização, caso o servidor seja virtual (Xentools, Vmtools).</text:p>
          </table:table-cell>
          <table:table-cell table:style-name="ce9" table:formula="of:=SUM([$'Check-List'.H64])" office:value-type="float" office:value="1" calcext:value-type="float">
            <text:p>1</text:p>
          </table:table-cell>
          <table:table-cell table:style-name="ce9" table:formula="of:=SUM([$'Check-List'.I64])" office:value-type="float" office:value="0" calcext:value-type="float">
            <text:p>0</text:p>
          </table:table-cell>
          <table:table-cell table:style-name="ce9" table:formula="of:=SUM([$'Check-List'.J64])" office:value-type="float" office:value="0" calcext:value-type="float">
            <text:p>0</text:p>
          </table:table-cell>
          <table:table-cell table:style-name="ce131" table:formula="of:=SUM([$'Check-List'.K64])" office:value-type="float" office:value="0" calcext:value-type="float">
            <text:p>0</text:p>
          </table:table-cell>
          <table:table-cell table:style-name="ce17"/>
          <table:table-cell table:style-name="ce101" table:number-columns-repeated="1016"/>
        </table:table-row>
        <table:table-row table:style-name="ro33">
          <table:table-cell table:style-name="ce112" table:formula="of:=IF([$'Check-List'.A65]=&quot;&quot;;&quot;-&quot;;[$'Check-List'.A65])" office:value-type="string" office:string-value="CONTINUIDADE DE SERVIÇO" calcext:value-type="string">
            <text:p>CONTINUIDADE DE SERVIÇO</text:p>
          </table:table-cell>
          <table:table-cell table:style-name="ce118" table:formula="of:=IF([$'Check-List'.B65]=&quot;&quot;;&quot;-&quot;;[$'Check-List'.B65])" office:value-type="string" office:string-value="2.5" calcext:value-type="string">
            <text:p>2.5</text:p>
          </table:table-cell>
          <table:table-cell table:style-name="ce40" table:formula="of:=IF([$'Check-List'.C65]=&quot;&quot;;&quot;-&quot;;[$'Check-List'.C65])" office:value-type="string" office:string-value="2.5 Instalação da última versão do dataprotector ou netbackup no servidor." calcext:value-type="string">
            <text:p>2.5 Instalação da última versão do dataprotector ou netbackup no servidor.</text:p>
          </table:table-cell>
          <table:table-cell table:style-name="ce9" table:formula="of:=SUM([$'Check-List'.H65])" office:value-type="float" office:value="0" calcext:value-type="float">
            <text:p>0</text:p>
          </table:table-cell>
          <table:table-cell table:style-name="ce9" table:formula="of:=SUM([$'Check-List'.I65])" office:value-type="float" office:value="1" calcext:value-type="float">
            <text:p>1</text:p>
          </table:table-cell>
          <table:table-cell table:style-name="ce9" table:formula="of:=SUM([$'Check-List'.J65])" office:value-type="float" office:value="0" calcext:value-type="float">
            <text:p>0</text:p>
          </table:table-cell>
          <table:table-cell table:style-name="ce131" table:formula="of:=SUM([$'Check-List'.K65])" office:value-type="float" office:value="0" calcext:value-type="float">
            <text:p>0</text:p>
          </table:table-cell>
          <table:table-cell table:style-name="ce17"/>
          <table:table-cell table:style-name="ce101" table:number-columns-repeated="1016"/>
        </table:table-row>
        <table:table-row table:style-name="ro33">
          <table:table-cell table:style-name="ce112" table:formula="of:=IF([$'Check-List'.A66]=&quot;&quot;;&quot;-&quot;;[$'Check-List'.A66])" office:value-type="string" office:string-value="CONTINUIDADE DE SERVIÇO" calcext:value-type="string">
            <text:p>CONTINUIDADE DE SERVIÇO</text:p>
          </table:table-cell>
          <table:table-cell table:style-name="ce118" table:formula="of:=IF([$'Check-List'.B66]=&quot;&quot;;&quot;-&quot;;[$'Check-List'.B66])" office:value-type="string" office:string-value="2.6" calcext:value-type="string">
            <text:p>2.6</text:p>
          </table:table-cell>
          <table:table-cell table:style-name="ce40" table:formula="of:=IF([$'Check-List'.C66]=&quot;&quot;;&quot;-&quot;;[$'Check-List'.C66])" office:value-type="string" office:string-value="2.6 Verificar a configuração dos DNS" calcext:value-type="string">
            <text:p>2.6 Verificar a configuração dos DNS</text:p>
          </table:table-cell>
          <table:table-cell table:style-name="ce9" table:formula="of:=SUM([$'Check-List'.H66])" office:value-type="float" office:value="1" calcext:value-type="float">
            <text:p>1</text:p>
          </table:table-cell>
          <table:table-cell table:style-name="ce9" table:formula="of:=SUM([$'Check-List'.I66])" office:value-type="float" office:value="0" calcext:value-type="float">
            <text:p>0</text:p>
          </table:table-cell>
          <table:table-cell table:style-name="ce9" table:formula="of:=SUM([$'Check-List'.J66])" office:value-type="float" office:value="0" calcext:value-type="float">
            <text:p>0</text:p>
          </table:table-cell>
          <table:table-cell table:style-name="ce131" table:formula="of:=SUM([$'Check-List'.K66])" office:value-type="float" office:value="0" calcext:value-type="float">
            <text:p>0</text:p>
          </table:table-cell>
          <table:table-cell table:style-name="ce17"/>
          <table:table-cell table:style-name="ce101" table:number-columns-repeated="1016"/>
        </table:table-row>
        <table:table-row table:style-name="ro42">
          <table:table-cell table:style-name="ce112" table:formula="of:=IF([$'Check-List'.A67]=&quot;&quot;;&quot;-&quot;;[$'Check-List'.A67])" office:value-type="string" office:string-value="CONTINUIDADE DE SERVIÇO" calcext:value-type="string">
            <text:p>CONTINUIDADE DE SERVIÇO</text:p>
          </table:table-cell>
          <table:table-cell table:style-name="ce118" table:formula="of:=IF([$'Check-List'.B67]=&quot;&quot;;&quot;-&quot;;[$'Check-List'.B67])" office:value-type="string" office:string-value="2.7" calcext:value-type="string">
            <text:p>2.7</text:p>
          </table:table-cell>
          <table:table-cell table:style-name="ce40" table:formula="of:=IF([$'Check-List'.C67]=&quot;&quot;;&quot;-&quot;;[$'Check-List'.C67])" office:value-type="string" office:string-value="2.7 Garantir a última versão do Sistema Operacional caso aplicação não necessite de um específico." calcext:value-type="string">
            <text:p>2.7 Garantir a última versão do Sistema Operacional caso aplicação não necessite de um específico.</text:p>
          </table:table-cell>
          <table:table-cell table:style-name="ce9" table:formula="of:=SUM([$'Check-List'.H67])" office:value-type="float" office:value="1" calcext:value-type="float">
            <text:p>1</text:p>
          </table:table-cell>
          <table:table-cell table:style-name="ce9" table:formula="of:=SUM([$'Check-List'.I67])" office:value-type="float" office:value="0" calcext:value-type="float">
            <text:p>0</text:p>
          </table:table-cell>
          <table:table-cell table:style-name="ce9" table:formula="of:=SUM([$'Check-List'.J67])" office:value-type="float" office:value="0" calcext:value-type="float">
            <text:p>0</text:p>
          </table:table-cell>
          <table:table-cell table:style-name="ce131" table:formula="of:=SUM([$'Check-List'.K67])" office:value-type="float" office:value="0" calcext:value-type="float">
            <text:p>0</text:p>
          </table:table-cell>
          <table:table-cell table:style-name="ce17"/>
          <table:table-cell table:style-name="ce101" table:number-columns-repeated="1016"/>
        </table:table-row>
        <table:table-row table:style-name="ro6">
          <table:table-cell table:style-name="ce112" table:formula="of:=IF([$'Check-List'.A68]=&quot;&quot;;&quot;-&quot;;[$'Check-List'.A68])" office:value-type="string" office:string-value="CONTINUIDADE DE SERVIÇO" calcext:value-type="string">
            <text:p>CONTINUIDADE DE SERVIÇO</text:p>
          </table:table-cell>
          <table:table-cell table:style-name="ce118" table:formula="of:=IF([$'Check-List'.B68]=&quot;&quot;;&quot;-&quot;;[$'Check-List'.B68])" office:value-type="string" office:string-value="2.8" calcext:value-type="string">
            <text:p>2.8</text:p>
          </table:table-cell>
          <table:table-cell table:style-name="ce40" table:formula="of:=IF([$'Check-List'.C68]=&quot;&quot;;&quot;-&quot;;[$'Check-List'.C68])" office:value-type="string" office:string-value="2.8 Alterar parâmetro &quot;per_source&quot; do xinetd para permitir várias instancias do Data Protector&#10;&#10;vim /etc/xinetd.d/omni &#10;&#10;per_source = UNLIMITED" calcext:value-type="string">
            <text:p>2.8 Alterar parâmetro "per_source" do xinetd para permitir várias instancias do Data Protector</text:p>
            <text:p/>
            <text:p>vim /etc/xinetd.d/omni </text:p>
            <text:p/>
            <text:p>per_source = UNLIMITED</text:p>
          </table:table-cell>
          <table:table-cell table:style-name="ce9" table:formula="of:=SUM([$'Check-List'.H68])" office:value-type="float" office:value="0" calcext:value-type="float">
            <text:p>0</text:p>
          </table:table-cell>
          <table:table-cell table:style-name="ce9" table:formula="of:=SUM([$'Check-List'.I68])" office:value-type="float" office:value="0" calcext:value-type="float">
            <text:p>0</text:p>
          </table:table-cell>
          <table:table-cell table:style-name="ce9" table:formula="of:=SUM([$'Check-List'.J68])" office:value-type="float" office:value="1" calcext:value-type="float">
            <text:p>1</text:p>
          </table:table-cell>
          <table:table-cell table:style-name="ce131" table:formula="of:=SUM([$'Check-List'.K68])" office:value-type="float" office:value="0" calcext:value-type="float">
            <text:p>0</text:p>
          </table:table-cell>
          <table:table-cell table:style-name="ce17"/>
          <table:table-cell table:style-name="ce101" table:number-columns-repeated="1016"/>
        </table:table-row>
        <table:table-row table:style-name="ro43">
          <table:table-cell table:style-name="ce112" table:formula="of:=IF([$'Check-List'.A69]=&quot;&quot;;&quot;-&quot;;[$'Check-List'.A69])" office:value-type="string" office:string-value="CONTINUIDADE DE SERVIÇO" calcext:value-type="string">
            <text:p>CONTINUIDADE DE SERVIÇO</text:p>
          </table:table-cell>
          <table:table-cell table:style-name="ce118" table:formula="of:=IF([$'Check-List'.B69]=&quot;&quot;;&quot;-&quot;;[$'Check-List'.B69])" office:value-type="string" office:string-value="2.9" calcext:value-type="string">
            <text:p>2.9</text:p>
          </table:table-cell>
          <table:table-cell table:style-name="ce40" table:formula="of:=IF([$'Check-List'.C69]=&quot;&quot;;&quot;-&quot;;[$'Check-List'.C69])" office:value-type="string" office:string-value="2.9 Incluir nas rotinas de backup.&#10;&#10;Diário 30 dias /etc - Backup inclemental diariamente de segunda a sábado.&#10;Semanal 30 dias /etc - Backup full realizado toda semana no domingo&#10;Diário 30 dias /var - Backup inclemental diariamente de segunda a sábado.&#10;Semanal 30 dias /var - Backup full realizado toda semana no domingo" calcext:value-type="string">
            <text:p>2.9 Incluir nas rotinas de backup.</text:p>
            <text:p/>
            <text:p>Diário 30 dias /etc - Backup inclemental diariamente de segunda a sábado.</text:p>
            <text:p>Semanal 30 dias /etc - Backup full realizado toda semana no domingo</text:p>
            <text:p>Diário 30 dias /var - Backup inclemental diariamente de segunda a sábado.</text:p>
            <text:p>Semanal 30 dias /var - Backup full realizado toda semana no domingo</text:p>
          </table:table-cell>
          <table:table-cell table:style-name="ce9" table:formula="of:=SUM([$'Check-List'.H69])" office:value-type="float" office:value="0" calcext:value-type="float">
            <text:p>0</text:p>
          </table:table-cell>
          <table:table-cell table:style-name="ce9" table:formula="of:=SUM([$'Check-List'.I69])" office:value-type="float" office:value="0" calcext:value-type="float">
            <text:p>0</text:p>
          </table:table-cell>
          <table:table-cell table:style-name="ce9" table:formula="of:=SUM([$'Check-List'.J69])" office:value-type="float" office:value="1" calcext:value-type="float">
            <text:p>1</text:p>
          </table:table-cell>
          <table:table-cell table:style-name="ce131" table:formula="of:=SUM([$'Check-List'.K69])" office:value-type="float" office:value="0" calcext:value-type="float">
            <text:p>0</text:p>
          </table:table-cell>
          <table:table-cell table:style-name="ce17"/>
          <table:table-cell table:style-name="ce101" table:number-columns-repeated="1016"/>
        </table:table-row>
        <table:table-row table:style-name="ro33">
          <table:table-cell table:style-name="ce112" table:formula="of:=IF([$'Check-List'.A70]=&quot;&quot;;&quot;-&quot;;[$'Check-List'.A70])" office:value-type="string" office:string-value="CONTINUIDADE DE SERVIÇO" calcext:value-type="string">
            <text:p>CONTINUIDADE DE SERVIÇO</text:p>
          </table:table-cell>
          <table:table-cell table:style-name="ce118" table:formula="of:=IF([$'Check-List'.B70]=&quot;&quot;;&quot;-&quot;;[$'Check-List'.B70])" office:value-type="string" office:string-value="2.10" calcext:value-type="string">
            <text:p>2.10</text:p>
          </table:table-cell>
          <table:table-cell table:style-name="ce40" table:formula="of:=IF([$'Check-List'.C70]=&quot;&quot;;&quot;-&quot;;[$'Check-List'.C70])" office:value-type="string" office:string-value="2.10 Eliminar usuários genéricos" calcext:value-type="string">
            <text:p>2.10 Eliminar usuários genéricos</text:p>
          </table:table-cell>
          <table:table-cell table:style-name="ce9" table:formula="of:=SUM([$'Check-List'.H70])" office:value-type="float" office:value="1" calcext:value-type="float">
            <text:p>1</text:p>
          </table:table-cell>
          <table:table-cell table:style-name="ce9" table:formula="of:=SUM([$'Check-List'.I70])" office:value-type="float" office:value="0" calcext:value-type="float">
            <text:p>0</text:p>
          </table:table-cell>
          <table:table-cell table:style-name="ce9" table:formula="of:=SUM([$'Check-List'.J70])" office:value-type="float" office:value="0" calcext:value-type="float">
            <text:p>0</text:p>
          </table:table-cell>
          <table:table-cell table:style-name="ce131" table:formula="of:=SUM([$'Check-List'.K70])" office:value-type="float" office:value="0" calcext:value-type="float">
            <text:p>0</text:p>
          </table:table-cell>
          <table:table-cell table:style-name="ce17"/>
          <table:table-cell table:style-name="ce101" table:number-columns-repeated="1016"/>
        </table:table-row>
        <table:table-row table:style-name="ro2">
          <table:table-cell table:style-name="ce112" table:formula="of:=IF([$'Check-List'.A71]=&quot;&quot;;&quot;-&quot;;[$'Check-List'.A71])" office:value-type="string" office:string-value="CONTINUIDADE DE SERVIÇO" calcext:value-type="string">
            <text:p>CONTINUIDADE DE SERVIÇO</text:p>
          </table:table-cell>
          <table:table-cell table:style-name="ce118" table:formula="of:=IF([$'Check-List'.B71]=&quot;&quot;;&quot;-&quot;;[$'Check-List'.B71])" office:value-type="string" office:string-value="2.11" calcext:value-type="string">
            <text:p>2.11</text:p>
          </table:table-cell>
          <table:table-cell table:style-name="ce40" table:formula="of:=IF([$'Check-List'.C71]=&quot;&quot;;&quot;-&quot;;[$'Check-List'.C71])" office:value-type="string" office:string-value="2.11 Efetuar antecipadamente a configuração de horário de verão no sistema operacional" calcext:value-type="string">
            <text:p>2.11 Efetuar antecipadamente a configuração de horário de verão no sistema operacional</text:p>
          </table:table-cell>
          <table:table-cell table:style-name="ce9" table:formula="of:=SUM([$'Check-List'.H71])" office:value-type="float" office:value="0" calcext:value-type="float">
            <text:p>0</text:p>
          </table:table-cell>
          <table:table-cell table:style-name="ce9" table:formula="of:=SUM([$'Check-List'.I71])" office:value-type="float" office:value="0" calcext:value-type="float">
            <text:p>0</text:p>
          </table:table-cell>
          <table:table-cell table:style-name="ce9" table:formula="of:=SUM([$'Check-List'.J71])" office:value-type="float" office:value="1" calcext:value-type="float">
            <text:p>1</text:p>
          </table:table-cell>
          <table:table-cell table:style-name="ce131" table:formula="of:=SUM([$'Check-List'.K71])" office:value-type="float" office:value="0" calcext:value-type="float">
            <text:p>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Check-List'.J70])" office:value-type="float" office:value="0" calcext:value-type="float">
            <text:p>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Check-List'.A70]=&quot;&quot;;&quot;-&quot;;[$'Check-List'.A70])" office:value-type="string" office:string-value="CONTINUIDADE DE SERVIÇO" calcext:value-type="string">
            <text:p>CONTINUIDADE DE SERVIÇO</text:p>
          </table:table-cell>
          <table:table-cell table:style-name="ce25" table:formula="of:=IF([$'Check-List'.B70]=&quot;&quot;;&quot;-&quot;;[$'Check-List'.B70])" office:value-type="string" office:string-value="2.10" calcext:value-type="string">
            <text:p>2.10</text:p>
          </table:table-cell>
          <table:table-cell table:style-name="ce124" table:formula="of:=IF([$'Check-List'.C70]=&quot;&quot;;&quot;-&quot;;[$'Check-List'.C70])" office:value-type="string" office:string-value="2.10 Eliminar usuários genéricos" calcext:value-type="string">
            <text:p>2.10 Eliminar usuários genéricos</text:p>
          </table:table-cell>
          <table:table-cell table:style-name="ce9" table:formula="of:=SUM([$'Check-List'.H70];;;;;;;;;;;;;;)" office:value-type="string" office:string-value="" calcext:value-type="error">
            <text:p>Erro:520</text:p>
          </table:table-cell>
          <table:table-cell table:style-name="ce9" table:formula="of:=SUM([$'Check-List'.I70];;;;;;;;;;;;;;)" office:value-type="string" office:string-value="" calcext:value-type="error">
            <text:p>Erro:520</text:p>
          </table:table-cell>
          <table:table-cell table:style-name="ce9" table:formula="of:=SUM([$'Check-List'.J71])" office:value-type="float" office:value="1" calcext:value-type="float">
            <text:p>1</text:p>
          </table:table-cell>
          <table:table-cell table:style-name="ce131" table:formula="of:=SUM([$'Check-List'.K70];;;;;;;;;;;;;;)"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Check-List'.A71]=&quot;&quot;;&quot;-&quot;;[$'Check-List'.A71])" office:value-type="string" office:string-value="CONTINUIDADE DE SERVIÇO" calcext:value-type="string">
            <text:p>CONTINUIDADE DE SERVIÇO</text:p>
          </table:table-cell>
          <table:table-cell table:style-name="ce25" table:formula="of:=IF([$'Check-List'.B71]=&quot;&quot;;&quot;-&quot;;[$'Check-List'.B71])" office:value-type="string" office:string-value="2.11" calcext:value-type="string">
            <text:p>2.11</text:p>
          </table:table-cell>
          <table:table-cell table:style-name="ce124" table:formula="of:=IF([$'Check-List'.C71]=&quot;&quot;;&quot;-&quot;;[$'Check-List'.C71])" office:value-type="string" office:string-value="2.11 Efetuar antecipadamente a configuração de horário de verão no sistema operacional" calcext:value-type="string">
            <text:p>2.11 Efetuar antecipadamente a configuração de horário de verão no sistema operacional</text:p>
          </table:table-cell>
          <table:table-cell table:style-name="ce9" table:formula="of:=SUM([$'Check-List'.H71];;;;;;;;;;;;;;)" office:value-type="string" office:string-value="" calcext:value-type="error">
            <text:p>Erro:520</text:p>
          </table:table-cell>
          <table:table-cell table:style-name="ce9" table:formula="of:=SUM([$'Check-List'.I71];;;;;;;;;;;;;;)" office:value-type="string" office:string-value="" calcext:value-type="error">
            <text:p>Erro:520</text:p>
          </table:table-cell>
          <table:table-cell table:style-name="ce9" table:formula="of:=SUM([#REF!])" office:value-type="string" office:string-value="" calcext:value-type="error">
            <text:p>#REF!</text:p>
          </table:table-cell>
          <table:table-cell table:style-name="ce131" table:formula="of:=SUM([$'Check-List'.K71];;;;;;;;;;;;;;)"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REF!</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REF!</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REF!</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REF!</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REF!</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REF!</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REF!</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REF!</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REF!</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2" table:visibility="collapse">
          <table:table-cell table:style-name="ce113"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Check-List'.J72])" office:value-type="float" office:value="0" calcext:value-type="float">
            <text:p>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7">
          <table:table-cell table:style-name="ce11" table:formula="of:=[$'Check-List'.A$9]" office:value-type="string" office:string-value="Categorias" calcext:value-type="string">
            <text:p>Categorias</text:p>
          </table:table-cell>
          <table:table-cell table:style-name="ce11" table:formula="of:=[$'Check-List'.B$9]" office:value-type="string" office:string-value="Cód." calcext:value-type="string">
            <text:p>Cód.</text:p>
          </table:table-cell>
          <table:table-cell table:style-name="ce11" table:formula="of:=[$'Check-List'.C$9]" office:value-type="string" office:string-value="Itens" calcext:value-type="string">
            <text:p>Itens</text:p>
          </table:table-cell>
          <table:table-cell table:style-name="ce3" office:value-type="string" calcext:value-type="string">
            <text:p>Conforme</text:p>
          </table:table-cell>
          <table:table-cell table:style-name="ce3" office:value-type="string" calcext:value-type="string">
            <text:p>Não Conforme</text:p>
          </table:table-cell>
          <table:table-cell table:style-name="ce3" office:value-type="string" calcext:value-type="string">
            <text:p>Não se Aplica</text:p>
          </table:table-cell>
          <table:table-cell table:style-name="ce3" office:value-type="string" calcext:value-type="string">
            <text:p>Críticos</text:p>
          </table:table-cell>
          <table:table-cell table:style-name="ce95"/>
          <table:table-cell table:style-name="ce102" table:number-columns-repeated="1016"/>
        </table:table-row>
        <table:table-row table:style-name="ro33">
          <table:table-cell table:style-name="ce111" table:formula="of:=IF([$'Check-List'.A73]=&quot;&quot;;&quot;-&quot;;[$'Check-List'.A73])" office:value-type="string" office:string-value="DESEMPENHO NAGIOS" calcext:value-type="string">
            <text:p>DESEMPENHO NAGIOS</text:p>
          </table:table-cell>
          <table:table-cell table:style-name="ce119" table:formula="of:=IF([$'Check-List'.B73]=&quot;&quot;;&quot;-&quot;;[$'Check-List'.B73])" office:value-type="string" office:string-value="3.1" calcext:value-type="string">
            <text:p>3.1</text:p>
          </table:table-cell>
          <table:table-cell table:style-name="ce43" table:formula="of:=IF([$'Check-List'.C73]=&quot;&quot;;&quot;-&quot;;[$'Check-List'.C73])" office:value-type="string" office:string-value="3.1 CPU" calcext:value-type="string">
            <text:p>3.1 CPU</text:p>
          </table:table-cell>
          <table:table-cell table:style-name="ce9" table:formula="of:=SUM([$'Check-List'.H73])" office:value-type="float" office:value="1" calcext:value-type="float">
            <text:p>1</text:p>
          </table:table-cell>
          <table:table-cell table:style-name="ce9" table:formula="of:=SUM([$'Check-List'.I73])" office:value-type="float" office:value="0" calcext:value-type="float">
            <text:p>0</text:p>
          </table:table-cell>
          <table:table-cell table:style-name="ce9" table:formula="of:=SUM([$'Check-List'.J73])" office:value-type="float" office:value="0" calcext:value-type="float">
            <text:p>0</text:p>
          </table:table-cell>
          <table:table-cell table:style-name="ce131" table:formula="of:=SUM([$'Check-List'.K73])" office:value-type="float" office:value="0" calcext:value-type="float">
            <text:p>0</text:p>
          </table:table-cell>
          <table:table-cell table:style-name="ce17"/>
          <table:table-cell table:style-name="ce101" table:number-columns-repeated="1016"/>
        </table:table-row>
        <table:table-row table:style-name="ro33">
          <table:table-cell table:style-name="ce111" table:formula="of:=IF([$'Check-List'.A74]=&quot;&quot;;&quot;-&quot;;[$'Check-List'.A74])" office:value-type="string" office:string-value="DESEMPENHO NAGIOS" calcext:value-type="string">
            <text:p>DESEMPENHO NAGIOS</text:p>
          </table:table-cell>
          <table:table-cell table:style-name="ce119" table:formula="of:=IF([$'Check-List'.B74]=&quot;&quot;;&quot;-&quot;;[$'Check-List'.B74])" office:value-type="string" office:string-value="3.2" calcext:value-type="string">
            <text:p>3.2</text:p>
          </table:table-cell>
          <table:table-cell table:style-name="ce43" table:formula="of:=IF([$'Check-List'.C74]=&quot;&quot;;&quot;-&quot;;[$'Check-List'.C74])" office:value-type="string" office:string-value="3.2 Memória Física" calcext:value-type="string">
            <text:p>3.2 Memória Física</text:p>
          </table:table-cell>
          <table:table-cell table:style-name="ce9" table:formula="of:=SUM([$'Check-List'.H74])" office:value-type="float" office:value="1" calcext:value-type="float">
            <text:p>1</text:p>
          </table:table-cell>
          <table:table-cell table:style-name="ce9" table:formula="of:=SUM([$'Check-List'.I74])" office:value-type="float" office:value="0" calcext:value-type="float">
            <text:p>0</text:p>
          </table:table-cell>
          <table:table-cell table:style-name="ce9" table:formula="of:=SUM([$'Check-List'.J74])" office:value-type="float" office:value="0" calcext:value-type="float">
            <text:p>0</text:p>
          </table:table-cell>
          <table:table-cell table:style-name="ce131" table:formula="of:=SUM([$'Check-List'.K74])" office:value-type="float" office:value="0" calcext:value-type="float">
            <text:p>0</text:p>
          </table:table-cell>
          <table:table-cell table:style-name="ce17"/>
          <table:table-cell table:style-name="ce101" table:number-columns-repeated="1016"/>
        </table:table-row>
        <table:table-row table:style-name="ro33">
          <table:table-cell table:style-name="ce111" table:formula="of:=IF([$'Check-List'.A75]=&quot;&quot;;&quot;-&quot;;[$'Check-List'.A75])" office:value-type="string" office:string-value="DESEMPENHO NAGIOS" calcext:value-type="string">
            <text:p>DESEMPENHO NAGIOS</text:p>
          </table:table-cell>
          <table:table-cell table:style-name="ce119" table:formula="of:=IF([$'Check-List'.B75]=&quot;&quot;;&quot;-&quot;;[$'Check-List'.B75])" office:value-type="string" office:string-value="3.3" calcext:value-type="string">
            <text:p>3.3</text:p>
          </table:table-cell>
          <table:table-cell table:style-name="ce43" table:formula="of:=IF([$'Check-List'.C75]=&quot;&quot;;&quot;-&quot;;[$'Check-List'.C75])" office:value-type="string" office:string-value="3.3 Memória Swap" calcext:value-type="string">
            <text:p>3.3 Memória Swap</text:p>
          </table:table-cell>
          <table:table-cell table:style-name="ce9" table:formula="of:=SUM([$'Check-List'.H75])" office:value-type="float" office:value="1" calcext:value-type="float">
            <text:p>1</text:p>
          </table:table-cell>
          <table:table-cell table:style-name="ce9" table:formula="of:=SUM([$'Check-List'.I75])" office:value-type="float" office:value="0" calcext:value-type="float">
            <text:p>0</text:p>
          </table:table-cell>
          <table:table-cell table:style-name="ce9" table:formula="of:=SUM([$'Check-List'.J75])" office:value-type="float" office:value="0" calcext:value-type="float">
            <text:p>0</text:p>
          </table:table-cell>
          <table:table-cell table:style-name="ce131" table:formula="of:=SUM([$'Check-List'.K75])" office:value-type="float" office:value="0" calcext:value-type="float">
            <text:p>0</text:p>
          </table:table-cell>
          <table:table-cell table:style-name="ce17"/>
          <table:table-cell table:style-name="ce101" table:number-columns-repeated="1016"/>
        </table:table-row>
        <table:table-row table:style-name="ro33">
          <table:table-cell table:style-name="ce111" table:formula="of:=IF([$'Check-List'.A76]=&quot;&quot;;&quot;-&quot;;[$'Check-List'.A76])" office:value-type="string" office:string-value="DESEMPENHO NAGIOS" calcext:value-type="string">
            <text:p>DESEMPENHO NAGIOS</text:p>
          </table:table-cell>
          <table:table-cell table:style-name="ce119" table:formula="of:=IF([$'Check-List'.B76]=&quot;&quot;;&quot;-&quot;;[$'Check-List'.B76])" office:value-type="string" office:string-value="3.4" calcext:value-type="string">
            <text:p>3.4</text:p>
          </table:table-cell>
          <table:table-cell table:style-name="ce43" table:formula="of:=IF([$'Check-List'.C76]=&quot;&quot;;&quot;-&quot;;[$'Check-List'.C76])" office:value-type="string" office:string-value="3.4 Consumo de Disco" calcext:value-type="string">
            <text:p>3.4 Consumo de Disco</text:p>
          </table:table-cell>
          <table:table-cell table:style-name="ce9" table:formula="of:=SUM([$'Check-List'.H76])" office:value-type="float" office:value="1" calcext:value-type="float">
            <text:p>1</text:p>
          </table:table-cell>
          <table:table-cell table:style-name="ce9" table:formula="of:=SUM([$'Check-List'.I76])" office:value-type="float" office:value="0" calcext:value-type="float">
            <text:p>0</text:p>
          </table:table-cell>
          <table:table-cell table:style-name="ce9" table:formula="of:=SUM([$'Check-List'.J76])" office:value-type="float" office:value="0" calcext:value-type="float">
            <text:p>0</text:p>
          </table:table-cell>
          <table:table-cell table:style-name="ce131" table:formula="of:=SUM([$'Check-List'.K76])" office:value-type="float" office:value="0" calcext:value-type="float">
            <text:p>0</text:p>
          </table:table-cell>
          <table:table-cell table:style-name="ce17"/>
          <table:table-cell table:style-name="ce101" table:number-columns-repeated="1016"/>
        </table:table-row>
        <table:table-row table:style-name="ro33">
          <table:table-cell table:style-name="ce111" table:formula="of:=IF([$'Check-List'.A77]=&quot;&quot;;&quot;-&quot;;[$'Check-List'.A77])" office:value-type="string" office:string-value="DESEMPENHO NAGIOS" calcext:value-type="string">
            <text:p>DESEMPENHO NAGIOS</text:p>
          </table:table-cell>
          <table:table-cell table:style-name="ce119" table:formula="of:=IF([$'Check-List'.B77]=&quot;&quot;;&quot;-&quot;;[$'Check-List'.B77])" office:value-type="string" office:string-value="3.5" calcext:value-type="string">
            <text:p>3.5</text:p>
          </table:table-cell>
          <table:table-cell table:style-name="ce43" table:formula="of:=IF([$'Check-List'.C77]=&quot;&quot;;&quot;-&quot;;[$'Check-List'.C77])" office:value-type="string" office:string-value="3.5 Taxa de utilização de Disco" calcext:value-type="string">
            <text:p>3.5 Taxa de utilização de Disco</text:p>
          </table:table-cell>
          <table:table-cell table:style-name="ce9" table:formula="of:=SUM([$'Check-List'.H77])" office:value-type="float" office:value="1" calcext:value-type="float">
            <text:p>1</text:p>
          </table:table-cell>
          <table:table-cell table:style-name="ce9" table:formula="of:=SUM([$'Check-List'.I77])" office:value-type="float" office:value="0" calcext:value-type="float">
            <text:p>0</text:p>
          </table:table-cell>
          <table:table-cell table:style-name="ce9" table:formula="of:=SUM([$'Check-List'.J77])" office:value-type="float" office:value="0" calcext:value-type="float">
            <text:p>0</text:p>
          </table:table-cell>
          <table:table-cell table:style-name="ce131" table:formula="of:=SUM([$'Check-List'.K77])" office:value-type="float" office:value="0" calcext:value-type="float">
            <text:p>0</text:p>
          </table:table-cell>
          <table:table-cell table:style-name="ce17"/>
          <table:table-cell table:style-name="ce101" table:number-columns-repeated="1016"/>
        </table:table-row>
        <table:table-row table:style-name="ro33">
          <table:table-cell table:style-name="ce111" table:formula="of:=IF([$'Check-List'.A78]=&quot;&quot;;&quot;-&quot;;[$'Check-List'.A78])" office:value-type="string" office:string-value="DESEMPENHO NAGIOS" calcext:value-type="string">
            <text:p>DESEMPENHO NAGIOS</text:p>
          </table:table-cell>
          <table:table-cell table:style-name="ce119" table:formula="of:=IF([$'Check-List'.B78]=&quot;&quot;;&quot;-&quot;;[$'Check-List'.B78])" office:value-type="string" office:string-value="3.6" calcext:value-type="string">
            <text:p>3.6</text:p>
          </table:table-cell>
          <table:table-cell table:style-name="ce43" table:formula="of:=IF([$'Check-List'.C78]=&quot;&quot;;&quot;-&quot;;[$'Check-List'.C78])" office:value-type="string" office:string-value="3.6 Utilização de Rede" calcext:value-type="string">
            <text:p>3.6 Utilização de Rede</text:p>
          </table:table-cell>
          <table:table-cell table:style-name="ce9" table:formula="of:=SUM([$'Check-List'.H78])" office:value-type="float" office:value="1" calcext:value-type="float">
            <text:p>1</text:p>
          </table:table-cell>
          <table:table-cell table:style-name="ce9" table:formula="of:=SUM([$'Check-List'.I78])" office:value-type="float" office:value="0" calcext:value-type="float">
            <text:p>0</text:p>
          </table:table-cell>
          <table:table-cell table:style-name="ce9" table:formula="of:=SUM([$'Check-List'.J78])" office:value-type="float" office:value="0" calcext:value-type="float">
            <text:p>0</text:p>
          </table:table-cell>
          <table:table-cell table:style-name="ce131" table:formula="of:=SUM([$'Check-List'.K78])" office:value-type="float" office:value="0" calcext:value-type="float">
            <text:p>0</text:p>
          </table:table-cell>
          <table:table-cell table:style-name="ce17"/>
          <table:table-cell table:style-name="ce101" table:number-columns-repeated="1016"/>
        </table:table-row>
        <table:table-row table:style-name="ro2">
          <table:table-cell table:style-name="ce111" table:formula="of:=IF([$'Check-List'.A79]=&quot;&quot;;&quot;-&quot;;[$'Check-List'.A79])" office:value-type="string" office:string-value="DESEMPENHO NAGIOS" calcext:value-type="string">
            <text:p>DESEMPENHO NAGIOS</text:p>
          </table:table-cell>
          <table:table-cell table:style-name="ce119" table:formula="of:=IF([$'Check-List'.B79]=&quot;&quot;;&quot;-&quot;;[$'Check-List'.B79])" office:value-type="string" office:string-value="3.7" calcext:value-type="string">
            <text:p>3.7</text:p>
          </table:table-cell>
          <table:table-cell table:style-name="ce43" table:formula="of:=IF([$'Check-List'.C79]=&quot;&quot;;&quot;-&quot;;[$'Check-List'.C79])" office:value-type="string" office:string-value="3.7 Sistema UP/DOWN" calcext:value-type="string">
            <text:p>3.7 Sistema UP/DOWN</text:p>
          </table:table-cell>
          <table:table-cell table:style-name="ce9" table:formula="of:=SUM([$'Check-List'.H79])" office:value-type="float" office:value="1" calcext:value-type="float">
            <text:p>1</text:p>
          </table:table-cell>
          <table:table-cell table:style-name="ce9" table:formula="of:=SUM([$'Check-List'.I79])" office:value-type="float" office:value="0" calcext:value-type="float">
            <text:p>0</text:p>
          </table:table-cell>
          <table:table-cell table:style-name="ce9" table:formula="of:=SUM([$'Check-List'.J79])" office:value-type="float" office:value="0" calcext:value-type="float">
            <text:p>0</text:p>
          </table:table-cell>
          <table:table-cell table:style-name="ce131" table:formula="of:=SUM([$'Check-List'.K79])" office:value-type="float" office:value="0" calcext:value-type="float">
            <text:p>0</text:p>
          </table:table-cell>
          <table:table-cell table:style-name="ce17"/>
          <table:table-cell table:style-name="ce101" table:number-columns-repeated="1016"/>
        </table:table-row>
        <table:table-row table:style-name="ro33" table:visibility="collapse">
          <table:table-cell table:style-name="ce111" table:formula="of:=IF([$'Check-List'.A79]=&quot;&quot;;&quot;-&quot;;[$'Check-List'.A79])" office:value-type="string" office:string-value="DESEMPENHO NAGIOS" calcext:value-type="string">
            <text:p>DESEMPENHO NAGIOS</text:p>
          </table:table-cell>
          <table:table-cell table:style-name="ce25" table:formula="of:=IF([$'Check-List'.B79]=&quot;&quot;;&quot;-&quot;;[$'Check-List'.B79])" office:value-type="string" office:string-value="3.7" calcext:value-type="string">
            <text:p>3.7</text:p>
          </table:table-cell>
          <table:table-cell table:style-name="ce124" table:formula="of:=IF([$'Check-List'.C79]=&quot;&quot;;&quot;-&quot;;[$'Check-List'.C79])" office:value-type="string" office:string-value="3.7 Sistema UP/DOWN" calcext:value-type="string">
            <text:p>3.7 Sistema UP/DOWN</text:p>
          </table:table-cell>
          <table:table-cell table:style-name="ce9" table:formula="of:=SUM([$'Check-List'.H79];;;;;;;;;;;;;;)" office:value-type="string" office:string-value="" calcext:value-type="error">
            <text:p>Erro:520</text:p>
          </table:table-cell>
          <table:table-cell table:style-name="ce9" table:formula="of:=SUM([$'Check-List'.I79];;;;;;;;;;;;;;)" office:value-type="string" office:string-value="" calcext:value-type="error">
            <text:p>Erro:520</text:p>
          </table:table-cell>
          <table:table-cell table:style-name="ce9" table:formula="of:=SUM([$'Check-List'.J79];;;;;;;;;;;;;;)" office:value-type="string" office:string-value="" calcext:value-type="error">
            <text:p>Erro:520</text:p>
          </table:table-cell>
          <table:table-cell table:style-name="ce131" table:formula="of:=SUM([$'Check-List'.K79];;;;;;;;;;;;;;)"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7"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95"/>
          <table:table-cell table:style-name="ce102" table:number-columns-repeated="1016"/>
        </table:table-row>
        <table:table-row table:style-name="ro7">
          <table:table-cell table:style-name="ce11" table:formula="of:=[$'Check-List'.A$9]" office:value-type="string" office:string-value="Categorias" calcext:value-type="string">
            <text:p>Categorias</text:p>
          </table:table-cell>
          <table:table-cell table:style-name="ce11" table:formula="of:=[$'Check-List'.B$9]" office:value-type="string" office:string-value="Cód." calcext:value-type="string">
            <text:p>Cód.</text:p>
          </table:table-cell>
          <table:table-cell table:style-name="ce11" table:formula="of:=[$'Check-List'.C$9]" office:value-type="string" office:string-value="Itens" calcext:value-type="string">
            <text:p>Itens</text:p>
          </table:table-cell>
          <table:table-cell table:style-name="ce3" office:value-type="string" calcext:value-type="string">
            <text:p>Conforme</text:p>
          </table:table-cell>
          <table:table-cell table:style-name="ce3" office:value-type="string" calcext:value-type="string">
            <text:p>Não Conforme</text:p>
          </table:table-cell>
          <table:table-cell table:style-name="ce3" office:value-type="string" calcext:value-type="string">
            <text:p>Não se Aplica</text:p>
          </table:table-cell>
          <table:table-cell table:style-name="ce3" office:value-type="string" calcext:value-type="string">
            <text:p>Críticos</text:p>
          </table:table-cell>
          <table:table-cell table:style-name="ce95"/>
          <table:table-cell table:style-name="ce102" table:number-columns-repeated="1016"/>
        </table:table-row>
        <table:table-row table:style-name="ro33">
          <table:table-cell table:style-name="ce111" table:formula="of:=IF([$'Check-List'.A81]=&quot;&quot;;&quot;-&quot;;[$'Check-List'.A81])" office:value-type="string" office:string-value="DOCUMENTAÇÃO DO PROJETO" calcext:value-type="string">
            <text:p>DOCUMENTAÇÃO DO PROJETO</text:p>
          </table:table-cell>
          <table:table-cell table:style-name="ce120" table:formula="of:=IF([$'Check-List'.B81]=&quot;&quot;;&quot;-&quot;;[$'Check-List'.B81])" office:value-type="string" office:string-value="4.1" calcext:value-type="string">
            <text:p>4.1</text:p>
          </table:table-cell>
          <table:table-cell table:style-name="ce43" table:formula="of:=IF([$'Check-List'.C81]=&quot;&quot;;&quot;-&quot;;[$'Check-List'.C81])" office:value-type="string" office:string-value="4.1 Formulário de Instalação da Aplicação (caso aplicação instalada e configurada pela Adminitração Linux CTI)" calcext:value-type="string">
            <text:p>4.1 Formulário de Instalação da Aplicação (caso aplicação instalada e configurada pela Adminitração Linux CTI)</text:p>
          </table:table-cell>
          <table:table-cell table:style-name="ce9" table:formula="of:=SUM([$'Check-List'.H81])" office:value-type="float" office:value="1" calcext:value-type="float">
            <text:p>1</text:p>
          </table:table-cell>
          <table:table-cell table:style-name="ce9" table:formula="of:=SUM([$'Check-List'.I81])" office:value-type="float" office:value="0" calcext:value-type="float">
            <text:p>0</text:p>
          </table:table-cell>
          <table:table-cell table:style-name="ce9" table:formula="of:=SUM([$'Check-List'.J81])" office:value-type="float" office:value="0" calcext:value-type="float">
            <text:p>0</text:p>
          </table:table-cell>
          <table:table-cell table:style-name="ce131" table:formula="of:=SUM([$'Check-List'.K81])" office:value-type="float" office:value="0" calcext:value-type="float">
            <text:p>0</text:p>
          </table:table-cell>
          <table:table-cell table:style-name="ce17"/>
          <table:table-cell table:style-name="ce101" table:number-columns-repeated="1016"/>
        </table:table-row>
        <table:table-row table:style-name="ro33">
          <table:table-cell table:style-name="ce111" table:formula="of:=IF([$'Check-List'.A82]=&quot;&quot;;&quot;-&quot;;[$'Check-List'.A82])" office:value-type="string" office:string-value="DOCUMENTAÇÃO DO PROJETO" calcext:value-type="string">
            <text:p>DOCUMENTAÇÃO DO PROJETO</text:p>
          </table:table-cell>
          <table:table-cell table:style-name="ce120" table:formula="of:=IF([$'Check-List'.B82]=&quot;&quot;;&quot;-&quot;;[$'Check-List'.B82])" office:value-type="string" office:string-value="4.2" calcext:value-type="string">
            <text:p>4.2</text:p>
          </table:table-cell>
          <table:table-cell table:style-name="ce43" table:formula="of:=IF([$'Check-List'.C82]=&quot;&quot;;&quot;-&quot;;[$'Check-List'.C82])" office:value-type="string" office:string-value="4.2 Formulário de Instalação do Sistema Operacional" calcext:value-type="string">
            <text:p>4.2 Formulário de Instalação do Sistema Operacional</text:p>
          </table:table-cell>
          <table:table-cell table:style-name="ce9" table:formula="of:=SUM([$'Check-List'.H82])" office:value-type="float" office:value="1" calcext:value-type="float">
            <text:p>1</text:p>
          </table:table-cell>
          <table:table-cell table:style-name="ce9" table:formula="of:=SUM([$'Check-List'.I82])" office:value-type="float" office:value="0" calcext:value-type="float">
            <text:p>0</text:p>
          </table:table-cell>
          <table:table-cell table:style-name="ce9" table:formula="of:=SUM([$'Check-List'.J82])" office:value-type="float" office:value="0" calcext:value-type="float">
            <text:p>0</text:p>
          </table:table-cell>
          <table:table-cell table:style-name="ce131" table:formula="of:=SUM([$'Check-List'.K82])" office:value-type="float" office:value="0" calcext:value-type="float">
            <text:p>0</text:p>
          </table:table-cell>
          <table:table-cell table:style-name="ce17"/>
          <table:table-cell table:style-name="ce101" table:number-columns-repeated="1016"/>
        </table:table-row>
        <table:table-row table:style-name="ro2">
          <table:table-cell table:style-name="ce111" table:formula="of:=IF([$'Check-List'.A83]=&quot;&quot;;&quot;-&quot;;[$'Check-List'.A83])" office:value-type="string" office:string-value="DOCUMENTAÇÃO DO PROJETO" calcext:value-type="string">
            <text:p>DOCUMENTAÇÃO DO PROJETO</text:p>
          </table:table-cell>
          <table:table-cell table:style-name="ce120" table:formula="of:=IF([$'Check-List'.B83]=&quot;&quot;;&quot;-&quot;;[$'Check-List'.B83])" office:value-type="string" office:string-value="4.3" calcext:value-type="string">
            <text:p>4.3</text:p>
          </table:table-cell>
          <table:table-cell table:style-name="ce43" table:formula="of:=IF([$'Check-List'.C83]=&quot;&quot;;&quot;-&quot;;[$'Check-List'.C83])" office:value-type="string" office:string-value="4.3 Detalhamento Tecnico" calcext:value-type="string">
            <text:p>4.3 Detalhamento Tecnico</text:p>
          </table:table-cell>
          <table:table-cell table:style-name="ce9" table:formula="of:=SUM([$'Check-List'.H83])" office:value-type="float" office:value="1" calcext:value-type="float">
            <text:p>1</text:p>
          </table:table-cell>
          <table:table-cell table:style-name="ce9" table:formula="of:=SUM([$'Check-List'.I83])" office:value-type="float" office:value="0" calcext:value-type="float">
            <text:p>0</text:p>
          </table:table-cell>
          <table:table-cell table:style-name="ce9" table:formula="of:=SUM([$'Check-List'.J83])" office:value-type="float" office:value="0" calcext:value-type="float">
            <text:p>0</text:p>
          </table:table-cell>
          <table:table-cell table:style-name="ce131" table:formula="of:=SUM([$'Check-List'.K83])" office:value-type="float" office:value="0" calcext:value-type="float">
            <text:p>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7"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95"/>
          <table:table-cell table:style-name="ce102" table:number-columns-repeated="1016"/>
        </table:table-row>
        <table:table-row table:style-name="ro7">
          <table:table-cell table:style-name="ce11" table:formula="of:=[$'Check-List'.A$9]" office:value-type="string" office:string-value="Categorias" calcext:value-type="string">
            <text:p>Categorias</text:p>
          </table:table-cell>
          <table:table-cell table:style-name="ce11" table:formula="of:=[$'Check-List'.B$9]" office:value-type="string" office:string-value="Cód." calcext:value-type="string">
            <text:p>Cód.</text:p>
          </table:table-cell>
          <table:table-cell table:style-name="ce11" table:formula="of:=[$'Check-List'.C$9]" office:value-type="string" office:string-value="Itens" calcext:value-type="string">
            <text:p>Itens</text:p>
          </table:table-cell>
          <table:table-cell table:style-name="ce3" office:value-type="string" calcext:value-type="string">
            <text:p>Conforme</text:p>
          </table:table-cell>
          <table:table-cell table:style-name="ce3" office:value-type="string" calcext:value-type="string">
            <text:p>Não Conforme</text:p>
          </table:table-cell>
          <table:table-cell table:style-name="ce3" office:value-type="string" calcext:value-type="string">
            <text:p>Não se Aplica</text:p>
          </table:table-cell>
          <table:table-cell table:style-name="ce3" office:value-type="string" calcext:value-type="string">
            <text:p>Críticos</text:p>
          </table:table-cell>
          <table:table-cell table:style-name="ce95"/>
          <table:table-cell table:style-name="ce102" table:number-columns-repeated="1016"/>
        </table:table-row>
        <table:table-row table:style-name="ro33">
          <table:table-cell table:style-name="ce111" table:formula="of:=IF([$'Check-List'.A85]=&quot;&quot;;&quot;-&quot;;[$'Check-List'.A85])" office:value-type="string" office:string-value="CADASTRO" calcext:value-type="string">
            <text:p>CADASTRO</text:p>
          </table:table-cell>
          <table:table-cell table:style-name="ce120" table:formula="of:=IF([$'Check-List'.B85]=&quot;&quot;;&quot;-&quot;;[$'Check-List'.B85])" office:value-type="string" office:string-value="5.1" calcext:value-type="string">
            <text:p>5.1</text:p>
          </table:table-cell>
          <table:table-cell table:style-name="ce43" table:formula="of:=IF([$'Check-List'.C85]=&quot;&quot;;&quot;-&quot;;[$'Check-List'.C85])" office:value-type="string" office:string-value="5.1 Cadastro do servidor no monitoramento (NAGIOS)." calcext:value-type="string">
            <text:p>5.1 Cadastro do servidor no monitoramento (NAGIOS).</text:p>
          </table:table-cell>
          <table:table-cell table:style-name="ce9" table:formula="of:=SUM([$'Check-List'.H85])" office:value-type="float" office:value="1" calcext:value-type="float">
            <text:p>1</text:p>
          </table:table-cell>
          <table:table-cell table:style-name="ce9" table:formula="of:=SUM([$'Check-List'.I85])" office:value-type="float" office:value="0" calcext:value-type="float">
            <text:p>0</text:p>
          </table:table-cell>
          <table:table-cell table:style-name="ce9" table:formula="of:=SUM([$'Check-List'.J85])" office:value-type="float" office:value="0" calcext:value-type="float">
            <text:p>0</text:p>
          </table:table-cell>
          <table:table-cell table:style-name="ce131" table:formula="of:=SUM([$'Check-List'.K85])" office:value-type="float" office:value="0" calcext:value-type="float">
            <text:p>0</text:p>
          </table:table-cell>
          <table:table-cell table:style-name="ce17"/>
          <table:table-cell table:style-name="ce101" table:number-columns-repeated="1016"/>
        </table:table-row>
        <table:table-row table:style-name="ro33">
          <table:table-cell table:style-name="ce111" table:formula="of:=IF([$'Check-List'.A86]=&quot;&quot;;&quot;-&quot;;[$'Check-List'.A86])" office:value-type="string" office:string-value="CADASTRO" calcext:value-type="string">
            <text:p>CADASTRO</text:p>
          </table:table-cell>
          <table:table-cell table:style-name="ce120" table:formula="of:=IF([$'Check-List'.B86]=&quot;&quot;;&quot;-&quot;;[$'Check-List'.B86])" office:value-type="string" office:string-value="5.2" calcext:value-type="string">
            <text:p>5.2</text:p>
          </table:table-cell>
          <table:table-cell table:style-name="ce43" table:formula="of:=IF([$'Check-List'.C86]=&quot;&quot;;&quot;-&quot;;[$'Check-List'.C86])" office:value-type="string" office:string-value="5.2 Cadastro do servidor no CMDB." calcext:value-type="string">
            <text:p>5.2 Cadastro do servidor no CMDB.</text:p>
          </table:table-cell>
          <table:table-cell table:style-name="ce9" table:formula="of:=SUM([$'Check-List'.H86])" office:value-type="float" office:value="1" calcext:value-type="float">
            <text:p>1</text:p>
          </table:table-cell>
          <table:table-cell table:style-name="ce9" table:formula="of:=SUM([$'Check-List'.I86])" office:value-type="float" office:value="0" calcext:value-type="float">
            <text:p>0</text:p>
          </table:table-cell>
          <table:table-cell table:style-name="ce9" table:formula="of:=SUM([$'Check-List'.J86])" office:value-type="float" office:value="0" calcext:value-type="float">
            <text:p>0</text:p>
          </table:table-cell>
          <table:table-cell table:style-name="ce131" table:formula="of:=SUM([$'Check-List'.K86])" office:value-type="float" office:value="0" calcext:value-type="float">
            <text:p>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1" table:formula="of:=IF([#REF!]=&quot;&quot;;&quot;-&quot;;[#REF!])" office:value-type="string" office:string-value="" calcext:value-type="error">
            <text:p>#REF!</text:p>
          </table:table-cell>
          <table:table-cell table:style-name="ce25" table:formula="of:=IF([#REF!]=&quot;&quot;;&quot;-&quot;;[#REF!])" office:value-type="string" office:string-value="" calcext:value-type="error">
            <text:p>#REF!</text:p>
          </table:table-cell>
          <table:table-cell table:style-name="ce124" table:formula="of:=IF([#REF!]=&quot;&quot;;&quot;-&quot;;[#REF!])" office:value-type="string" office:string-value="" calcext:value-type="error">
            <text:p>#REF!</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9" table:formula="of:=SUM([#REF!];;;;;;;;;;;;;;)" office:value-type="string" office:string-value="" calcext:value-type="error">
            <text:p>Erro:520</text:p>
          </table:table-cell>
          <table:table-cell table:style-name="ce131" table:formula="of:=SUM([#REF!];;;;;;;;;;;;;;)" office:value-type="string" office:string-value="" calcext:value-type="error">
            <text:p>Erro:520</text:p>
          </table:table-cell>
          <table:table-cell table:style-name="ce17"/>
          <table:table-cell table:style-name="ce101" table:number-columns-repeated="1016"/>
        </table:table-row>
        <table:table-row table:style-name="ro33" table:visibility="collapse">
          <table:table-cell table:style-name="ce114" table:formula="of:=IF([#REF!]=&quot;&quot;;&quot;-&quot;;[#REF!])" office:value-type="string" office:string-value="" calcext:value-type="error">
            <text:p>#REF!</text:p>
          </table:table-cell>
          <table:table-cell table:style-name="ce121" table:formula="of:=IF([#REF!]=&quot;&quot;;&quot;-&quot;;[#REF!])" office:value-type="string" office:string-value="" calcext:value-type="error">
            <text:p>#REF!</text:p>
          </table:table-cell>
          <table:table-cell table:style-name="ce125" table:formula="of:=IF([#REF!]=&quot;&quot;;&quot;-&quot;;[#REF!])" office:value-type="string" office:string-value="" calcext:value-type="error">
            <text:p>#REF!</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32" table:formula="of:=SUM([#REF!];;;;;;;;;;;;;;)" office:value-type="string" office:string-value="" calcext:value-type="error">
            <text:p>Erro:520</text:p>
          </table:table-cell>
          <table:table-cell table:style-name="ce135"/>
          <table:table-cell table:style-name="ce137" table:number-columns-repeated="1016"/>
        </table:table-row>
        <table:table-row table:style-name="ro33" table:visibility="collapse">
          <table:table-cell table:style-name="ce114" table:formula="of:=IF([#REF!]=&quot;&quot;;&quot;-&quot;;[#REF!])" office:value-type="string" office:string-value="" calcext:value-type="error">
            <text:p>#REF!</text:p>
          </table:table-cell>
          <table:table-cell table:style-name="ce121" table:formula="of:=IF([#REF!]=&quot;&quot;;&quot;-&quot;;[#REF!])" office:value-type="string" office:string-value="" calcext:value-type="error">
            <text:p>#REF!</text:p>
          </table:table-cell>
          <table:table-cell table:style-name="ce125" table:formula="of:=IF([#REF!]=&quot;&quot;;&quot;-&quot;;[#REF!])" office:value-type="string" office:string-value="" calcext:value-type="error">
            <text:p>#REF!</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32" table:formula="of:=SUM([#REF!];;;;;;;;;;;;;;)" office:value-type="string" office:string-value="" calcext:value-type="error">
            <text:p>Erro:520</text:p>
          </table:table-cell>
          <table:table-cell table:style-name="ce135"/>
          <table:table-cell table:style-name="ce137" table:number-columns-repeated="1016"/>
        </table:table-row>
        <table:table-row table:style-name="ro33" table:visibility="collapse">
          <table:table-cell table:style-name="ce114" table:formula="of:=IF([#REF!]=&quot;&quot;;&quot;-&quot;;[#REF!])" office:value-type="string" office:string-value="" calcext:value-type="error">
            <text:p>#REF!</text:p>
          </table:table-cell>
          <table:table-cell table:style-name="ce121" table:formula="of:=IF([#REF!]=&quot;&quot;;&quot;-&quot;;[#REF!])" office:value-type="string" office:string-value="" calcext:value-type="error">
            <text:p>#REF!</text:p>
          </table:table-cell>
          <table:table-cell table:style-name="ce125" table:formula="of:=IF([#REF!]=&quot;&quot;;&quot;-&quot;;[#REF!])" office:value-type="string" office:string-value="" calcext:value-type="error">
            <text:p>#REF!</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32" table:formula="of:=SUM([#REF!];;;;;;;;;;;;;;)" office:value-type="string" office:string-value="" calcext:value-type="error">
            <text:p>Erro:520</text:p>
          </table:table-cell>
          <table:table-cell table:style-name="ce135"/>
          <table:table-cell table:style-name="ce137" table:number-columns-repeated="1016"/>
        </table:table-row>
        <table:table-row table:style-name="ro33" table:visibility="collapse">
          <table:table-cell table:style-name="ce114" table:formula="of:=IF([#REF!]=&quot;&quot;;&quot;-&quot;;[#REF!])" office:value-type="string" office:string-value="" calcext:value-type="error">
            <text:p>#REF!</text:p>
          </table:table-cell>
          <table:table-cell table:style-name="ce121" table:formula="of:=IF([#REF!]=&quot;&quot;;&quot;-&quot;;[#REF!])" office:value-type="string" office:string-value="" calcext:value-type="error">
            <text:p>#REF!</text:p>
          </table:table-cell>
          <table:table-cell table:style-name="ce125" table:formula="of:=IF([#REF!]=&quot;&quot;;&quot;-&quot;;[#REF!])" office:value-type="string" office:string-value="" calcext:value-type="error">
            <text:p>#REF!</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32" table:formula="of:=SUM([#REF!];;;;;;;;;;;;;;)" office:value-type="string" office:string-value="" calcext:value-type="error">
            <text:p>Erro:520</text:p>
          </table:table-cell>
          <table:table-cell table:style-name="ce135"/>
          <table:table-cell table:style-name="ce137" table:number-columns-repeated="1016"/>
        </table:table-row>
        <table:table-row table:style-name="ro33" table:visibility="collapse">
          <table:table-cell table:style-name="ce114" table:formula="of:=IF([#REF!]=&quot;&quot;;&quot;-&quot;;[#REF!])" office:value-type="string" office:string-value="" calcext:value-type="error">
            <text:p>#REF!</text:p>
          </table:table-cell>
          <table:table-cell table:style-name="ce121" table:formula="of:=IF([#REF!]=&quot;&quot;;&quot;-&quot;;[#REF!])" office:value-type="string" office:string-value="" calcext:value-type="error">
            <text:p>#REF!</text:p>
          </table:table-cell>
          <table:table-cell table:style-name="ce125" table:formula="of:=IF([#REF!]=&quot;&quot;;&quot;-&quot;;[#REF!])" office:value-type="string" office:string-value="" calcext:value-type="error">
            <text:p>#REF!</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32" table:formula="of:=SUM([#REF!];;;;;;;;;;;;;;)" office:value-type="string" office:string-value="" calcext:value-type="error">
            <text:p>Erro:520</text:p>
          </table:table-cell>
          <table:table-cell table:style-name="ce135"/>
          <table:table-cell table:style-name="ce137" table:number-columns-repeated="1016"/>
        </table:table-row>
        <table:table-row table:style-name="ro33" table:visibility="collapse">
          <table:table-cell table:style-name="ce114" table:formula="of:=IF([#REF!]=&quot;&quot;;&quot;-&quot;;[#REF!])" office:value-type="string" office:string-value="" calcext:value-type="error">
            <text:p>#REF!</text:p>
          </table:table-cell>
          <table:table-cell table:style-name="ce121" table:formula="of:=IF([#REF!]=&quot;&quot;;&quot;-&quot;;[#REF!])" office:value-type="string" office:string-value="" calcext:value-type="error">
            <text:p>#REF!</text:p>
          </table:table-cell>
          <table:table-cell table:style-name="ce125" table:formula="of:=IF([#REF!]=&quot;&quot;;&quot;-&quot;;[#REF!])" office:value-type="string" office:string-value="" calcext:value-type="error">
            <text:p>#REF!</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32" table:formula="of:=SUM([#REF!];;;;;;;;;;;;;;)" office:value-type="string" office:string-value="" calcext:value-type="error">
            <text:p>Erro:520</text:p>
          </table:table-cell>
          <table:table-cell table:style-name="ce135"/>
          <table:table-cell table:style-name="ce137" table:number-columns-repeated="1016"/>
        </table:table-row>
        <table:table-row table:style-name="ro33" table:visibility="collapse">
          <table:table-cell table:style-name="ce114" table:formula="of:=IF([#REF!]=&quot;&quot;;&quot;-&quot;;[#REF!])" office:value-type="string" office:string-value="" calcext:value-type="error">
            <text:p>#REF!</text:p>
          </table:table-cell>
          <table:table-cell table:style-name="ce121" table:formula="of:=IF([#REF!]=&quot;&quot;;&quot;-&quot;;[#REF!])" office:value-type="string" office:string-value="" calcext:value-type="error">
            <text:p>#REF!</text:p>
          </table:table-cell>
          <table:table-cell table:style-name="ce125" table:formula="of:=IF([#REF!]=&quot;&quot;;&quot;-&quot;;[#REF!])" office:value-type="string" office:string-value="" calcext:value-type="error">
            <text:p>#REF!</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32" table:formula="of:=SUM([#REF!];;;;;;;;;;;;;;)" office:value-type="string" office:string-value="" calcext:value-type="error">
            <text:p>Erro:520</text:p>
          </table:table-cell>
          <table:table-cell table:style-name="ce135"/>
          <table:table-cell table:style-name="ce137" table:number-columns-repeated="1016"/>
        </table:table-row>
        <table:table-row table:style-name="ro33" table:visibility="collapse">
          <table:table-cell table:style-name="ce114" table:formula="of:=IF([#REF!]=&quot;&quot;;&quot;-&quot;;[#REF!])" office:value-type="string" office:string-value="" calcext:value-type="error">
            <text:p>#REF!</text:p>
          </table:table-cell>
          <table:table-cell table:style-name="ce121" table:formula="of:=IF([#REF!]=&quot;&quot;;&quot;-&quot;;[#REF!])" office:value-type="string" office:string-value="" calcext:value-type="error">
            <text:p>#REF!</text:p>
          </table:table-cell>
          <table:table-cell table:style-name="ce125" table:formula="of:=IF([#REF!]=&quot;&quot;;&quot;-&quot;;[#REF!])" office:value-type="string" office:string-value="" calcext:value-type="error">
            <text:p>#REF!</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32" table:formula="of:=SUM([#REF!];;;;;;;;;;;;;;)" office:value-type="string" office:string-value="" calcext:value-type="error">
            <text:p>Erro:520</text:p>
          </table:table-cell>
          <table:table-cell table:style-name="ce135"/>
          <table:table-cell table:style-name="ce137" table:number-columns-repeated="1016"/>
        </table:table-row>
        <table:table-row table:style-name="ro33" table:visibility="collapse">
          <table:table-cell table:style-name="ce114" table:formula="of:=IF([#REF!]=&quot;&quot;;&quot;-&quot;;[#REF!])" office:value-type="string" office:string-value="" calcext:value-type="error">
            <text:p>#REF!</text:p>
          </table:table-cell>
          <table:table-cell table:style-name="ce121" table:formula="of:=IF([#REF!]=&quot;&quot;;&quot;-&quot;;[#REF!])" office:value-type="string" office:string-value="" calcext:value-type="error">
            <text:p>#REF!</text:p>
          </table:table-cell>
          <table:table-cell table:style-name="ce125" table:formula="of:=IF([#REF!]=&quot;&quot;;&quot;-&quot;;[#REF!])" office:value-type="string" office:string-value="" calcext:value-type="error">
            <text:p>#REF!</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32" table:formula="of:=SUM([#REF!];;;;;;;;;;;;;;)" office:value-type="string" office:string-value="" calcext:value-type="error">
            <text:p>Erro:520</text:p>
          </table:table-cell>
          <table:table-cell table:style-name="ce135"/>
          <table:table-cell table:style-name="ce137" table:number-columns-repeated="1016"/>
        </table:table-row>
        <table:table-row table:style-name="ro33" table:visibility="collapse">
          <table:table-cell table:style-name="ce114" table:formula="of:=IF([#REF!]=&quot;&quot;;&quot;-&quot;;[#REF!])" office:value-type="string" office:string-value="" calcext:value-type="error">
            <text:p>#REF!</text:p>
          </table:table-cell>
          <table:table-cell table:style-name="ce121" table:formula="of:=IF([#REF!]=&quot;&quot;;&quot;-&quot;;[#REF!])" office:value-type="string" office:string-value="" calcext:value-type="error">
            <text:p>#REF!</text:p>
          </table:table-cell>
          <table:table-cell table:style-name="ce125" table:formula="of:=IF([#REF!]=&quot;&quot;;&quot;-&quot;;[#REF!])" office:value-type="string" office:string-value="" calcext:value-type="error">
            <text:p>#REF!</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32" table:formula="of:=SUM([#REF!];;;;;;;;;;;;;;)" office:value-type="string" office:string-value="" calcext:value-type="error">
            <text:p>Erro:520</text:p>
          </table:table-cell>
          <table:table-cell table:style-name="ce135"/>
          <table:table-cell table:style-name="ce137" table:number-columns-repeated="1016"/>
        </table:table-row>
        <table:table-row table:style-name="ro33" table:visibility="collapse">
          <table:table-cell table:style-name="ce114" table:formula="of:=IF([#REF!]=&quot;&quot;;&quot;-&quot;;[#REF!])" office:value-type="string" office:string-value="" calcext:value-type="error">
            <text:p>#REF!</text:p>
          </table:table-cell>
          <table:table-cell table:style-name="ce121" table:formula="of:=IF([#REF!]=&quot;&quot;;&quot;-&quot;;[#REF!])" office:value-type="string" office:string-value="" calcext:value-type="error">
            <text:p>#REF!</text:p>
          </table:table-cell>
          <table:table-cell table:style-name="ce125" table:formula="of:=IF([#REF!]=&quot;&quot;;&quot;-&quot;;[#REF!])" office:value-type="string" office:string-value="" calcext:value-type="error">
            <text:p>#REF!</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32" table:formula="of:=SUM([#REF!];;;;;;;;;;;;;;)" office:value-type="string" office:string-value="" calcext:value-type="error">
            <text:p>Erro:520</text:p>
          </table:table-cell>
          <table:table-cell table:style-name="ce135"/>
          <table:table-cell table:style-name="ce137" table:number-columns-repeated="1016"/>
        </table:table-row>
        <table:table-row table:style-name="ro33" table:visibility="collapse">
          <table:table-cell table:style-name="ce114" table:formula="of:=IF([#REF!]=&quot;&quot;;&quot;-&quot;;[#REF!])" office:value-type="string" office:string-value="" calcext:value-type="error">
            <text:p>#REF!</text:p>
          </table:table-cell>
          <table:table-cell table:style-name="ce121" table:formula="of:=IF([#REF!]=&quot;&quot;;&quot;-&quot;;[#REF!])" office:value-type="string" office:string-value="" calcext:value-type="error">
            <text:p>#REF!</text:p>
          </table:table-cell>
          <table:table-cell table:style-name="ce125" table:formula="of:=IF([#REF!]=&quot;&quot;;&quot;-&quot;;[#REF!])" office:value-type="string" office:string-value="" calcext:value-type="error">
            <text:p>#REF!</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32" table:formula="of:=SUM([#REF!];;;;;;;;;;;;;;)" office:value-type="string" office:string-value="" calcext:value-type="error">
            <text:p>Erro:520</text:p>
          </table:table-cell>
          <table:table-cell table:style-name="ce135"/>
          <table:table-cell table:style-name="ce137" table:number-columns-repeated="1016"/>
        </table:table-row>
        <table:table-row table:style-name="ro33" table:visibility="collapse">
          <table:table-cell table:style-name="ce114" table:formula="of:=IF([#REF!]=&quot;&quot;;&quot;-&quot;;[#REF!])" office:value-type="string" office:string-value="" calcext:value-type="error">
            <text:p>#REF!</text:p>
          </table:table-cell>
          <table:table-cell table:style-name="ce121" table:formula="of:=IF([#REF!]=&quot;&quot;;&quot;-&quot;;[#REF!])" office:value-type="string" office:string-value="" calcext:value-type="error">
            <text:p>#REF!</text:p>
          </table:table-cell>
          <table:table-cell table:style-name="ce125" table:formula="of:=IF([#REF!]=&quot;&quot;;&quot;-&quot;;[#REF!])" office:value-type="string" office:string-value="" calcext:value-type="error">
            <text:p>#REF!</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32" table:formula="of:=SUM([#REF!];;;;;;;;;;;;;;)" office:value-type="string" office:string-value="" calcext:value-type="error">
            <text:p>Erro:520</text:p>
          </table:table-cell>
          <table:table-cell table:style-name="ce135"/>
          <table:table-cell table:style-name="ce137" table:number-columns-repeated="1016"/>
        </table:table-row>
        <table:table-row table:style-name="ro33" table:visibility="collapse">
          <table:table-cell table:style-name="ce114" table:formula="of:=IF([#REF!]=&quot;&quot;;&quot;-&quot;;[#REF!])" office:value-type="string" office:string-value="" calcext:value-type="error">
            <text:p>#REF!</text:p>
          </table:table-cell>
          <table:table-cell table:style-name="ce121" table:formula="of:=IF([#REF!]=&quot;&quot;;&quot;-&quot;;[#REF!])" office:value-type="string" office:string-value="" calcext:value-type="error">
            <text:p>#REF!</text:p>
          </table:table-cell>
          <table:table-cell table:style-name="ce125" table:formula="of:=IF([#REF!]=&quot;&quot;;&quot;-&quot;;[#REF!])" office:value-type="string" office:string-value="" calcext:value-type="error">
            <text:p>#REF!</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32" table:formula="of:=SUM([#REF!];;;;;;;;;;;;;;)" office:value-type="string" office:string-value="" calcext:value-type="error">
            <text:p>Erro:520</text:p>
          </table:table-cell>
          <table:table-cell table:style-name="ce135"/>
          <table:table-cell table:style-name="ce137" table:number-columns-repeated="1016"/>
        </table:table-row>
        <table:table-row table:style-name="ro33" table:visibility="collapse">
          <table:table-cell table:style-name="ce114" table:formula="of:=IF([#REF!]=&quot;&quot;;&quot;-&quot;;[#REF!])" office:value-type="string" office:string-value="" calcext:value-type="error">
            <text:p>#REF!</text:p>
          </table:table-cell>
          <table:table-cell table:style-name="ce121" table:formula="of:=IF([#REF!]=&quot;&quot;;&quot;-&quot;;[#REF!])" office:value-type="string" office:string-value="" calcext:value-type="error">
            <text:p>#REF!</text:p>
          </table:table-cell>
          <table:table-cell table:style-name="ce125" table:formula="of:=IF([#REF!]=&quot;&quot;;&quot;-&quot;;[#REF!])" office:value-type="string" office:string-value="" calcext:value-type="error">
            <text:p>#REF!</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28" table:formula="of:=SUM([#REF!];;;;;;;;;;;;;;)" office:value-type="string" office:string-value="" calcext:value-type="error">
            <text:p>Erro:520</text:p>
          </table:table-cell>
          <table:table-cell table:style-name="ce132" table:formula="of:=SUM([#REF!];;;;;;;;;;;;;;)" office:value-type="string" office:string-value="" calcext:value-type="error">
            <text:p>Erro:520</text:p>
          </table:table-cell>
          <table:table-cell table:style-name="ce135"/>
          <table:table-cell table:style-name="ce137" table:number-columns-repeated="1016"/>
        </table:table-row>
        <table:table-row table:style-name="ro2" table:visibility="collapse">
          <table:table-cell table:style-name="ce115" table:formula="of:=IF([#REF!]=&quot;&quot;;&quot;-&quot;;[#REF!])" office:value-type="string" office:string-value="" calcext:value-type="error">
            <text:p>#REF!</text:p>
          </table:table-cell>
          <table:table-cell table:style-name="ce122" table:formula="of:=IF([#REF!]=&quot;&quot;;&quot;-&quot;;[#REF!])" office:value-type="string" office:string-value="" calcext:value-type="error">
            <text:p>#REF!</text:p>
          </table:table-cell>
          <table:table-cell table:style-name="ce126" table:formula="of:=IF([#REF!]=&quot;&quot;;&quot;-&quot;;[#REF!])" office:value-type="string" office:string-value="" calcext:value-type="error">
            <text:p>#REF!</text:p>
          </table:table-cell>
          <table:table-cell table:style-name="ce129" table:formula="of:=SUM([#REF!];;;;;;;;;;;;;;)" office:value-type="string" office:string-value="" calcext:value-type="error">
            <text:p>Erro:520</text:p>
          </table:table-cell>
          <table:table-cell table:style-name="ce129" table:formula="of:=SUM([#REF!];;;;;;;;;;;;;;)" office:value-type="string" office:string-value="" calcext:value-type="error">
            <text:p>Erro:520</text:p>
          </table:table-cell>
          <table:table-cell table:style-name="ce129" table:formula="of:=SUM([#REF!];;;;;;;;;;;;;;)" office:value-type="string" office:string-value="" calcext:value-type="error">
            <text:p>Erro:520</text:p>
          </table:table-cell>
          <table:table-cell table:style-name="ce133" table:formula="of:=SUM([#REF!];;;;;;;;;;;;;;)" office:value-type="string" office:string-value="" calcext:value-type="error">
            <text:p>Erro:520</text:p>
          </table:table-cell>
          <table:table-cell table:style-name="ce135"/>
          <table:table-cell table:style-name="ce137" table:number-columns-repeated="1016"/>
        </table:table-row>
        <table:table-row table:style-name="ro33" table:number-rows-repeated="1048384">
          <table:table-cell table:number-columns-repeated="1024"/>
        </table:table-row>
        <table:table-row table:style-name="ro33">
          <table:table-cell table:number-columns-repeated="1024"/>
        </table:table-row>
        <table:named-expressions>
          <table:named-range table:name="Excel_BuiltIn_Print_Titles" table:base-cell-address="$'Check-List'.$A$1" table:cell-range-address="$Consolidado_Auditoria.$A$1:.$AMJ$1" table:range-usable-as="repeat-column repeat-row"/>
          <table:named-range table:name="Excel_BuiltIn__FilterDatabase" table:base-cell-address="$'Check-List'.$A$1" table:cell-range-address="$Consolidado_Auditoria.$B$2:.$G$191"/>
        </table:named-expressions>
      </table:table>
      <table:table table:name="Consolidado_Graficos" table:style-name="ta3" table:protected="true" table:protection-key="0nBaVEwbYY6G8fUEzkPNgZi65N4=" table:protection-key-digest-algorithm="http://docs.oasis-open.org/office/ns/table/legacy-hash-excel" loext:protection-key-digest-algorithm-2="http://www.w3.org/2000/09/xmldsig#sha1">
        <loext:table-protection loext:select-protected-cells="true" loext:select-unprotected-cells="true"/>
        <table:table-column table:style-name="co24" table:default-cell-style-name="ce138"/>
        <table:table-column table:style-name="co25" table:default-cell-style-name="ce138"/>
        <table:table-column table:style-name="co26" table:default-cell-style-name="ce138"/>
        <table:table-column table:style-name="co27" table:default-cell-style-name="ce146"/>
        <table:table-column table:style-name="co28" table:default-cell-style-name="ce138"/>
        <table:table-column table:style-name="co27" table:default-cell-style-name="ce146"/>
        <table:table-column table:style-name="co29" table:default-cell-style-name="ce138"/>
        <table:table-column table:style-name="co27" table:default-cell-style-name="ce146"/>
        <table:table-column table:style-name="co17" table:default-cell-style-name="ce154"/>
        <table:table-column table:style-name="co30" table:default-cell-style-name="ce138"/>
        <table:table-column table:style-name="co27" table:default-cell-style-name="ce146"/>
        <table:table-column table:style-name="co15" table:number-columns-repeated="246" table:default-cell-style-name="ce138"/>
        <table:table-column table:style-name="co15" table:number-columns-repeated="767" table:default-cell-style-name="Default"/>
        <table:table-row table:style-name="ro44">
          <table:table-cell table:number-columns-repeated="1024"/>
        </table:table-row>
        <table:table-row table:style-name="ro45">
          <table:table-cell/>
          <table:table-cell table:style-name="ce139" office:value-type="string" calcext:value-type="string" table:number-columns-spanned="10" table:number-rows-spanned="1">
            <text:p>CONSOLIDADO POR GRUPO DE ITENS</text:p>
          </table:table-cell>
          <table:covered-table-cell table:number-columns-repeated="8" table:style-name="ce143"/>
          <table:covered-table-cell table:style-name="ce158"/>
          <table:table-cell table:number-columns-repeated="1013"/>
        </table:table-row>
        <table:table-row table:style-name="ro46">
          <table:table-cell table:number-columns-repeated="1024"/>
        </table:table-row>
        <table:table-row table:style-name="ro47">
          <table:table-cell/>
          <table:table-cell table:style-name="ce140"/>
          <table:table-cell table:style-name="ce144" office:value-type="string" calcext:value-type="string">
            <text:p>Conformes</text:p>
          </table:table-cell>
          <table:table-cell table:style-name="ce147" office:value-type="string" calcext:value-type="string">
            <text:p><text:s/>% Conformes</text:p>
          </table:table-cell>
          <table:table-cell table:style-name="ce150" office:value-type="string" calcext:value-type="string">
            <text:p>Não Conf.</text:p>
          </table:table-cell>
          <table:table-cell table:style-name="ce151" office:value-type="string" calcext:value-type="string">
            <text:p>% Não Conformes</text:p>
          </table:table-cell>
          <table:table-cell table:style-name="ce152" office:value-type="string" calcext:value-type="string">
            <text:p>Não Aplica</text:p>
          </table:table-cell>
          <table:table-cell table:style-name="ce153" office:value-type="string" calcext:value-type="string">
            <text:p>% Não se Aplica</text:p>
          </table:table-cell>
          <table:table-cell table:style-name="ce155" office:value-type="string" calcext:value-type="string">
            <text:p>Total X Itens</text:p>
          </table:table-cell>
          <table:table-cell table:style-name="ce157" office:value-type="string" calcext:value-type="string">
            <text:p>Críticos</text:p>
          </table:table-cell>
          <table:table-cell table:style-name="ce159" office:value-type="string" calcext:value-type="string">
            <text:p>% Criticos x Não Conformidade</text:p>
          </table:table-cell>
          <table:table-cell table:number-columns-repeated="1013"/>
        </table:table-row>
        <table:table-row table:style-name="ro48">
          <table:table-cell/>
          <table:table-cell table:style-name="ce141" office:value-type="string" calcext:value-type="string">
            <text:p>SEGURANÇA</text:p>
          </table:table-cell>
          <table:table-cell table:style-name="ce141" table:formula="of:=[$'Check-List'.H9]" office:value-type="float" office:value="37" calcext:value-type="float">
            <text:p>37</text:p>
          </table:table-cell>
          <table:table-cell table:style-name="ce148" table:formula="of:=IF([.I5]=0;0;[.C5]*100/[.I5])" office:value-type="float" office:value="80.4347826086957" calcext:value-type="float">
            <text:p>80,43</text:p>
          </table:table-cell>
          <table:table-cell table:style-name="ce141" table:formula="of:=[$'Check-List'.I9]" office:value-type="float" office:value="0" calcext:value-type="float">
            <text:p>0</text:p>
          </table:table-cell>
          <table:table-cell table:style-name="ce148" table:formula="of:=IF([.I5]=0;0;[.E5]*100/[.I5])" office:value-type="float" office:value="0" calcext:value-type="float">
            <text:p>0,00</text:p>
          </table:table-cell>
          <table:table-cell table:style-name="ce141" table:formula="of:=[$'Check-List'.J9]" office:value-type="float" office:value="9" calcext:value-type="float">
            <text:p>9</text:p>
          </table:table-cell>
          <table:table-cell table:style-name="ce148" table:formula="of:=IF([.I5]=0;0;[.G5]*100/[.I5])" office:value-type="float" office:value="19.5652173913043" calcext:value-type="float">
            <text:p>19,57</text:p>
          </table:table-cell>
          <table:table-cell table:style-name="ce156" table:formula="of:=[.C5]+[.E5]+[.G5]" office:value-type="float" office:value="46" calcext:value-type="float">
            <text:p>46</text:p>
          </table:table-cell>
          <table:table-cell table:style-name="ce141" table:formula="of:=[$'Check-List'.K9]" office:value-type="float" office:value="0" calcext:value-type="float">
            <text:p>0</text:p>
          </table:table-cell>
          <table:table-cell table:style-name="ce148" table:formula="of:=IF([.E5]=0;0;[.J5]*100/[.E5])" office:value-type="float" office:value="0" calcext:value-type="float">
            <text:p>0,00</text:p>
          </table:table-cell>
          <table:table-cell table:number-columns-repeated="1013"/>
        </table:table-row>
        <table:table-row table:style-name="ro48">
          <table:table-cell/>
          <table:table-cell table:style-name="ce141" office:value-type="string" calcext:value-type="string">
            <text:p>CONTINUIDADE DE SERVIÇO</text:p>
          </table:table-cell>
          <table:table-cell table:style-name="ce141" table:formula="of:=[$'Check-List'.H60]" office:value-type="float" office:value="7" calcext:value-type="float">
            <text:p>7</text:p>
          </table:table-cell>
          <table:table-cell table:style-name="ce148" table:formula="of:=IF([.I6]=0;0;[.C6]*100/[.I6])" office:value-type="float" office:value="63.6363636363636" calcext:value-type="float">
            <text:p>63,64</text:p>
          </table:table-cell>
          <table:table-cell table:style-name="ce141" table:formula="of:=[$'Check-List'.I60]" office:value-type="float" office:value="1" calcext:value-type="float">
            <text:p>1</text:p>
          </table:table-cell>
          <table:table-cell table:style-name="ce148" table:formula="of:=IF([.I6]=0;0;[.E6]*100/[.I6])" office:value-type="float" office:value="9.09090909090909" calcext:value-type="float">
            <text:p>9,09</text:p>
          </table:table-cell>
          <table:table-cell table:style-name="ce141" table:formula="of:=[$'Check-List'.J60]" office:value-type="float" office:value="3" calcext:value-type="float">
            <text:p>3</text:p>
          </table:table-cell>
          <table:table-cell table:style-name="ce148" table:formula="of:=IF([.I6]=0;0;[.G6]*100/[.I6])" office:value-type="float" office:value="27.2727272727273" calcext:value-type="float">
            <text:p>27,27</text:p>
          </table:table-cell>
          <table:table-cell table:style-name="ce156" table:formula="of:=[.C6]+[.E6]+[.G6]" office:value-type="float" office:value="11" calcext:value-type="float">
            <text:p>11</text:p>
          </table:table-cell>
          <table:table-cell table:style-name="ce141" table:formula="of:=[$'Check-List'.K60]" office:value-type="float" office:value="0" calcext:value-type="float">
            <text:p>0</text:p>
          </table:table-cell>
          <table:table-cell table:style-name="ce148" table:formula="of:=IF([.E6]=0;0;[.J6]*100/[.E6])" office:value-type="float" office:value="0" calcext:value-type="float">
            <text:p>0,00</text:p>
          </table:table-cell>
          <table:table-cell table:number-columns-repeated="1013"/>
        </table:table-row>
        <table:table-row table:style-name="ro48">
          <table:table-cell/>
          <table:table-cell table:style-name="ce141" office:value-type="string" calcext:value-type="string">
            <text:p>DESEMPENHO</text:p>
          </table:table-cell>
          <table:table-cell table:style-name="ce141" table:formula="of:=[$'Check-List'.H72]" office:value-type="float" office:value="7" calcext:value-type="float">
            <text:p>7</text:p>
          </table:table-cell>
          <table:table-cell table:style-name="ce148" table:formula="of:=IF([.I7]=0;0;[.C7]*100/[.I7])" office:value-type="float" office:value="100" calcext:value-type="float">
            <text:p>100,00</text:p>
          </table:table-cell>
          <table:table-cell table:style-name="ce141" table:formula="of:=[$'Check-List'.I72]" office:value-type="float" office:value="0" calcext:value-type="float">
            <text:p>0</text:p>
          </table:table-cell>
          <table:table-cell table:style-name="ce148" table:formula="of:=IF([.I7]=0;0;[.E7]*100/[.I7])" office:value-type="float" office:value="0" calcext:value-type="float">
            <text:p>0,00</text:p>
          </table:table-cell>
          <table:table-cell table:style-name="ce141" table:formula="of:=[$'Check-List'.J72]" office:value-type="float" office:value="0" calcext:value-type="float">
            <text:p>0</text:p>
          </table:table-cell>
          <table:table-cell table:style-name="ce148" table:formula="of:=IF([.I7]=0;0;[.G7]*100/[.I7])" office:value-type="float" office:value="0" calcext:value-type="float">
            <text:p>0,00</text:p>
          </table:table-cell>
          <table:table-cell table:style-name="ce156" table:formula="of:=[.C7]+[.E7]+[.G7]" office:value-type="float" office:value="7" calcext:value-type="float">
            <text:p>7</text:p>
          </table:table-cell>
          <table:table-cell table:style-name="ce141" table:formula="of:=[$'Check-List'.K72]" office:value-type="float" office:value="0" calcext:value-type="float">
            <text:p>0</text:p>
          </table:table-cell>
          <table:table-cell table:style-name="ce148" table:formula="of:=IF([.E7]=0;0;[.J7]*100/[.E7])" office:value-type="float" office:value="0" calcext:value-type="float">
            <text:p>0,00</text:p>
          </table:table-cell>
          <table:table-cell table:number-columns-repeated="1013"/>
        </table:table-row>
        <table:table-row table:style-name="ro48">
          <table:table-cell/>
          <table:table-cell table:style-name="ce141" office:value-type="string" calcext:value-type="string">
            <text:p>DOCUMENTAÇÃO DO PROJETO</text:p>
          </table:table-cell>
          <table:table-cell table:style-name="ce141" table:formula="of:=[$'Check-List'.H80]" office:value-type="float" office:value="3" calcext:value-type="float">
            <text:p>3</text:p>
          </table:table-cell>
          <table:table-cell table:style-name="ce148" table:formula="of:=IF([.I8]=0;0;[.C8]*100/[.I8])" office:value-type="float" office:value="100" calcext:value-type="float">
            <text:p>100,00</text:p>
          </table:table-cell>
          <table:table-cell table:style-name="ce141" table:formula="of:=[$'Check-List'.I80]" office:value-type="float" office:value="0" calcext:value-type="float">
            <text:p>0</text:p>
          </table:table-cell>
          <table:table-cell table:style-name="ce148" table:formula="of:=IF([.I8]=0;0;[.E8]*100/[.I8])" office:value-type="float" office:value="0" calcext:value-type="float">
            <text:p>0,00</text:p>
          </table:table-cell>
          <table:table-cell table:style-name="ce141" table:formula="of:=[$'Check-List'.J80]" office:value-type="float" office:value="0" calcext:value-type="float">
            <text:p>0</text:p>
          </table:table-cell>
          <table:table-cell table:style-name="ce148" table:formula="of:=IF([.I8]=0;0;[.G8]*100/[.I8])" office:value-type="float" office:value="0" calcext:value-type="float">
            <text:p>0,00</text:p>
          </table:table-cell>
          <table:table-cell table:style-name="ce156" table:formula="of:=[.C8]+[.E8]+[.G8]" office:value-type="float" office:value="3" calcext:value-type="float">
            <text:p>3</text:p>
          </table:table-cell>
          <table:table-cell table:style-name="ce141" table:formula="of:=[$'Check-List'.K80]" office:value-type="float" office:value="0" calcext:value-type="float">
            <text:p>0</text:p>
          </table:table-cell>
          <table:table-cell table:style-name="ce148" table:formula="of:=IF([.E8]=0;0;[.J8]*100/[.E8])" office:value-type="float" office:value="0" calcext:value-type="float">
            <text:p>0,00</text:p>
          </table:table-cell>
          <table:table-cell table:number-columns-repeated="1013"/>
        </table:table-row>
        <table:table-row table:style-name="ro48">
          <table:table-cell/>
          <table:table-cell table:style-name="ce141" office:value-type="string" calcext:value-type="string">
            <text:p>CADASTRO</text:p>
          </table:table-cell>
          <table:table-cell table:style-name="ce141" table:formula="of:=[$'Check-List'.H84]" office:value-type="float" office:value="2" calcext:value-type="float">
            <text:p>2</text:p>
          </table:table-cell>
          <table:table-cell table:style-name="ce148" table:formula="of:=IF([.I9]=0;0;[.C9]*100/[.I9])" office:value-type="float" office:value="100" calcext:value-type="float">
            <text:p>100,00</text:p>
          </table:table-cell>
          <table:table-cell table:style-name="ce141" table:formula="of:=[$'Check-List'.I84]" office:value-type="float" office:value="0" calcext:value-type="float">
            <text:p>0</text:p>
          </table:table-cell>
          <table:table-cell table:style-name="ce148" table:formula="of:=IF([.I9]=0;0;[.E9]*100/[.I9])" office:value-type="float" office:value="0" calcext:value-type="float">
            <text:p>0,00</text:p>
          </table:table-cell>
          <table:table-cell table:style-name="ce141" table:formula="of:=[$'Check-List'.J84]" office:value-type="float" office:value="0" calcext:value-type="float">
            <text:p>0</text:p>
          </table:table-cell>
          <table:table-cell table:style-name="ce148" table:formula="of:=IF([.I9]=0;0;[.G9]*100/[.I9])" office:value-type="float" office:value="0" calcext:value-type="float">
            <text:p>0,00</text:p>
          </table:table-cell>
          <table:table-cell table:style-name="ce156" table:formula="of:=[.C9]+[.E9]+[.G9]" office:value-type="float" office:value="2" calcext:value-type="float">
            <text:p>2</text:p>
          </table:table-cell>
          <table:table-cell table:style-name="ce141" table:formula="of:=[$'Check-List'.K84]" office:value-type="float" office:value="0" calcext:value-type="float">
            <text:p>0</text:p>
          </table:table-cell>
          <table:table-cell table:style-name="ce148" table:formula="of:=IF([.E9]=0;0;[.J9]*100/[.E9])" office:value-type="float" office:value="0" calcext:value-type="float">
            <text:p>0,00</text:p>
          </table:table-cell>
          <table:table-cell table:number-columns-repeated="1013"/>
        </table:table-row>
        <table:table-row table:style-name="ro48">
          <table:table-cell/>
          <table:table-cell table:style-name="ce142" office:value-type="string" calcext:value-type="string">
            <text:p>TOTAL</text:p>
          </table:table-cell>
          <table:table-cell table:style-name="ce145" table:formula="of:=SUM([.C5:.C9])" office:value-type="float" office:value="56" calcext:value-type="float">
            <text:p>56</text:p>
          </table:table-cell>
          <table:table-cell table:style-name="ce149" table:formula="of:=IF([.I10]=0;0;[.C10]*100/[.I10])" office:value-type="float" office:value="81.1594202898551" calcext:value-type="float">
            <text:p>81,16</text:p>
          </table:table-cell>
          <table:table-cell table:style-name="ce145" table:formula="of:=SUM([.E5:.E9])" office:value-type="float" office:value="1" calcext:value-type="float">
            <text:p>1</text:p>
          </table:table-cell>
          <table:table-cell table:style-name="ce149" table:formula="of:=IF([.I10]=0;0;[.E10]*100/[.I10])" office:value-type="float" office:value="1.44927536231884" calcext:value-type="float">
            <text:p>1,45</text:p>
          </table:table-cell>
          <table:table-cell table:style-name="ce145" table:formula="of:=SUM([.G5:.G9])" office:value-type="float" office:value="12" calcext:value-type="float">
            <text:p>12</text:p>
          </table:table-cell>
          <table:table-cell table:style-name="ce149" table:formula="of:=IF([.I10]=0;0;[.G10]*100/[.I10])" office:value-type="float" office:value="17.3913043478261" calcext:value-type="float">
            <text:p>17,39</text:p>
          </table:table-cell>
          <table:table-cell table:style-name="ce145" table:formula="of:=SUM([.I5:.I9])" office:value-type="float" office:value="69" calcext:value-type="float">
            <text:p>69</text:p>
          </table:table-cell>
          <table:table-cell table:style-name="ce145" table:formula="of:=SUM([.J5:.J9])" office:value-type="float" office:value="0" calcext:value-type="float">
            <text:p>0</text:p>
          </table:table-cell>
          <table:table-cell table:style-name="ce149" table:formula="of:=IF([.E10]=0;0;[.J10]*100/[.E10])" office:value-type="float" office:value="0" calcext:value-type="float">
            <text:p>0,00</text:p>
          </table:table-cell>
          <table:table-cell table:number-columns-repeated="1013"/>
        </table:table-row>
        <table:table-row table:style-name="ro33">
          <table:table-cell/>
          <table:table-cell>
            <draw:frame table:end-cell-address="Consolidado_Graficos.L30" table:end-x="0.27mm" table:end-y="1.33mm" draw:z-index="0" draw:name="Gráfico 4" draw:style-name="gr7" draw:text-style-name="P4" svg:width="352mm" svg:height="81.72mm" svg:x="0.01mm" svg:y="2.39mm">
              <loext:p/>
              <draw:object xlink:href="./Object 1" xlink:type="simple" xlink:show="embed" xlink:actuate="onLoad"/>
              <draw:image xlink:href="./ObjectReplacements/Object 1" xlink:type="simple" xlink:show="embed" xlink:actuate="onLoad"/>
            </draw:frame>
          </table:table-cell>
          <table:table-cell table:number-columns-repeated="1022"/>
        </table:table-row>
        <table:table-row table:style-name="ro33" table:number-rows-repeated="19">
          <table:table-cell table:number-columns-repeated="1024"/>
        </table:table-row>
        <table:table-row table:style-name="ro33">
          <table:table-cell/>
          <table:table-cell>
            <draw:frame table:end-cell-address="Consolidado_Graficos.L49" table:end-x="0.27mm" table:end-y="3.36mm" draw:z-index="1" draw:name="Gráfico 4" draw:style-name="gr7" draw:text-style-name="P4" svg:width="352mm" svg:height="81.78mm" svg:x="0.01mm" svg:y="0mm">
              <loext:p/>
              <draw:object xlink:href="./Object 2" xlink:type="simple" xlink:show="embed" xlink:actuate="onLoad"/>
              <draw:image xlink:href="./ObjectReplacements/Object 2" xlink:type="simple" xlink:show="embed" xlink:actuate="onLoad"/>
            </draw:frame>
          </table:table-cell>
          <table:table-cell table:number-columns-repeated="1022"/>
        </table:table-row>
        <table:table-row table:style-name="ro33" table:number-rows-repeated="1048544">
          <table:table-cell table:number-columns-repeated="1024"/>
        </table:table-row>
        <table:table-row table:style-name="ro3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Verdana" svg:font-family="Verdana"/>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number-style style:name="N107P0" style:volatile="true">
      <number:text>$</number:text>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number:text>
      <style:map style:condition="value()&gt;=0" style:apply-style-name="N107P0"/>
    </number:number-style>
    <number:number-style style:name="N108P0" style:volatile="true">
      <number:text>$</number:text>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number:text>
      <style:map style:condition="value()&gt;=0" style:apply-style-name="N108P0"/>
    </number:number-style>
    <number:number-style style:name="N109P0" style:volatile="true">
      <number:text>$</number:text>
      <number:number number:decimal-places="2" loext:min-decimal-places="2" number:min-integer-digits="1" number:grouping="true"/>
      <number:text> </number:text>
    </number:number-style>
    <number:number-style style:name="N109">
      <number:text>($</number:text>
      <number:number number:decimal-places="2" loext:min-decimal-places="2" number:min-integer-digits="1" number:grouping="true"/>
      <number:text>)</number:text>
      <style:map style:condition="value()&gt;=0" style:apply-style-name="N109P0"/>
    </number:number-style>
    <number:number-style style:name="N110P0" style:volatile="true">
      <number:text>$</number:text>
      <number:number number:decimal-places="2" loext:min-decimal-places="2" number:min-integer-digits="1" number:grouping="true"/>
      <number:text> </number:text>
    </number:number-style>
    <number:number-style style:name="N110">
      <style:text-properties fo:color="#ff0000"/>
      <number:text>($</number:text>
      <number:number number:decimal-places="2" loext:min-decimal-places="2" number:min-integer-digits="1" number:grouping="true"/>
      <number:text>)</number:text>
      <style:map style:condition="value()&gt;=0" style:apply-style-name="N110P0"/>
    </number:number-style>
    <number:number-style style:name="N111P0" style:volatile="true">
      <number:text>$</number:text>
      <number:number number:decimal-places="0" loext:min-decimal-places="0" number:min-integer-digits="1" number:grouping="true"/>
      <number:text> </number:text>
    </number:number-style>
    <number:number-style style:name="N111">
      <number:text>($</number:text>
      <number:number number:decimal-places="0" loext:min-decimal-places="0" number:min-integer-digits="1" number:grouping="true"/>
      <number:text>)</number:text>
      <style:map style:condition="value()&gt;=0" style:apply-style-name="N111P0"/>
    </number:number-style>
    <number:number-style style:name="N112P0" style:volatile="true">
      <number:text>$</number:text>
      <number:number number:decimal-places="0" loext:min-decimal-places="0" number:min-integer-digits="1" number:grouping="true"/>
      <number:text> </number:text>
    </number:number-style>
    <number:number-style style:name="N112">
      <style:text-properties fo:color="#ff0000"/>
      <number:text>($</number:text>
      <number:number number:decimal-places="0" loext:min-decimal-places="0" number:min-integer-digits="1" number:grouping="true"/>
      <number:text>)</number:text>
      <style:map style:condition="value()&gt;=0" style:apply-style-name="N112P0"/>
    </number:number-style>
    <number:number-style style:name="N113P0" style:volatile="true">
      <number:text>$</number:text>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number:text>
      <style:map style:condition="value()&gt;=0" style:apply-style-name="N113P0"/>
    </number:number-style>
    <number:number-style style:name="N114P0" style:volatile="true">
      <number:text>$</number:text>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number:text>
      <style:map style:condition="value()&gt;=0" style:apply-style-name="N114P0"/>
    </number:number-style>
    <number:number-style style:name="N115P0" style:volatile="true">
      <number:number number:decimal-places="0" loext:min-decimal-places="0" number:min-integer-digits="1" number:grouping="true"/>
    </number:number-style>
    <number:number-style style:name="N115">
      <number:text>-</number:text>
      <number:number number:decimal-places="0" loext:min-decimal-places="0" number:min-integer-digits="1" number:grouping="true"/>
      <style:map style:condition="value()&gt;=0" style:apply-style-name="N115P0"/>
    </number:number-style>
    <number:number-style style:name="N116P0" style:volatile="true">
      <number:number number:decimal-places="0" loext:min-decimal-places="0" number:min-integer-digits="1" number:grouping="true"/>
    </number:number-style>
    <number:number-style style:name="N116">
      <style:text-properties fo:color="#ff0000"/>
      <number:text>-</number:text>
      <number:number number:decimal-places="0" loext:min-decimal-places="0" number:min-integer-digits="1" number:grouping="true"/>
      <style:map style:condition="value()&gt;=0" style:apply-style-name="N116P0"/>
    </number:number-style>
    <number:number-style style:name="N117P0" style:volatile="true">
      <number:number number:decimal-places="2" loext:min-decimal-places="2" number:min-integer-digits="1" number:grouping="true"/>
    </number:number-style>
    <number:number-style style:name="N117">
      <number:text>-</number:text>
      <number:number number:decimal-places="2" loext:min-decimal-places="2" number:min-integer-digits="1" number:grouping="true"/>
      <style:map style:condition="value()&gt;=0" style:apply-style-name="N117P0"/>
    </number:number-style>
    <number:number-style style:name="N118P0" style:volatile="true">
      <number:number number:decimal-places="2" loext:min-decimal-places="2" number:min-integer-digits="1" number:grouping="true"/>
    </number:number-style>
    <number:number-style style:name="N118">
      <style:text-properties fo:color="#ff0000"/>
      <number:text>-</number:text>
      <number:number number:decimal-places="2" loext:min-decimal-places="2" number:min-integer-digits="1" number:grouping="true"/>
      <style:map style:condition="value()&gt;=0" style:apply-style-name="N118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 </loext:text>
      <loext:fill-character> </loext:fill-character>
      <number:text>(</number:text>
      <number:number number:decimal-places="0" loext:min-decimal-places="0" number:min-integer-digits="1" number:grouping="true"/>
      <number:text>)</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loext:text> $</loext:text>
      <loext:fill-character> </loext:fill-character>
      <number:number number:decimal-places="0" loext:min-decimal-places="0" number:min-integer-digits="1" number:grouping="true"/>
      <number:text> </number:text>
    </number:number-style>
    <number:number-style style:name="N120P1" style:volatile="true">
      <loext:text> $</loext:text>
      <loext:fill-character> </loext:fill-character>
      <number:text>(</number:text>
      <number:number number:decimal-places="0" loext:min-decimal-places="0" number:min-integer-digits="1" number:grouping="true"/>
      <number:text>)</number:text>
    </number:number-style>
    <number:number-style style:name="N120P2" style:volatile="true">
      <loext:text> $</loext:text>
      <loext:fill-character> </loext: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loext:text> </loext:text>
      <loext:fill-character> </loext:fill-character>
      <number:number number:decimal-places="2" loext:min-decimal-places="2" number:min-integer-digits="1" number:grouping="true"/>
      <number:text> </number:text>
    </number:number-style>
    <number:number-style style:name="N121P1" style:volatile="true">
      <loext:text> </loext:text>
      <loext:fill-character> </loext:fill-character>
      <number:text>(</number:text>
      <number:number number:decimal-places="2" loext:min-decimal-places="2" number:min-integer-digits="1" number:grouping="true"/>
      <number:text>)</number:text>
    </number:number-style>
    <number:number-style style:name="N121P2" style:volatile="true">
      <loext:text> </loext:text>
      <loext:fill-character> </loext:fill-character>
      <number:text>-</number:text>
      <number:number number:decimal-places="0" loext: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 $</loext:text>
      <loext:fill-character> </loext:fill-character>
      <number:text>(</number:text>
      <number:number number:decimal-places="2" loext:min-decimal-places="2" number:min-integer-digits="1" number:grouping="true"/>
      <number:text>)</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 </loext:text>
      <loext:fill-character> </loext:fill-character>
      <number:text>-</number:text>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 </loext:text>
      <loext:fill-character> </loext:fill-character>
      <number:text>-</number:text>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
      <number:number number:decimal-places="1" loext:min-decimal-places="1" number:min-integer-digits="1" number:grouping="true"/>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5f_CondFormat_5f_1_5f_1_5f_1" style:display-name="Excel_CondFormat_1_1_1" style:family="table-cell" style:parent-style-name="Default">
      <style:table-cell-properties fo:background-color="#ff99cc"/>
      <style:text-properties fo:color="#800000" fo:font-style="normal" fo:font-weight="normal" style:font-style-asian="normal" style:font-weight-asian="normal" style:font-style-complex="normal" style:font-weight-complex="normal"/>
    </style:style>
    <style:style style:name="Excel_5f_CondFormat_5f_1_5f_2_5f_1" style:display-name="Excel_CondFormat_1_2_1" style:family="table-cell" style:parent-style-name="Default">
      <style:table-cell-properties fo:background-color="#ff0000"/>
      <style:text-properties fo:font-style="normal" fo:font-weight="bold" style:font-style-asian="normal" style:font-weight-asian="bold" style:font-style-complex="normal" style:font-weight-complex="bold"/>
    </style:style>
    <style:style style:name="Excel_5f_CondFormat_5f_1_5f_3_5f_1" style:display-name="Excel_CondFormat_1_3_1" style:family="table-cell" style:parent-style-name="Default">
      <style:table-cell-properties fo:background-color="#ff0000"/>
      <style:text-properties fo:font-style="normal" fo:font-weight="bold" style:font-style-asian="normal" style:font-weight-asian="bold" style:font-style-complex="normal" style:font-weight-complex="bold"/>
    </style:style>
    <draw:marker draw:name="Arrowhead_20_1" draw:display-name="Arrowhead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8.38mm" fo:margin-bottom="4.06mm" fo:margin-left="6.1mm" fo:margin-right="7.87mm" style:first-page-number="continue" style:scale-to="100%" style:table-centering="horizontal" style:writing-mode="lr-tb"/>
      <style:header-style>
        <style:header-footer-properties fo:min-height="7.5mm" fo:margin-left="12.89mm" fo:margin-right="11.13mm" fo:margin-bottom="0mm"/>
      </style:header-style>
      <style:footer-style>
        <style:header-footer-properties svg:height="3.3mm" fo:margin-left="12.89mm" fo:margin-right="11.13mm" fo:margin-top="0mm"/>
      </style:footer-style>
    </style:page-layout>
    <style:page-layout style:name="Mpm4">
      <style:page-layout-properties style:num-format="1" style:print-orientation="portrait" fo:margin-top="20.07mm" fo:margin-bottom="20.07mm" fo:margin-left="12.95mm" fo:margin-right="12.95mm" style:first-page-number="continue" style:scale-to="100%" style:writing-mode="lr-tb"/>
      <style:header-style>
        <style:header-footer-properties fo:min-height="7.5mm" fo:margin-left="6.05mm" fo:margin-right="6.05mm" fo:margin-bottom="0mm"/>
      </style:header-style>
      <style:footer-style>
        <style:header-footer-properties fo:min-height="7.5mm" fo:margin-left="6.05mm" fo:margin-right="6.05mm" fo:margin-top="0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Check-List" style:display-name="PageStyle_Check-List" style:page-layout-name="Mpm3">
      <style:header style:display="false"/>
      <style:header-left style:display="false"/>
      <style:footer>
        <text:p><text:span text:style-name="MT1">Página </text:span><text:span text:style-name="MT1"><text:page-number>1</text:page-number></text:span><text:span text:style-name="MT1"> de </text:span><text:span text:style-name="MT1"><text:page-count>99</text:page-count></text:span></text:p>
      </style:footer>
      <style:footer-left style:display="false">
        <text:p><text:span text:style-name="MT1">Página </text:span><text:span text:style-name="MT1"><text:page-number>1</text:page-number></text:span><text:span text:style-name="MT1"> de </text:span><text:span text:style-name="MT1"><text:page-count>99</text:page-count></text:span></text:p>
      </style:footer-left>
    </style:master-page>
    <style:master-page style:name="PageStyle_5f_Consolidado_5f_Auditoria" style:display-name="PageStyle_Consolidado_Auditoria" style:page-layout-name="Mpm3">
      <style:header style:display="false"/>
      <style:header-left style:display="false"/>
      <style:footer>
        <text:p><text:span text:style-name="MT1">Página </text:span><text:span text:style-name="MT1"><text:page-number>1</text:page-number></text:span><text:span text:style-name="MT1"> de </text:span><text:span text:style-name="MT1"><text:page-count>99</text:page-count></text:span></text:p>
      </style:footer>
      <style:footer-left style:display="false">
        <text:p><text:span text:style-name="MT1">Página </text:span><text:span text:style-name="MT1"><text:page-number>1</text:page-number></text:span><text:span text:style-name="MT1"> de </text:span><text:span text:style-name="MT1"><text:page-count>99</text:page-count></text:span></text:p>
      </style:footer-left>
    </style:master-page>
    <style:master-page style:name="PageStyle_5f_Consolidado_5f_Graficos" style:display-name="PageStyle_Consolidado_Grafico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sitos de Segurança da Informação para Sistema Operacional Linux</dc:title>
    <dc:subject>Requisitos de Segurança da Informação para Sistema Operacional Linux</dc:subject>
    <meta:keyword>requisitos</meta:keyword>
    <meta:keyword>segurança</meta:keyword>
    <meta:keyword>informação</meta:keyword>
    <meta:keyword>linux</meta:keyword>
    <meta:initial-creator>Stéphanas Schaden</meta:initial-creator>
    <meta:creation-date>2007-01-14T17:41:00</meta:creation-date>
    <dc:date>2017-04-10T09:45:17.498167159</dc:date>
    <meta:print-date>2010-03-29T02:55:00</meta:print-date>
    <meta:editing-duration>PT55M28S</meta:editing-duration>
    <meta:editing-cycles>1</meta:editing-cycles>
    <meta:document-statistic meta:table-count="3" meta:cell-count="2270" meta:object-count="4"/>
    <meta:generator>LibreOffice/5.1.6.2$Linux_X86_64 LibreOffice_project/10m0$Build-2</meta:generator>
    <meta:user-defined meta:name="KSOProductBuildVer">1046-10.1.0.567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969696" draw:fill-color="#fcfcfc"/>
    </style:style>
    <style:style style:name="ch2" style:family="chart">
      <style:chart-properties chart:auto-position="true" style:rotation-angle="0"/>
      <style:text-properties fo:color="#333333" fo:font-family="Arial" fo:font-size="10pt" style:font-size-asian="10pt" style:font-size-complex="10pt"/>
    </style:style>
    <style:style style:name="ch3" style:family="chart">
      <style:chart-properties chart:include-hidden-cells="false" chart:treat-empty-cells="leave-gap"/>
    </style:style>
    <style:style style:name="ch4" style:family="chart" style:data-style-name="N0">
      <style:chart-properties chart:display-label="true" chart:tick-marks-major-inner="false" chart:tick-marks-major-outer="false" chart:logarithmic="false" chart:text-overlap="true" chart:reverse-direction="false" text:line-break="true" loext:try-staggering-first="false" chart:label-arrangement="side-by-side" chart:link-data-style-to-source="true" chart:axis-position="0" chart:tick-mark-position="at-axis" style:rotation-angle="45"/>
      <style:graphic-properties svg:stroke-color="#969696"/>
      <style:text-properties fo:color="#000000" fo:font-family="Calibri" fo:font-size="10pt" style:font-size-asian="10pt" style:font-family-complex="Calibri" style:font-size-complex="10pt"/>
    </style:style>
    <style:style style:name="ch5" style:family="chart" style:data-style-name="N0">
      <style:chart-properties chart:display-label="false" chart:tick-marks-major-inner="false" chart:tick-marks-major-outer="false" chart:logarithmic="false" chart:maximum="100" chart:gap-width="150" chart:reverse-direction="false" text:line-break="false" loext:try-staggering-first="false" chart:link-data-style-to-source="true" chart:visible="false" chart:axis-position="1" chart:tick-mark-position="at-axis"/>
      <style:graphic-properties draw:stroke="none"/>
      <style:text-properties fo:font-size="10pt" style:font-size-asian="10pt" style:font-size-complex="10pt"/>
    </style:style>
    <style:style style:name="ch6" style:family="chart" style:data-style-name="N0">
      <style:chart-properties chart:link-data-style-to-source="true"/>
      <style:graphic-properties draw:stroke="none" svg:stroke-color="#3c3c3c" draw:fill-color="#4f6228"/>
      <style:text-properties fo:font-size="10pt" style:font-size-asian="10pt" style:font-size-complex="10pt"/>
    </style:style>
    <style:style style:name="ch7" style:family="chart" style:data-style-name="N0">
      <style:chart-properties chart:link-data-style-to-source="true"/>
      <style:graphic-properties draw:stroke="none" svg:stroke-color="#3c3c3c" draw:fill-color="#254061"/>
      <style:text-properties fo:font-size="10pt" style:font-size-asian="10pt" style:font-size-complex="10pt"/>
    </style:style>
    <style:style style:name="ch8" style:family="chart" style:data-style-name="N0">
      <style:chart-properties chart:link-data-style-to-source="true"/>
      <style:graphic-properties draw:stroke="none" svg:stroke-color="#3c3c3c" draw:fill-color="#d6d6d6"/>
      <style:text-properties fo:font-size="10pt" style:font-size-asian="10pt" style:font-size-complex="10pt"/>
    </style:style>
    <style:style style:name="ch9" style:family="chart" style:data-style-name="N0">
      <style:chart-properties chart:link-data-style-to-source="true"/>
      <style:graphic-properties draw:stroke="none" svg:stroke-color="#3c3c3c" draw:fill-color="#c0504d"/>
      <style:text-properties fo:font-size="10pt" style:font-size-asian="10pt" style:font-size-complex="10pt"/>
    </style:style>
    <style:style style:name="ch10" style:family="chart">
      <style:graphic-properties svg:stroke-color="#3c3c3c" draw:fill="solid" draw:fill-color="#fcfcfc"/>
    </style:style>
    <style:style style:name="ch11" style:family="chart">
      <style:graphic-properties draw:fill-color="#d9d9d9"/>
    </style:style>
  </office:automatic-styles>
  <office:body>
    <office:chart>
      <chart:chart svg:width="35.201cm" svg:height="8.173cm" xlink:href=".." xlink:type="simple" chart:class="chart:bar" chart:style-name="ch1">
        <chart:title svg:x="14.93cm" svg:y="0.299cm" chart:style-name="ch2">
          <text:p>Porcentagem C/NC/NA e Críticos </text:p>
        </chart:title>
        <chart:plot-area chart:style-name="ch3" svg:x="6.427cm" svg:y="1.353cm" svg:width="28.393cm" svg:height="3.532cm">
          <chartooo:coordinate-region svg:x="6.427cm" svg:y="1.353cm" svg:width="28.393cm" svg:height="3.532cm"/>
          <chart:axis chart:dimension="x" chart:name="primary-x" chart:style-name="ch4"/>
          <chart:axis chart:dimension="y" chart:name="primary-y" chart:style-name="ch5"/>
          <chart:series chart:style-name="ch6" chart:values-cell-range-address="" chart:class="chart:bar">
            <chart:data-point/>
          </chart:series>
          <chart:series chart:style-name="ch7" chart:values-cell-range-address="" chart:class="chart:bar">
            <chart:data-point/>
          </chart:series>
          <chart:series chart:style-name="ch8"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969696" draw:fill-color="#fcfcfc"/>
    </style:style>
    <style:style style:name="ch2" style:family="chart">
      <style:chart-properties chart:auto-position="true" style:rotation-angle="0"/>
      <style:text-properties fo:color="#333333" fo:font-family="Arial" fo:font-size="10pt" style:font-size-asian="10pt" style:font-size-complex="10pt"/>
    </style:style>
    <style:style style:name="ch3" style:family="chart">
      <style:chart-properties chart:include-hidden-cells="false" chart:treat-empty-cells="leave-gap"/>
    </style:style>
    <style:style style:name="ch4" style:family="chart" style:data-style-name="N0">
      <style:chart-properties chart:display-label="true" chart:tick-marks-major-inner="false" chart:tick-marks-major-outer="false" chart:logarithmic="false" chart:text-overlap="true" chart:reverse-direction="false" text:line-break="true" loext:try-staggering-first="false" chart:label-arrangement="side-by-side" chart:link-data-style-to-source="true" chart:axis-position="0" chart:tick-mark-position="at-axis" style:rotation-angle="45"/>
      <style:graphic-properties svg:stroke-color="#969696"/>
      <style:text-properties fo:color="#000000" fo:font-family="Calibri" fo:font-size="10pt" style:font-size-asian="10pt" style:font-family-complex="Calibri" style:font-size-complex="10pt"/>
    </style:style>
    <style:style style:name="ch5" style:family="chart" style:data-style-name="N0">
      <style:chart-properties chart:display-label="false" chart:tick-marks-major-inner="false" chart:tick-marks-major-outer="false" chart:logarithmic="false" chart:maximum="100" chart:gap-width="150" chart:reverse-direction="false" text:line-break="false" loext:try-staggering-first="false" chart:link-data-style-to-source="true" chart:visible="false" chart:axis-position="1" chart:tick-mark-position="at-axis"/>
      <style:graphic-properties draw:stroke="none"/>
      <style:text-properties fo:font-size="10pt" style:font-size-asian="10pt" style:font-size-complex="10pt"/>
    </style:style>
    <style:style style:name="ch6" style:family="chart" style:data-style-name="N0">
      <style:chart-properties chart:link-data-style-to-source="true"/>
      <style:graphic-properties draw:stroke="none" svg:stroke-color="#3c3c3c" draw:fill-color="#4f6228"/>
      <style:text-properties fo:font-size="10pt" style:font-size-asian="10pt" style:font-size-complex="10pt"/>
    </style:style>
    <style:style style:name="ch7" style:family="chart" style:data-style-name="N0">
      <style:chart-properties chart:link-data-style-to-source="true"/>
      <style:graphic-properties draw:stroke="none" svg:stroke-color="#3c3c3c" draw:fill-color="#254061"/>
      <style:text-properties fo:font-size="10pt" style:font-size-asian="10pt" style:font-size-complex="10pt"/>
    </style:style>
    <style:style style:name="ch8" style:family="chart" style:data-style-name="N0">
      <style:chart-properties chart:link-data-style-to-source="true"/>
      <style:graphic-properties draw:stroke="none" svg:stroke-color="#3c3c3c" draw:fill-color="#d6d6d6"/>
      <style:text-properties fo:font-size="10pt" style:font-size-asian="10pt" style:font-size-complex="10pt"/>
    </style:style>
    <style:style style:name="ch9" style:family="chart" style:data-style-name="N0">
      <style:chart-properties chart:link-data-style-to-source="true"/>
      <style:graphic-properties draw:stroke="none" svg:stroke-color="#3c3c3c" draw:fill-color="#c0504d"/>
      <style:text-properties fo:font-size="10pt" style:font-size-asian="10pt" style:font-size-complex="10pt"/>
    </style:style>
    <style:style style:name="ch10" style:family="chart">
      <style:graphic-properties svg:stroke-color="#3c3c3c" draw:fill="solid" draw:fill-color="#fcfcfc"/>
    </style:style>
    <style:style style:name="ch11" style:family="chart">
      <style:graphic-properties draw:fill-color="#d9d9d9"/>
    </style:style>
  </office:automatic-styles>
  <office:body>
    <office:chart>
      <chart:chart svg:width="35.201cm" svg:height="8.179cm" xlink:href=".." xlink:type="simple" chart:class="chart:bar" chart:style-name="ch1">
        <chart:title svg:x="15.128cm" svg:y="0.299cm" chart:style-name="ch2">
          <text:p>Quantidade C/NC/NA e Críticos</text:p>
        </chart:title>
        <chart:plot-area chart:style-name="ch3" svg:x="3.043cm" svg:y="1.433cm" svg:width="31.785cm" svg:height="3.855cm">
          <chartooo:coordinate-region svg:x="3.043cm" svg:y="1.433cm" svg:width="31.785cm" svg:height="3.855cm"/>
          <chart:axis chart:dimension="x" chart:name="primary-x" chart:style-name="ch4"/>
          <chart:axis chart:dimension="y" chart:name="primary-y" chart:style-name="ch5"/>
          <chart:series chart:style-name="ch6" chart:values-cell-range-address="" chart:class="chart:bar">
            <chart:data-point/>
          </chart:series>
          <chart:series chart:style-name="ch7" chart:values-cell-range-address="" chart:class="chart:bar">
            <chart:data-point/>
          </chart:series>
          <chart:series chart:style-name="ch8"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